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 loext:decorative="false"/>
    </style:style>
    <style:style style:name="gr3" style:family="graphic" style:parent-style-name="standard">
      <style:graphic-properties draw:stroke="solid" svg:stroke-width="0.03cm" svg:stroke-color="#000000" draw:stroke-linejoin="round" svg:stroke-linecap="round" draw:fill="none" fo:padding-top="0.015cm" fo:padding-bottom="0.015cm" fo:padding-left="0.015cm" fo:padding-right="0.015cm" loext:decorative="false"/>
    </style:style>
    <style:style style:name="gr4" style:family="graphic" style:parent-style-name="standard">
      <style:graphic-properties draw:stroke="solid" svg:stroke-width="0.04cm" svg:stroke-color="#000000" draw:stroke-linejoin="round" svg:stroke-linecap="round" draw:fill="none" fo:padding-top="0.02cm" fo:padding-bottom="0.02cm" fo:padding-left="0.02cm" fo:padding-right="0.02cm" loext:decorative="false"/>
    </style:style>
    <style:style style:name="gr5" style:family="graphic" style:parent-style-name="standard">
      <style:graphic-properties draw:stroke="solid" svg:stroke-width="0cm" svg:stroke-color="#000000" draw:stroke-linejoin="miter" svg:stroke-linecap="butt" draw:fill="none" loext:decorative="false"/>
    </style:style>
    <style:style style:name="gr6" style:family="graphic" style:parent-style-name="standard">
      <style:graphic-properties draw:stroke="solid" svg:stroke-width="0.01cm" svg:stroke-color="#000000" draw:stroke-linejoin="round" svg:stroke-linecap="round" draw:fill="none" fo:padding-top="0.005cm" fo:padding-bottom="0.005cm" fo:padding-left="0.005cm" fo:padding-right="0.005cm" loext:decorative="false"/>
    </style:style>
    <style:style style:name="gr7" style:family="graphic" style:parent-style-name="standard">
      <style:graphic-properties draw:stroke="solid" svg:stroke-width="0.02cm" svg:stroke-color="#000000" draw:stroke-linejoin="round" svg:stroke-linecap="round" draw:fill="none" fo:padding-top="0.01cm" fo:padding-bottom="0.01cm" fo:padding-left="0.01cm" fo:padding-right="0.01cm" loext:decorative="false"/>
    </style:style>
    <style:style style:name="gr8" style:family="graphic" style:parent-style-name="standard">
      <style:graphic-properties draw:stroke="solid" svg:stroke-width="0.1cm" svg:stroke-color="#000000" draw:stroke-linejoin="round" svg:stroke-linecap="round" draw:fill="none" fo:padding-top="0.05cm" fo:padding-bottom="0.05cm" fo:padding-left="0.05cm" fo:padding-right="0.05cm" loext:decorative="false"/>
    </style:style>
    <style:style style:name="gr9" style:family="graphic" style:parent-style-name="standard">
      <style:graphic-properties draw:stroke="solid" svg:stroke-width="0.059cm" svg:stroke-color="#000000" draw:stroke-linejoin="round" svg:stroke-linecap="round" draw:fill="none" fo:padding-top="0.029cm" fo:padding-bottom="0.029cm" fo:padding-left="0.029cm" fo:padding-right="0.029cm" loext:decorative="false"/>
    </style:style>
    <style:style style:name="gr10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54cm" fo:min-width="1.238cm" loext:decorative="false"/>
    </style:style>
    <style:style style:name="gr11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1.062cm" fo:min-width="0.532cm" loext:decorative="false"/>
    </style:style>
    <style:style style:name="gr12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54cm" fo:min-width="0.354cm" loext:decorative="false"/>
    </style:style>
    <style:style style:name="gr1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532cm" fo:min-width="1.238cm" loext:decorative="false"/>
    </style:style>
    <style:style style:name="gr1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389cm" fo:min-width="0.389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2.015cm" svg:height="29.703cm" svg:x="0cm" svg:y="0cm" svg:viewBox="0 0 42016 29704" draw:points="0,0 42016,0 42016,29704 0,29704">
          <text:p/>
        </draw:polygon>
        <draw:polygon draw:style-name="gr2" draw:text-style-name="P2" draw:layer="layout" svg:width="10.799cm" svg:height="3.2cm" svg:x="30.001cm" svg:y="25.3cm" svg:viewBox="0 0 10800 3201" draw:points="0,0 10800,0 10800,3201 0,3201">
          <text:p/>
        </draw:polygon>
        <draw:polygon draw:style-name="gr2" draw:text-style-name="P2" draw:layer="layout" svg:width="39.998cm" svg:height="27.7cm" svg:x="1.002cm" svg:y="1cm" svg:viewBox="0 0 39999 27701" draw:points="0,0 39999,0 39999,27701 0,27701">
          <text:p/>
        </draw:polygon>
        <draw:polygon draw:style-name="gr2" draw:text-style-name="P2" draw:layer="layout" svg:width="39.598cm" svg:height="27.3cm" svg:x="1.202cm" svg:y="1.2cm" svg:viewBox="0 0 39599 27301" draw:points="0,0 39599,0 39599,27301 0,27301">
          <text:p/>
        </draw:polygon>
        <draw:line draw:style-name="gr2" draw:text-style-name="P2" draw:layer="layout" svg:x1="6.002cm" svg:y1="1.2cm" svg:x2="6.002cm" svg:y2="1cm">
          <text:p/>
        </draw:line>
        <draw:line draw:style-name="gr2" draw:text-style-name="P2" draw:layer="layout" svg:x1="11.001cm" svg:y1="1.2cm" svg:x2="11.001cm" svg:y2="1cm">
          <text:p/>
        </draw:line>
        <draw:line draw:style-name="gr2" draw:text-style-name="P2" draw:layer="layout" svg:x1="16.002cm" svg:y1="1.2cm" svg:x2="16.002cm" svg:y2="1cm">
          <text:p/>
        </draw:line>
        <draw:line draw:style-name="gr2" draw:text-style-name="P2" draw:layer="layout" svg:x1="21.002cm" svg:y1="1.2cm" svg:x2="21.002cm" svg:y2="1cm">
          <text:p/>
        </draw:line>
        <draw:line draw:style-name="gr2" draw:text-style-name="P2" draw:layer="layout" svg:x1="26.002cm" svg:y1="1.2cm" svg:x2="26.002cm" svg:y2="1cm">
          <text:p/>
        </draw:line>
        <draw:line draw:style-name="gr2" draw:text-style-name="P2" draw:layer="layout" svg:x1="31.002cm" svg:y1="1.2cm" svg:x2="31.002cm" svg:y2="1cm">
          <text:p/>
        </draw:line>
        <draw:line draw:style-name="gr2" draw:text-style-name="P2" draw:layer="layout" svg:x1="36.001cm" svg:y1="1.2cm" svg:x2="36.001cm" svg:y2="1cm">
          <text:p/>
        </draw:line>
        <draw:line draw:style-name="gr2" draw:text-style-name="P2" draw:layer="layout" svg:x1="3.61cm" svg:y1="1.159cm" svg:x2="3.537cm" svg:y2="1.159cm">
          <text:p/>
        </draw:line>
        <draw:polyline draw:style-name="gr2" draw:text-style-name="P2" draw:layer="layout" svg:width="0.036cm" svg:height="0.13cm" svg:x="3.537cm" svg:y="1.029cm" svg:viewBox="0 0 37 131" draw:points="37,131 37,0 25,19 13,31 0,37">
          <text:p/>
        </draw:polyline>
        <draw:polyline draw:style-name="gr2" draw:text-style-name="P2" draw:layer="layout" svg:width="0.081cm" svg:height="0.13cm" svg:x="8.53cm" svg:y="1.029cm" svg:viewBox="0 0 82 131" draw:points="6,12 12,7 25,0 56,0 68,7 75,12 82,25 82,37 75,56 0,131 82,131">
          <text:p/>
        </draw:polyline>
        <draw:polyline draw:style-name="gr2" draw:text-style-name="P2" draw:layer="layout" svg:width="0.081cm" svg:height="0.13cm" svg:x="13.53cm" svg:y="1.029cm" svg:viewBox="0 0 82 131" draw:points="0,0 82,0 38,50 57,50 69,56 75,62 82,74 82,107 75,119 69,125 57,131 19,131 6,125 0,119">
          <text:p/>
        </draw:polyline>
        <draw:line draw:style-name="gr2" draw:text-style-name="P2" draw:layer="layout" svg:x1="18.598cm" svg:y1="1.073cm" svg:x2="18.598cm" svg:y2="1.159cm">
          <text:p/>
        </draw:line>
        <draw:polyline draw:style-name="gr2" draw:text-style-name="P2" draw:layer="layout" svg:width="0.081cm" svg:height="0.093cm" svg:x="18.536cm" svg:y="1.023cm" svg:viewBox="0 0 82 94" draw:points="31,0 0,94 82,94">
          <text:p/>
        </draw:polyline>
        <draw:polyline draw:style-name="gr2" draw:text-style-name="P2" draw:layer="layout" svg:width="0.074cm" svg:height="0.13cm" svg:x="23.536cm" svg:y="1.029cm" svg:viewBox="0 0 75 131" draw:points="70,0 7,0 0,62 7,56 19,50 50,50 63,56 70,62 75,74 75,107 70,119 63,125 50,131 19,131 7,125 0,119">
          <text:p/>
        </draw:polyline>
        <draw:polyline draw:style-name="gr2" draw:text-style-name="P2" draw:layer="layout" svg:width="0.074cm" svg:height="0.13cm" svg:x="28.536cm" svg:y="1.029cm" svg:viewBox="0 0 75 131" draw:points="62,0 37,0 25,7 19,12 6,31 0,56 0,107 6,119 13,125 25,131 50,131 62,125 69,119 75,107 75,74 69,62 62,56 50,50 25,50 13,56 6,62 0,74">
          <text:p/>
        </draw:polyline>
        <draw:polyline draw:style-name="gr2" draw:text-style-name="P2" draw:layer="layout" svg:width="0.087cm" svg:height="0.13cm" svg:x="33.53cm" svg:y="1.029cm" svg:viewBox="0 0 88 131" draw:points="0,0 88,0 31,131">
          <text:p/>
        </draw:polyline>
        <draw:polyline draw:style-name="gr2" draw:text-style-name="P2" draw:layer="layout" svg:width="0.075cm" svg:height="0.13cm" svg:x="38.536cm" svg:y="1.029cm" svg:viewBox="0 0 76 131" draw:points="25,56 13,50 6,44 0,31 0,25 6,12 13,7 25,0 50,0 63,7 69,12 76,25 76,31 69,44 63,50 50,56 25,56 13,62 6,69 0,82 0,107 6,119 13,125 25,131 50,131 63,125 69,119 76,107 76,82 69,69 63,62 50,56">
          <text:p/>
        </draw:polyline>
        <draw:line draw:style-name="gr2" draw:text-style-name="P2" draw:layer="layout" svg:x1="6.002cm" svg:y1="28.5cm" svg:x2="6.002cm" svg:y2="28.7cm">
          <text:p/>
        </draw:line>
        <draw:line draw:style-name="gr2" draw:text-style-name="P2" draw:layer="layout" svg:x1="11.001cm" svg:y1="28.5cm" svg:x2="11.001cm" svg:y2="28.7cm">
          <text:p/>
        </draw:line>
        <draw:line draw:style-name="gr2" draw:text-style-name="P2" draw:layer="layout" svg:x1="16.002cm" svg:y1="28.5cm" svg:x2="16.002cm" svg:y2="28.7cm">
          <text:p/>
        </draw:line>
        <draw:line draw:style-name="gr2" draw:text-style-name="P2" draw:layer="layout" svg:x1="21.002cm" svg:y1="28.5cm" svg:x2="21.002cm" svg:y2="28.7cm">
          <text:p/>
        </draw:line>
        <draw:line draw:style-name="gr2" draw:text-style-name="P2" draw:layer="layout" svg:x1="26.002cm" svg:y1="28.5cm" svg:x2="26.002cm" svg:y2="28.7cm">
          <text:p/>
        </draw:line>
        <draw:line draw:style-name="gr2" draw:text-style-name="P2" draw:layer="layout" svg:x1="31.002cm" svg:y1="28.5cm" svg:x2="31.002cm" svg:y2="28.7cm">
          <text:p/>
        </draw:line>
        <draw:line draw:style-name="gr2" draw:text-style-name="P2" draw:layer="layout" svg:x1="36.001cm" svg:y1="28.5cm" svg:x2="36.001cm" svg:y2="28.7cm">
          <text:p/>
        </draw:line>
        <draw:line draw:style-name="gr2" draw:text-style-name="P2" draw:layer="layout" svg:x1="3.61cm" svg:y1="28.66cm" svg:x2="3.537cm" svg:y2="28.66cm">
          <text:p/>
        </draw:line>
        <draw:polyline draw:style-name="gr2" draw:text-style-name="P2" draw:layer="layout" svg:width="0.036cm" svg:height="0.13cm" svg:x="3.537cm" svg:y="28.53cm" svg:viewBox="0 0 37 131" draw:points="37,131 37,0 25,19 13,31 0,37">
          <text:p/>
        </draw:polyline>
        <draw:polyline draw:style-name="gr2" draw:text-style-name="P2" draw:layer="layout" svg:width="0.081cm" svg:height="0.13cm" svg:x="8.53cm" svg:y="28.53cm" svg:viewBox="0 0 82 131" draw:points="6,13 12,7 25,0 56,0 68,7 75,13 82,25 82,37 75,56 0,131 82,131">
          <text:p/>
        </draw:polyline>
        <draw:polyline draw:style-name="gr2" draw:text-style-name="P2" draw:layer="layout" svg:width="0.081cm" svg:height="0.13cm" svg:x="13.53cm" svg:y="28.53cm" svg:viewBox="0 0 82 131" draw:points="0,0 82,0 38,50 57,50 69,56 75,62 82,75 82,106 75,118 69,124 57,131 19,131 6,124 0,118">
          <text:p/>
        </draw:polyline>
        <draw:line draw:style-name="gr2" draw:text-style-name="P2" draw:layer="layout" svg:x1="18.598cm" svg:y1="28.573cm" svg:x2="18.598cm" svg:y2="28.66cm">
          <text:p/>
        </draw:line>
        <draw:polyline draw:style-name="gr2" draw:text-style-name="P2" draw:layer="layout" svg:width="0.081cm" svg:height="0.093cm" svg:x="18.536cm" svg:y="28.523cm" svg:viewBox="0 0 82 94" draw:points="31,0 0,94 82,94">
          <text:p/>
        </draw:polyline>
        <draw:polyline draw:style-name="gr2" draw:text-style-name="P2" draw:layer="layout" svg:width="0.074cm" svg:height="0.13cm" svg:x="23.536cm" svg:y="28.53cm" svg:viewBox="0 0 75 131" draw:points="70,0 7,0 0,62 7,56 19,50 50,50 63,56 70,62 75,75 75,106 70,118 63,124 50,131 19,131 7,124 0,118">
          <text:p/>
        </draw:polyline>
        <draw:polyline draw:style-name="gr2" draw:text-style-name="P2" draw:layer="layout" svg:width="0.074cm" svg:height="0.13cm" svg:x="28.536cm" svg:y="28.53cm" svg:viewBox="0 0 75 131" draw:points="62,0 37,0 25,7 19,13 6,31 0,56 0,106 6,118 13,124 25,131 50,131 62,124 69,118 75,106 75,75 69,62 62,56 50,50 25,50 13,56 6,62 0,75">
          <text:p/>
        </draw:polyline>
        <draw:polyline draw:style-name="gr2" draw:text-style-name="P2" draw:layer="layout" svg:width="0.087cm" svg:height="0.13cm" svg:x="33.53cm" svg:y="28.53cm" svg:viewBox="0 0 88 131" draw:points="0,0 88,0 31,131">
          <text:p/>
        </draw:polyline>
        <draw:polyline draw:style-name="gr2" draw:text-style-name="P2" draw:layer="layout" svg:width="0.075cm" svg:height="0.13cm" svg:x="38.536cm" svg:y="28.53cm" svg:viewBox="0 0 76 131" draw:points="25,56 13,50 6,44 0,31 0,25 6,13 13,7 25,0 50,0 63,7 69,13 76,25 76,31 69,44 63,50 50,56 25,56 13,62 6,69 0,81 0,106 6,118 13,124 25,131 50,131 63,124 69,118 76,106 76,81 69,69 63,62 50,56">
          <text:p/>
        </draw:polyline>
        <draw:line draw:style-name="gr2" draw:text-style-name="P2" draw:layer="layout" svg:x1="1.002cm" svg:y1="6cm" svg:x2="1.202cm" svg:y2="6cm">
          <text:p/>
        </draw:line>
        <draw:line draw:style-name="gr2" draw:text-style-name="P2" draw:layer="layout" svg:x1="1.002cm" svg:y1="11cm" svg:x2="1.202cm" svg:y2="11cm">
          <text:p/>
        </draw:line>
        <draw:line draw:style-name="gr2" draw:text-style-name="P2" draw:layer="layout" svg:x1="1.002cm" svg:y1="16cm" svg:x2="1.202cm" svg:y2="16cm">
          <text:p/>
        </draw:line>
        <draw:line draw:style-name="gr2" draw:text-style-name="P2" draw:layer="layout" svg:x1="1.002cm" svg:y1="21cm" svg:x2="1.202cm" svg:y2="21cm">
          <text:p/>
        </draw:line>
        <draw:line draw:style-name="gr2" draw:text-style-name="P2" draw:layer="layout" svg:x1="1.002cm" svg:y1="26cm" svg:x2="1.202cm" svg:y2="26cm">
          <text:p/>
        </draw:line>
        <draw:line draw:style-name="gr2" draw:text-style-name="P2" draw:layer="layout" svg:x1="1.07cm" svg:y1="3.522cm" svg:x2="1.132cm" svg:y2="3.522cm">
          <text:p/>
        </draw:line>
        <draw:polyline draw:style-name="gr2" draw:text-style-name="P2" draw:layer="layout" svg:width="0.087cm" svg:height="0.13cm" svg:x="1.058cm" svg:y="3.429cm" svg:viewBox="0 0 88 131" draw:points="0,131 45,0 88,131">
          <text:p/>
        </draw:polyline>
        <draw:polyline draw:style-name="gr2" draw:text-style-name="P2" draw:layer="layout" svg:width="0.075cm" svg:height="0.13cm" svg:x="1.067cm" svg:y="8.429cm" svg:viewBox="0 0 76 131" draw:points="45,62 63,68 70,75 76,88 76,106 70,119 63,125 51,131 0,131 0,0 45,0 57,6 63,13 70,25 70,37 63,50 57,56 45,62 0,62">
          <text:p/>
        </draw:polyline>
        <draw:polyline draw:style-name="gr2" draw:text-style-name="P2" draw:layer="layout" svg:width="0.08cm" svg:height="0.13cm" svg:x="1.062cm" svg:y="13.429cm" svg:viewBox="0 0 81 131" draw:points="81,119 75,125 56,131 44,131 25,125 12,113 5,100 0,76 0,57 5,32 12,19 25,7 44,0 56,0 75,7 81,13">
          <text:p/>
        </draw:polyline>
        <draw:polygon draw:style-name="gr2" draw:text-style-name="P2" draw:layer="layout" svg:width="0.075cm" svg:height="0.13cm" svg:x="1.067cm" svg:y="18.429cm" svg:viewBox="0 0 76 131" draw:points="0,131 0,0 33,0 51,7 63,19 70,31 76,56 76,74 70,100 63,113 51,125 33,131">
          <text:p/>
        </draw:polygon>
        <draw:line draw:style-name="gr2" draw:text-style-name="P2" draw:layer="layout" svg:x1="1.074cm" svg:y1="23.491cm" svg:x2="1.117cm" svg:y2="23.491cm">
          <text:p/>
        </draw:line>
        <draw:polyline draw:style-name="gr2" draw:text-style-name="P2" draw:layer="layout" svg:width="0.062cm" svg:height="0.13cm" svg:x="1.074cm" svg:y="23.429cm" svg:viewBox="0 0 63 131" draw:points="63,131 0,131 0,0 63,0">
          <text:p/>
        </draw:polyline>
        <draw:line draw:style-name="gr2" draw:text-style-name="P2" draw:layer="layout" svg:x1="1.12cm" svg:y1="28.491cm" svg:x2="1.077cm" svg:y2="28.491cm">
          <text:p/>
        </draw:line>
        <draw:polyline draw:style-name="gr2" draw:text-style-name="P2" draw:layer="layout" svg:width="0.062cm" svg:height="0.129cm" svg:x="1.077cm" svg:y="28.43cm" svg:viewBox="0 0 63 130" draw:points="0,130 0,0 63,0">
          <text:p/>
        </draw:polyline>
        <draw:line draw:style-name="gr2" draw:text-style-name="P2" draw:layer="layout" svg:x1="41cm" svg:y1="6cm" svg:x2="40.8cm" svg:y2="6cm">
          <text:p/>
        </draw:line>
        <draw:line draw:style-name="gr2" draw:text-style-name="P2" draw:layer="layout" svg:x1="41cm" svg:y1="11cm" svg:x2="40.8cm" svg:y2="11cm">
          <text:p/>
        </draw:line>
        <draw:line draw:style-name="gr2" draw:text-style-name="P2" draw:layer="layout" svg:x1="41cm" svg:y1="16cm" svg:x2="40.8cm" svg:y2="16cm">
          <text:p/>
        </draw:line>
        <draw:line draw:style-name="gr2" draw:text-style-name="P2" draw:layer="layout" svg:x1="41cm" svg:y1="21cm" svg:x2="40.8cm" svg:y2="21cm">
          <text:p/>
        </draw:line>
        <draw:line draw:style-name="gr2" draw:text-style-name="P2" draw:layer="layout" svg:x1="41cm" svg:y1="26cm" svg:x2="40.8cm" svg:y2="26cm">
          <text:p/>
        </draw:line>
        <draw:line draw:style-name="gr2" draw:text-style-name="P2" draw:layer="layout" svg:x1="40.87cm" svg:y1="3.522cm" svg:x2="40.932cm" svg:y2="3.522cm">
          <text:p/>
        </draw:line>
        <draw:polyline draw:style-name="gr2" draw:text-style-name="P2" draw:layer="layout" svg:width="0.087cm" svg:height="0.13cm" svg:x="40.857cm" svg:y="3.429cm" svg:viewBox="0 0 88 131" draw:points="0,131 44,0 88,131">
          <text:p/>
        </draw:polyline>
        <draw:polyline draw:style-name="gr2" draw:text-style-name="P2" draw:layer="layout" svg:width="0.075cm" svg:height="0.13cm" svg:x="40.866cm" svg:y="8.429cm" svg:viewBox="0 0 76 131" draw:points="45,62 63,68 70,75 76,88 76,106 70,119 63,125 51,131 0,131 0,0 45,0 57,6 63,13 70,25 70,37 63,50 57,56 45,62 0,62">
          <text:p/>
        </draw:polyline>
        <draw:polyline draw:style-name="gr2" draw:text-style-name="P2" draw:layer="layout" svg:width="0.081cm" svg:height="0.13cm" svg:x="40.86cm" svg:y="13.429cm" svg:viewBox="0 0 82 131" draw:points="82,119 76,125 56,131 44,131 25,125 13,113 6,100 0,76 0,57 6,32 13,19 25,7 44,0 56,0 76,7 82,13">
          <text:p/>
        </draw:polyline>
        <draw:polygon draw:style-name="gr2" draw:text-style-name="P2" draw:layer="layout" svg:width="0.075cm" svg:height="0.13cm" svg:x="40.866cm" svg:y="18.429cm" svg:viewBox="0 0 76 131" draw:points="0,131 0,0 32,0 51,7 63,19 70,31 76,56 76,74 70,100 63,113 51,125 32,131">
          <text:p/>
        </draw:polygon>
        <draw:line draw:style-name="gr2" draw:text-style-name="P2" draw:layer="layout" svg:x1="40.873cm" svg:y1="23.491cm" svg:x2="40.916cm" svg:y2="23.491cm">
          <text:p/>
        </draw:line>
        <draw:polyline draw:style-name="gr2" draw:text-style-name="P2" draw:layer="layout" svg:width="0.062cm" svg:height="0.13cm" svg:x="40.873cm" svg:y="23.429cm" svg:viewBox="0 0 63 131" draw:points="63,131 0,131 0,0 63,0">
          <text:p/>
        </draw:polyline>
        <draw:line draw:style-name="gr2" draw:text-style-name="P2" draw:layer="layout" svg:x1="40.919cm" svg:y1="28.491cm" svg:x2="40.876cm" svg:y2="28.491cm">
          <text:p/>
        </draw:line>
        <draw:polyline draw:style-name="gr2" draw:text-style-name="P2" draw:layer="layout" svg:width="0.061cm" svg:height="0.129cm" svg:x="40.876cm" svg:y="28.43cm" svg:viewBox="0 0 62 130" draw:points="0,130 0,0 62,0">
          <text:p/>
        </draw:polyline>
        <draw:polygon draw:style-name="gr2" draw:text-style-name="P2" draw:layer="layout" svg:width="0.086cm" svg:height="0.15cm" svg:x="32.346cm" svg:y="27.929cm" svg:viewBox="0 0 87 151" draw:points="0,151 0,0 36,0 57,7 71,22 79,36 87,65 87,87 79,115 71,129 57,144 36,151">
          <text:p/>
        </draw:polygon>
        <draw:polyline draw:style-name="gr2" draw:text-style-name="P2" draw:layer="layout" svg:width="0.064cm" svg:height="0.1cm" svg:x="32.496cm" svg:y="27.979cm" svg:viewBox="0 0 65 101" draw:points="65,101 65,21 58,7 43,0 14,0 0,7">
          <text:p/>
        </draw:polyline>
        <draw:polyline draw:style-name="gr2" draw:text-style-name="P2" draw:layer="layout" svg:width="0.071cm" svg:height="0.064cm" svg:x="32.489cm" svg:y="28.015cm" svg:viewBox="0 0 72 65" draw:points="72,58 57,65 21,65 7,58 0,42 0,28 7,14 21,6 57,6 72,0">
          <text:p/>
        </draw:polyline>
        <draw:line draw:style-name="gr2" draw:text-style-name="P2" draw:layer="layout" svg:x1="32.61cm" svg:y1="27.979cm" svg:x2="32.668cm" svg:y2="27.979cm">
          <text:p/>
        </draw:line>
        <draw:polyline draw:style-name="gr2" draw:text-style-name="P2" draw:layer="layout" svg:width="0.036cm" svg:height="0.15cm" svg:x="32.632cm" svg:y="27.929cm" svg:viewBox="0 0 37 151" draw:points="0,0 0,129 8,144 22,151 37,151">
          <text:p/>
        </draw:polyline>
        <draw:polyline draw:style-name="gr2" draw:text-style-name="P2" draw:layer="layout" svg:width="0.072cm" svg:height="0.1cm" svg:x="32.71cm" svg:y="27.979cm" svg:viewBox="0 0 73 101" draw:points="65,94 50,101 22,101 7,94 0,79 0,21 7,7 22,0 50,0 65,7 73,21 73,36 0,50">
          <text:p/>
        </draw:polyline>
        <draw:polyline draw:style-name="gr2" draw:text-style-name="P2" draw:layer="layout" svg:width="0.014cm" svg:height="0.015cm" svg:x="32.839cm" svg:y="28.064cm" svg:viewBox="0 0 15 16" draw:points="7,0 15,8 7,16 0,8 7,0 7,16">
          <text:p/>
        </draw:polyline>
        <draw:polyline draw:style-name="gr2" draw:text-style-name="P2" draw:layer="layout" svg:width="0.014cm" svg:height="0.014cm" svg:x="32.839cm" svg:y="27.986cm" svg:viewBox="0 0 15 15" draw:points="7,0 15,8 7,15 0,8 7,0 7,15">
          <text:p/>
        </draw:polyline>
        <draw:polyline draw:style-name="gr2" draw:text-style-name="P2" draw:layer="layout" svg:width="0.093cm" svg:height="0.15cm" svg:x="33.017cm" svg:y="27.929cm" svg:viewBox="0 0 94 151" draw:points="8,15 15,7 29,0 66,0 80,7 87,15 94,30 94,44 87,65 0,151 94,151">
          <text:p/>
        </draw:polyline>
        <draw:polygon draw:style-name="gr2" draw:text-style-name="P2" draw:layer="layout" svg:width="0.085cm" svg:height="0.15cm" svg:x="33.168cm" svg:y="27.929cm" svg:viewBox="0 0 86 151" draw:points="36,0 50,0 65,7 72,15 79,30 86,58 86,93 79,122 72,136 65,144 50,151 36,151 21,144 14,136 7,122 0,93 0,58 7,30 14,15 21,7">
          <text:p/>
        </draw:polygon>
        <draw:polyline draw:style-name="gr2" draw:text-style-name="P2" draw:layer="layout" svg:width="0.093cm" svg:height="0.15cm" svg:x="33.303cm" svg:y="27.929cm" svg:viewBox="0 0 94 151" draw:points="8,15 14,7 29,0 66,0 80,7 87,15 94,30 94,44 87,65 0,151 94,151">
          <text:p/>
        </draw:polyline>
        <draw:polyline draw:style-name="gr2" draw:text-style-name="P2" draw:layer="layout" svg:width="0.086cm" svg:height="0.15cm" svg:x="33.453cm" svg:y="27.929cm" svg:viewBox="0 0 87 151" draw:points="79,0 7,0 0,72 7,65 22,58 58,58 72,65 79,72 87,87 87,122 79,136 72,144 58,151 22,151 7,144 0,136">
          <text:p/>
        </draw:polyline>
        <draw:line draw:style-name="gr2" draw:text-style-name="P2" draw:layer="layout" svg:x1="33.603cm" svg:y1="28.021cm" svg:x2="33.717cm" svg:y2="28.021cm">
          <text:p/>
        </draw:line>
        <draw:polygon draw:style-name="gr2" draw:text-style-name="P2" draw:layer="layout" svg:width="0.086cm" svg:height="0.15cm" svg:x="33.782cm" svg:y="27.929cm" svg:viewBox="0 0 87 151" draw:points="37,0 51,0 65,7 73,15 79,30 87,58 87,93 79,122 73,136 65,144 51,151 37,151 22,144 15,136 8,122 0,93 0,58 8,30 15,15 22,7">
          <text:p/>
        </draw:polygon>
        <draw:polyline draw:style-name="gr2" draw:text-style-name="P2" draw:layer="layout" svg:width="0.094cm" svg:height="0.15cm" svg:x="33.917cm" svg:y="27.929cm" svg:viewBox="0 0 95 151" draw:points="0,0 95,0 43,58 65,58 80,65 87,72 95,87 95,122 87,136 80,144 65,151 22,151 8,144 0,136">
          <text:p/>
        </draw:polyline>
        <draw:line draw:style-name="gr2" draw:text-style-name="P2" draw:layer="layout" svg:x1="34.075cm" svg:y1="28.021cm" svg:x2="34.189cm" svg:y2="28.021cm">
          <text:p/>
        </draw:line>
        <draw:polygon draw:style-name="gr2" draw:text-style-name="P2" draw:layer="layout" svg:width="0.086cm" svg:height="0.15cm" svg:x="34.253cm" svg:y="27.929cm" svg:viewBox="0 0 87 151" draw:points="36,0 51,0 66,7 72,15 80,30 87,58 87,93 80,122 72,136 66,144 51,151 36,151 22,144 14,136 7,122 0,93 0,58 7,30 14,15 22,7">
          <text:p/>
        </draw:polygon>
        <draw:polyline draw:style-name="gr2" draw:text-style-name="P2" draw:layer="layout" svg:width="0.093cm" svg:height="0.15cm" svg:x="34.389cm" svg:y="27.929cm" svg:viewBox="0 0 94 151" draw:points="0,0 94,0 43,58 64,58 79,65 87,72 94,87 94,122 87,136 79,144 64,151 21,151 7,144 0,136">
          <text:p/>
        </draw:polyline>
        <draw:line draw:style-name="gr2" draw:text-style-name="P2" draw:layer="layout" svg:x1="30.001cm" svg:y1="28.15cm" svg:x2="40.8cm" svg:y2="28.15cm">
          <text:p/>
        </draw:line>
        <draw:line draw:style-name="gr2" draw:text-style-name="P2" draw:layer="layout" svg:x1="30.146cm" svg:y1="28.359cm" svg:x2="30.146cm" svg:y2="28.209cm">
          <text:p/>
        </draw:line>
        <draw:line draw:style-name="gr2" draw:text-style-name="P2" draw:layer="layout" svg:x1="30.233cm" svg:y1="28.36cm" svg:x2="30.167cm" svg:y2="28.273cm">
          <text:p/>
        </draw:line>
        <draw:line draw:style-name="gr2" draw:text-style-name="P2" draw:layer="layout" svg:x1="30.233cm" svg:y1="28.209cm" svg:x2="30.146cm" svg:y2="28.296cm">
          <text:p/>
        </draw:line>
        <draw:line draw:style-name="gr2" draw:text-style-name="P2" draw:layer="layout" svg:x1="30.296cm" svg:y1="28.359cm" svg:x2="30.296cm" svg:y2="28.259cm">
          <text:p/>
        </draw:line>
        <draw:polyline draw:style-name="gr2" draw:text-style-name="P2" draw:layer="layout" svg:width="0.014cm" svg:height="0.014cm" svg:x="30.289cm" svg:y="28.209cm" svg:viewBox="0 0 15 15" draw:points="7,0 0,7 7,15 15,7 7,0 7,15">
          <text:p/>
        </draw:polyline>
        <draw:polyline draw:style-name="gr2" draw:text-style-name="P2" draw:layer="layout" svg:width="0.093cm" svg:height="0.15cm" svg:x="30.36cm" svg:y="28.209cm" svg:viewBox="0 0 94 151" draw:points="94,136 87,144 66,151 51,151 29,144 15,129 7,115 0,87 0,65 7,36 15,21 29,7 51,0 66,0 87,7 94,14">
          <text:p/>
        </draw:polyline>
        <draw:polyline draw:style-name="gr2" draw:text-style-name="P2" draw:layer="layout" svg:width="0.064cm" svg:height="0.1cm" svg:x="30.518cm" svg:y="28.259cm" svg:viewBox="0 0 65 101" draw:points="65,101 65,22 58,8 44,0 14,0 0,8">
          <text:p/>
        </draw:polyline>
        <draw:polyline draw:style-name="gr2" draw:text-style-name="P2" draw:layer="layout" svg:width="0.072cm" svg:height="0.064cm" svg:x="30.51cm" svg:y="28.295cm" svg:viewBox="0 0 73 65" draw:points="73,58 58,65 22,65 8,58 0,43 0,29 8,14 22,7 58,7 73,0">
          <text:p/>
        </draw:polyline>
        <draw:line draw:style-name="gr2" draw:text-style-name="P2" draw:layer="layout" svg:x1="30.718cm" svg:y1="28.359cm" svg:x2="30.718cm" svg:y2="28.209cm">
          <text:p/>
        </draw:line>
        <draw:polyline draw:style-name="gr2" draw:text-style-name="P2" draw:layer="layout" svg:width="0.072cm" svg:height="0.1cm" svg:x="30.646cm" svg:y="28.259cm" svg:viewBox="0 0 73 101" draw:points="73,94 57,101 29,101 14,94 7,86 0,72 0,29 7,15 14,8 29,0 57,0 73,8">
          <text:p/>
        </draw:polyline>
        <draw:line draw:style-name="gr2" draw:text-style-name="P2" draw:layer="layout" svg:x1="30.903cm" svg:y1="28.28cm" svg:x2="30.953cm" svg:y2="28.28cm">
          <text:p/>
        </draw:line>
        <draw:polyline draw:style-name="gr2" draw:text-style-name="P2" draw:layer="layout" svg:width="0.072cm" svg:height="0.15cm" svg:x="30.903cm" svg:y="28.209cm" svg:viewBox="0 0 73 151" draw:points="73,151 0,151 0,0 73,0">
          <text:p/>
        </draw:polyline>
        <draw:polyline draw:style-name="gr2" draw:text-style-name="P2" draw:layer="layout" svg:width="0.014cm" svg:height="0.015cm" svg:x="31.032cm" svg:y="28.344cm" svg:viewBox="0 0 15 16" draw:points="7,0 15,8 7,16 0,8 7,0 7,16">
          <text:p/>
        </draw:polyline>
        <draw:polygon draw:style-name="gr2" draw:text-style-name="P2" draw:layer="layout" svg:width="0.086cm" svg:height="0.15cm" svg:x="31.11cm" svg:y="28.209cm" svg:viewBox="0 0 87 151" draw:points="0,151 0,0 36,0 58,7 73,21 80,36 87,65 87,87 80,115 73,129 58,144 36,151">
          <text:p/>
        </draw:polygon>
        <draw:polyline draw:style-name="gr2" draw:text-style-name="P2" draw:layer="layout" svg:width="0.014cm" svg:height="0.015cm" svg:x="31.253cm" svg:y="28.344cm" svg:viewBox="0 0 15 16" draw:points="9,0 15,8 9,16 0,8 9,0 9,16">
          <text:p/>
        </draw:polyline>
        <draw:line draw:style-name="gr2" draw:text-style-name="P2" draw:layer="layout" svg:x1="31.325cm" svg:y1="28.316cm" svg:x2="31.396cm" svg:y2="28.316cm">
          <text:p/>
        </draw:line>
        <draw:polyline draw:style-name="gr2" draw:text-style-name="P2" draw:layer="layout" svg:width="0.1cm" svg:height="0.15cm" svg:x="31.31cm" svg:y="28.209cm" svg:viewBox="0 0 101 151" draw:points="0,151 52,0 101,151">
          <text:p/>
        </draw:polyline>
        <draw:polyline draw:style-name="gr2" draw:text-style-name="P2" draw:layer="layout" svg:width="0.014cm" svg:height="0.015cm" svg:x="31.453cm" svg:y="28.344cm" svg:viewBox="0 0 15 16" draw:points="8,0 15,8 8,16 0,8 8,0 8,16">
          <text:p/>
        </draw:polyline>
        <draw:polyline draw:style-name="gr2" draw:text-style-name="P2" draw:layer="layout" svg:width="0.086cm" svg:height="0.15cm" svg:x="31.639cm" svg:y="28.209cm" svg:viewBox="0 0 87 151" draw:points="30,65 14,58 7,51 0,36 0,29 7,14 14,7 30,0 58,0 72,7 80,14 87,29 87,36 80,51 72,58 58,65 30,65 14,72 7,79 0,94 0,122 7,136 14,144 30,151 58,151 72,144 80,136 87,122 87,94 80,79 72,72 58,65">
          <text:p/>
        </draw:polyline>
        <draw:polyline draw:style-name="gr2" draw:text-style-name="P2" draw:layer="layout" svg:width="0.014cm" svg:height="0.015cm" svg:x="31.782cm" svg:y="28.344cm" svg:viewBox="0 0 15 16" draw:points="8,0 15,8 8,16 0,8 8,0 8,16">
          <text:p/>
        </draw:polyline>
        <draw:polygon draw:style-name="gr2" draw:text-style-name="P2" draw:layer="layout" svg:width="0.086cm" svg:height="0.15cm" svg:x="31.853cm" svg:y="28.209cm" svg:viewBox="0 0 87 151" draw:points="36,0 50,0 66,7 73,14 80,29 87,58 87,94 80,122 73,136 66,144 50,151 36,151 22,144 14,136 8,122 0,94 0,58 8,29 14,14 22,7">
          <text:p/>
        </draw:polygon>
        <draw:polyline draw:style-name="gr2" draw:text-style-name="P2" draw:layer="layout" svg:width="0.014cm" svg:height="0.015cm" svg:x="31.996cm" svg:y="28.344cm" svg:viewBox="0 0 15 16" draw:points="8,0 15,8 8,16 0,8 8,0 8,16">
          <text:p/>
        </draw:polyline>
        <draw:polyline draw:style-name="gr2" draw:text-style-name="P2" draw:layer="layout" svg:width="0.085cm" svg:height="0.15cm" svg:x="32.068cm" svg:y="28.209cm" svg:viewBox="0 0 86 151" draw:points="14,151 43,151 58,144 64,136 79,115 86,87 86,29 79,14 72,7 58,0 29,0 14,7 6,14 0,29 0,65 6,79 14,87 29,94 58,94 72,87 79,79 86,65">
          <text:p/>
        </draw:polyline>
        <draw:line draw:style-name="gr2" draw:text-style-name="P2" draw:layer="layout" svg:x1="30.001cm" svg:y1="27.85cm" svg:x2="40.8cm" svg:y2="27.85cm">
          <text:p/>
        </draw:line>
        <draw:line draw:style-name="gr3" draw:text-style-name="P2" draw:layer="layout" svg:x1="38.743cm" svg:y1="28.079cm" svg:x2="38.692cm" svg:y2="28.007cm">
          <text:p/>
        </draw:line>
        <draw:polyline draw:style-name="gr3" draw:text-style-name="P2" draw:layer="layout" svg:width="0.085cm" svg:height="0.15cm" svg:x="38.657cm" svg:y="27.928cm" svg:viewBox="0 0 86 151" draw:points="0,151 0,0 57,0 72,8 79,14 86,29 86,51 79,66 72,73 57,80 0,80">
          <text:p/>
        </draw:polyline>
        <draw:polyline draw:style-name="gr3" draw:text-style-name="P2" draw:layer="layout" svg:width="0.072cm" svg:height="0.1cm" svg:x="38.799cm" svg:y="27.978cm" svg:viewBox="0 0 73 101" draw:points="65,94 51,101 23,101 8,94 0,80 0,22 8,7 23,0 51,0 65,7 73,22 73,36 0,50">
          <text:p/>
        </draw:polyline>
        <draw:polyline draw:style-name="gr3" draw:text-style-name="P2" draw:layer="layout" svg:width="0.071cm" svg:height="0.1cm" svg:x="38.921cm" svg:y="27.978cm" svg:viewBox="0 0 72 101" draw:points="0,0 37,101 72,0">
          <text:p/>
        </draw:polyline>
        <draw:polyline draw:style-name="gr3" draw:text-style-name="P2" draw:layer="layout" svg:width="0.014cm" svg:height="0.014cm" svg:x="39.042cm" svg:y="28.064cm" svg:viewBox="0 0 15 15" draw:points="8,0 15,7 8,15 0,7 8,0 8,15">
          <text:p/>
        </draw:polyline>
        <draw:polyline draw:style-name="gr3" draw:text-style-name="P2" draw:layer="layout" svg:width="0.014cm" svg:height="0.015cm" svg:x="39.042cm" svg:y="27.985cm" svg:viewBox="0 0 15 16" draw:points="8,0 15,9 8,16 0,9 8,0 8,16">
          <text:p/>
        </draw:polyline>
        <draw:line draw:style-name="gr3" draw:text-style-name="P2" draw:layer="layout" svg:x1="39.313cm" svg:y1="28.078cm" svg:x2="39.227cm" svg:y2="28.078cm">
          <text:p/>
        </draw:line>
        <draw:polyline draw:style-name="gr3" draw:text-style-name="P2" draw:layer="layout" svg:width="0.043cm" svg:height="0.15cm" svg:x="39.227cm" svg:y="27.928cm" svg:viewBox="0 0 44 151" draw:points="44,151 44,0 30,22 15,36 0,43">
          <text:p/>
        </draw:polyline>
        <draw:polyline draw:style-name="gr3" draw:text-style-name="P2" draw:layer="layout" svg:width="0.015cm" svg:height="0.014cm" svg:x="39.37cm" svg:y="28.064cm" svg:viewBox="0 0 16 15" draw:points="9,0 16,7 9,15 0,7 9,0 9,15">
          <text:p/>
        </draw:polyline>
        <draw:polyline draw:style-name="gr3" draw:text-style-name="P2" draw:layer="layout" svg:width="0.092cm" svg:height="0.15cm" svg:x="39.435cm" svg:y="27.928cm" svg:viewBox="0 0 93 151" draw:points="7,14 14,8 28,0 64,0 78,8 87,14 93,29 93,43 87,66 0,151 93,151">
          <text:p/>
        </draw:polyline>
        <draw:polygon draw:style-name="gr3" draw:text-style-name="P2" draw:layer="layout" svg:width="0.085cm" svg:height="0.15cm" svg:x="39.585cm" svg:y="27.928cm" svg:viewBox="0 0 86 151" draw:points="36,0 50,0 64,8 72,14 79,29 86,58 86,94 79,123 72,137 64,144 50,151 36,151 21,144 14,137 7,123 0,94 0,58 7,29 14,14 21,8">
          <text:p/>
        </draw:polygon>
        <draw:polyline draw:style-name="gr2" draw:text-style-name="P2" draw:layer="layout" svg:width="0.085cm" svg:height="0.15cm" svg:x="30.139cm" svg:y="27.929cm" svg:viewBox="0 0 86 151" draw:points="0,144 21,151 57,151 71,144 80,136 86,122 86,108 80,93 71,87 57,79 28,72 14,65 7,58 0,44 0,30 7,15 14,7 28,0 64,0 86,7">
          <text:p/>
        </draw:polyline>
        <draw:line draw:style-name="gr2" draw:text-style-name="P2" draw:layer="layout" svg:x1="30.289cm" svg:y1="28.079cm" svg:x2="30.289cm" svg:y2="27.979cm">
          <text:p/>
        </draw:line>
        <draw:polyline draw:style-name="gr2" draw:text-style-name="P2" draw:layer="layout" svg:width="0.014cm" svg:height="0.014cm" svg:x="30.282cm" svg:y="27.929cm" svg:viewBox="0 0 15 15" draw:points="8,0 0,7 8,15 15,7 8,0 8,15">
          <text:p/>
        </draw:polyline>
        <draw:polyline draw:style-name="gr2" draw:text-style-name="P2" draw:layer="layout" svg:width="0.079cm" svg:height="0.1cm" svg:x="30.346cm" svg:y="27.979cm" svg:viewBox="0 0 80 101" draw:points="0,0 80,0 0,101 80,101">
          <text:p/>
        </draw:polyline>
        <draw:polyline draw:style-name="gr2" draw:text-style-name="P2" draw:layer="layout" svg:width="0.071cm" svg:height="0.1cm" svg:x="30.475cm" svg:y="27.979cm" svg:viewBox="0 0 72 101" draw:points="65,94 50,101 22,101 7,94 0,79 0,21 7,7 22,0 50,0 65,7 72,21 72,36 0,50">
          <text:p/>
        </draw:polyline>
        <draw:polyline draw:style-name="gr2" draw:text-style-name="P2" draw:layer="layout" svg:width="0.015cm" svg:height="0.015cm" svg:x="30.603cm" svg:y="28.064cm" svg:viewBox="0 0 16 16" draw:points="7,0 16,8 7,16 0,8 7,0 7,16">
          <text:p/>
        </draw:polyline>
        <draw:polyline draw:style-name="gr2" draw:text-style-name="P2" draw:layer="layout" svg:width="0.015cm" svg:height="0.014cm" svg:x="30.603cm" svg:y="27.986cm" svg:viewBox="0 0 16 15" draw:points="7,0 16,8 7,15 0,8 7,0 7,15">
          <text:p/>
        </draw:polyline>
        <draw:line draw:style-name="gr2" draw:text-style-name="P2" draw:layer="layout" svg:x1="30.789cm" svg:y1="28.036cm" svg:x2="30.861cm" svg:y2="28.036cm">
          <text:p/>
        </draw:line>
        <draw:polyline draw:style-name="gr2" draw:text-style-name="P2" draw:layer="layout" svg:width="0.1cm" svg:height="0.15cm" svg:x="30.775cm" svg:y="27.929cm" svg:viewBox="0 0 101 151" draw:points="0,151 50,0 101,151">
          <text:p/>
        </draw:polyline>
        <draw:polyline draw:style-name="gr2" draw:text-style-name="P2" draw:layer="layout" svg:width="0.093cm" svg:height="0.15cm" svg:x="30.91cm" svg:y="27.929cm" svg:viewBox="0 0 94 151" draw:points="0,0 94,0 44,58 66,58 80,65 87,72 94,87 94,122 87,136 80,144 66,151 23,151 8,144 0,136">
          <text:p/>
        </draw:polyline>
        <draw:line draw:style-name="gr2" draw:text-style-name="P2" draw:layer="layout" svg:x1="38.646cm" svg:y1="28.359cm" svg:x2="38.646cm" svg:y2="28.209cm">
          <text:p/>
        </draw:line>
        <draw:line draw:style-name="gr2" draw:text-style-name="P2" draw:layer="layout" svg:x1="38.782cm" svg:y1="28.359cm" svg:x2="38.782cm" svg:y2="28.209cm">
          <text:p/>
        </draw:line>
        <draw:polyline draw:style-name="gr2" draw:text-style-name="P2" draw:layer="layout" svg:width="0.072cm" svg:height="0.1cm" svg:x="38.71cm" svg:y="28.259cm" svg:viewBox="0 0 73 101" draw:points="73,94 58,101 30,101 14,94 8,86 0,72 0,29 8,15 14,8 30,0 58,0 73,8">
          <text:p/>
        </draw:polyline>
        <draw:polyline draw:style-name="gr2" draw:text-style-name="P2" draw:layer="layout" svg:width="0.014cm" svg:height="0.015cm" svg:x="38.846cm" svg:y="28.344cm" svg:viewBox="0 0 15 16" draw:points="7,0 15,8 7,16 0,8 7,0 7,16">
          <text:p/>
        </draw:polyline>
        <draw:polyline draw:style-name="gr2" draw:text-style-name="P2" draw:layer="layout" svg:width="0.014cm" svg:height="0.014cm" svg:x="38.846cm" svg:y="28.266cm" svg:viewBox="0 0 15 15" draw:points="7,0 15,8 7,15 0,8 7,0 7,15">
          <text:p/>
        </draw:polyline>
        <draw:line draw:style-name="gr2" draw:text-style-name="P2" draw:layer="layout" svg:x1="39.118cm" svg:y1="28.359cm" svg:x2="39.032cm" svg:y2="28.359cm">
          <text:p/>
        </draw:line>
        <draw:polyline draw:style-name="gr2" draw:text-style-name="P2" draw:layer="layout" svg:width="0.043cm" svg:height="0.15cm" svg:x="39.032cm" svg:y="28.209cm" svg:viewBox="0 0 44 151" draw:points="44,151 44,0 29,21 15,36 0,44">
          <text:p/>
        </draw:polyline>
        <draw:line draw:style-name="gr2" draw:text-style-name="P2" draw:layer="layout" svg:x1="39.29cm" svg:y1="28.201cm" svg:x2="39.16cm" svg:y2="28.396cm">
          <text:p/>
        </draw:line>
        <draw:line draw:style-name="gr2" draw:text-style-name="P2" draw:layer="layout" svg:x1="39.418cm" svg:y1="28.359cm" svg:x2="39.332cm" svg:y2="28.359cm">
          <text:p/>
        </draw:line>
        <draw:polyline draw:style-name="gr2" draw:text-style-name="P2" draw:layer="layout" svg:width="0.044cm" svg:height="0.15cm" svg:x="39.332cm" svg:y="28.209cm" svg:viewBox="0 0 45 151" draw:points="45,151 45,0 30,21 15,36 0,44">
          <text:p/>
        </draw:polyline>
        <draw:line draw:style-name="gr2" draw:text-style-name="P2" draw:layer="layout" svg:x1="30.001cm" svg:y1="27.45cm" svg:x2="40.8cm" svg:y2="27.45cm">
          <text:p/>
        </draw:line>
        <draw:line draw:style-name="gr4" draw:text-style-name="P2" draw:layer="layout" svg:x1="30.17cm" svg:y1="27.52cm" svg:x2="30.284cm" svg:y2="27.52cm">
          <text:p/>
        </draw:line>
        <draw:line draw:style-name="gr4" draw:text-style-name="P2" draw:layer="layout" svg:x1="30.202cm" svg:y1="27.721cm" svg:x2="30.228cm" svg:y2="27.52cm">
          <text:p/>
        </draw:line>
        <draw:line draw:style-name="gr4" draw:text-style-name="P2" draw:layer="layout" svg:x1="30.326cm" svg:y1="27.721cm" svg:x2="30.343cm" svg:y2="27.587cm">
          <text:p/>
        </draw:line>
        <draw:polyline draw:style-name="gr4" draw:text-style-name="P2" draw:layer="layout" svg:width="0.019cm" svg:height="0.019cm" svg:x="30.34cm" svg:y="27.52cm" svg:viewBox="0 0 20 20" draw:points="10,0 0,11 8,20 20,11 10,0 8,20">
          <text:p/>
        </draw:polyline>
        <draw:line draw:style-name="gr4" draw:text-style-name="P2" draw:layer="layout" svg:x1="30.409cm" svg:y1="27.587cm" svg:x2="30.485cm" svg:y2="27.587cm">
          <text:p/>
        </draw:line>
        <draw:polyline draw:style-name="gr4" draw:text-style-name="P2" draw:layer="layout" svg:width="0.043cm" svg:height="0.2cm" svg:x="30.425cm" svg:y="27.52cm" svg:viewBox="0 0 44 201" draw:points="21,0 0,173 6,192 24,201 44,201">
          <text:p/>
        </draw:polyline>
        <draw:polyline draw:style-name="gr4" draw:text-style-name="P2" draw:layer="layout" svg:width="0.026cm" svg:height="0.2cm" svg:x="30.539cm" svg:y="27.52cm" svg:viewBox="0 0 27 201" draw:points="27,201 8,192 0,173 22,0">
          <text:p/>
        </draw:polyline>
        <draw:polyline draw:style-name="gr4" draw:text-style-name="P2" draw:layer="layout" svg:width="0.105cm" svg:height="0.133cm" svg:x="30.634cm" svg:y="27.587cm" svg:viewBox="0 0 106 134" draw:points="83,125 63,134 25,134 7,125 0,106 9,30 21,10 42,0 80,0 97,10 106,30 103,49 5,68">
          <text:p/>
        </draw:polyline>
        <draw:polyline draw:style-name="gr4" draw:text-style-name="P2" draw:layer="layout" svg:width="0.019cm" svg:height="0.019cm" svg:x="30.803cm" svg:y="27.701cm" svg:viewBox="0 0 20 20" draw:points="12,0 20,10 9,20 0,10 12,0 9,20">
          <text:p/>
        </draw:polyline>
        <draw:polyline draw:style-name="gr4" draw:text-style-name="P2" draw:layer="layout" svg:width="0.019cm" svg:height="0.019cm" svg:x="30.816cm" svg:y="27.597cm" svg:viewBox="0 0 20 20" draw:points="11,0 20,10 9,20 0,10 11,0 9,20">
          <text:p/>
        </draw:polyline>
        <draw:line draw:style-name="gr4" draw:text-style-name="P2" draw:layer="layout" svg:x1="31.059cm" svg:y1="27.721cm" svg:x2="31.085cm" svg:y2="27.52cm">
          <text:p/>
        </draw:line>
        <draw:line draw:style-name="gr4" draw:text-style-name="P2" draw:layer="layout" svg:x1="31.087cm" svg:y1="27.644cm" svg:x2="31.136cm" svg:y2="27.721cm">
          <text:p/>
        </draw:line>
        <draw:line draw:style-name="gr4" draw:text-style-name="P2" draw:layer="layout" svg:x1="31.153cm" svg:y1="27.587cm" svg:x2="31.066cm" svg:y2="27.664cm">
          <text:p/>
        </draw:line>
        <draw:polyline draw:style-name="gr4" draw:text-style-name="P2" draw:layer="layout" svg:width="0.144cm" svg:height="0.2cm" svg:x="31.202cm" svg:y="27.52cm" svg:viewBox="0 0 145 201" draw:points="32,19 43,10 64,0 111,0 129,10 138,19 145,38 143,58 129,87 0,201 125,201">
          <text:p/>
        </draw:polyline>
        <draw:polyline draw:style-name="gr4" draw:text-style-name="P2" draw:layer="layout" svg:width="0.127cm" svg:height="0.2cm" svg:x="31.404cm" svg:y="27.52cm" svg:viewBox="0 0 128 201" draw:points="128,0 33,0 11,97 22,87 43,78 90,78 108,87 117,97 124,116 118,163 106,182 95,192 75,201 26,201 8,192 0,182">
          <text:p/>
        </draw:polyline>
        <draw:polygon draw:style-name="gr4" draw:text-style-name="P2" draw:layer="layout" svg:width="0.12cm" svg:height="0.2cm" svg:x="31.602cm" svg:y="27.52cm" svg:viewBox="0 0 121 201" draw:points="64,0 83,0 101,10 109,19 116,38 121,78 115,125 101,163 89,182 78,192 58,201 39,201 21,192 12,182 5,163 0,125 6,78 21,38 33,19 44,10">
          <text:p/>
        </draw:polygon>
        <draw:polyline draw:style-name="gr4" draw:text-style-name="P2" draw:layer="layout" svg:width="0.147cm" svg:height="0.2cm" svg:x="31.775cm" svg:y="27.52cm" svg:viewBox="0 0 148 201" draw:points="23,0 148,0 71,78 99,78 117,87 127,97 134,116 128,163 115,182 104,192 84,201 27,201 9,192 0,182">
          <text:p/>
        </draw:polyline>
        <draw:line draw:style-name="gr4" draw:text-style-name="P2" draw:layer="layout" svg:x1="32.088cm" svg:y1="27.72cm" svg:x2="31.973cm" svg:y2="27.72cm">
          <text:p/>
        </draw:line>
        <draw:polyline draw:style-name="gr4" draw:text-style-name="P2" draw:layer="layout" svg:width="0.064cm" svg:height="0.2cm" svg:x="31.991cm" svg:y="27.52cm" svg:viewBox="0 0 65 201" draw:points="39,201 65,0 43,29 20,49 0,58">
          <text:p/>
        </draw:polyline>
        <draw:polygon draw:style-name="gr4" draw:text-style-name="P2" draw:layer="layout" svg:width="0.121cm" svg:height="0.2cm" svg:x="32.173cm" svg:y="27.52cm" svg:viewBox="0 0 122 201" draw:points="64,0 83,0 101,10 110,19 117,38 122,78 116,125 101,163 89,182 79,192 59,201 38,201 21,192 12,182 5,163 0,125 6,78 21,38 33,19 43,10">
          <text:p/>
        </draw:polygon>
        <draw:polygon draw:style-name="gr4" draw:text-style-name="P2" draw:layer="layout" svg:width="0.12cm" svg:height="0.2cm" svg:x="32.364cm" svg:y="27.52cm" svg:viewBox="0 0 121 201" draw:points="63,0 82,0 101,10 109,19 116,38 121,78 115,125 101,163 88,182 77,192 57,201 38,201 20,192 12,182 5,163 0,125 6,78 20,38 32,19 43,10">
          <text:p/>
        </draw:polygon>
        <draw:line draw:style-name="gr2" draw:text-style-name="P2" draw:layer="layout" svg:x1="30.196cm" svg:y1="27.26cm" svg:x2="30.146cm" svg:y2="27.26cm">
          <text:p/>
        </draw:line>
        <draw:polyline draw:style-name="gr2" draw:text-style-name="P2" draw:layer="layout" svg:width="0.072cm" svg:height="0.15cm" svg:x="30.146cm" svg:y="27.189cm" svg:viewBox="0 0 73 151" draw:points="0,151 0,0 73,0">
          <text:p/>
        </draw:polyline>
        <draw:line draw:style-name="gr2" draw:text-style-name="P2" draw:layer="layout" svg:x1="30.275cm" svg:y1="27.339cm" svg:x2="30.275cm" svg:y2="27.239cm">
          <text:p/>
        </draw:line>
        <draw:polyline draw:style-name="gr2" draw:text-style-name="P2" draw:layer="layout" svg:width="0.015cm" svg:height="0.014cm" svg:x="30.267cm" svg:y="27.189cm" svg:viewBox="0 0 16 15" draw:points="9,0 0,8 9,15 16,8 9,0 9,15">
          <text:p/>
        </draw:polyline>
        <draw:polyline draw:style-name="gr2" draw:text-style-name="P2" draw:layer="layout" svg:width="0.021cm" svg:height="0.15cm" svg:x="30.346cm" svg:y="27.189cm" svg:viewBox="0 0 22 151" draw:points="22,151 7,144 0,129 0,0">
          <text:p/>
        </draw:polyline>
        <draw:polyline draw:style-name="gr2" draw:text-style-name="P2" draw:layer="layout" svg:width="0.071cm" svg:height="0.1cm" svg:x="30.418cm" svg:y="27.239cm" svg:viewBox="0 0 72 101" draw:points="65,94 50,101 22,101 8,94 0,79 0,22 8,7 22,0 50,0 65,7 72,22 72,36 0,51">
          <text:p/>
        </draw:polyline>
        <draw:polyline draw:style-name="gr2" draw:text-style-name="P2" draw:layer="layout" svg:width="0.015cm" svg:height="0.014cm" svg:x="30.546cm" svg:y="27.325cm" svg:viewBox="0 0 16 15" draw:points="7,0 16,7 7,15 0,7 7,0 7,15">
          <text:p/>
        </draw:polyline>
        <draw:polyline draw:style-name="gr2" draw:text-style-name="P2" draw:layer="layout" svg:width="0.015cm" svg:height="0.014cm" svg:x="30.546cm" svg:y="27.246cm" svg:viewBox="0 0 16 15" draw:points="7,0 16,8 7,15 0,8 7,0 7,15">
          <text:p/>
        </draw:polyline>
        <draw:line draw:style-name="gr2" draw:text-style-name="P2" draw:layer="layout" svg:x1="30.739cm" svg:y1="27.339cm" svg:x2="30.739cm" svg:y2="27.189cm">
          <text:p/>
        </draw:line>
        <draw:line draw:style-name="gr2" draw:text-style-name="P2" draw:layer="layout" svg:x1="30.753cm" svg:y1="27.282cm" svg:x2="30.797cm" svg:y2="27.34cm">
          <text:p/>
        </draw:line>
        <draw:line draw:style-name="gr2" draw:text-style-name="P2" draw:layer="layout" svg:x1="30.797cm" svg:y1="27.239cm" svg:x2="30.739cm" svg:y2="27.297cm">
          <text:p/>
        </draw:line>
        <draw:polyline draw:style-name="gr2" draw:text-style-name="P2" draw:layer="layout" svg:width="0.093cm" svg:height="0.15cm" svg:x="30.846cm" svg:y="27.189cm" svg:viewBox="0 0 94 151" draw:points="7,14 15,7 30,0 65,0 79,7 87,14 94,28 94,43 87,65 0,151 94,151">
          <text:p/>
        </draw:polyline>
        <draw:polyline draw:style-name="gr2" draw:text-style-name="P2" draw:layer="layout" svg:width="0.086cm" svg:height="0.15cm" svg:x="30.996cm" svg:y="27.189cm" svg:viewBox="0 0 87 151" draw:points="80,0 7,0 0,72 7,65 22,58 57,58 71,65 80,72 87,86 87,122 80,137 71,144 57,151 22,151 7,144 0,137">
          <text:p/>
        </draw:polyline>
        <draw:polygon draw:style-name="gr2" draw:text-style-name="P2" draw:layer="layout" svg:width="0.086cm" svg:height="0.15cm" svg:x="31.139cm" svg:y="27.189cm" svg:viewBox="0 0 87 151" draw:points="37,0 51,0 65,7 72,14 80,28 87,58 87,94 80,122 72,137 65,144 51,151 37,151 23,144 15,137 7,122 0,94 0,58 7,28 15,14 23,7">
          <text:p/>
        </draw:polygon>
        <draw:polyline draw:style-name="gr2" draw:text-style-name="P2" draw:layer="layout" svg:width="0.093cm" svg:height="0.15cm" svg:x="31.275cm" svg:y="27.189cm" svg:viewBox="0 0 94 151" draw:points="0,0 94,0 43,58 65,58 79,65 87,72 94,86 94,122 87,137 79,144 65,151 21,151 7,144 0,137">
          <text:p/>
        </draw:polyline>
        <draw:line draw:style-name="gr2" draw:text-style-name="P2" draw:layer="layout" svg:x1="31.51cm" svg:y1="27.339cm" svg:x2="31.425cm" svg:y2="27.339cm">
          <text:p/>
        </draw:line>
        <draw:polyline draw:style-name="gr2" draw:text-style-name="P2" draw:layer="layout" svg:width="0.042cm" svg:height="0.15cm" svg:x="31.425cm" svg:y="27.189cm" svg:viewBox="0 0 43 151" draw:points="43,151 43,0 29,21 15,36 0,43">
          <text:p/>
        </draw:polyline>
        <draw:polygon draw:style-name="gr2" draw:text-style-name="P2" draw:layer="layout" svg:width="0.086cm" svg:height="0.15cm" svg:x="31.567cm" svg:y="27.189cm" svg:viewBox="0 0 87 151" draw:points="37,0 52,0 66,7 73,14 80,28 87,58 87,94 80,122 73,137 66,144 52,151 37,151 23,144 16,137 8,122 0,94 0,58 8,28 16,14 23,7">
          <text:p/>
        </draw:polygon>
        <draw:polygon draw:style-name="gr2" draw:text-style-name="P2" draw:layer="layout" svg:width="0.086cm" svg:height="0.15cm" svg:x="31.71cm" svg:y="27.189cm" svg:viewBox="0 0 87 151" draw:points="36,0 52,0 66,7 73,14 80,28 87,58 87,94 80,122 73,137 66,144 52,151 36,151 22,144 15,137 8,122 0,94 0,58 8,28 15,14 22,7">
          <text:p/>
        </draw:polygon>
        <draw:polyline draw:style-name="gr2" draw:text-style-name="P2" draw:layer="layout" svg:width="0.014cm" svg:height="0.014cm" svg:x="31.853cm" svg:y="27.325cm" svg:viewBox="0 0 15 15" draw:points="9,0 15,7 9,15 0,7 9,0 9,15">
          <text:p/>
        </draw:polyline>
        <draw:line draw:style-name="gr2" draw:text-style-name="P2" draw:layer="layout" svg:x1="31.932cm" svg:y1="27.339cm" svg:x2="31.932cm" svg:y2="27.189cm">
          <text:p/>
        </draw:line>
        <draw:line draw:style-name="gr2" draw:text-style-name="P2" draw:layer="layout" svg:x1="31.946cm" svg:y1="27.282cm" svg:x2="31.99cm" svg:y2="27.34cm">
          <text:p/>
        </draw:line>
        <draw:line draw:style-name="gr2" draw:text-style-name="P2" draw:layer="layout" svg:x1="31.99cm" svg:y1="27.239cm" svg:x2="31.932cm" svg:y2="27.297cm">
          <text:p/>
        </draw:line>
        <draw:line draw:style-name="gr2" draw:text-style-name="P2" draw:layer="layout" svg:x1="32.053cm" svg:y1="27.339cm" svg:x2="32.053cm" svg:y2="27.239cm">
          <text:p/>
        </draw:line>
        <draw:polyline draw:style-name="gr2" draw:text-style-name="P2" draw:layer="layout" svg:width="0.014cm" svg:height="0.014cm" svg:x="32.046cm" svg:y="27.189cm" svg:viewBox="0 0 15 15" draw:points="8,0 0,8 8,15 15,8 8,0 8,15">
          <text:p/>
        </draw:polyline>
        <draw:polyline draw:style-name="gr2" draw:text-style-name="P2" draw:layer="layout" svg:width="0.072cm" svg:height="0.1cm" svg:x="32.117cm" svg:y="27.239cm" svg:viewBox="0 0 73 101" draw:points="73,94 58,101 30,101 15,94 8,87 0,72 0,29 8,15 15,7 30,0 58,0 73,7">
          <text:p/>
        </draw:polyline>
        <draw:polyline draw:style-name="gr2" draw:text-style-name="P2" draw:layer="layout" svg:width="0.064cm" svg:height="0.1cm" svg:x="32.253cm" svg:y="27.239cm" svg:viewBox="0 0 65 101" draw:points="65,101 65,22 58,7 44,0 15,0 0,7">
          <text:p/>
        </draw:polyline>
        <draw:polyline draw:style-name="gr2" draw:text-style-name="P2" draw:layer="layout" svg:width="0.071cm" svg:height="0.065cm" svg:x="32.246cm" svg:y="27.274cm" svg:viewBox="0 0 72 66" draw:points="72,59 58,66 22,66 7,59 0,44 0,30 7,15 22,8 58,8 72,0">
          <text:p/>
        </draw:polyline>
        <draw:line draw:style-name="gr2" draw:text-style-name="P2" draw:layer="layout" svg:x1="32.453cm" svg:y1="27.339cm" svg:x2="32.453cm" svg:y2="27.189cm">
          <text:p/>
        </draw:line>
        <draw:polyline draw:style-name="gr2" draw:text-style-name="P2" draw:layer="layout" svg:width="0.071cm" svg:height="0.1cm" svg:x="32.382cm" svg:y="27.239cm" svg:viewBox="0 0 72 101" draw:points="72,94 58,101 28,101 14,94 7,87 0,72 0,29 7,15 14,7 28,0 58,0 72,7">
          <text:p/>
        </draw:polyline>
        <draw:line draw:style-name="gr2" draw:text-style-name="P2" draw:layer="layout" svg:x1="32.489cm" svg:y1="27.353cm" svg:x2="32.603cm" svg:y2="27.353cm">
          <text:p/>
        </draw:line>
        <draw:line draw:style-name="gr2" draw:text-style-name="P2" draw:layer="layout" svg:x1="32.639cm" svg:y1="27.239cm" svg:x2="32.639cm" svg:y2="27.389cm">
          <text:p/>
        </draw:line>
        <draw:polyline draw:style-name="gr2" draw:text-style-name="P2" draw:layer="layout" svg:width="0.071cm" svg:height="0.1cm" svg:x="32.639cm" svg:y="27.239cm" svg:viewBox="0 0 72 101" draw:points="0,7 14,0 43,0 58,7 65,15 72,29 72,72 65,87 58,94 43,101 14,101 0,94">
          <text:p/>
        </draw:polyline>
        <draw:polyline draw:style-name="gr2" draw:text-style-name="P2" draw:layer="layout" svg:width="0.071cm" svg:height="0.1cm" svg:x="32.768cm" svg:y="27.239cm" svg:viewBox="0 0 72 101" draw:points="72,94 57,101 28,101 14,94 6,87 0,72 0,29 6,15 14,7 28,0 57,0 72,7">
          <text:p/>
        </draw:polyline>
        <draw:line draw:style-name="gr2" draw:text-style-name="P2" draw:layer="layout" svg:x1="32.903cm" svg:y1="27.339cm" svg:x2="32.903cm" svg:y2="27.189cm">
          <text:p/>
        </draw:line>
        <draw:polyline draw:style-name="gr2" draw:text-style-name="P2" draw:layer="layout" svg:width="0.072cm" svg:height="0.1cm" svg:x="32.903cm" svg:y="27.239cm" svg:viewBox="0 0 73 101" draw:points="0,7 15,0 44,0 58,7 66,15 73,29 73,72 66,87 58,94 44,101 15,101 0,94">
          <text:p/>
        </draw:polyline>
        <draw:line draw:style-name="gr2" draw:text-style-name="P2" draw:layer="layout" svg:x1="30.001cm" svg:y1="26.85cm" svg:x2="40.8cm" svg:y2="26.85cm">
          <text:p/>
        </draw:line>
        <draw:polyline draw:style-name="gr2" draw:text-style-name="P2" draw:layer="layout" svg:width="0.085cm" svg:height="0.149cm" svg:x="30.139cm" svg:y="26.919cm" svg:viewBox="0 0 86 150" draw:points="0,144 21,150 57,150 71,144 80,137 86,121 86,107 80,93 71,85 57,79 28,71 14,64 7,57 0,43 0,28 7,14 14,7 28,0 64,0 86,7">
          <text:p/>
        </draw:polyline>
        <draw:line draw:style-name="gr2" draw:text-style-name="P2" draw:layer="layout" svg:x1="30.289cm" svg:y1="27.068cm" svg:x2="30.289cm" svg:y2="26.919cm">
          <text:p/>
        </draw:line>
        <draw:polyline draw:style-name="gr2" draw:text-style-name="P2" draw:layer="layout" svg:width="0.064cm" svg:height="0.099cm" svg:x="30.289cm" svg:y="26.969cm" svg:viewBox="0 0 65 100" draw:points="65,100 65,22 58,7 43,0 21,0 7,7 0,15">
          <text:p/>
        </draw:polyline>
        <draw:polyline draw:style-name="gr2" draw:text-style-name="P2" draw:layer="layout" svg:width="0.071cm" svg:height="0.099cm" svg:x="30.418cm" svg:y="26.969cm" svg:viewBox="0 0 72 100" draw:points="65,94 50,100 22,100 8,94 0,79 0,22 8,7 22,0 50,0 65,7 72,22 72,36 0,51">
          <text:p/>
        </draw:polyline>
        <draw:polyline draw:style-name="gr2" draw:text-style-name="P2" draw:layer="layout" svg:width="0.072cm" svg:height="0.099cm" svg:x="30.546cm" svg:y="26.969cm" svg:viewBox="0 0 73 100" draw:points="65,94 51,100 22,100 7,94 0,79 0,22 7,7 22,0 51,0 65,7 73,22 73,36 0,51">
          <text:p/>
        </draw:polyline>
        <draw:line draw:style-name="gr2" draw:text-style-name="P2" draw:layer="layout" svg:x1="30.66cm" svg:y1="26.969cm" svg:x2="30.718cm" svg:y2="26.969cm">
          <text:p/>
        </draw:line>
        <draw:polyline draw:style-name="gr2" draw:text-style-name="P2" draw:layer="layout" svg:width="0.036cm" svg:height="0.149cm" svg:x="30.682cm" svg:y="26.919cm" svg:viewBox="0 0 37 150" draw:points="0,0 0,129 7,144 21,150 37,150">
          <text:p/>
        </draw:polyline>
        <draw:polyline draw:style-name="gr2" draw:text-style-name="P2" draw:layer="layout" svg:width="0.015cm" svg:height="0.013cm" svg:x="30.76cm" svg:y="27.055cm" svg:viewBox="0 0 16 14" draw:points="8,0 16,8 8,14 0,8 8,0 8,14">
          <text:p/>
        </draw:polyline>
        <draw:polyline draw:style-name="gr2" draw:text-style-name="P2" draw:layer="layout" svg:width="0.015cm" svg:height="0.014cm" svg:x="30.76cm" svg:y="26.976cm" svg:viewBox="0 0 16 15" draw:points="8,0 16,7 8,15 0,7 8,0 8,15">
          <text:p/>
        </draw:polyline>
        <draw:line draw:style-name="gr3" draw:text-style-name="P2" draw:layer="layout" svg:x1="30.156cm" svg:y1="26.768cm" svg:x2="30.156cm" svg:y2="26.618cm">
          <text:p/>
        </draw:line>
        <draw:line draw:style-name="gr3" draw:text-style-name="P2" draw:layer="layout" svg:x1="30.156cm" svg:y1="26.69cm" svg:x2="30.242cm" svg:y2="26.69cm">
          <text:p/>
        </draw:line>
        <draw:line draw:style-name="gr3" draw:text-style-name="P2" draw:layer="layout" svg:x1="30.242cm" svg:y1="26.768cm" svg:x2="30.242cm" svg:y2="26.618cm">
          <text:p/>
        </draw:line>
        <draw:polygon draw:style-name="gr3" draw:text-style-name="P2" draw:layer="layout" svg:width="0.1cm" svg:height="0.15cm" svg:x="30.306cm" svg:y="26.618cm" svg:viewBox="0 0 101 151" draw:points="36,0 66,0 80,7 94,22 101,50 101,100 94,130 80,144 66,151 36,151 22,144 8,130 0,100 0,50 8,22 22,7">
          <text:p/>
        </draw:polygon>
        <draw:polyline draw:style-name="gr3" draw:text-style-name="P2" draw:layer="layout" svg:width="0.071cm" svg:height="0.15cm" svg:x="30.471cm" svg:y="26.618cm" svg:viewBox="0 0 72 151" draw:points="72,151 0,151 0,0">
          <text:p/>
        </draw:polyline>
        <draw:polyline draw:style-name="gr3" draw:text-style-name="P2" draw:layer="layout" svg:width="0.071cm" svg:height="0.15cm" svg:x="30.592cm" svg:y="26.618cm" svg:viewBox="0 0 72 151" draw:points="72,151 0,151 0,0">
          <text:p/>
        </draw:polyline>
        <draw:line draw:style-name="gr3" draw:text-style-name="P2" draw:layer="layout" svg:x1="30.742cm" svg:y1="26.697cm" svg:x2="30.742cm" svg:y2="26.768cm">
          <text:p/>
        </draw:line>
        <draw:polyline draw:style-name="gr3" draw:text-style-name="P2" draw:layer="layout" svg:width="0.1cm" svg:height="0.079cm" svg:x="30.692cm" svg:y="26.618cm" svg:viewBox="0 0 101 80" draw:points="0,0 50,80 101,0">
          <text:p/>
        </draw:polyline>
        <draw:polyline draw:style-name="gr3" draw:text-style-name="P2" draw:layer="layout" svg:width="0.121cm" svg:height="0.15cm" svg:x="30.842cm" svg:y="26.618cm" svg:viewBox="0 0 122 151" draw:points="122,151 115,151 101,144 80,122 43,79 28,58 21,36 21,22 28,7 43,0 50,0 64,7 71,22 71,29 64,43 57,50 14,79 7,86 0,100 0,122 7,137 14,144 28,151 50,151 64,144 71,137 94,107 101,86 101,72">
          <text:p/>
        </draw:polyline>
        <draw:polyline draw:style-name="gr3" draw:text-style-name="P2" draw:layer="layout" svg:width="0.092cm" svg:height="0.15cm" svg:x="31.021cm" svg:y="26.618cm" svg:viewBox="0 0 93 151" draw:points="93,137 86,144 65,151 50,151 28,144 14,130 6,115 0,86 0,64 6,36 14,22 28,7 50,0 65,0 86,7 93,15">
          <text:p/>
        </draw:polyline>
        <draw:polygon draw:style-name="gr3" draw:text-style-name="P2" draw:layer="layout" svg:width="0.079cm" svg:height="0.1cm" svg:x="31.17cm" svg:y="26.668cm" svg:viewBox="0 0 80 101" draw:points="29,101 15,94 8,87 0,72 0,29 8,14 15,8 29,0 51,0 65,8 73,14 80,29 80,72 73,87 65,94 51,101">
          <text:p/>
        </draw:polygon>
        <draw:polyline draw:style-name="gr3" draw:text-style-name="P2" draw:layer="layout" svg:width="0.015cm" svg:height="0.014cm" svg:x="31.306cm" svg:y="26.754cm" svg:viewBox="0 0 16 15" draw:points="8,0 16,8 8,15 0,8 8,0 8,15">
          <text:p/>
        </draw:polyline>
        <draw:polyline draw:style-name="gr3" draw:text-style-name="P2" draw:layer="layout" svg:width="0.014cm" svg:height="0.029cm" svg:x="31.378cm" svg:y="26.761cm" svg:viewBox="0 0 15 30" draw:points="15,0 15,7 8,22 0,30">
          <text:p/>
        </draw:polyline>
        <draw:polyline draw:style-name="gr3" draw:text-style-name="P2" draw:layer="layout" svg:width="0.071cm" svg:height="0.15cm" svg:x="31.456cm" svg:y="26.618cm" svg:viewBox="0 0 72 151" draw:points="72,151 0,151 0,0">
          <text:p/>
        </draw:polyline>
        <draw:line draw:style-name="gr3" draw:text-style-name="P2" draw:layer="layout" svg:x1="31.556cm" svg:y1="26.668cm" svg:x2="31.613cm" svg:y2="26.668cm">
          <text:p/>
        </draw:line>
        <draw:polyline draw:style-name="gr3" draw:text-style-name="P2" draw:layer="layout" svg:width="0.035cm" svg:height="0.15cm" svg:x="31.578cm" svg:y="26.618cm" svg:viewBox="0 0 36 151" draw:points="0,0 0,130 7,144 22,151 36,151">
          <text:p/>
        </draw:polyline>
        <draw:line draw:style-name="gr3" draw:text-style-name="P2" draw:layer="layout" svg:x1="31.728cm" svg:y1="26.768cm" svg:x2="31.728cm" svg:y2="26.618cm">
          <text:p/>
        </draw:line>
        <draw:polyline draw:style-name="gr3" draw:text-style-name="P2" draw:layer="layout" svg:width="0.072cm" svg:height="0.1cm" svg:x="31.656cm" svg:y="26.668cm" svg:viewBox="0 0 73 101" draw:points="73,94 58,101 29,101 14,94 7,87 0,72 0,29 7,14 14,8 29,0 58,0 73,8">
          <text:p/>
        </draw:polyline>
        <draw:polyline draw:style-name="gr3" draw:text-style-name="P2" draw:layer="layout" svg:width="0.014cm" svg:height="0.014cm" svg:x="31.792cm" svg:y="26.754cm" svg:viewBox="0 0 15 15" draw:points="7,0 15,8 7,15 0,8 7,0 7,15">
          <text:p/>
        </draw:polyline>
        <draw:line draw:style-name="gr2" draw:text-style-name="P2" draw:layer="layout" svg:x1="30.146cm" svg:y1="26.469cm" svg:x2="30.146cm" svg:y2="26.319cm">
          <text:p/>
        </draw:line>
        <draw:line draw:style-name="gr2" draw:text-style-name="P2" draw:layer="layout" svg:x1="30.146cm" svg:y1="26.39cm" svg:x2="30.232cm" svg:y2="26.39cm">
          <text:p/>
        </draw:line>
        <draw:line draw:style-name="gr2" draw:text-style-name="P2" draw:layer="layout" svg:x1="30.232cm" svg:y1="26.469cm" svg:x2="30.232cm" svg:y2="26.319cm">
          <text:p/>
        </draw:line>
        <draw:polygon draw:style-name="gr2" draw:text-style-name="P2" draw:layer="layout" svg:width="0.079cm" svg:height="0.1cm" svg:x="30.296cm" svg:y="26.369cm" svg:viewBox="0 0 80 101" draw:points="29,101 15,94 8,87 0,71 0,28 8,14 15,7 29,0 51,0 65,7 72,14 80,28 80,71 72,87 65,94 51,101">
          <text:p/>
        </draw:polygon>
        <draw:polyline draw:style-name="gr2" draw:text-style-name="P2" draw:layer="layout" svg:width="0.021cm" svg:height="0.15cm" svg:x="30.439cm" svg:y="26.319cm" svg:viewBox="0 0 22 151" draw:points="22,151 8,144 0,129 0,0">
          <text:p/>
        </draw:polyline>
        <draw:polyline draw:style-name="gr2" draw:text-style-name="P2" draw:layer="layout" svg:width="0.072cm" svg:height="0.1cm" svg:x="30.51cm" svg:y="26.369cm" svg:viewBox="0 0 73 101" draw:points="66,94 51,101 22,101 8,94 0,78 0,21 8,7 22,0 51,0 66,7 73,21 73,35 0,50">
          <text:p/>
        </draw:polyline>
        <draw:line draw:style-name="gr2" draw:text-style-name="P2" draw:layer="layout" svg:x1="30.696cm" svg:y1="26.362cm" svg:x2="30.789cm" svg:y2="26.362cm">
          <text:p/>
        </draw:line>
        <draw:line draw:style-name="gr2" draw:text-style-name="P2" draw:layer="layout" svg:x1="30.696cm" svg:y1="26.44cm" svg:x2="30.796cm" svg:y2="26.44cm">
          <text:p/>
        </draw:line>
        <draw:line draw:style-name="gr2" draw:text-style-name="P2" draw:layer="layout" svg:x1="30.696cm" svg:y1="26.319cm" svg:x2="30.696cm" svg:y2="26.44cm">
          <text:p/>
        </draw:line>
        <draw:polyline draw:style-name="gr2" draw:text-style-name="P2" draw:layer="layout" svg:width="0.093cm" svg:height="0.043cm" svg:x="30.696cm" svg:y="26.319cm" svg:viewBox="0 0 94 44" draw:points="0,0 94,0 94,44">
          <text:p/>
        </draw:polyline>
        <draw:polyline draw:style-name="gr2" draw:text-style-name="P2" draw:layer="layout" svg:width="0.1cm" svg:height="0.05cm" svg:x="30.696cm" svg:y="26.39cm" svg:viewBox="0 0 101 51" draw:points="0,0 101,0 101,51">
          <text:p/>
        </draw:polyline>
        <draw:line draw:style-name="gr2" draw:text-style-name="P2" draw:layer="layout" svg:x1="30.639cm" svg:y1="26.304cm" svg:x2="30.661cm" svg:y2="26.334cm">
          <text:p/>
        </draw:line>
        <draw:polyline draw:style-name="gr2" draw:text-style-name="P2" draw:layer="layout" svg:width="0.036cm" svg:height="0.093cm" svg:x="30.624cm" svg:y="26.376cm" svg:viewBox="0 0 37 94" draw:points="0,0 37,0 37,64 8,94">
          <text:p/>
        </draw:polyline>
        <draw:line draw:style-name="gr2" draw:text-style-name="P2" draw:layer="layout" svg:x1="30.732cm" svg:y1="26.297cm" svg:x2="30.732cm" svg:y2="26.319cm">
          <text:p/>
        </draw:line>
        <draw:polyline draw:style-name="gr2" draw:text-style-name="P2" draw:layer="layout" svg:width="0.172cm" svg:height="0.014cm" svg:x="30.646cm" svg:y="26.455cm" svg:viewBox="0 0 173 15" draw:points="0,0 87,15 173,15">
          <text:p/>
        </draw:polyline>
        <draw:line draw:style-name="gr2" draw:text-style-name="P2" draw:layer="layout" svg:x1="30.967cm" svg:y1="26.455cm" svg:x2="31.032cm" svg:y2="26.455cm">
          <text:p/>
        </draw:line>
        <draw:line draw:style-name="gr2" draw:text-style-name="P2" draw:layer="layout" svg:x1="30.896cm" svg:y1="26.469cm" svg:x2="30.924cm" svg:y2="26.469cm">
          <text:p/>
        </draw:line>
        <draw:line draw:style-name="gr2" draw:text-style-name="P2" draw:layer="layout" svg:x1="30.967cm" svg:y1="26.326cm" svg:x2="30.967cm" svg:y2="26.469cm">
          <text:p/>
        </draw:line>
        <draw:polyline draw:style-name="gr2" draw:text-style-name="P2" draw:layer="layout" svg:width="0.065cm" svg:height="0.143cm" svg:x="30.967cm" svg:y="26.326cm" svg:viewBox="0 0 66 144" draw:points="0,0 66,0 66,144">
          <text:p/>
        </draw:polyline>
        <draw:polyline draw:style-name="gr2" draw:text-style-name="P2" draw:layer="layout" svg:width="0.014cm" svg:height="0.136cm" svg:x="30.875cm" svg:y="26.304cm" svg:viewBox="0 0 15 137" draw:points="15,0 15,66 0,137">
          <text:p/>
        </draw:polyline>
        <draw:polyline draw:style-name="gr2" draw:text-style-name="P2" draw:layer="layout" svg:width="0.086cm" svg:height="0.122cm" svg:x="30.853cm" svg:y="26.34cm" svg:viewBox="0 0 87 123" draw:points="0,0 87,0 87,86 80,123">
          <text:p/>
        </draw:polyline>
        <draw:polyline draw:style-name="gr2" draw:text-style-name="P2" draw:layer="layout" svg:width="0.05cm" svg:height="0.021cm" svg:x="30.16cm" svg:y="26.026cm" svg:viewBox="0 0 51 22" draw:points="0,0 51,0 29,22">
          <text:p/>
        </draw:polyline>
        <draw:polyline draw:style-name="gr2" draw:text-style-name="P2" draw:layer="layout" svg:width="0.078cm" svg:height="0.072cm" svg:x="30.146cm" svg:y="26.09cm" svg:viewBox="0 0 79 73" draw:points="15,0 0,37 15,73 79,73">
          <text:p/>
        </draw:polyline>
        <draw:polyline draw:style-name="gr2" draw:text-style-name="P2" draw:layer="layout" svg:width="0.1cm" svg:height="0.136cm" svg:x="30.296cm" svg:y="26.019cm" svg:viewBox="0 0 101 137" draw:points="51,7 22,122 0,100 0,43 14,14 51,0 80,7 101,43 101,85 94,115 58,137">
          <text:p/>
        </draw:polyline>
        <draw:line draw:style-name="gr2" draw:text-style-name="P2" draw:layer="layout" svg:x1="30.524cm" svg:y1="26.047cm" svg:x2="30.554cm" svg:y2="26.134cm">
          <text:p/>
        </draw:line>
        <draw:polyline draw:style-name="gr2" draw:text-style-name="P2" draw:layer="layout" svg:width="0.036cm" svg:height="0.086cm" svg:x="30.453cm" svg:y="26.047cm" svg:viewBox="0 0 37 87" draw:points="37,0 30,37 14,66 0,87">
          <text:p/>
        </draw:polyline>
        <draw:line draw:style-name="gr2" draw:text-style-name="P2" draw:layer="layout" svg:x1="30.532cm" svg:y1="26.033cm" svg:x2="30.547cm" svg:y2="26.048cm">
          <text:p/>
        </draw:line>
        <draw:line draw:style-name="gr2" draw:text-style-name="P2" draw:layer="layout" svg:x1="30.553cm" svg:y1="26.026cm" svg:x2="30.568cm" svg:y2="26.041cm">
          <text:p/>
        </draw:line>
        <draw:line draw:style-name="gr2" draw:text-style-name="P2" draw:layer="layout" svg:x1="30.603cm" svg:y1="26.09cm" svg:x2="30.718cm" svg:y2="26.09cm">
          <text:p/>
        </draw:line>
        <draw:line draw:style-name="gr2" draw:text-style-name="P2" draw:layer="layout" svg:x1="30.789cm" svg:y1="26.019cm" svg:x2="30.811cm" svg:y2="26.041cm">
          <text:p/>
        </draw:line>
        <draw:line draw:style-name="gr2" draw:text-style-name="P2" draw:layer="layout" svg:x1="30.775cm" svg:y1="26.062cm" svg:x2="30.797cm" svg:y2="26.084cm">
          <text:p/>
        </draw:line>
        <draw:polyline draw:style-name="gr2" draw:text-style-name="P2" draw:layer="layout" svg:width="0.092cm" svg:height="0.1cm" svg:x="30.775cm" svg:y="26.055cm" svg:viewBox="0 0 93 101" draw:points="0,101 35,85 57,71 71,57 93,0">
          <text:p/>
        </draw:polyline>
        <draw:line draw:style-name="gr2" draw:text-style-name="P2" draw:layer="layout" svg:x1="30.846cm" svg:y1="26.026cm" svg:x2="30.862cm" svg:y2="26.041cm">
          <text:p/>
        </draw:line>
        <draw:line draw:style-name="gr2" draw:text-style-name="P2" draw:layer="layout" svg:x1="30.867cm" svg:y1="26.019cm" svg:x2="30.883cm" svg:y2="26.034cm">
          <text:p/>
        </draw:line>
        <draw:polyline draw:style-name="gr2" draw:text-style-name="P2" draw:layer="layout" svg:width="0.057cm" svg:height="0.085cm" svg:x="30.946cm" svg:y="26.062cm" svg:viewBox="0 0 58 86" draw:points="0,0 58,0 58,86 0,86">
          <text:p/>
        </draw:polyline>
        <draw:line draw:style-name="gr2" draw:text-style-name="P2" draw:layer="layout" svg:x1="30.946cm" svg:y1="26.104cm" svg:x2="31.003cm" svg:y2="26.104cm">
          <text:p/>
        </draw:line>
        <draw:line draw:style-name="gr2" draw:text-style-name="P2" draw:layer="layout" svg:x1="31.089cm" svg:y1="26.033cm" svg:x2="31.119cm" svg:y2="26.063cm">
          <text:p/>
        </draw:line>
        <draw:polyline draw:style-name="gr2" draw:text-style-name="P2" draw:layer="layout" svg:width="0.086cm" svg:height="0.1cm" svg:x="31.089cm" svg:y="26.047cm" svg:viewBox="0 0 87 101" draw:points="0,101 36,94 57,73 73,51 87,0">
          <text:p/>
        </draw:polyline>
        <draw:line draw:style-name="gr2" draw:text-style-name="P2" draw:layer="layout" svg:x1="31.239cm" svg:y1="26.033cm" svg:x2="31.325cm" svg:y2="26.033cm">
          <text:p/>
        </draw:line>
        <draw:line draw:style-name="gr2" draw:text-style-name="P2" draw:layer="layout" svg:x1="31.253cm" svg:y1="26.069cm" svg:x2="31.31cm" svg:y2="26.069cm">
          <text:p/>
        </draw:line>
        <draw:polyline draw:style-name="gr2" draw:text-style-name="P2" draw:layer="layout" svg:width="0.079cm" svg:height="0.151cm" svg:x="31.246cm" svg:y="26.004cm" svg:viewBox="0 0 80 152" draw:points="43,0 43,152 21,152 0,137 7,123 36,116 80,137">
          <text:p/>
        </draw:polyline>
        <draw:line draw:style-name="gr2" draw:text-style-name="P2" draw:layer="layout" svg:x1="31.396cm" svg:y1="26.041cm" svg:x2="31.49cm" svg:y2="26.026cm">
          <text:p/>
        </draw:line>
        <draw:polyline draw:style-name="gr2" draw:text-style-name="P2" draw:layer="layout" svg:width="0.043cm" svg:height="0.129cm" svg:x="31.432cm" svg:y="26.033cm" svg:viewBox="0 0 44 130" draw:points="44,0 15,23 0,58 0,101 15,123 36,130">
          <text:p/>
        </draw:polyline>
        <draw:line draw:style-name="gr2" draw:text-style-name="P2" draw:layer="layout" svg:x1="31.482cm" svg:y1="25.997cm" svg:x2="31.497cm" svg:y2="26.02cm">
          <text:p/>
        </draw:line>
        <draw:line draw:style-name="gr2" draw:text-style-name="P2" draw:layer="layout" svg:x1="31.503cm" svg:y1="25.99cm" svg:x2="31.519cm" svg:y2="26.013cm">
          <text:p/>
        </draw:line>
        <draw:line draw:style-name="gr2" draw:text-style-name="P2" draw:layer="layout" svg:x1="31.589cm" svg:y1="26.04cm" svg:x2="31.646cm" svg:y2="26.04cm">
          <text:p/>
        </draw:line>
        <draw:polyline draw:style-name="gr2" draw:text-style-name="P2" draw:layer="layout" svg:width="0.057cm" svg:height="0.143cm" svg:x="31.589cm" svg:y="26.012cm" svg:viewBox="0 0 58 144" draw:points="37,0 37,144 0,136 0,108 22,101 58,129">
          <text:p/>
        </draw:polyline>
        <draw:polyline draw:style-name="gr2" draw:text-style-name="P2" draw:layer="layout" svg:width="0.014cm" svg:height="0.143cm" svg:x="31.553cm" svg:y="26.012cm" svg:viewBox="0 0 15 144" draw:points="8,0 0,43 0,86 8,144 15,93">
          <text:p/>
        </draw:polyline>
        <draw:line draw:style-name="gr2" draw:text-style-name="P2" draw:layer="layout" svg:x1="31.696cm" svg:y1="26.019cm" svg:x2="31.782cm" svg:y2="26.019cm">
          <text:p/>
        </draw:line>
        <draw:line draw:style-name="gr2" draw:text-style-name="P2" draw:layer="layout" svg:x1="31.739cm" svg:y1="26.169cm" svg:x2="31.739cm" svg:y2="26.019cm">
          <text:p/>
        </draw:line>
        <draw:line draw:style-name="gr2" draw:text-style-name="P2" draw:layer="layout" svg:x1="31.832cm" svg:y1="26.169cm" svg:x2="31.832cm" svg:y2="26.069cm">
          <text:p/>
        </draw:line>
        <draw:polyline draw:style-name="gr2" draw:text-style-name="P2" draw:layer="layout" svg:width="0.043cm" svg:height="0.028cm" svg:x="31.832cm" svg:y="26.069cm" svg:viewBox="0 0 44 29" draw:points="0,29 7,15 14,7 30,0 44,0">
          <text:p/>
        </draw:polyline>
        <draw:polyline draw:style-name="gr2" draw:text-style-name="P2" draw:layer="layout" svg:width="0.1cm" svg:height="0.136cm" svg:x="31.918cm" svg:y="26.019cm" svg:viewBox="0 0 101 137" draw:points="51,7 21,122 0,100 0,43 14,14 51,0 79,7 101,43 101,85 93,115 58,137">
          <text:p/>
        </draw:polyline>
        <draw:polyline draw:style-name="gr2" draw:text-style-name="P2" draw:layer="layout" svg:width="0.078cm" svg:height="0.122cm" svg:x="32.082cm" svg:y="26.033cm" svg:viewBox="0 0 79 123" draw:points="0,0 79,0 79,36 72,72 58,94 36,108 7,123">
          <text:p/>
        </draw:polyline>
        <draw:line draw:style-name="gr2" draw:text-style-name="P2" draw:layer="layout" svg:x1="32.239cm" svg:y1="26.062cm" svg:x2="32.254cm" svg:y2="26.098cm">
          <text:p/>
        </draw:line>
        <draw:line draw:style-name="gr2" draw:text-style-name="P2" draw:layer="layout" svg:x1="32.274cm" svg:y1="26.055cm" svg:x2="32.283cm" svg:y2="26.091cm">
          <text:p/>
        </draw:line>
        <draw:polyline draw:style-name="gr2" draw:text-style-name="P2" draw:layer="layout" svg:width="0.049cm" svg:height="0.093cm" svg:x="32.268cm" svg:y="26.062cm" svg:viewBox="0 0 50 94" draw:points="50,0 50,36 42,58 21,79 0,94">
          <text:p/>
        </draw:polyline>
        <draw:line draw:style-name="gr2" draw:text-style-name="P2" draw:layer="layout" svg:x1="32.439cm" svg:y1="26.004cm" svg:x2="32.439cm" svg:y2="26.162cm">
          <text:p/>
        </draw:line>
        <draw:line draw:style-name="gr2" draw:text-style-name="P2" draw:layer="layout" svg:x1="32.439cm" svg:y1="26.069cm" svg:x2="32.483cm" svg:y2="26.105cm">
          <text:p/>
        </draw:line>
        <draw:line draw:style-name="gr2" draw:text-style-name="P2" draw:layer="layout" svg:x1="32.617cm" svg:y1="26.047cm" svg:x2="32.647cm" svg:y2="26.134cm">
          <text:p/>
        </draw:line>
        <draw:polyline draw:style-name="gr2" draw:text-style-name="P2" draw:layer="layout" svg:width="0.036cm" svg:height="0.086cm" svg:x="32.546cm" svg:y="26.047cm" svg:viewBox="0 0 37 87" draw:points="37,0 30,37 14,66 0,87">
          <text:p/>
        </draw:polyline>
        <draw:polygon draw:style-name="gr2" draw:text-style-name="P2" draw:layer="layout" svg:width="0.021cm" svg:height="0.021cm" svg:x="32.625cm" svg:y="26.026cm" svg:viewBox="0 0 22 22" draw:points="7,0 14,0 22,8 22,15 14,22 7,22 0,15 0,8">
          <text:p/>
        </draw:polygon>
        <draw:line draw:style-name="gr2" draw:text-style-name="P2" draw:layer="layout" svg:x1="32.732cm" svg:y1="26.062cm" svg:x2="32.769cm" svg:y2="26.105cm">
          <text:p/>
        </draw:line>
        <draw:polyline draw:style-name="gr2" draw:text-style-name="P2" draw:layer="layout" svg:width="0.029cm" svg:height="0.086cm" svg:x="32.71cm" svg:y="26.004cm" svg:viewBox="0 0 30 87" draw:points="30,0 23,29 16,59 0,87">
          <text:p/>
        </draw:polyline>
        <draw:polyline draw:style-name="gr2" draw:text-style-name="P2" draw:layer="layout" svg:width="0.057cm" svg:height="0.129cm" svg:x="32.732cm" svg:y="26.033cm" svg:viewBox="0 0 58 130" draw:points="7,0 58,0 51,30 43,58 37,87 22,108 0,130">
          <text:p/>
        </draw:polyline>
        <draw:line draw:style-name="gr2" draw:text-style-name="P2" draw:layer="layout" svg:x1="32.853cm" svg:y1="26.09cm" svg:x2="32.968cm" svg:y2="26.09cm">
          <text:p/>
        </draw:line>
        <draw:line draw:style-name="gr2" draw:text-style-name="P2" draw:layer="layout" svg:x1="33.025cm" svg:y1="26.033cm" svg:x2="33.054cm" svg:y2="26.063cm">
          <text:p/>
        </draw:line>
        <draw:polyline draw:style-name="gr2" draw:text-style-name="P2" draw:layer="layout" svg:width="0.085cm" svg:height="0.1cm" svg:x="33.025cm" svg:y="26.047cm" svg:viewBox="0 0 86 101" draw:points="0,101 35,94 57,73 71,51 86,0">
          <text:p/>
        </draw:polyline>
        <draw:polyline draw:style-name="gr2" draw:text-style-name="P2" draw:layer="layout" svg:width="0.064cm" svg:height="0.107cm" svg:x="33.168cm" svg:y="26.055cm" svg:viewBox="0 0 65 108" draw:points="0,7 50,0 65,28 50,108 29,93">
          <text:p/>
        </draw:polyline>
        <draw:line draw:style-name="gr2" draw:text-style-name="P2" draw:layer="layout" svg:x1="33.204cm" svg:y1="26.004cm" svg:x2="33.175cm" svg:y2="26.156cm">
          <text:p/>
        </draw:line>
        <draw:line draw:style-name="gr2" draw:text-style-name="P2" draw:layer="layout" svg:x1="33.239cm" svg:y1="26.033cm" svg:x2="33.261cm" svg:y2="26.098cm">
          <text:p/>
        </draw:line>
        <draw:line draw:style-name="gr2" draw:text-style-name="P2" draw:layer="layout" svg:x1="33.26cm" svg:y1="26.047cm" svg:x2="33.276cm" svg:y2="26.07cm">
          <text:p/>
        </draw:line>
        <draw:line draw:style-name="gr2" draw:text-style-name="P2" draw:layer="layout" svg:x1="33.282cm" svg:y1="26.04cm" svg:x2="33.297cm" svg:y2="26.063cm">
          <text:p/>
        </draw:line>
        <draw:line draw:style-name="gr2" draw:text-style-name="P2" draw:layer="layout" svg:x1="33.317cm" svg:y1="26.04cm" svg:x2="33.389cm" svg:y2="26.04cm">
          <text:p/>
        </draw:line>
        <draw:line draw:style-name="gr2" draw:text-style-name="P2" draw:layer="layout" svg:x1="33.425cm" svg:y1="26.04cm" svg:x2="33.503cm" svg:y2="26.04cm">
          <text:p/>
        </draw:line>
        <draw:line draw:style-name="gr2" draw:text-style-name="P2" draw:layer="layout" svg:x1="33.317cm" svg:y1="26.069cm" svg:x2="33.389cm" svg:y2="26.069cm">
          <text:p/>
        </draw:line>
        <draw:line draw:style-name="gr2" draw:text-style-name="P2" draw:layer="layout" svg:x1="33.425cm" svg:y1="26.069cm" svg:x2="33.503cm" svg:y2="26.069cm">
          <text:p/>
        </draw:line>
        <draw:line draw:style-name="gr2" draw:text-style-name="P2" draw:layer="layout" svg:x1="33.368cm" svg:y1="26.119cm" svg:x2="33.446cm" svg:y2="26.119cm">
          <text:p/>
        </draw:line>
        <draw:line draw:style-name="gr2" draw:text-style-name="P2" draw:layer="layout" svg:x1="33.368cm" svg:y1="26.155cm" svg:x2="33.446cm" svg:y2="26.155cm">
          <text:p/>
        </draw:line>
        <draw:line draw:style-name="gr2" draw:text-style-name="P2" draw:layer="layout" svg:x1="33.46cm" svg:y1="26.169cm" svg:x2="33.503cm" svg:y2="26.169cm">
          <text:p/>
        </draw:line>
        <draw:line draw:style-name="gr2" draw:text-style-name="P2" draw:layer="layout" svg:x1="33.317cm" svg:y1="26.012cm" svg:x2="33.317cm" svg:y2="26.169cm">
          <text:p/>
        </draw:line>
        <draw:line draw:style-name="gr2" draw:text-style-name="P2" draw:layer="layout" svg:x1="33.368cm" svg:y1="26.09cm" svg:x2="33.368cm" svg:y2="26.162cm">
          <text:p/>
        </draw:line>
        <draw:polyline draw:style-name="gr2" draw:text-style-name="P2" draw:layer="layout" svg:width="0.072cm" svg:height="0.057cm" svg:x="33.317cm" svg:y="26.012cm" svg:viewBox="0 0 73 58" draw:points="0,0 73,0 73,58">
          <text:p/>
        </draw:polyline>
        <draw:line draw:style-name="gr2" draw:text-style-name="P2" draw:layer="layout" svg:x1="33.425cm" svg:y1="26.012cm" svg:x2="33.425cm" svg:y2="26.069cm">
          <text:p/>
        </draw:line>
        <draw:polyline draw:style-name="gr2" draw:text-style-name="P2" draw:layer="layout" svg:width="0.078cm" svg:height="0.057cm" svg:x="33.368cm" svg:y="26.09cm" svg:viewBox="0 0 79 58" draw:points="0,0 79,0 79,58">
          <text:p/>
        </draw:polyline>
        <draw:polyline draw:style-name="gr2" draw:text-style-name="P2" draw:layer="layout" svg:width="0.078cm" svg:height="0.157cm" svg:x="33.425cm" svg:y="26.012cm" svg:viewBox="0 0 79 158" draw:points="0,0 79,0 79,158">
          <text:p/>
        </draw:polyline>
        <draw:line draw:style-name="gr2" draw:text-style-name="P2" draw:layer="layout" svg:x1="33.589cm" svg:y1="26.04cm" svg:x2="33.725cm" svg:y2="26.04cm">
          <text:p/>
        </draw:line>
        <draw:line draw:style-name="gr2" draw:text-style-name="P2" draw:layer="layout" svg:x1="33.611cm" svg:y1="26.083cm" svg:x2="33.696cm" svg:y2="26.083cm">
          <text:p/>
        </draw:line>
        <draw:line draw:style-name="gr2" draw:text-style-name="P2" draw:layer="layout" svg:x1="33.596cm" svg:y1="26.104cm" svg:x2="33.717cm" svg:y2="26.104cm">
          <text:p/>
        </draw:line>
        <draw:line draw:style-name="gr2" draw:text-style-name="P2" draw:layer="layout" svg:x1="33.589cm" svg:y1="26.133cm" svg:x2="33.725cm" svg:y2="26.133cm">
          <text:p/>
        </draw:line>
        <draw:line draw:style-name="gr2" draw:text-style-name="P2" draw:layer="layout" svg:x1="33.668cm" svg:y1="26.097cm" svg:x2="33.668cm" svg:y2="26.155cm">
          <text:p/>
        </draw:line>
        <draw:polyline draw:style-name="gr2" draw:text-style-name="P2" draw:layer="layout" svg:width="0.085cm" svg:height="0.028cm" svg:x="33.611cm" svg:y="26.062cm" svg:viewBox="0 0 86 29" draw:points="0,0 86,0 86,29">
          <text:p/>
        </draw:polyline>
        <draw:line draw:style-name="gr2" draw:text-style-name="P2" draw:layer="layout" svg:x1="33.546cm" svg:y1="26.004cm" svg:x2="33.576cm" svg:y2="26.034cm">
          <text:p/>
        </draw:line>
        <draw:polyline draw:style-name="gr2" draw:text-style-name="P2" draw:layer="layout" svg:width="0.029cm" svg:height="0.093cm" svg:x="33.539cm" svg:y="26.076cm" svg:viewBox="0 0 30 94" draw:points="0,0 30,0 30,65 0,94">
          <text:p/>
        </draw:polyline>
        <draw:line draw:style-name="gr2" draw:text-style-name="P2" draw:layer="layout" svg:x1="33.647cm" svg:y1="25.997cm" svg:x2="33.632cm" svg:y2="26.041cm">
          <text:p/>
        </draw:line>
        <draw:line draw:style-name="gr2" draw:text-style-name="P2" draw:layer="layout" svg:x1="33.617cm" svg:y1="26.104cm" svg:x2="33.617cm" svg:y2="26.133cm">
          <text:p/>
        </draw:line>
        <draw:line draw:style-name="gr2" draw:text-style-name="P2" draw:layer="layout" svg:x1="33.611cm" svg:y1="26.062cm" svg:x2="33.611cm" svg:y2="26.09cm">
          <text:p/>
        </draw:line>
        <draw:polyline draw:style-name="gr2" draw:text-style-name="P2" draw:layer="layout" svg:width="0.093cm" svg:height="0.021cm" svg:x="33.603cm" svg:y="26.019cm" svg:viewBox="0 0 94 22" draw:points="0,0 94,0 94,22">
          <text:p/>
        </draw:polyline>
        <draw:polyline draw:style-name="gr2" draw:text-style-name="P2" draw:layer="layout" svg:width="0.165cm" svg:height="0.022cm" svg:x="33.56cm" svg:y="26.147cm" svg:viewBox="0 0 166 23" draw:points="0,0 72,23 166,23">
          <text:p/>
        </draw:polyline>
        <draw:line draw:style-name="gr2" draw:text-style-name="P2" draw:layer="layout" svg:x1="33.811cm" svg:y1="26.012cm" svg:x2="33.84cm" svg:y2="26.034cm">
          <text:p/>
        </draw:line>
        <draw:polyline draw:style-name="gr2" draw:text-style-name="P2" draw:layer="layout" svg:width="0.057cm" svg:height="0.114cm" svg:x="33.789cm" svg:y="26.055cm" svg:viewBox="0 0 58 115" draw:points="7,7 58,0 0,115">
          <text:p/>
        </draw:polyline>
        <draw:polyline draw:style-name="gr2" draw:text-style-name="P2" draw:layer="layout" svg:width="0.049cm" svg:height="0.058cm" svg:x="33.811cm" svg:y="26.104cm" svg:viewBox="0 0 50 59" draw:points="0,22 29,0 29,59 50,59">
          <text:p/>
        </draw:polyline>
        <draw:line draw:style-name="gr2" draw:text-style-name="P2" draw:layer="layout" svg:x1="33.932cm" svg:y1="26.041cm" svg:x2="34.026cm" svg:y2="26.026cm">
          <text:p/>
        </draw:line>
        <draw:polyline draw:style-name="gr2" draw:text-style-name="P2" draw:layer="layout" svg:width="0.043cm" svg:height="0.129cm" svg:x="33.968cm" svg:y="26.033cm" svg:viewBox="0 0 44 130" draw:points="44,0 14,23 0,58 0,101 14,123 36,130">
          <text:p/>
        </draw:polyline>
        <draw:polyline draw:style-name="gr2" draw:text-style-name="P2" draw:layer="layout" svg:width="0.022cm" svg:height="0.065cm" svg:x="34.16cm" svg:y="26.047cm" svg:viewBox="0 0 23 66" draw:points="0,0 15,29 23,66">
          <text:p/>
        </draw:polyline>
        <draw:polyline draw:style-name="gr2" draw:text-style-name="P2" draw:layer="layout" svg:width="0.043cm" svg:height="0.129cm" svg:x="34.089cm" svg:y="26.033cm" svg:viewBox="0 0 44 130" draw:points="0,0 0,51 7,87 22,130 44,87">
          <text:p/>
        </draw:polyline>
        <draw:polyline draw:style-name="gr2" draw:text-style-name="P2" draw:layer="layout" svg:width="0.079cm" svg:height="0.157cm" svg:x="34.26cm" svg:y="26.012cm" svg:viewBox="0 0 80 158" draw:points="7,7 65,0 0,100 37,71 73,71 80,92 80,128 51,158 22,158 15,128 30,114 59,144">
          <text:p/>
        </draw:polyline>
        <draw:polygon draw:style-name="gr2" draw:text-style-name="P2" draw:layer="layout" svg:width="0.043cm" svg:height="0.043cm" svg:x="34.41cm" svg:y="26.119cm" svg:viewBox="0 0 44 44" draw:points="15,0 30,0 44,14 44,29 30,44 15,44 0,29 0,14">
          <text:p/>
        </draw:polygon>
        <draw:polyline draw:style-name="gr2" draw:text-style-name="P2" draw:layer="layout" svg:width="0.05cm" svg:height="0.021cm" svg:x="30.16cm" svg:y="25.726cm" svg:viewBox="0 0 51 22" draw:points="0,0 51,0 29,22">
          <text:p/>
        </draw:polyline>
        <draw:polyline draw:style-name="gr2" draw:text-style-name="P2" draw:layer="layout" svg:width="0.078cm" svg:height="0.071cm" svg:x="30.146cm" svg:y="25.79cm" svg:viewBox="0 0 79 72" draw:points="15,0 0,37 15,72 79,72">
          <text:p/>
        </draw:polyline>
        <draw:polyline draw:style-name="gr2" draw:text-style-name="P2" draw:layer="layout" svg:width="0.1cm" svg:height="0.136cm" svg:x="30.296cm" svg:y="25.719cm" svg:viewBox="0 0 101 137" draw:points="51,7 22,121 0,100 0,43 14,14 51,0 80,7 101,43 101,85 94,114 58,137">
          <text:p/>
        </draw:polyline>
        <draw:line draw:style-name="gr2" draw:text-style-name="P2" draw:layer="layout" svg:x1="30.539cm" svg:y1="25.712cm" svg:x2="30.554cm" svg:y2="25.727cm">
          <text:p/>
        </draw:line>
        <draw:line draw:style-name="gr2" draw:text-style-name="P2" draw:layer="layout" svg:x1="30.561cm" svg:y1="25.704cm" svg:x2="30.576cm" svg:y2="25.72cm">
          <text:p/>
        </draw:line>
        <draw:line draw:style-name="gr2" draw:text-style-name="P2" draw:layer="layout" svg:x1="30.475cm" svg:y1="25.726cm" svg:x2="30.532cm" svg:y2="25.726cm">
          <text:p/>
        </draw:line>
        <draw:line draw:style-name="gr2" draw:text-style-name="P2" draw:layer="layout" svg:x1="30.453cm" svg:y1="25.769cm" svg:x2="30.553cm" svg:y2="25.769cm">
          <text:p/>
        </draw:line>
        <draw:polyline draw:style-name="gr2" draw:text-style-name="P2" draw:layer="layout" svg:width="0.037cm" svg:height="0.092cm" svg:x="30.467cm" svg:y="25.769cm" svg:viewBox="0 0 38 93" draw:points="38,0 38,35 23,65 0,93">
          <text:p/>
        </draw:polyline>
        <draw:line draw:style-name="gr2" draw:text-style-name="P2" draw:layer="layout" svg:x1="30.603cm" svg:y1="25.79cm" svg:x2="30.718cm" svg:y2="25.79cm">
          <text:p/>
        </draw:line>
        <draw:line draw:style-name="gr2" draw:text-style-name="P2" draw:layer="layout" svg:x1="30.796cm" svg:y1="25.762cm" svg:x2="30.833cm" svg:y2="25.805cm">
          <text:p/>
        </draw:line>
        <draw:polyline draw:style-name="gr2" draw:text-style-name="P2" draw:layer="layout" svg:width="0.028cm" svg:height="0.086cm" svg:x="30.775cm" svg:y="25.704cm" svg:viewBox="0 0 29 87" draw:points="29,0 22,30 15,59 0,87">
          <text:p/>
        </draw:polyline>
        <draw:polyline draw:style-name="gr2" draw:text-style-name="P2" draw:layer="layout" svg:width="0.057cm" svg:height="0.128cm" svg:x="30.796cm" svg:y="25.733cm" svg:viewBox="0 0 58 129" draw:points="7,0 58,0 51,29 44,57 37,87 23,108 0,129">
          <text:p/>
        </draw:polyline>
        <draw:line draw:style-name="gr2" draw:text-style-name="P2" draw:layer="layout" svg:x1="30.932cm" svg:y1="25.733cm" svg:x2="30.996cm" svg:y2="25.733cm">
          <text:p/>
        </draw:line>
        <draw:polyline draw:style-name="gr2" draw:text-style-name="P2" draw:layer="layout" svg:width="0.05cm" svg:height="0.122cm" svg:x="30.932cm" svg:y="25.704cm" svg:viewBox="0 0 51 123" draw:points="36,0 0,109 30,66 44,80 51,123">
          <text:p/>
        </draw:polyline>
        <draw:polyline draw:style-name="gr2" draw:text-style-name="P2" draw:layer="layout" svg:width="0.064cm" svg:height="0.093cm" svg:x="30.946cm" svg:y="25.776cm" svg:viewBox="0 0 65 94" draw:points="65,0 0,51 0,72 21,94 57,94">
          <text:p/>
        </draw:polyline>
        <draw:line draw:style-name="gr2" draw:text-style-name="P2" draw:layer="layout" svg:x1="31.125cm" svg:y1="25.726cm" svg:x2="31.253cm" svg:y2="25.726cm">
          <text:p/>
        </draw:line>
        <draw:line draw:style-name="gr2" draw:text-style-name="P2" draw:layer="layout" svg:x1="31.132cm" svg:y1="25.797cm" svg:x2="31.246cm" svg:y2="25.797cm">
          <text:p/>
        </draw:line>
        <draw:line draw:style-name="gr2" draw:text-style-name="P2" draw:layer="layout" svg:x1="31.103cm" svg:y1="25.733cm" svg:x2="31.103cm" svg:y2="25.869cm">
          <text:p/>
        </draw:line>
        <draw:line draw:style-name="gr2" draw:text-style-name="P2" draw:layer="layout" svg:x1="31.132cm" svg:y1="25.755cm" svg:x2="31.132cm" svg:y2="25.797cm">
          <text:p/>
        </draw:line>
        <draw:polyline draw:style-name="gr2" draw:text-style-name="P2" draw:layer="layout" svg:width="0.114cm" svg:height="0.042cm" svg:x="31.132cm" svg:y="25.755cm" svg:viewBox="0 0 115 43" draw:points="0,0 115,0 115,43">
          <text:p/>
        </draw:polyline>
        <draw:polyline draw:style-name="gr2" draw:text-style-name="P2" draw:layer="layout" svg:width="0.051cm" svg:height="0.072cm" svg:x="31.067cm" svg:y="25.704cm" svg:viewBox="0 0 52 73" draw:points="52,0 30,44 0,73">
          <text:p/>
        </draw:polyline>
        <draw:polyline draw:style-name="gr2" draw:text-style-name="P2" draw:layer="layout" svg:width="0.064cm" svg:height="0.165cm" svg:x="31.125cm" svg:y="25.704cm" svg:viewBox="0 0 65 166" draw:points="65,0 65,100 51,130 37,152 0,166">
          <text:p/>
        </draw:polyline>
        <draw:polyline draw:style-name="gr2" draw:text-style-name="P2" draw:layer="layout" svg:width="0.107cm" svg:height="0.05cm" svg:x="31.139cm" svg:y="25.819cm" svg:viewBox="0 0 108 51" draw:points="0,0 50,37 108,51">
          <text:p/>
        </draw:polyline>
        <draw:line draw:style-name="gr2" draw:text-style-name="P2" draw:layer="layout" svg:x1="31.325cm" svg:y1="25.712cm" svg:x2="31.325cm" svg:y2="25.861cm">
          <text:p/>
        </draw:line>
        <draw:polyline draw:style-name="gr2" draw:text-style-name="P2" draw:layer="layout" svg:width="0.029cm" svg:height="0.015cm" svg:x="31.303cm" svg:y="25.747cm" svg:viewBox="0 0 30 16" draw:points="0,9 30,0 23,16">
          <text:p/>
        </draw:polyline>
        <draw:polyline draw:style-name="gr2" draw:text-style-name="P2" draw:layer="layout" svg:width="0.107cm" svg:height="0.1cm" svg:x="31.296cm" svg:y="25.755cm" svg:viewBox="0 0 108 101" draw:points="0,79 44,21 58,0 87,0 101,14 108,43 94,72 58,101">
          <text:p/>
        </draw:polyline>
        <draw:line draw:style-name="gr2" draw:text-style-name="P2" draw:layer="layout" svg:x1="31.461cm" svg:y1="25.74cm" svg:x2="31.503cm" svg:y2="25.74cm">
          <text:p/>
        </draw:line>
        <draw:line draw:style-name="gr2" draw:text-style-name="P2" draw:layer="layout" svg:x1="31.49cm" svg:y1="25.704cm" svg:x2="31.461cm" svg:y2="25.827cm">
          <text:p/>
        </draw:line>
        <draw:line draw:style-name="gr2" draw:text-style-name="P2" draw:layer="layout" svg:x1="31.539cm" svg:y1="25.733cm" svg:x2="31.562cm" svg:y2="25.763cm">
          <text:p/>
        </draw:line>
        <draw:polyline draw:style-name="gr2" draw:text-style-name="P2" draw:layer="layout" svg:width="0.064cm" svg:height="0.093cm" svg:x="31.489cm" svg:y="25.762cm" svg:viewBox="0 0 65 94" draw:points="36,0 36,86 21,94 0,86 0,58 21,51 65,86">
          <text:p/>
        </draw:polyline>
        <draw:polyline draw:style-name="gr2" draw:text-style-name="P2" draw:layer="layout" svg:width="0.021cm" svg:height="0.065cm" svg:x="31.689cm" svg:y="25.747cm" svg:viewBox="0 0 22 66" draw:points="0,0 15,30 22,66">
          <text:p/>
        </draw:polyline>
        <draw:polyline draw:style-name="gr2" draw:text-style-name="P2" draw:layer="layout" svg:width="0.043cm" svg:height="0.128cm" svg:x="31.618cm" svg:y="25.733cm" svg:viewBox="0 0 44 129" draw:points="0,0 0,50 7,87 21,129 44,87">
          <text:p/>
        </draw:polyline>
        <draw:polyline draw:style-name="gr2" draw:text-style-name="P2" draw:layer="layout" svg:width="0.085cm" svg:height="0.157cm" svg:x="31.782cm" svg:y="25.712cm" svg:viewBox="0 0 86 158" draw:points="43,0 43,158 14,150 0,136 0,122 14,107 86,144">
          <text:p/>
        </draw:polyline>
        <draw:line draw:style-name="gr2" draw:text-style-name="P2" draw:layer="layout" svg:x1="31.825cm" svg:y1="25.756cm" svg:x2="31.862cm" svg:y2="25.747cm">
          <text:p/>
        </draw:line>
        <draw:line draw:style-name="gr2" draw:text-style-name="P2" draw:layer="layout" svg:x1="31.961cm" svg:y1="25.704cm" svg:x2="31.997cm" svg:y2="25.72cm">
          <text:p/>
        </draw:line>
        <draw:polyline draw:style-name="gr2" draw:text-style-name="P2" draw:layer="layout" svg:width="0.071cm" svg:height="0.114cm" svg:x="31.939cm" svg:y="25.747cm" svg:viewBox="0 0 72 115" draw:points="0,22 51,0 72,22 72,65 58,101 22,115">
          <text:p/>
        </draw:polyline>
        <draw:line draw:style-name="gr2" draw:text-style-name="P2" draw:layer="layout" svg:x1="32.131cm" svg:y1="25.733cm" svg:x2="32.182cm" svg:y2="25.733cm">
          <text:p/>
        </draw:line>
        <draw:polyline draw:style-name="gr2" draw:text-style-name="P2" draw:layer="layout" svg:width="0.021cm" svg:height="0.151cm" svg:x="32.089cm" svg:y="25.704cm" svg:viewBox="0 0 22 152" draw:points="7,0 0,59 0,101 7,152 22,101">
          <text:p/>
        </draw:polyline>
        <draw:polyline draw:style-name="gr2" draw:text-style-name="P2" draw:layer="layout" svg:width="0.051cm" svg:height="0.035cm" svg:x="32.131cm" svg:y="25.812cm" svg:viewBox="0 0 52 36" draw:points="0,0 0,29 8,36 52,36">
          <text:p/>
        </draw:polyline>
        <draw:polygon draw:style-name="gr2" draw:text-style-name="P2" draw:layer="layout" svg:width="0.043cm" svg:height="0.042cm" svg:x="32.253cm" svg:y="25.819cm" svg:viewBox="0 0 44 43" draw:points="15,0 30,0 44,14 44,28 30,43 15,43 0,28 0,14">
          <text:p/>
        </draw:polygon>
        <draw:line draw:style-name="gr2" draw:text-style-name="P2" draw:layer="layout" svg:x1="32cm" svg:y1="27.85cm" svg:x2="32cm" svg:y2="28.15cm">
          <text:p/>
        </draw:line>
        <draw:line draw:style-name="gr2" draw:text-style-name="P2" draw:layer="layout" svg:x1="38.401cm" svg:y1="27.85cm" svg:x2="38.401cm" svg:y2="28.5cm">
          <text:p/>
        </draw:line>
        <draw:polygon draw:style-name="gr5" draw:text-style-name="P2" draw:layer="layout" svg:width="41.999cm" svg:height="29.7cm" svg:x="0.002cm" svg:y="0cm" svg:viewBox="0 0 42000 29701" draw:points="0,0 42000,0 42000,29701 0,29701">
          <text:p/>
        </draw:polygon>
        <draw:line draw:style-name="gr6" draw:text-style-name="P2" draw:layer="layout" svg:x1="18.798cm" svg:y1="26.856cm" svg:x2="16.442cm" svg:y2="22.624cm">
          <text:p/>
        </draw:line>
        <draw:line draw:style-name="gr6" draw:text-style-name="P2" draw:layer="layout" svg:x1="18.798cm" svg:y1="26.856cm" svg:x2="7.552cm" svg:y2="22.481cm">
          <text:p/>
        </draw:line>
        <draw:line draw:style-name="gr6" draw:text-style-name="P2" draw:layer="layout" svg:x1="8.012cm" svg:y1="12.186cm" svg:x2="13.267cm" svg:y2="15.681cm">
          <text:p/>
        </draw:line>
        <draw:polyline draw:style-name="gr7" draw:text-style-name="P2" draw:layer="layout" svg:width="0.2cm" svg:height="0.3cm" svg:x="16.571cm" svg:y="27.132cm" svg:viewBox="0 0 201 301" draw:points="0,301 0,0 100,215 201,0 201,301">
          <text:p/>
        </draw:polyline>
        <draw:polyline draw:style-name="gr7" draw:text-style-name="P2" draw:layer="layout" svg:width="0.186cm" svg:height="0.3cm" svg:x="16.885cm" svg:y="27.132cm" svg:viewBox="0 0 187 301" draw:points="0,0 187,0 87,115 130,115 158,130 173,144 187,172 187,244 173,272 158,287 130,301 44,301 14,287 0,272">
          <text:p/>
        </draw:polyline>
        <draw:polyline draw:style-name="gr7" draw:text-style-name="P2" draw:layer="layout" svg:width="0.2cm" svg:height="0.271cm" svg:x="17.185cm" svg:y="27.132cm" svg:viewBox="0 0 201 272" draw:points="101,14 44,244 0,201 0,86 30,29 101,0 158,14 201,86 201,172 187,230 116,272">
          <text:p/>
        </draw:polyline>
        <draw:polyline draw:style-name="gr7" draw:text-style-name="P2" draw:layer="layout" svg:width="0.142cm" svg:height="0.271cm" svg:x="17.5cm" svg:y="27.132cm" svg:viewBox="0 0 143 272" draw:points="14,0 143,0 129,86 101,144 43,230 0,272">
          <text:p/>
        </draw:polyline>
        <draw:polyline draw:style-name="gr7" draw:text-style-name="P2" draw:layer="layout" svg:width="0.071cm" svg:height="0.114cm" svg:x="17.6cm" svg:y="27.289cm" svg:viewBox="0 0 72 115" draw:points="0,0 28,44 72,115">
          <text:p/>
        </draw:polyline>
        <draw:line draw:style-name="gr7" draw:text-style-name="P2" draw:layer="layout" svg:x1="17.871cm" svg:y1="27.218cm" svg:x2="17.944cm" svg:y2="27.304cm">
          <text:p/>
        </draw:line>
        <draw:polyline draw:style-name="gr7" draw:text-style-name="P2" draw:layer="layout" svg:width="0.057cm" svg:height="0.173cm" svg:x="17.828cm" svg:y="27.103cm" svg:viewBox="0 0 58 174" draw:points="58,0 44,59 29,116 0,174">
          <text:p/>
        </draw:polyline>
        <draw:polyline draw:style-name="gr7" draw:text-style-name="P2" draw:layer="layout" svg:width="0.114cm" svg:height="0.257cm" svg:x="17.871cm" svg:y="27.161cm" svg:viewBox="0 0 115 258" draw:points="14,0 115,0 101,57 87,114 72,171 43,215 0,258">
          <text:p/>
        </draw:polyline>
        <draw:line draw:style-name="gr7" draw:text-style-name="P2" draw:layer="layout" svg:x1="18.142cm" svg:y1="27.218cm" svg:x2="18.172cm" svg:y2="27.29cm">
          <text:p/>
        </draw:line>
        <draw:line draw:style-name="gr7" draw:text-style-name="P2" draw:layer="layout" svg:x1="18.214cm" svg:y1="27.203cm" svg:x2="18.229cm" svg:y2="27.276cm">
          <text:p/>
        </draw:line>
        <draw:polyline draw:style-name="gr7" draw:text-style-name="P2" draw:layer="layout" svg:width="0.1cm" svg:height="0.185cm" svg:x="18.2cm" svg:y="27.218cm" svg:viewBox="0 0 101 186" draw:points="101,0 101,72 86,115 43,158 0,186">
          <text:p/>
        </draw:polyline>
        <draw:line draw:style-name="gr7" draw:text-style-name="P2" draw:layer="layout" svg:x1="18.6cm" svg:y1="27.203cm" svg:x2="18.629cm" svg:y2="27.233cm">
          <text:p/>
        </draw:line>
        <draw:line draw:style-name="gr7" draw:text-style-name="P2" draw:layer="layout" svg:x1="18.643cm" svg:y1="27.189cm" svg:x2="18.672cm" svg:y2="27.219cm">
          <text:p/>
        </draw:line>
        <draw:line draw:style-name="gr7" draw:text-style-name="P2" draw:layer="layout" svg:x1="18.543cm" svg:y1="27.103cm" svg:x2="18.543cm" svg:y2="27.418cm">
          <text:p/>
        </draw:line>
        <draw:line draw:style-name="gr7" draw:text-style-name="P2" draw:layer="layout" svg:x1="18.543cm" svg:y1="27.232cm" svg:x2="18.629cm" svg:y2="27.304cm">
          <text:p/>
        </draw:line>
        <draw:line draw:style-name="gr7" draw:text-style-name="P2" draw:layer="layout" svg:x1="18.728cm" svg:y1="27.132cm" svg:x2="19.1cm" svg:y2="27.132cm">
          <text:p/>
        </draw:line>
        <draw:line draw:style-name="gr7" draw:text-style-name="P2" draw:layer="layout" svg:x1="18.8cm" svg:y1="27.232cm" svg:x2="19.028cm" svg:y2="27.232cm">
          <text:p/>
        </draw:line>
        <draw:line draw:style-name="gr7" draw:text-style-name="P2" draw:layer="layout" svg:x1="19cm" svg:y1="27.432cm" svg:x2="19.085cm" svg:y2="27.432cm">
          <text:p/>
        </draw:line>
        <draw:line draw:style-name="gr7" draw:text-style-name="P2" draw:layer="layout" svg:x1="18.757cm" svg:y1="27.289cm" svg:x2="18.757cm" svg:y2="27.432cm">
          <text:p/>
        </draw:line>
        <draw:line draw:style-name="gr7" draw:text-style-name="P2" draw:layer="layout" svg:x1="18.8cm" svg:y1="27.175cm" svg:x2="18.8cm" svg:y2="27.232cm">
          <text:p/>
        </draw:line>
        <draw:line draw:style-name="gr7" draw:text-style-name="P2" draw:layer="layout" svg:x1="18.914cm" svg:y1="27.089cm" svg:x2="18.914cm" svg:y2="27.132cm">
          <text:p/>
        </draw:line>
        <draw:polyline draw:style-name="gr7" draw:text-style-name="P2" draw:layer="layout" svg:width="0.228cm" svg:height="0.057cm" svg:x="18.8cm" svg:y="27.175cm" svg:viewBox="0 0 229 58" draw:points="0,0 229,0 229,58">
          <text:p/>
        </draw:polyline>
        <draw:polyline draw:style-name="gr7" draw:text-style-name="P2" draw:layer="layout" svg:width="0.328cm" svg:height="0.143cm" svg:x="18.757cm" svg:y="27.289cm" svg:viewBox="0 0 329 144" draw:points="0,0 329,0 329,144">
          <text:p/>
        </draw:polyline>
        <draw:polygon draw:style-name="gr7" draw:text-style-name="P2" draw:layer="layout" svg:width="0.172cm" svg:height="0.057cm" svg:x="18.828cm" svg:y="27.332cm" svg:viewBox="0 0 173 58" draw:points="0,0 173,0 173,58 0,58">
          <text:p/>
        </draw:polygon>
        <draw:line draw:style-name="gr7" draw:text-style-name="P2" draw:layer="layout" svg:x1="19.2cm" svg:y1="27.204cm" svg:x2="19.372cm" svg:y2="27.175cm">
          <text:p/>
        </draw:line>
        <draw:polyline draw:style-name="gr7" draw:text-style-name="P2" draw:layer="layout" svg:width="0.086cm" svg:height="0.185cm" svg:x="19.271cm" svg:y="27.118cm" svg:viewBox="0 0 87 186" draw:points="0,0 87,186 29,172">
          <text:p/>
        </draw:polyline>
        <draw:polyline draw:style-name="gr7" draw:text-style-name="P2" draw:layer="layout" svg:width="0.1cm" svg:height="0.115cm" svg:x="19.228cm" svg:y="27.303cm" svg:viewBox="0 0 101 116" draw:points="0,0 0,58 30,100 101,116">
          <text:p/>
        </draw:polyline>
        <draw:line draw:style-name="gr7" draw:text-style-name="P2" draw:layer="layout" svg:x1="19.586cm" svg:y1="27.175cm" svg:x2="19.699cm" svg:y2="27.175cm">
          <text:p/>
        </draw:line>
        <draw:polyline draw:style-name="gr7" draw:text-style-name="P2" draw:layer="layout" svg:width="0.113cm" svg:height="0.285cm" svg:x="19.586cm" svg:y="27.118cm" svg:viewBox="0 0 114 286" draw:points="71,0 71,286 0,272 0,215 43,201 114,258">
          <text:p/>
        </draw:polyline>
        <draw:polyline draw:style-name="gr7" draw:text-style-name="P2" draw:layer="layout" svg:width="0.029cm" svg:height="0.285cm" svg:x="19.514cm" svg:y="27.118cm" svg:viewBox="0 0 30 286" draw:points="14,0 0,85 0,172 14,286 30,186">
          <text:p/>
        </draw:polyline>
        <draw:line draw:style-name="gr7" draw:text-style-name="P2" draw:layer="layout" svg:x1="19.999cm" svg:y1="27.432cm" svg:x2="19.828cm" svg:y2="27.432cm">
          <text:p/>
        </draw:line>
        <draw:polyline draw:style-name="gr7" draw:text-style-name="P2" draw:layer="layout" svg:width="0.086cm" svg:height="0.3cm" svg:x="19.828cm" svg:y="27.132cm" svg:viewBox="0 0 87 301" draw:points="87,301 87,0 58,44 29,72 0,87">
          <text:p/>
        </draw:polyline>
        <draw:line draw:style-name="gr7" draw:text-style-name="P2" draw:layer="layout" svg:x1="20.285cm" svg:y1="27.432cm" svg:x2="20.114cm" svg:y2="27.432cm">
          <text:p/>
        </draw:line>
        <draw:polyline draw:style-name="gr7" draw:text-style-name="P2" draw:layer="layout" svg:width="0.085cm" svg:height="0.3cm" svg:x="20.114cm" svg:y="27.132cm" svg:viewBox="0 0 86 301" draw:points="86,301 86,0 57,44 28,72 0,87">
          <text:p/>
        </draw:polyline>
        <draw:line draw:style-name="gr7" draw:text-style-name="P2" draw:layer="layout" svg:x1="20.414cm" svg:y1="27.432cm" svg:x2="20.414cm" svg:y2="27.232cm">
          <text:p/>
        </draw:line>
        <draw:polyline draw:style-name="gr7" draw:text-style-name="P2" draw:layer="layout" svg:width="0.128cm" svg:height="0.2cm" svg:x="20.414cm" svg:y="27.232cm" svg:viewBox="0 0 129 201" draw:points="0,29 15,14 44,0 86,0 115,14 129,43 129,201">
          <text:p/>
        </draw:polyline>
        <draw:polyline draw:style-name="gr7" draw:text-style-name="P2" draw:layer="layout" svg:width="0.129cm" svg:height="0.2cm" svg:x="20.542cm" svg:y="27.232cm" svg:viewBox="0 0 130 201" draw:points="0,43 16,14 44,0 87,0 116,14 130,43 130,201">
          <text:p/>
        </draw:polyline>
        <draw:line draw:style-name="gr7" draw:text-style-name="P2" draw:layer="layout" svg:x1="20.814cm" svg:y1="27.432cm" svg:x2="20.814cm" svg:y2="27.232cm">
          <text:p/>
        </draw:line>
        <draw:polyline draw:style-name="gr7" draw:text-style-name="P2" draw:layer="layout" svg:width="0.128cm" svg:height="0.2cm" svg:x="20.814cm" svg:y="27.232cm" svg:viewBox="0 0 129 201" draw:points="0,29 14,14 43,0 86,0 115,14 129,43 129,201">
          <text:p/>
        </draw:polyline>
        <draw:polyline draw:style-name="gr7" draw:text-style-name="P2" draw:layer="layout" svg:width="0.129cm" svg:height="0.2cm" svg:x="20.942cm" svg:y="27.232cm" svg:viewBox="0 0 130 201" draw:points="0,43 15,14 43,0 86,0 116,14 130,43 130,201">
          <text:p/>
        </draw:polyline>
        <draw:path draw:style-name="gr2" draw:text-style-name="P2" draw:layer="layout" svg:width="0.7cm" svg:height="0.7cm" svg:x="15.675cm" svg:y="21.85cm" svg:viewBox="0 0 701 701" svg:d="M701 351c0 125-67 241-175 303-108 63-242 63-350 0-109-62-176-178-176-303s67-242 176-304c108-63 242-63 350 0 108 62 175 179 175 304z">
          <text:p/>
        </draw:path>
        <draw:path draw:style-name="gr2" draw:text-style-name="P2" draw:layer="layout" svg:width="0.641cm" svg:height="0.642cm" svg:x="13.381cm" svg:y="15.679cm" svg:viewBox="0 0 642 643" svg:d="M642 322c0 114-61 220-160 277-99 59-222 59-322 0-99-57-160-163-160-277 0-115 61-220 160-278 100-59 223-59 322 0 99 58 160 163 160 278z">
          <text:p/>
        </draw:path>
        <draw:path draw:style-name="gr2" draw:text-style-name="P2" draw:layer="layout" svg:width="0.7cm" svg:height="0.7cm" svg:x="6.675cm" svg:y="21.85cm" svg:viewBox="0 0 701 701" svg:d="M701 351c0 125-68 241-176 303-109 63-242 63-350 0-109-62-175-178-175-303s66-242 175-304c108-63 241-63 350 0 108 62 176 179 176 304z">
          <text:p/>
        </draw:path>
        <draw:path draw:style-name="gr2" draw:text-style-name="P2" draw:layer="layout" svg:width="0.7cm" svg:height="0.701cm" svg:x="6.675cm" svg:y="12.45cm" svg:viewBox="0 0 701 702" svg:d="M701 350c0 125-68 242-176 304-109 63-242 63-350 0-109-62-175-179-175-304s66-241 175-303c108-63 241-63 350 0 108 62 176 178 176 303z">
          <text:p/>
        </draw:path>
        <draw:line draw:style-name="gr6" draw:text-style-name="P2" draw:layer="layout" svg:x1="18.797cm" svg:y1="26.856cm" svg:x2="23.029cm" svg:y2="22.637cm">
          <text:p/>
        </draw:line>
        <draw:line draw:style-name="gr3" draw:text-style-name="P2" draw:layer="layout" svg:x1="31.907cm" svg:y1="26.108cm" svg:x2="32.193cm" svg:y2="26.108cm">
          <text:p/>
        </draw:line>
        <draw:line draw:style-name="gr3" draw:text-style-name="P2" draw:layer="layout" svg:x1="31.621cm" svg:y1="26.442cm" svg:x2="32.24cm" svg:y2="26.442cm">
          <text:p/>
        </draw:line>
        <draw:line draw:style-name="gr3" draw:text-style-name="P2" draw:layer="layout" svg:x1="31.907cm" svg:y1="25.894cm" svg:x2="31.907cm" svg:y2="26.442cm">
          <text:p/>
        </draw:line>
        <draw:line draw:style-name="gr3" draw:text-style-name="P2" draw:layer="layout" svg:x1="32.359cm" svg:y1="25.918cm" svg:x2="32.978cm" svg:y2="25.918cm">
          <text:p/>
        </draw:line>
        <draw:line draw:style-name="gr3" draw:text-style-name="P2" draw:layer="layout" svg:x1="32.55cm" svg:y1="26.18cm" svg:x2="32.788cm" svg:y2="26.18cm">
          <text:p/>
        </draw:line>
        <draw:line draw:style-name="gr3" draw:text-style-name="P2" draw:layer="layout" svg:x1="32.55cm" svg:y1="26.299cm" svg:x2="32.788cm" svg:y2="26.299cm">
          <text:p/>
        </draw:line>
        <draw:line draw:style-name="gr3" draw:text-style-name="P2" draw:layer="layout" svg:x1="32.407cm" svg:y1="26.418cm" svg:x2="32.931cm" svg:y2="26.418cm">
          <text:p/>
        </draw:line>
        <draw:line draw:style-name="gr3" draw:text-style-name="P2" draw:layer="layout" svg:x1="32.407cm" svg:y1="26.061cm" svg:x2="32.407cm" svg:y2="26.442cm">
          <text:p/>
        </draw:line>
        <draw:line draw:style-name="gr3" draw:text-style-name="P2" draw:layer="layout" svg:x1="32.55cm" svg:y1="26.061cm" svg:x2="32.55cm" svg:y2="26.418cm">
          <text:p/>
        </draw:line>
        <draw:line draw:style-name="gr3" draw:text-style-name="P2" draw:layer="layout" svg:x1="32.788cm" svg:y1="26.061cm" svg:x2="32.788cm" svg:y2="26.418cm">
          <text:p/>
        </draw:line>
        <draw:polyline draw:style-name="gr3" draw:text-style-name="P2" draw:layer="layout" svg:width="0.524cm" svg:height="0.381cm" svg:x="32.407cm" svg:y="26.061cm" svg:viewBox="0 0 525 382" draw:points="0,0 525,0 525,382">
          <text:p/>
        </draw:polyline>
        <draw:line draw:style-name="gr3" draw:text-style-name="P2" draw:layer="layout" svg:x1="32.67cm" svg:y1="25.918cm" svg:x2="32.621cm" svg:y2="26.038cm">
          <text:p/>
        </draw:line>
        <draw:polyline draw:style-name="gr3" draw:text-style-name="P2" draw:layer="layout" svg:width="0.048cm" svg:height="0.548cm" svg:x="33.383cm" svg:y="25.87cm" svg:viewBox="0 0 49 549" draw:points="49,0 25,72 0,168 0,406 25,501 49,549">
          <text:p/>
        </draw:polyline>
        <draw:line draw:style-name="gr3" draw:text-style-name="P2" draw:layer="layout" svg:x1="33.741cm" svg:y1="26.061cm" svg:x2="34.002cm" svg:y2="26.061cm">
          <text:p/>
        </draw:line>
        <draw:polyline draw:style-name="gr3" draw:text-style-name="P2" draw:layer="layout" svg:width="0.095cm" svg:height="0.286cm" svg:x="33.669cm" svg:y="25.894cm" svg:viewBox="0 0 96 287" draw:points="96,0 73,95 25,215 0,287">
          <text:p/>
        </draw:polyline>
        <draw:polyline draw:style-name="gr3" draw:text-style-name="P2" draw:layer="layout" svg:width="0.142cm" svg:height="0.357cm" svg:x="33.741cm" svg:y="26.061cm" svg:viewBox="0 0 143 358" draw:points="143,0 143,119 119,191 71,263 0,358">
          <text:p/>
        </draw:polyline>
        <draw:line draw:style-name="gr3" draw:text-style-name="P2" draw:layer="layout" svg:x1="34.169cm" svg:y1="26.18cm" svg:x2="34.55cm" svg:y2="26.18cm">
          <text:p/>
        </draw:line>
        <draw:polyline draw:style-name="gr3" draw:text-style-name="P2" draw:layer="layout" svg:width="0.238cm" svg:height="0.452cm" svg:x="34.717cm" svg:y="25.942cm" svg:viewBox="0 0 239 453" draw:points="24,0 239,0 215,144 167,239 119,310 71,382 0,453">
          <text:p/>
        </draw:polyline>
        <draw:polyline draw:style-name="gr3" draw:text-style-name="P2" draw:layer="layout" svg:width="0.119cm" svg:height="0.19cm" svg:x="34.883cm" svg:y="26.204cm" svg:viewBox="0 0 120 191" draw:points="0,0 49,71 120,191">
          <text:p/>
        </draw:polyline>
        <draw:line draw:style-name="gr3" draw:text-style-name="P2" draw:layer="layout" svg:x1="35.646cm" svg:y1="25.87cm" svg:x2="35.646cm" svg:y2="26.442cm">
          <text:p/>
        </draw:line>
        <draw:polyline draw:style-name="gr3" draw:text-style-name="P2" draw:layer="layout" svg:width="0.262cm" svg:height="0.214cm" svg:x="35.55cm" svg:y="26.061cm" svg:viewBox="0 0 263 215" draw:points="0,0 168,167 263,215">
          <text:p/>
        </draw:polyline>
        <draw:polyline draw:style-name="gr3" draw:text-style-name="P2" draw:layer="layout" svg:width="0.167cm" svg:height="0.262cm" svg:x="35.193cm" svg:y="25.894cm" svg:viewBox="0 0 168 263" draw:points="168,0 71,168 0,263">
          <text:p/>
        </draw:polyline>
        <draw:line draw:style-name="gr3" draw:text-style-name="P2" draw:layer="layout" svg:x1="35.264cm" svg:y1="26.108cm" svg:x2="35.408cm" svg:y2="26.228cm">
          <text:p/>
        </draw:line>
        <draw:polyline draw:style-name="gr3" draw:text-style-name="P2" draw:layer="layout" svg:width="0.262cm" svg:height="0.454cm" svg:x="35.241cm" svg:y="25.989cm" svg:viewBox="0 0 263 455" draw:points="95,0 263,0 191,239 119,335 0,455">
          <text:p/>
        </draw:polyline>
        <draw:line draw:style-name="gr3" draw:text-style-name="P2" draw:layer="layout" svg:x1="36.145cm" svg:y1="26.037cm" svg:x2="36.335cm" svg:y2="26.037cm">
          <text:p/>
        </draw:line>
        <draw:line draw:style-name="gr3" draw:text-style-name="P2" draw:layer="layout" svg:x1="36.145cm" svg:y1="26.156cm" svg:x2="36.335cm" svg:y2="26.156cm">
          <text:p/>
        </draw:line>
        <draw:line draw:style-name="gr3" draw:text-style-name="P2" draw:layer="layout" svg:x1="36.145cm" svg:y1="26.299cm" svg:x2="36.335cm" svg:y2="26.299cm">
          <text:p/>
        </draw:line>
        <draw:line draw:style-name="gr3" draw:text-style-name="P2" draw:layer="layout" svg:x1="36.455cm" svg:y1="26.442cm" svg:x2="36.55cm" svg:y2="26.442cm">
          <text:p/>
        </draw:line>
        <draw:line draw:style-name="gr3" draw:text-style-name="P2" draw:layer="layout" svg:x1="36.05cm" svg:y1="25.989cm" svg:x2="36.05cm" svg:y2="26.442cm">
          <text:p/>
        </draw:line>
        <draw:line draw:style-name="gr3" draw:text-style-name="P2" draw:layer="layout" svg:x1="36.145cm" svg:y1="25.918cm" svg:x2="36.145cm" svg:y2="26.299cm">
          <text:p/>
        </draw:line>
        <draw:polyline draw:style-name="gr3" draw:text-style-name="P2" draw:layer="layout" svg:width="0.19cm" svg:height="0.381cm" svg:x="36.145cm" svg:y="25.918cm" svg:viewBox="0 0 191 382" draw:points="0,0 191,0 191,382">
          <text:p/>
        </draw:polyline>
        <draw:line draw:style-name="gr3" draw:text-style-name="P2" draw:layer="layout" svg:x1="36.431cm" svg:y1="25.942cm" svg:x2="36.431cm" svg:y2="26.299cm">
          <text:p/>
        </draw:line>
        <draw:line draw:style-name="gr3" draw:text-style-name="P2" draw:layer="layout" svg:x1="36.55cm" svg:y1="25.894cm" svg:x2="36.55cm" svg:y2="26.442cm">
          <text:p/>
        </draw:line>
        <draw:line draw:style-name="gr3" draw:text-style-name="P2" draw:layer="layout" svg:x1="36.288cm" svg:y1="26.346cm" svg:x2="36.336cm" svg:y2="26.419cm">
          <text:p/>
        </draw:line>
        <draw:line draw:style-name="gr3" draw:text-style-name="P2" draw:layer="layout" svg:x1="36.194cm" svg:y1="26.346cm" svg:x2="36.097cm" svg:y2="26.419cm">
          <text:p/>
        </draw:line>
        <draw:line draw:style-name="gr3" draw:text-style-name="P2" draw:layer="layout" svg:x1="36.075cm" svg:y1="25.894cm" svg:x2="35.978cm" svg:y2="26.109cm">
          <text:p/>
        </draw:line>
        <draw:polyline draw:style-name="gr3" draw:text-style-name="P2" draw:layer="layout" svg:width="0.072cm" svg:height="0.548cm" svg:x="36.74cm" svg:y="25.87cm" svg:viewBox="0 0 73 549" draw:points="0,0 49,72 73,168 73,406 49,501 0,549">
          <text:p/>
        </draw:polyline>
        <draw:polyline draw:style-name="gr3" draw:text-style-name="P2" draw:layer="layout" svg:width="0.214cm" svg:height="0.357cm" svg:x="37.217cm" svg:y="26.061cm" svg:viewBox="0 0 215 358" draw:points="0,24 167,0 215,95 167,358 95,334">
          <text:p/>
        </draw:polyline>
        <draw:line draw:style-name="gr3" draw:text-style-name="P2" draw:layer="layout" svg:x1="37.337cm" svg:y1="25.894cm" svg:x2="37.24cm" svg:y2="26.419cm">
          <text:p/>
        </draw:line>
        <draw:line draw:style-name="gr3" draw:text-style-name="P2" draw:layer="layout" svg:x1="37.455cm" svg:y1="26.013cm" svg:x2="37.551cm" svg:y2="26.205cm">
          <text:p/>
        </draw:line>
        <draw:line draw:style-name="gr3" draw:text-style-name="P2" draw:layer="layout" svg:x1="37.883cm" svg:y1="25.918cm" svg:x2="37.98cm" svg:y2="25.99cm">
          <text:p/>
        </draw:line>
        <draw:polyline draw:style-name="gr3" draw:text-style-name="P2" draw:layer="layout" svg:width="0.238cm" svg:height="0.429cm" svg:x="37.812cm" svg:y="26.013cm" svg:viewBox="0 0 239 430" draw:points="48,0 0,286 71,191 168,167 239,238 215,358 71,430">
          <text:p/>
        </draw:polyline>
        <draw:line draw:style-name="gr3" draw:text-style-name="P2" draw:layer="layout" svg:x1="38.336cm" svg:y1="26.013cm" svg:x2="38.764cm" svg:y2="26.013cm">
          <text:p/>
        </draw:line>
        <draw:line draw:style-name="gr3" draw:text-style-name="P2" draw:layer="layout" svg:x1="38.336cm" svg:y1="26.132cm" svg:x2="38.764cm" svg:y2="26.132cm">
          <text:p/>
        </draw:line>
        <draw:line draw:style-name="gr3" draw:text-style-name="P2" draw:layer="layout" svg:x1="38.336cm" svg:y1="26.251cm" svg:x2="38.764cm" svg:y2="26.251cm">
          <text:p/>
        </draw:line>
        <draw:line draw:style-name="gr3" draw:text-style-name="P2" draw:layer="layout" svg:x1="38.622cm" svg:y1="26.442cm" svg:x2="38.836cm" svg:y2="26.442cm">
          <text:p/>
        </draw:line>
        <draw:line draw:style-name="gr3" draw:text-style-name="P2" draw:layer="layout" svg:x1="38.336cm" svg:y1="25.894cm" svg:x2="38.336cm" svg:y2="26.251cm">
          <text:p/>
        </draw:line>
        <draw:line draw:style-name="gr3" draw:text-style-name="P2" draw:layer="layout" svg:x1="38.645cm" svg:y1="26.251cm" svg:x2="38.645cm" svg:y2="26.442cm">
          <text:p/>
        </draw:line>
        <draw:polyline draw:style-name="gr3" draw:text-style-name="P2" draw:layer="layout" svg:width="0.428cm" svg:height="0.357cm" svg:x="38.336cm" svg:y="25.894cm" svg:viewBox="0 0 429 358" draw:points="0,0 429,0 429,358">
          <text:p/>
        </draw:polyline>
        <draw:line draw:style-name="gr3" draw:text-style-name="P2" draw:layer="layout" svg:x1="38.861cm" svg:y1="26.346cm" svg:x2="38.836cm" svg:y2="26.443cm">
          <text:p/>
        </draw:line>
        <draw:polyline draw:style-name="gr3" draw:text-style-name="P2" draw:layer="layout" svg:width="0.215cm" svg:height="0.191cm" svg:x="38.24cm" svg:y="26.251cm" svg:viewBox="0 0 216 192" draw:points="216,0 167,96 120,144 0,192">
          <text:p/>
        </draw:polyline>
        <draw:line draw:style-name="gr3" draw:text-style-name="P2" draw:layer="layout" svg:x1="39.026cm" svg:y1="26.013cm" svg:x2="39.193cm" svg:y2="26.013cm">
          <text:p/>
        </draw:line>
        <draw:line draw:style-name="gr3" draw:text-style-name="P2" draw:layer="layout" svg:x1="39.146cm" svg:y1="25.894cm" svg:x2="39.026cm" svg:y2="26.395cm">
          <text:p/>
        </draw:line>
        <draw:line draw:style-name="gr3" draw:text-style-name="P2" draw:layer="layout" svg:x1="39.169cm" svg:y1="26.132cm" svg:x2="39.312cm" svg:y2="26.132cm">
          <text:p/>
        </draw:line>
        <draw:polyline draw:style-name="gr3" draw:text-style-name="P2" draw:layer="layout" svg:width="0.191cm" svg:height="0.143cm" svg:x="39.145cm" svg:y="26.251cm" svg:viewBox="0 0 192 144" draw:points="0,0 24,96 72,144 192,144">
          <text:p/>
        </draw:polyline>
        <draw:line draw:style-name="gr3" draw:text-style-name="P2" draw:layer="layout" svg:x1="39.503cm" svg:y1="26.418cm" svg:x2="40.121cm" svg:y2="26.418cm">
          <text:p/>
        </draw:line>
        <draw:line draw:style-name="gr3" draw:text-style-name="P2" draw:layer="layout" svg:x1="39.503cm" svg:y1="25.918cm" svg:x2="39.503cm" svg:y2="26.442cm">
          <text:p/>
        </draw:line>
        <draw:polyline draw:style-name="gr3" draw:text-style-name="P2" draw:layer="layout" svg:width="0.618cm" svg:height="0.524cm" svg:x="39.503cm" svg:y="25.918cm" svg:viewBox="0 0 619 525" draw:points="0,0 619,0 619,525">
          <text:p/>
        </draw:polyline>
        <draw:line draw:style-name="gr3" draw:text-style-name="P2" draw:layer="layout" svg:x1="39.622cm" svg:y1="26.013cm" svg:x2="39.67cm" svg:y2="26.086cm">
          <text:p/>
        </draw:line>
        <draw:line draw:style-name="gr3" draw:text-style-name="P2" draw:layer="layout" svg:x1="39.765cm" svg:y1="25.965cm" svg:x2="39.813cm" svg:y2="26.086cm">
          <text:p/>
        </draw:line>
        <draw:line draw:style-name="gr3" draw:text-style-name="P2" draw:layer="layout" svg:x1="39.598cm" svg:y1="26.156cm" svg:x2="40.027cm" svg:y2="26.324cm">
          <text:p/>
        </draw:line>
        <draw:polyline draw:style-name="gr3" draw:text-style-name="P2" draw:layer="layout" svg:width="0.405cm" svg:height="0.309cm" svg:x="39.574cm" svg:y="26.037cm" svg:viewBox="0 0 406 310" draw:points="406,0 214,215 0,310">
          <text:p/>
        </draw:polyline>
        <draw:path draw:style-name="gr2" draw:text-style-name="P2" draw:layer="layout" svg:width="0.7cm" svg:height="0.7cm" svg:x="31.075cm" svg:y="21.85cm" svg:viewBox="0 0 701 701" svg:d="M701 351c0 125-67 241-175 303-109 63-242 63-350 0-110-62-176-178-176-303s66-242 176-304c108-63 241-63 350 0 108 62 175 179 175 304z">
          <text:p/>
        </draw:path>
        <draw:path draw:style-name="gr2" draw:text-style-name="P2" draw:layer="layout" svg:width="0.641cm" svg:height="0.641cm" svg:x="28.981cm" svg:y="17.78cm" svg:viewBox="0 0 642 642" svg:d="M642 321c0 115-61 221-160 279-99 57-221 57-321 0-100-58-161-164-161-279 0-114 61-220 161-277 100-59 222-59 321 0 99 57 160 163 160 277z">
          <text:p/>
        </draw:path>
        <draw:path draw:style-name="gr2" draw:text-style-name="P2" draw:layer="layout" svg:width="0.7cm" svg:height="0.7cm" svg:x="23.175cm" svg:y="21.85cm" svg:viewBox="0 0 701 701" svg:d="M701 351c0 125-67 241-175 303-109 63-242 63-351 0-109-62-175-178-175-303s66-242 175-304c109-63 242-63 351 0 108 62 175 179 175 304z">
          <text:p/>
        </draw:path>
        <draw:line draw:style-name="gr6" draw:text-style-name="P2" draw:layer="layout" svg:x1="18.037cm" svg:y1="2.868cm" svg:x2="16.26cm" svg:y2="9.508cm">
          <text:p/>
        </draw:line>
        <draw:line draw:style-name="gr6" draw:text-style-name="P2" draw:layer="layout" svg:x1="18.036cm" svg:y1="2.868cm" svg:x2="22.634cm" svg:y2="9.529cm">
          <text:p/>
        </draw:line>
        <draw:polyline draw:style-name="gr7" draw:text-style-name="P2" draw:layer="layout" svg:width="0.2cm" svg:height="0.3cm" svg:x="17.969cm" svg:y="2.256cm" svg:viewBox="0 0 201 301" draw:points="0,301 0,0 101,215 201,0 201,301">
          <text:p/>
        </draw:polyline>
        <draw:polyline draw:style-name="gr7" draw:text-style-name="P2" draw:layer="layout" svg:width="0.186cm" svg:height="0.3cm" svg:x="18.283cm" svg:y="2.256cm" svg:viewBox="0 0 187 301" draw:points="0,0 187,0 86,115 130,115 158,129 173,143 187,172 187,243 173,272 158,287 130,301 43,301 15,287 0,272">
          <text:p/>
        </draw:polyline>
        <draw:polyline draw:style-name="gr7" draw:text-style-name="P2" draw:layer="layout" svg:width="0.2cm" svg:height="0.272cm" svg:x="18.583cm" svg:y="2.256cm" svg:viewBox="0 0 201 273" draw:points="101,15 44,244 0,201 0,87 30,29 101,0 158,15 201,87 201,173 187,230 116,273">
          <text:p/>
        </draw:polyline>
        <draw:polyline draw:style-name="gr7" draw:text-style-name="P2" draw:layer="layout" svg:width="0.143cm" svg:height="0.272cm" svg:x="18.898cm" svg:y="2.256cm" svg:viewBox="0 0 144 273" draw:points="14,0 144,0 129,87 101,144 72,187 42,230 0,273">
          <text:p/>
        </draw:polyline>
        <draw:polyline draw:style-name="gr7" draw:text-style-name="P2" draw:layer="layout" svg:width="0.071cm" svg:height="0.114cm" svg:x="18.998cm" svg:y="2.414cm" svg:viewBox="0 0 72 115" draw:points="0,0 28,43 72,115">
          <text:p/>
        </draw:polyline>
        <draw:line draw:style-name="gr7" draw:text-style-name="P2" draw:layer="layout" svg:x1="19.269cm" svg:y1="2.342cm" svg:x2="19.342cm" svg:y2="2.429cm">
          <text:p/>
        </draw:line>
        <draw:polyline draw:style-name="gr7" draw:text-style-name="P2" draw:layer="layout" svg:width="0.057cm" svg:height="0.171cm" svg:x="19.226cm" svg:y="2.228cm" svg:viewBox="0 0 58 172" draw:points="58,0 44,57 30,115 0,172">
          <text:p/>
        </draw:polyline>
        <draw:polyline draw:style-name="gr7" draw:text-style-name="P2" draw:layer="layout" svg:width="0.114cm" svg:height="0.257cm" svg:x="19.269cm" svg:y="2.285cm" svg:viewBox="0 0 115 258" draw:points="14,0 115,0 101,57 87,114 73,172 43,215 0,258">
          <text:p/>
        </draw:polyline>
        <draw:line draw:style-name="gr7" draw:text-style-name="P2" draw:layer="layout" svg:x1="19.541cm" svg:y1="2.342cm" svg:x2="19.57cm" svg:y2="2.415cm">
          <text:p/>
        </draw:line>
        <draw:line draw:style-name="gr7" draw:text-style-name="P2" draw:layer="layout" svg:x1="19.612cm" svg:y1="2.328cm" svg:x2="19.627cm" svg:y2="2.4cm">
          <text:p/>
        </draw:line>
        <draw:polyline draw:style-name="gr7" draw:text-style-name="P2" draw:layer="layout" svg:width="0.1cm" svg:height="0.186cm" svg:x="19.598cm" svg:y="2.342cm" svg:viewBox="0 0 101 187" draw:points="101,0 101,72 86,114 43,158 0,187">
          <text:p/>
        </draw:polyline>
        <draw:line draw:style-name="gr7" draw:text-style-name="P2" draw:layer="layout" svg:x1="19.998cm" svg:y1="2.328cm" svg:x2="20.027cm" svg:y2="2.357cm">
          <text:p/>
        </draw:line>
        <draw:line draw:style-name="gr7" draw:text-style-name="P2" draw:layer="layout" svg:x1="20.041cm" svg:y1="2.314cm" svg:x2="20.07cm" svg:y2="2.343cm">
          <text:p/>
        </draw:line>
        <draw:line draw:style-name="gr7" draw:text-style-name="P2" draw:layer="layout" svg:x1="19.941cm" svg:y1="2.228cm" svg:x2="19.941cm" svg:y2="2.542cm">
          <text:p/>
        </draw:line>
        <draw:line draw:style-name="gr7" draw:text-style-name="P2" draw:layer="layout" svg:x1="19.941cm" svg:y1="2.356cm" svg:x2="20.027cm" svg:y2="2.429cm">
          <text:p/>
        </draw:line>
        <draw:line draw:style-name="gr7" draw:text-style-name="P2" draw:layer="layout" svg:x1="20.126cm" svg:y1="2.256cm" svg:x2="20.498cm" svg:y2="2.256cm">
          <text:p/>
        </draw:line>
        <draw:line draw:style-name="gr7" draw:text-style-name="P2" draw:layer="layout" svg:x1="20.198cm" svg:y1="2.356cm" svg:x2="20.426cm" svg:y2="2.356cm">
          <text:p/>
        </draw:line>
        <draw:line draw:style-name="gr7" draw:text-style-name="P2" draw:layer="layout" svg:x1="20.398cm" svg:y1="2.556cm" svg:x2="20.483cm" svg:y2="2.556cm">
          <text:p/>
        </draw:line>
        <draw:line draw:style-name="gr7" draw:text-style-name="P2" draw:layer="layout" svg:x1="20.155cm" svg:y1="2.414cm" svg:x2="20.155cm" svg:y2="2.556cm">
          <text:p/>
        </draw:line>
        <draw:line draw:style-name="gr7" draw:text-style-name="P2" draw:layer="layout" svg:x1="20.198cm" svg:y1="2.299cm" svg:x2="20.198cm" svg:y2="2.356cm">
          <text:p/>
        </draw:line>
        <draw:line draw:style-name="gr7" draw:text-style-name="P2" draw:layer="layout" svg:x1="20.312cm" svg:y1="2.214cm" svg:x2="20.312cm" svg:y2="2.256cm">
          <text:p/>
        </draw:line>
        <draw:polyline draw:style-name="gr7" draw:text-style-name="P2" draw:layer="layout" svg:width="0.228cm" svg:height="0.057cm" svg:x="20.198cm" svg:y="2.299cm" svg:viewBox="0 0 229 58" draw:points="0,0 229,0 229,58">
          <text:p/>
        </draw:polyline>
        <draw:polyline draw:style-name="gr7" draw:text-style-name="P2" draw:layer="layout" svg:width="0.328cm" svg:height="0.142cm" svg:x="20.155cm" svg:y="2.414cm" svg:viewBox="0 0 329 143" draw:points="0,0 329,0 329,143">
          <text:p/>
        </draw:polyline>
        <draw:polygon draw:style-name="gr7" draw:text-style-name="P2" draw:layer="layout" svg:width="0.172cm" svg:height="0.058cm" svg:x="20.226cm" svg:y="2.456cm" svg:viewBox="0 0 173 59" draw:points="0,0 173,0 173,59 0,59">
          <text:p/>
        </draw:polygon>
        <draw:line draw:style-name="gr7" draw:text-style-name="P2" draw:layer="layout" svg:x1="20.597cm" svg:y1="2.329cm" svg:x2="20.77cm" svg:y2="2.299cm">
          <text:p/>
        </draw:line>
        <draw:polyline draw:style-name="gr7" draw:text-style-name="P2" draw:layer="layout" svg:width="0.085cm" svg:height="0.186cm" svg:x="20.669cm" svg:y="2.242cm" svg:viewBox="0 0 86 187" draw:points="0,0 86,187 28,173">
          <text:p/>
        </draw:polyline>
        <draw:polyline draw:style-name="gr7" draw:text-style-name="P2" draw:layer="layout" svg:width="0.1cm" svg:height="0.114cm" svg:x="20.626cm" svg:y="2.428cm" svg:viewBox="0 0 101 115" draw:points="0,0 0,58 29,101 101,115">
          <text:p/>
        </draw:polyline>
        <draw:line draw:style-name="gr7" draw:text-style-name="P2" draw:layer="layout" svg:x1="20.983cm" svg:y1="2.299cm" svg:x2="21.097cm" svg:y2="2.299cm">
          <text:p/>
        </draw:line>
        <draw:polyline draw:style-name="gr7" draw:text-style-name="P2" draw:layer="layout" svg:width="0.114cm" svg:height="0.286cm" svg:x="20.983cm" svg:y="2.242cm" svg:viewBox="0 0 115 287" draw:points="73,0 73,287 0,273 0,215 43,201 115,258">
          <text:p/>
        </draw:polyline>
        <draw:polyline draw:style-name="gr7" draw:text-style-name="P2" draw:layer="layout" svg:width="0.028cm" svg:height="0.286cm" svg:x="20.912cm" svg:y="2.242cm" svg:viewBox="0 0 29 287" draw:points="14,0 0,86 0,172 14,287 29,187">
          <text:p/>
        </draw:polyline>
        <draw:line draw:style-name="gr7" draw:text-style-name="P2" draw:layer="layout" svg:x1="21.397cm" svg:y1="2.556cm" svg:x2="21.226cm" svg:y2="2.556cm">
          <text:p/>
        </draw:line>
        <draw:polyline draw:style-name="gr7" draw:text-style-name="P2" draw:layer="layout" svg:width="0.086cm" svg:height="0.3cm" svg:x="21.226cm" svg:y="2.256cm" svg:viewBox="0 0 87 301" draw:points="87,301 87,0 57,43 29,72 0,86">
          <text:p/>
        </draw:polyline>
        <draw:line draw:style-name="gr7" draw:text-style-name="P2" draw:layer="layout" svg:x1="21.683cm" svg:y1="2.556cm" svg:x2="21.512cm" svg:y2="2.556cm">
          <text:p/>
        </draw:line>
        <draw:polyline draw:style-name="gr7" draw:text-style-name="P2" draw:layer="layout" svg:width="0.086cm" svg:height="0.3cm" svg:x="21.512cm" svg:y="2.256cm" svg:viewBox="0 0 87 301" draw:points="87,301 87,0 58,43 28,72 0,86">
          <text:p/>
        </draw:polyline>
        <draw:line draw:style-name="gr7" draw:text-style-name="P2" draw:layer="layout" svg:x1="21.812cm" svg:y1="2.556cm" svg:x2="21.812cm" svg:y2="2.356cm">
          <text:p/>
        </draw:line>
        <draw:polyline draw:style-name="gr7" draw:text-style-name="P2" draw:layer="layout" svg:width="0.128cm" svg:height="0.2cm" svg:x="21.812cm" svg:y="2.356cm" svg:viewBox="0 0 129 201" draw:points="0,29 15,15 44,0 86,0 115,15 129,43 129,201">
          <text:p/>
        </draw:polyline>
        <draw:polyline draw:style-name="gr7" draw:text-style-name="P2" draw:layer="layout" svg:width="0.129cm" svg:height="0.2cm" svg:x="21.94cm" svg:y="2.356cm" svg:viewBox="0 0 130 201" draw:points="0,43 16,15 44,0 87,0 116,15 130,43 130,201">
          <text:p/>
        </draw:polyline>
        <draw:line draw:style-name="gr7" draw:text-style-name="P2" draw:layer="layout" svg:x1="22.212cm" svg:y1="2.556cm" svg:x2="22.212cm" svg:y2="2.356cm">
          <text:p/>
        </draw:line>
        <draw:polyline draw:style-name="gr7" draw:text-style-name="P2" draw:layer="layout" svg:width="0.128cm" svg:height="0.2cm" svg:x="22.212cm" svg:y="2.356cm" svg:viewBox="0 0 129 201" draw:points="0,29 14,15 43,0 86,0 114,15 129,43 129,201">
          <text:p/>
        </draw:polyline>
        <draw:polyline draw:style-name="gr7" draw:text-style-name="P2" draw:layer="layout" svg:width="0.129cm" svg:height="0.2cm" svg:x="22.34cm" svg:y="2.356cm" svg:viewBox="0 0 130 201" draw:points="0,43 15,15 43,0 86,0 115,15 130,43 130,201">
          <text:p/>
        </draw:polyline>
        <draw:path draw:style-name="gr2" draw:text-style-name="P2" draw:layer="layout" svg:width="0.641cm" svg:height="0.641cm" svg:x="22.681cm" svg:y="9.679cm" svg:viewBox="0 0 642 642" svg:d="M642 322c0 114-61 220-160 277s-221 57-320 0-162-163-162-277c0-116 63-222 162-279s221-57 320 0 160 163 160 279z">
          <text:p/>
        </draw:path>
        <draw:path draw:style-name="gr2" draw:text-style-name="P2" draw:layer="layout" svg:width="0.641cm" svg:height="0.641cm" svg:x="15.681cm" svg:y="9.679cm" svg:viewBox="0 0 642 642" svg:d="M642 322c0 114-62 220-161 277s-222 57-321 0-160-163-160-277c0-116 61-222 160-279s222-57 321 0 161 163 161 279z">
          <text:p/>
        </draw:path>
        <draw:line draw:style-name="gr6" draw:text-style-name="P2" draw:layer="layout" svg:x1="35.892cm" svg:y1="12.721cm" svg:x2="31.776cm" svg:y2="21.805cm">
          <text:p/>
        </draw:line>
        <draw:line draw:style-name="gr6" draw:text-style-name="P2" draw:layer="layout" svg:x1="32.138cm" svg:y1="14.352cm" svg:x2="35.892cm" svg:y2="12.721cm">
          <text:p/>
        </draw:line>
        <draw:line draw:style-name="gr6" draw:text-style-name="P2" draw:layer="layout" svg:x1="35.892cm" svg:y1="12.721cm" svg:x2="29.757cm" svg:y2="17.781cm">
          <text:p/>
        </draw:line>
        <draw:line draw:style-name="gr6" draw:text-style-name="P2" draw:layer="layout" svg:x1="35.892cm" svg:y1="12.722cm" svg:x2="31.927cm" svg:y2="7.207cm">
          <text:p/>
        </draw:line>
        <draw:polyline draw:style-name="gr7" draw:text-style-name="P2" draw:layer="layout" svg:width="0.2cm" svg:height="0.3cm" svg:x="35.972cm" svg:y="12.383cm" svg:viewBox="0 0 201 301" draw:points="0,301 0,0 100,215 201,0 201,301">
          <text:p/>
        </draw:polyline>
        <draw:polyline draw:style-name="gr7" draw:text-style-name="P2" draw:layer="layout" svg:width="0.186cm" svg:height="0.3cm" svg:x="36.286cm" svg:y="12.383cm" svg:viewBox="0 0 187 301" draw:points="0,0 187,0 87,115 130,115 158,130 172,144 187,173 187,244 172,273 158,287 130,301 43,301 14,287 0,273">
          <text:p/>
        </draw:polyline>
        <draw:polyline draw:style-name="gr7" draw:text-style-name="P2" draw:layer="layout" svg:width="0.2cm" svg:height="0.272cm" svg:x="36.586cm" svg:y="12.383cm" svg:viewBox="0 0 201 273" draw:points="100,14 43,244 0,200 0,86 29,29 100,0 158,14 201,86 201,172 187,230 114,273">
          <text:p/>
        </draw:polyline>
        <draw:polyline draw:style-name="gr7" draw:text-style-name="P2" draw:layer="layout" svg:width="0.143cm" svg:height="0.272cm" svg:x="36.9cm" svg:y="12.383cm" svg:viewBox="0 0 144 273" draw:points="15,0 144,0 130,86 101,143 72,186 43,230 0,273">
          <text:p/>
        </draw:polyline>
        <draw:polyline draw:style-name="gr7" draw:text-style-name="P2" draw:layer="layout" svg:width="0.072cm" svg:height="0.115cm" svg:x="37cm" svg:y="12.54cm" svg:viewBox="0 0 73 116" draw:points="0,0 30,43 73,116">
          <text:p/>
        </draw:polyline>
        <draw:line draw:style-name="gr7" draw:text-style-name="P2" draw:layer="layout" svg:x1="37.272cm" svg:y1="12.469cm" svg:x2="37.344cm" svg:y2="12.556cm">
          <text:p/>
        </draw:line>
        <draw:polyline draw:style-name="gr7" draw:text-style-name="P2" draw:layer="layout" svg:width="0.057cm" svg:height="0.172cm" svg:x="37.229cm" svg:y="12.354cm" svg:viewBox="0 0 58 173" draw:points="58,0 44,59 30,116 0,173">
          <text:p/>
        </draw:polyline>
        <draw:polyline draw:style-name="gr7" draw:text-style-name="P2" draw:layer="layout" svg:width="0.114cm" svg:height="0.257cm" svg:x="37.272cm" svg:y="12.412cm" svg:viewBox="0 0 115 258" draw:points="14,0 115,0 101,58 87,115 72,172 43,215 0,258">
          <text:p/>
        </draw:polyline>
        <draw:line draw:style-name="gr7" draw:text-style-name="P2" draw:layer="layout" svg:x1="37.543cm" svg:y1="12.469cm" svg:x2="37.573cm" svg:y2="12.541cm">
          <text:p/>
        </draw:line>
        <draw:line draw:style-name="gr7" draw:text-style-name="P2" draw:layer="layout" svg:x1="37.615cm" svg:y1="12.454cm" svg:x2="37.63cm" svg:y2="12.527cm">
          <text:p/>
        </draw:line>
        <draw:polyline draw:style-name="gr7" draw:text-style-name="P2" draw:layer="layout" svg:width="0.101cm" svg:height="0.186cm" svg:x="37.6cm" svg:y="12.469cm" svg:viewBox="0 0 102 187" draw:points="102,0 102,72 87,115 43,158 0,187">
          <text:p/>
        </draw:polyline>
        <draw:line draw:style-name="gr7" draw:text-style-name="P2" draw:layer="layout" svg:x1="38.001cm" svg:y1="12.454cm" svg:x2="38.03cm" svg:y2="12.484cm">
          <text:p/>
        </draw:line>
        <draw:line draw:style-name="gr7" draw:text-style-name="P2" draw:layer="layout" svg:x1="38.043cm" svg:y1="12.44cm" svg:x2="38.073cm" svg:y2="12.47cm">
          <text:p/>
        </draw:line>
        <draw:line draw:style-name="gr7" draw:text-style-name="P2" draw:layer="layout" svg:x1="37.943cm" svg:y1="12.354cm" svg:x2="37.943cm" svg:y2="12.669cm">
          <text:p/>
        </draw:line>
        <draw:line draw:style-name="gr7" draw:text-style-name="P2" draw:layer="layout" svg:x1="37.943cm" svg:y1="12.483cm" svg:x2="38.03cm" svg:y2="12.556cm">
          <text:p/>
        </draw:line>
        <draw:line draw:style-name="gr7" draw:text-style-name="P2" draw:layer="layout" svg:x1="38.129cm" svg:y1="12.383cm" svg:x2="38.501cm" svg:y2="12.383cm">
          <text:p/>
        </draw:line>
        <draw:line draw:style-name="gr7" draw:text-style-name="P2" draw:layer="layout" svg:x1="38.201cm" svg:y1="12.483cm" svg:x2="38.429cm" svg:y2="12.483cm">
          <text:p/>
        </draw:line>
        <draw:line draw:style-name="gr7" draw:text-style-name="P2" draw:layer="layout" svg:x1="38.401cm" svg:y1="12.683cm" svg:x2="38.486cm" svg:y2="12.683cm">
          <text:p/>
        </draw:line>
        <draw:line draw:style-name="gr7" draw:text-style-name="P2" draw:layer="layout" svg:x1="38.158cm" svg:y1="12.54cm" svg:x2="38.158cm" svg:y2="12.683cm">
          <text:p/>
        </draw:line>
        <draw:line draw:style-name="gr7" draw:text-style-name="P2" draw:layer="layout" svg:x1="38.201cm" svg:y1="12.426cm" svg:x2="38.201cm" svg:y2="12.483cm">
          <text:p/>
        </draw:line>
        <draw:line draw:style-name="gr7" draw:text-style-name="P2" draw:layer="layout" svg:x1="38.315cm" svg:y1="12.34cm" svg:x2="38.315cm" svg:y2="12.383cm">
          <text:p/>
        </draw:line>
        <draw:polyline draw:style-name="gr7" draw:text-style-name="P2" draw:layer="layout" svg:width="0.228cm" svg:height="0.057cm" svg:x="38.201cm" svg:y="12.426cm" svg:viewBox="0 0 229 58" draw:points="0,0 229,0 229,58">
          <text:p/>
        </draw:polyline>
        <draw:polyline draw:style-name="gr7" draw:text-style-name="P2" draw:layer="layout" svg:width="0.328cm" svg:height="0.143cm" svg:x="38.158cm" svg:y="12.54cm" svg:viewBox="0 0 329 144" draw:points="0,0 329,0 329,144">
          <text:p/>
        </draw:polyline>
        <draw:polygon draw:style-name="gr7" draw:text-style-name="P2" draw:layer="layout" svg:width="0.172cm" svg:height="0.057cm" svg:x="38.229cm" svg:y="12.583cm" svg:viewBox="0 0 173 58" draw:points="0,0 173,0 173,58 0,58">
          <text:p/>
        </draw:polygon>
        <draw:line draw:style-name="gr7" draw:text-style-name="P2" draw:layer="layout" svg:x1="38.601cm" svg:y1="12.455cm" svg:x2="38.773cm" svg:y2="12.426cm">
          <text:p/>
        </draw:line>
        <draw:polyline draw:style-name="gr7" draw:text-style-name="P2" draw:layer="layout" svg:width="0.086cm" svg:height="0.186cm" svg:x="38.672cm" svg:y="12.369cm" svg:viewBox="0 0 87 187" draw:points="0,0 87,187 29,172">
          <text:p/>
        </draw:polyline>
        <draw:polyline draw:style-name="gr7" draw:text-style-name="P2" draw:layer="layout" svg:width="0.1cm" svg:height="0.114cm" svg:x="38.629cm" svg:y="12.555cm" svg:viewBox="0 0 101 115" draw:points="0,0 0,58 30,101 101,115">
          <text:p/>
        </draw:polyline>
        <draw:line draw:style-name="gr7" draw:text-style-name="P2" draw:layer="layout" svg:x1="38.986cm" svg:y1="12.426cm" svg:x2="39.101cm" svg:y2="12.426cm">
          <text:p/>
        </draw:line>
        <draw:polyline draw:style-name="gr7" draw:text-style-name="P2" draw:layer="layout" svg:width="0.115cm" svg:height="0.286cm" svg:x="38.986cm" svg:y="12.369cm" svg:viewBox="0 0 116 287" draw:points="73,0 73,287 0,272 0,215 43,201 116,258">
          <text:p/>
        </draw:polyline>
        <draw:polyline draw:style-name="gr7" draw:text-style-name="P2" draw:layer="layout" svg:width="0.029cm" svg:height="0.286cm" svg:x="38.915cm" svg:y="12.369cm" svg:viewBox="0 0 30 287" draw:points="14,0 0,86 0,172 14,287 30,187">
          <text:p/>
        </draw:polyline>
        <draw:line draw:style-name="gr7" draw:text-style-name="P2" draw:layer="layout" svg:x1="39.401cm" svg:y1="12.683cm" svg:x2="39.229cm" svg:y2="12.683cm">
          <text:p/>
        </draw:line>
        <draw:polyline draw:style-name="gr7" draw:text-style-name="P2" draw:layer="layout" svg:width="0.086cm" svg:height="0.3cm" svg:x="39.229cm" svg:y="12.383cm" svg:viewBox="0 0 87 301" draw:points="87,301 87,0 57,43 29,72 0,87">
          <text:p/>
        </draw:polyline>
        <draw:line draw:style-name="gr7" draw:text-style-name="P2" draw:layer="layout" svg:x1="39.686cm" svg:y1="12.683cm" svg:x2="39.515cm" svg:y2="12.683cm">
          <text:p/>
        </draw:line>
        <draw:polyline draw:style-name="gr7" draw:text-style-name="P2" draw:layer="layout" svg:width="0.086cm" svg:height="0.3cm" svg:x="39.515cm" svg:y="12.383cm" svg:viewBox="0 0 87 301" draw:points="87,301 87,0 58,43 29,72 0,87">
          <text:p/>
        </draw:polyline>
        <draw:line draw:style-name="gr7" draw:text-style-name="P2" draw:layer="layout" svg:x1="39.815cm" svg:y1="12.683cm" svg:x2="39.815cm" svg:y2="12.483cm">
          <text:p/>
        </draw:line>
        <draw:polyline draw:style-name="gr7" draw:text-style-name="P2" draw:layer="layout" svg:width="0.129cm" svg:height="0.2cm" svg:x="39.815cm" svg:y="12.483cm" svg:viewBox="0 0 130 201" draw:points="0,30 14,14 43,0 87,0 115,14 130,44 130,201">
          <text:p/>
        </draw:polyline>
        <draw:polyline draw:style-name="gr7" draw:text-style-name="P2" draw:layer="layout" svg:width="0.128cm" svg:height="0.2cm" svg:x="39.944cm" svg:y="12.483cm" svg:viewBox="0 0 129 201" draw:points="0,44 14,14 42,0 86,0 115,14 129,44 129,201">
          <text:p/>
        </draw:polyline>
        <draw:line draw:style-name="gr7" draw:text-style-name="P2" draw:layer="layout" svg:x1="40.215cm" svg:y1="12.683cm" svg:x2="40.215cm" svg:y2="12.483cm">
          <text:p/>
        </draw:line>
        <draw:polyline draw:style-name="gr7" draw:text-style-name="P2" draw:layer="layout" svg:width="0.129cm" svg:height="0.2cm" svg:x="40.215cm" svg:y="12.483cm" svg:viewBox="0 0 130 201" draw:points="0,30 14,14 44,0 87,0 115,14 130,44 130,201">
          <text:p/>
        </draw:polyline>
        <draw:polyline draw:style-name="gr7" draw:text-style-name="P2" draw:layer="layout" svg:width="0.128cm" svg:height="0.2cm" svg:x="40.344cm" svg:y="12.483cm" svg:viewBox="0 0 129 201" draw:points="0,44 13,14 43,0 86,0 114,14 129,44 129,201">
          <text:p/>
        </draw:polyline>
        <draw:path draw:style-name="gr2" draw:text-style-name="P2" draw:layer="layout" svg:width="0.7cm" svg:height="0.7cm" svg:x="31.075cm" svg:y="6.45cm" svg:viewBox="0 0 701 701" svg:d="M701 351c0 125-67 240-175 303-109 62-242 62-350 0-110-63-176-178-176-303s66-242 176-304c108-63 241-63 350 0 108 62 175 179 175 304z">
          <text:p/>
        </draw:path>
        <draw:path draw:style-name="gr2" draw:text-style-name="P2" draw:layer="layout" svg:width="0.64cm" svg:height="0.641cm" svg:x="31.282cm" svg:y="14.279cm" svg:viewBox="0 0 641 642" svg:d="M641 322c0 114-61 220-160 277-100 57-222 57-321 0s-160-163-160-277c0-115 61-222 160-279s221-57 321 0c99 57 160 164 160 279z">
          <text:p/>
        </draw:path>
        <draw:line draw:style-name="gr6" draw:text-style-name="P2" draw:layer="layout" svg:x1="8.013cm" svg:y1="12.186cm" svg:x2="7.52cm" svg:y2="12.459cm">
          <text:p/>
        </draw:line>
        <draw:line draw:style-name="gr6" draw:text-style-name="P2" draw:layer="layout" svg:x1="18.037cm" svg:y1="2.868cm" svg:x2="7.429cm" svg:y2="6.445cm">
          <text:p/>
        </draw:line>
        <draw:polyline draw:style-name="gr7" draw:text-style-name="P2" draw:layer="layout" svg:width="0.2cm" svg:height="0.3cm" svg:x="4.211cm" svg:y="11.731cm" svg:viewBox="0 0 201 301" draw:points="0,301 0,0 101,215 201,0 201,301">
          <text:p/>
        </draw:polyline>
        <draw:polyline draw:style-name="gr7" draw:text-style-name="P2" draw:layer="layout" svg:width="0.185cm" svg:height="0.3cm" svg:x="4.526cm" svg:y="11.731cm" svg:viewBox="0 0 186 301" draw:points="0,0 186,0 86,114 129,114 158,130 172,144 186,173 186,244 172,273 158,287 129,301 43,301 15,287 0,273">
          <text:p/>
        </draw:polyline>
        <draw:polyline draw:style-name="gr7" draw:text-style-name="P2" draw:layer="layout" svg:width="0.199cm" svg:height="0.272cm" svg:x="4.826cm" svg:y="11.731cm" svg:viewBox="0 0 200 273" draw:points="101,14 42,244 0,201 0,87 28,29 101,0 158,14 200,87 200,173 186,230 115,273">
          <text:p/>
        </draw:polyline>
        <draw:polyline draw:style-name="gr7" draw:text-style-name="P2" draw:layer="layout" svg:width="0.142cm" svg:height="0.272cm" svg:x="5.14cm" svg:y="11.731cm" svg:viewBox="0 0 143 273" draw:points="14,0 143,0 129,87 101,144 72,187 44,230 0,273">
          <text:p/>
        </draw:polyline>
        <draw:polyline draw:style-name="gr7" draw:text-style-name="P2" draw:layer="layout" svg:width="0.071cm" svg:height="0.115cm" svg:x="5.24cm" svg:y="11.888cm" svg:viewBox="0 0 72 116" draw:points="0,0 28,44 72,116">
          <text:p/>
        </draw:polyline>
        <draw:line draw:style-name="gr7" draw:text-style-name="P2" draw:layer="layout" svg:x1="5.511cm" svg:y1="11.817cm" svg:x2="5.583cm" svg:y2="11.904cm">
          <text:p/>
        </draw:line>
        <draw:polyline draw:style-name="gr7" draw:text-style-name="P2" draw:layer="layout" svg:width="0.057cm" svg:height="0.172cm" svg:x="5.468cm" svg:y="11.702cm" svg:viewBox="0 0 58 173" draw:points="58,0 44,59 28,116 0,173">
          <text:p/>
        </draw:polyline>
        <draw:polyline draw:style-name="gr7" draw:text-style-name="P2" draw:layer="layout" svg:width="0.114cm" svg:height="0.257cm" svg:x="5.511cm" svg:y="11.76cm" svg:viewBox="0 0 115 258" draw:points="14,0 115,0 101,57 87,114 72,171 44,215 0,258">
          <text:p/>
        </draw:polyline>
        <draw:line draw:style-name="gr7" draw:text-style-name="P2" draw:layer="layout" svg:x1="5.782cm" svg:y1="11.817cm" svg:x2="5.812cm" svg:y2="11.889cm">
          <text:p/>
        </draw:line>
        <draw:line draw:style-name="gr7" draw:text-style-name="P2" draw:layer="layout" svg:x1="5.854cm" svg:y1="11.803cm" svg:x2="5.869cm" svg:y2="11.875cm">
          <text:p/>
        </draw:line>
        <draw:polyline draw:style-name="gr7" draw:text-style-name="P2" draw:layer="layout" svg:width="0.1cm" svg:height="0.186cm" svg:x="5.839cm" svg:y="11.817cm" svg:viewBox="0 0 101 187" draw:points="101,0 101,71 87,114 44,158 0,187">
          <text:p/>
        </draw:polyline>
        <draw:line draw:style-name="gr7" draw:text-style-name="P2" draw:layer="layout" svg:x1="6.239cm" svg:y1="11.803cm" svg:x2="6.269cm" svg:y2="11.832cm">
          <text:p/>
        </draw:line>
        <draw:line draw:style-name="gr7" draw:text-style-name="P2" draw:layer="layout" svg:x1="6.282cm" svg:y1="11.788cm" svg:x2="6.312cm" svg:y2="11.818cm">
          <text:p/>
        </draw:line>
        <draw:line draw:style-name="gr7" draw:text-style-name="P2" draw:layer="layout" svg:x1="6.182cm" svg:y1="11.702cm" svg:x2="6.182cm" svg:y2="12.017cm">
          <text:p/>
        </draw:line>
        <draw:line draw:style-name="gr7" draw:text-style-name="P2" draw:layer="layout" svg:x1="6.182cm" svg:y1="11.831cm" svg:x2="6.269cm" svg:y2="11.904cm">
          <text:p/>
        </draw:line>
        <draw:line draw:style-name="gr7" draw:text-style-name="P2" draw:layer="layout" svg:x1="6.368cm" svg:y1="11.731cm" svg:x2="6.739cm" svg:y2="11.731cm">
          <text:p/>
        </draw:line>
        <draw:line draw:style-name="gr7" draw:text-style-name="P2" draw:layer="layout" svg:x1="6.439cm" svg:y1="11.831cm" svg:x2="6.668cm" svg:y2="11.831cm">
          <text:p/>
        </draw:line>
        <draw:line draw:style-name="gr7" draw:text-style-name="P2" draw:layer="layout" svg:x1="6.639cm" svg:y1="12.031cm" svg:x2="6.725cm" svg:y2="12.031cm">
          <text:p/>
        </draw:line>
        <draw:line draw:style-name="gr7" draw:text-style-name="P2" draw:layer="layout" svg:x1="6.397cm" svg:y1="11.888cm" svg:x2="6.397cm" svg:y2="12.031cm">
          <text:p/>
        </draw:line>
        <draw:line draw:style-name="gr7" draw:text-style-name="P2" draw:layer="layout" svg:x1="6.439cm" svg:y1="11.774cm" svg:x2="6.439cm" svg:y2="11.831cm">
          <text:p/>
        </draw:line>
        <draw:line draw:style-name="gr7" draw:text-style-name="P2" draw:layer="layout" svg:x1="6.554cm" svg:y1="11.688cm" svg:x2="6.554cm" svg:y2="11.731cm">
          <text:p/>
        </draw:line>
        <draw:polyline draw:style-name="gr7" draw:text-style-name="P2" draw:layer="layout" svg:width="0.229cm" svg:height="0.057cm" svg:x="6.439cm" svg:y="11.774cm" svg:viewBox="0 0 230 58" draw:points="0,0 230,0 230,58">
          <text:p/>
        </draw:polyline>
        <draw:polyline draw:style-name="gr7" draw:text-style-name="P2" draw:layer="layout" svg:width="0.328cm" svg:height="0.143cm" svg:x="6.397cm" svg:y="11.888cm" svg:viewBox="0 0 329 144" draw:points="0,0 329,0 329,144">
          <text:p/>
        </draw:polyline>
        <draw:polygon draw:style-name="gr7" draw:text-style-name="P2" draw:layer="layout" svg:width="0.171cm" svg:height="0.057cm" svg:x="6.468cm" svg:y="11.931cm" svg:viewBox="0 0 172 58" draw:points="0,0 172,0 172,58 0,58">
          <text:p/>
        </draw:polygon>
        <draw:line draw:style-name="gr7" draw:text-style-name="P2" draw:layer="layout" svg:x1="6.84cm" svg:y1="11.804cm" svg:x2="7.012cm" svg:y2="11.774cm">
          <text:p/>
        </draw:line>
        <draw:polyline draw:style-name="gr7" draw:text-style-name="P2" draw:layer="layout" svg:width="0.086cm" svg:height="0.186cm" svg:x="6.911cm" svg:y="11.717cm" svg:viewBox="0 0 87 187" draw:points="0,0 87,187 30,172">
          <text:p/>
        </draw:polyline>
        <draw:polyline draw:style-name="gr7" draw:text-style-name="P2" draw:layer="layout" svg:width="0.1cm" svg:height="0.114cm" svg:x="6.868cm" svg:y="11.903cm" svg:viewBox="0 0 101 115" draw:points="0,0 0,58 29,101 101,115">
          <text:p/>
        </draw:polyline>
        <draw:line draw:style-name="gr7" draw:text-style-name="P2" draw:layer="layout" svg:x1="7.225cm" svg:y1="11.774cm" svg:x2="7.34cm" svg:y2="11.774cm">
          <text:p/>
        </draw:line>
        <draw:polyline draw:style-name="gr7" draw:text-style-name="P2" draw:layer="layout" svg:width="0.115cm" svg:height="0.286cm" svg:x="7.225cm" svg:y="11.717cm" svg:viewBox="0 0 116 287" draw:points="73,0 73,287 0,272 0,215 44,201 116,258">
          <text:p/>
        </draw:polyline>
        <draw:polyline draw:style-name="gr7" draw:text-style-name="P2" draw:layer="layout" svg:width="0.028cm" svg:height="0.286cm" svg:x="7.154cm" svg:y="11.717cm" svg:viewBox="0 0 29 287" draw:points="14,0 0,86 0,172 14,287 29,187">
          <text:p/>
        </draw:polyline>
        <draw:line draw:style-name="gr7" draw:text-style-name="P2" draw:layer="layout" svg:x1="7.64cm" svg:y1="12.031cm" svg:x2="7.468cm" svg:y2="12.031cm">
          <text:p/>
        </draw:line>
        <draw:polyline draw:style-name="gr7" draw:text-style-name="P2" draw:layer="layout" svg:width="0.086cm" svg:height="0.3cm" svg:x="7.468cm" svg:y="11.731cm" svg:viewBox="0 0 87 301" draw:points="87,301 87,0 58,43 29,72 0,86">
          <text:p/>
        </draw:polyline>
        <draw:line draw:style-name="gr7" draw:text-style-name="P2" draw:layer="layout" svg:x1="7.925cm" svg:y1="12.031cm" svg:x2="7.754cm" svg:y2="12.031cm">
          <text:p/>
        </draw:line>
        <draw:polyline draw:style-name="gr7" draw:text-style-name="P2" draw:layer="layout" svg:width="0.086cm" svg:height="0.3cm" svg:x="7.754cm" svg:y="11.731cm" svg:viewBox="0 0 87 301" draw:points="87,301 87,0 58,43 30,72 0,86">
          <text:p/>
        </draw:polyline>
        <draw:line draw:style-name="gr7" draw:text-style-name="P2" draw:layer="layout" svg:x1="8.054cm" svg:y1="12.031cm" svg:x2="8.054cm" svg:y2="11.831cm">
          <text:p/>
        </draw:line>
        <draw:polyline draw:style-name="gr7" draw:text-style-name="P2" draw:layer="layout" svg:width="0.129cm" svg:height="0.2cm" svg:x="8.054cm" svg:y="11.831cm" svg:viewBox="0 0 130 201" draw:points="0,30 14,15 43,0 87,0 115,15 130,44 130,201">
          <text:p/>
        </draw:polyline>
        <draw:polyline draw:style-name="gr7" draw:text-style-name="P2" draw:layer="layout" svg:width="0.128cm" svg:height="0.2cm" svg:x="8.183cm" svg:y="11.831cm" svg:viewBox="0 0 129 201" draw:points="0,44 14,15 42,0 86,0 115,15 129,44 129,201">
          <text:p/>
        </draw:polyline>
        <draw:line draw:style-name="gr7" draw:text-style-name="P2" draw:layer="layout" svg:x1="8.454cm" svg:y1="12.031cm" svg:x2="8.454cm" svg:y2="11.831cm">
          <text:p/>
        </draw:line>
        <draw:polyline draw:style-name="gr7" draw:text-style-name="P2" draw:layer="layout" svg:width="0.129cm" svg:height="0.2cm" svg:x="8.454cm" svg:y="11.831cm" svg:viewBox="0 0 130 201" draw:points="0,30 14,15 43,0 87,0 115,15 130,44 130,201">
          <text:p/>
        </draw:polyline>
        <draw:polyline draw:style-name="gr7" draw:text-style-name="P2" draw:layer="layout" svg:width="0.128cm" svg:height="0.2cm" svg:x="8.583cm" svg:y="11.831cm" svg:viewBox="0 0 129 201" draw:points="0,44 14,15 42,0 86,0 115,15 129,44 129,201">
          <text:p/>
        </draw:polyline>
        <draw:path draw:style-name="gr2" draw:text-style-name="P2" draw:layer="layout" svg:width="0.7cm" svg:height="0.7cm" svg:x="6.675cm" svg:y="6.45cm" svg:viewBox="0 0 701 701" svg:d="M701 351c0 125-68 240-176 303-109 62-242 62-350 0-109-63-175-178-175-303s66-242 175-304c108-63 241-63 350 0 108 62 176 179 176 304z">
          <text:p/>
        </draw:path>
        <draw:line draw:style-name="gr8" draw:text-style-name="P2" draw:layer="layout" svg:x1="16.734cm" svg:y1="10.566cm" svg:x2="17.983cm" svg:y2="10.566cm">
          <text:p/>
        </draw:line>
        <draw:line draw:style-name="gr8" draw:text-style-name="P2" draw:layer="layout" svg:x1="17.983cm" svg:y1="10.566cm" svg:x2="17.983cm" svg:y2="12.326cm">
          <text:p/>
        </draw:line>
        <draw:line draw:style-name="gr8" draw:text-style-name="P2" draw:layer="layout" svg:x1="17.983cm" svg:y1="12.326cm" svg:x2="16.734cm" svg:y2="12.326cm">
          <text:p/>
        </draw:line>
        <draw:line draw:style-name="gr8" draw:text-style-name="P2" draw:layer="layout" svg:x1="16.734cm" svg:y1="12.326cm" svg:x2="16.734cm" svg:y2="10.566cm">
          <text:p/>
        </draw:line>
        <draw:line draw:style-name="gr8" draw:text-style-name="P2" draw:layer="layout" svg:x1="16.734cm" svg:y1="7.366cm" svg:x2="17.983cm" svg:y2="7.366cm">
          <text:p/>
        </draw:line>
        <draw:line draw:style-name="gr8" draw:text-style-name="P2" draw:layer="layout" svg:x1="17.983cm" svg:y1="7.366cm" svg:x2="17.983cm" svg:y2="9.126cm">
          <text:p/>
        </draw:line>
        <draw:line draw:style-name="gr8" draw:text-style-name="P2" draw:layer="layout" svg:x1="17.983cm" svg:y1="9.126cm" svg:x2="16.734cm" svg:y2="9.126cm">
          <text:p/>
        </draw:line>
        <draw:line draw:style-name="gr8" draw:text-style-name="P2" draw:layer="layout" svg:x1="16.734cm" svg:y1="9.126cm" svg:x2="16.734cm" svg:y2="7.366cm">
          <text:p/>
        </draw:line>
        <draw:line draw:style-name="gr8" draw:text-style-name="P2" draw:layer="layout" svg:x1="21.306cm" svg:y1="10.566cm" svg:x2="22.556cm" svg:y2="10.566cm">
          <text:p/>
        </draw:line>
        <draw:line draw:style-name="gr8" draw:text-style-name="P2" draw:layer="layout" svg:x1="22.556cm" svg:y1="10.566cm" svg:x2="22.556cm" svg:y2="12.326cm">
          <text:p/>
        </draw:line>
        <draw:line draw:style-name="gr8" draw:text-style-name="P2" draw:layer="layout" svg:x1="22.556cm" svg:y1="12.326cm" svg:x2="21.306cm" svg:y2="12.326cm">
          <text:p/>
        </draw:line>
        <draw:line draw:style-name="gr8" draw:text-style-name="P2" draw:layer="layout" svg:x1="21.306cm" svg:y1="12.326cm" svg:x2="21.306cm" svg:y2="10.566cm">
          <text:p/>
        </draw:line>
        <draw:line draw:style-name="gr8" draw:text-style-name="P2" draw:layer="layout" svg:x1="19.02cm" svg:y1="10.566cm" svg:x2="20.269cm" svg:y2="10.566cm">
          <text:p/>
        </draw:line>
        <draw:line draw:style-name="gr8" draw:text-style-name="P2" draw:layer="layout" svg:x1="20.269cm" svg:y1="10.566cm" svg:x2="20.269cm" svg:y2="12.326cm">
          <text:p/>
        </draw:line>
        <draw:line draw:style-name="gr8" draw:text-style-name="P2" draw:layer="layout" svg:x1="20.269cm" svg:y1="12.326cm" svg:x2="19.02cm" svg:y2="12.326cm">
          <text:p/>
        </draw:line>
        <draw:line draw:style-name="gr8" draw:text-style-name="P2" draw:layer="layout" svg:x1="19.02cm" svg:y1="12.326cm" svg:x2="19.02cm" svg:y2="10.566cm">
          <text:p/>
        </draw:line>
        <draw:line draw:style-name="gr8" draw:text-style-name="P2" draw:layer="layout" svg:x1="21.306cm" svg:y1="7.366cm" svg:x2="22.556cm" svg:y2="7.366cm">
          <text:p/>
        </draw:line>
        <draw:line draw:style-name="gr8" draw:text-style-name="P2" draw:layer="layout" svg:x1="22.556cm" svg:y1="7.366cm" svg:x2="22.556cm" svg:y2="9.126cm">
          <text:p/>
        </draw:line>
        <draw:line draw:style-name="gr8" draw:text-style-name="P2" draw:layer="layout" svg:x1="22.556cm" svg:y1="9.126cm" svg:x2="21.306cm" svg:y2="9.126cm">
          <text:p/>
        </draw:line>
        <draw:line draw:style-name="gr8" draw:text-style-name="P2" draw:layer="layout" svg:x1="21.306cm" svg:y1="9.126cm" svg:x2="21.306cm" svg:y2="7.366cm">
          <text:p/>
        </draw:line>
        <draw:line draw:style-name="gr8" draw:text-style-name="P2" draw:layer="layout" svg:x1="19.02cm" svg:y1="7.366cm" svg:x2="20.269cm" svg:y2="7.366cm">
          <text:p/>
        </draw:line>
        <draw:line draw:style-name="gr8" draw:text-style-name="P2" draw:layer="layout" svg:x1="20.269cm" svg:y1="7.366cm" svg:x2="20.269cm" svg:y2="9.126cm">
          <text:p/>
        </draw:line>
        <draw:line draw:style-name="gr8" draw:text-style-name="P2" draw:layer="layout" svg:x1="20.269cm" svg:y1="9.126cm" svg:x2="19.02cm" svg:y2="9.126cm">
          <text:p/>
        </draw:line>
        <draw:line draw:style-name="gr8" draw:text-style-name="P2" draw:layer="layout" svg:x1="19.02cm" svg:y1="9.126cm" svg:x2="19.02cm" svg:y2="7.366cm">
          <text:p/>
        </draw:line>
        <draw:line draw:style-name="gr8" draw:text-style-name="P2" draw:layer="layout" svg:x1="21.306cm" svg:y1="13.767cm" svg:x2="22.556cm" svg:y2="13.767cm">
          <text:p/>
        </draw:line>
        <draw:line draw:style-name="gr8" draw:text-style-name="P2" draw:layer="layout" svg:x1="22.556cm" svg:y1="13.767cm" svg:x2="22.556cm" svg:y2="15.527cm">
          <text:p/>
        </draw:line>
        <draw:line draw:style-name="gr8" draw:text-style-name="P2" draw:layer="layout" svg:x1="22.556cm" svg:y1="15.527cm" svg:x2="21.306cm" svg:y2="15.527cm">
          <text:p/>
        </draw:line>
        <draw:line draw:style-name="gr8" draw:text-style-name="P2" draw:layer="layout" svg:x1="21.306cm" svg:y1="15.527cm" svg:x2="21.306cm" svg:y2="13.767cm">
          <text:p/>
        </draw:line>
        <draw:line draw:style-name="gr8" draw:text-style-name="P2" draw:layer="layout" svg:x1="16.734cm" svg:y1="16.967cm" svg:x2="17.983cm" svg:y2="16.967cm">
          <text:p/>
        </draw:line>
        <draw:line draw:style-name="gr8" draw:text-style-name="P2" draw:layer="layout" svg:x1="17.983cm" svg:y1="16.967cm" svg:x2="17.983cm" svg:y2="18.727cm">
          <text:p/>
        </draw:line>
        <draw:line draw:style-name="gr8" draw:text-style-name="P2" draw:layer="layout" svg:x1="17.983cm" svg:y1="18.727cm" svg:x2="16.734cm" svg:y2="18.727cm">
          <text:p/>
        </draw:line>
        <draw:line draw:style-name="gr8" draw:text-style-name="P2" draw:layer="layout" svg:x1="16.734cm" svg:y1="18.727cm" svg:x2="16.734cm" svg:y2="16.967cm">
          <text:p/>
        </draw:line>
        <draw:line draw:style-name="gr8" draw:text-style-name="P2" draw:layer="layout" svg:x1="14.448cm" svg:y1="16.967cm" svg:x2="15.698cm" svg:y2="16.967cm">
          <text:p/>
        </draw:line>
        <draw:line draw:style-name="gr8" draw:text-style-name="P2" draw:layer="layout" svg:x1="15.698cm" svg:y1="16.967cm" svg:x2="15.698cm" svg:y2="18.727cm">
          <text:p/>
        </draw:line>
        <draw:line draw:style-name="gr8" draw:text-style-name="P2" draw:layer="layout" svg:x1="15.698cm" svg:y1="18.727cm" svg:x2="14.448cm" svg:y2="18.727cm">
          <text:p/>
        </draw:line>
        <draw:line draw:style-name="gr8" draw:text-style-name="P2" draw:layer="layout" svg:x1="14.448cm" svg:y1="18.727cm" svg:x2="14.448cm" svg:y2="16.967cm">
          <text:p/>
        </draw:line>
        <draw:line draw:style-name="gr6" draw:text-style-name="P2" draw:layer="layout" svg:x1="17.983cm" svg:y1="16.917cm" svg:x2="17.983cm" svg:y2="16.454cm">
          <text:p/>
        </draw:line>
        <draw:line draw:style-name="gr6" draw:text-style-name="P2" draw:layer="layout" svg:x1="19.02cm" svg:y1="16.917cm" svg:x2="19.02cm" svg:y2="16.454cm">
          <text:p/>
        </draw:line>
        <draw:line draw:style-name="gr6" draw:text-style-name="P2" draw:layer="layout" svg:x1="17.983cm" svg:y1="16.512cm" svg:x2="19.02cm" svg:y2="16.512cm">
          <text:p/>
        </draw:line>
        <draw:line draw:style-name="gr6" draw:text-style-name="P2" draw:layer="layout" svg:x1="17.983cm" svg:y1="16.512cm" svg:x2="19.02cm" svg:y2="16.512cm">
          <text:p/>
        </draw:line>
        <draw:line draw:style-name="gr6" draw:text-style-name="P2" draw:layer="layout" svg:x1="17.983cm" svg:y1="16.513cm" svg:x2="18.097cm" svg:y2="16.454cm">
          <text:p/>
        </draw:line>
        <draw:line draw:style-name="gr6" draw:text-style-name="P2" draw:layer="layout" svg:x1="17.983cm" svg:y1="16.512cm" svg:x2="18.097cm" svg:y2="16.572cm">
          <text:p/>
        </draw:line>
        <draw:line draw:style-name="gr6" draw:text-style-name="P2" draw:layer="layout" svg:x1="19.021cm" svg:y1="16.512cm" svg:x2="18.907cm" svg:y2="16.572cm">
          <text:p/>
        </draw:line>
        <draw:line draw:style-name="gr6" draw:text-style-name="P2" draw:layer="layout" svg:x1="19.021cm" svg:y1="16.513cm" svg:x2="18.907cm" svg:y2="16.454cm">
          <text:p/>
        </draw:line>
        <draw:line draw:style-name="gr2" draw:text-style-name="P2" draw:layer="layout" svg:x1="18.096cm" svg:y1="16.442cm" svg:x2="18.039cm" svg:y2="16.442cm">
          <text:p/>
        </draw:line>
        <draw:polyline draw:style-name="gr2" draw:text-style-name="P2" draw:layer="layout" svg:width="0.029cm" svg:height="0.1cm" svg:x="18.039cm" svg:y="16.342cm" svg:viewBox="0 0 30 101" draw:points="30,101 30,0 20,15 11,24 0,29">
          <text:p/>
        </draw:polyline>
        <draw:polygon draw:style-name="gr2" draw:text-style-name="P2" draw:layer="layout" svg:width="0.057cm" svg:height="0.1cm" svg:x="18.135cm" svg:y="16.342cm" svg:viewBox="0 0 58 101" draw:points="24,0 34,0 43,5 48,10 53,19 58,38 58,63 53,82 48,92 43,97 34,101 24,101 14,97 9,92 4,82 0,63 0,38 4,19 9,10 14,5">
          <text:p/>
        </draw:polygon>
        <draw:polyline draw:style-name="gr2" draw:text-style-name="P2" draw:layer="layout" svg:width="0.009cm" svg:height="0.009cm" svg:x="18.23cm" svg:y="16.433cm" svg:viewBox="0 0 10 10" draw:points="5,0 10,5 5,10 0,5 5,0 5,10">
          <text:p/>
        </draw:polyline>
        <draw:polyline draw:style-name="gr2" draw:text-style-name="P2" draw:layer="layout" svg:width="0.062cm" svg:height="0.1cm" svg:x="18.273cm" svg:y="16.342cm" svg:viewBox="0 0 63 101" draw:points="0,0 63,0 28,38 43,38 52,44 57,49 63,58 63,82 57,92 52,97 43,101 14,101 4,97 0,92">
          <text:p/>
        </draw:polyline>
        <draw:polyline draw:style-name="gr2" draw:text-style-name="P2" draw:layer="layout" svg:width="0.057cm" svg:height="0.1cm" svg:x="18.373cm" svg:y="16.342cm" svg:viewBox="0 0 58 101" draw:points="48,0 29,0 20,5 15,10 4,24 0,44 0,82 4,92 9,97 20,101 39,101 48,97 53,92 58,82 58,58 53,49 48,44 39,38 20,38 9,44 4,49 0,58">
          <text:p/>
        </draw:polyline>
        <draw:polygon draw:style-name="gr2" draw:text-style-name="P2" draw:layer="layout" svg:width="0.057cm" svg:height="0.1cm" svg:x="18.468cm" svg:y="16.342cm" svg:viewBox="0 0 58 101" draw:points="24,0 34,0 44,5 49,10 53,19 58,38 58,63 53,82 49,92 44,97 34,101 24,101 14,97 9,92 5,82 0,63 0,38 5,19 9,10 14,5">
          <text:p/>
        </draw:polygon>
        <draw:polygon draw:style-name="gr2" draw:text-style-name="P2" draw:layer="layout" svg:width="0.057cm" svg:height="0.1cm" svg:x="18.563cm" svg:y="16.342cm" svg:viewBox="0 0 58 101" draw:points="24,0 34,0 43,5 49,10 54,19 58,38 58,63 54,82 49,92 43,97 34,101 24,101 15,97 10,92 5,82 0,63 0,38 5,19 10,10 15,5">
          <text:p/>
        </draw:polygon>
        <draw:line draw:style-name="gr2" draw:text-style-name="P2" draw:layer="layout" svg:x1="18.739cm" svg:y1="16.442cm" svg:x2="18.739cm" svg:y2="16.376cm">
          <text:p/>
        </draw:line>
        <draw:polyline draw:style-name="gr2" draw:text-style-name="P2" draw:layer="layout" svg:width="0.043cm" svg:height="0.066cm" svg:x="18.739cm" svg:y="16.376cm" svg:viewBox="0 0 44 67" draw:points="0,9 5,4 16,0 30,0 39,4 44,14 44,67">
          <text:p/>
        </draw:polyline>
        <draw:polyline draw:style-name="gr2" draw:text-style-name="P2" draw:layer="layout" svg:width="0.043cm" svg:height="0.066cm" svg:x="18.782cm" svg:y="16.376cm" svg:viewBox="0 0 44 67" draw:points="0,14 5,4 15,0 30,0 39,4 44,14 44,67">
          <text:p/>
        </draw:polyline>
        <draw:line draw:style-name="gr2" draw:text-style-name="P2" draw:layer="layout" svg:x1="18.873cm" svg:y1="16.442cm" svg:x2="18.873cm" svg:y2="16.376cm">
          <text:p/>
        </draw:line>
        <draw:polyline draw:style-name="gr2" draw:text-style-name="P2" draw:layer="layout" svg:width="0.043cm" svg:height="0.066cm" svg:x="18.873cm" svg:y="16.376cm" svg:viewBox="0 0 44 67" draw:points="0,9 5,4 15,0 29,0 39,4 44,14 44,67">
          <text:p/>
        </draw:polyline>
        <draw:polyline draw:style-name="gr2" draw:text-style-name="P2" draw:layer="layout" svg:width="0.043cm" svg:height="0.066cm" svg:x="18.916cm" svg:y="16.376cm" svg:viewBox="0 0 44 67" draw:points="0,14 4,4 14,0 29,0 39,4 44,14 44,67">
          <text:p/>
        </draw:polyline>
        <draw:line draw:style-name="gr6" draw:text-style-name="P2" draw:layer="layout" svg:x1="16.002cm" svg:y1="8.3cm" svg:x2="16.002cm" svg:y2="5.391cm">
          <text:p/>
        </draw:line>
        <draw:line draw:style-name="gr6" draw:text-style-name="P2" draw:layer="layout" svg:x1="23.002cm" svg:y1="8.3cm" svg:x2="23.002cm" svg:y2="5.391cm">
          <text:p/>
        </draw:line>
        <draw:line draw:style-name="gr6" draw:text-style-name="P2" draw:layer="layout" svg:x1="16.002cm" svg:y1="5.45cm" svg:x2="23.002cm" svg:y2="5.45cm">
          <text:p/>
        </draw:line>
        <draw:line draw:style-name="gr6" draw:text-style-name="P2" draw:layer="layout" svg:x1="16.002cm" svg:y1="5.45cm" svg:x2="23.002cm" svg:y2="5.45cm">
          <text:p/>
        </draw:line>
        <draw:line draw:style-name="gr6" draw:text-style-name="P2" draw:layer="layout" svg:x1="16.002cm" svg:y1="5.451cm" svg:x2="16.115cm" svg:y2="5.391cm">
          <text:p/>
        </draw:line>
        <draw:line draw:style-name="gr6" draw:text-style-name="P2" draw:layer="layout" svg:x1="16.002cm" svg:y1="5.45cm" svg:x2="16.115cm" svg:y2="5.51cm">
          <text:p/>
        </draw:line>
        <draw:line draw:style-name="gr6" draw:text-style-name="P2" draw:layer="layout" svg:x1="23.003cm" svg:y1="5.45cm" svg:x2="22.889cm" svg:y2="5.51cm">
          <text:p/>
        </draw:line>
        <draw:line draw:style-name="gr6" draw:text-style-name="P2" draw:layer="layout" svg:x1="23.003cm" svg:y1="5.451cm" svg:x2="22.889cm" svg:y2="5.391cm">
          <text:p/>
        </draw:line>
        <draw:polyline draw:style-name="gr3" draw:text-style-name="P2" draw:layer="layout" svg:width="0.134cm" svg:height="0.2cm" svg:x="20.233cm" svg:y="5.06cm" svg:viewBox="0 0 135 201" draw:points="0,0 135,0 48,201">
          <text:p/>
        </draw:polyline>
        <draw:polygon draw:style-name="gr3" draw:text-style-name="P2" draw:layer="layout" svg:width="0.114cm" svg:height="0.2cm" svg:x="20.434cm" svg:y="5.06cm" svg:viewBox="0 0 115 201" draw:points="48,0 67,0 86,10 96,20 105,39 115,77 115,125 105,163 96,182 86,192 67,201 48,201 28,192 19,182 9,163 0,125 0,77 9,39 19,20 28,10">
          <text:p/>
        </draw:polygon>
        <draw:polyline draw:style-name="gr3" draw:text-style-name="P2" draw:layer="layout" svg:width="0.019cm" svg:height="0.019cm" svg:x="20.624cm" svg:y="5.241cm" svg:viewBox="0 0 20 20" draw:points="11,0 20,10 11,20 0,10 11,0 11,20">
          <text:p/>
        </draw:polyline>
        <draw:polygon draw:style-name="gr3" draw:text-style-name="P2" draw:layer="layout" svg:width="0.115cm" svg:height="0.2cm" svg:x="20.719cm" svg:y="5.06cm" svg:viewBox="0 0 116 201" draw:points="48,0 67,0 87,10 96,20 106,39 116,77 116,125 106,163 96,182 87,192 67,201 48,201 29,192 19,182 10,163 0,125 0,77 10,39 19,20 29,10">
          <text:p/>
        </draw:polygon>
        <draw:polygon draw:style-name="gr3" draw:text-style-name="P2" draw:layer="layout" svg:width="0.114cm" svg:height="0.2cm" svg:x="20.91cm" svg:y="5.06cm" svg:viewBox="0 0 115 201" draw:points="48,0 67,0 87,10 96,20 106,39 115,77 115,125 106,163 96,182 87,192 67,201 48,201 29,192 20,182 10,163 0,125 0,77 10,39 20,20 29,10">
          <text:p/>
        </draw:polygon>
        <draw:polygon draw:style-name="gr3" draw:text-style-name="P2" draw:layer="layout" svg:width="0.115cm" svg:height="0.2cm" svg:x="21.1cm" svg:y="5.06cm" svg:viewBox="0 0 116 201" draw:points="49,0 68,0 87,10 97,20 106,39 116,77 116,125 106,163 97,182 87,192 68,201 49,201 29,192 19,182 10,163 0,125 0,77 10,39 19,20 29,10">
          <text:p/>
        </draw:polygon>
        <draw:polygon draw:style-name="gr3" draw:text-style-name="P2" draw:layer="layout" svg:width="0.114cm" svg:height="0.2cm" svg:x="21.291cm" svg:y="5.06cm" svg:viewBox="0 0 115 201" draw:points="47,0 66,0 86,10 96,20 106,39 115,77 115,125 106,163 96,182 86,192 66,201 47,201 28,192 19,182 9,163 0,125 0,77 9,39 19,20 28,10">
          <text:p/>
        </draw:polygon>
        <draw:line draw:style-name="gr3" draw:text-style-name="P2" draw:layer="layout" svg:x1="21.643cm" svg:y1="5.26cm" svg:x2="21.643cm" svg:y2="5.127cm">
          <text:p/>
        </draw:line>
        <draw:polyline draw:style-name="gr3" draw:text-style-name="P2" draw:layer="layout" svg:width="0.086cm" svg:height="0.133cm" svg:x="21.643cm" svg:y="5.127cm" svg:viewBox="0 0 87 134" draw:points="0,19 10,9 29,0 57,0 77,9 87,28 87,134">
          <text:p/>
        </draw:polyline>
        <draw:polyline draw:style-name="gr3" draw:text-style-name="P2" draw:layer="layout" svg:width="0.086cm" svg:height="0.133cm" svg:x="21.729cm" svg:y="5.127cm" svg:viewBox="0 0 87 134" draw:points="0,28 9,9 28,0 57,0 77,9 87,28 87,134">
          <text:p/>
        </draw:polyline>
        <draw:line draw:style-name="gr3" draw:text-style-name="P2" draw:layer="layout" svg:x1="21.91cm" svg:y1="5.26cm" svg:x2="21.91cm" svg:y2="5.127cm">
          <text:p/>
        </draw:line>
        <draw:polyline draw:style-name="gr3" draw:text-style-name="P2" draw:layer="layout" svg:width="0.086cm" svg:height="0.133cm" svg:x="21.91cm" svg:y="5.127cm" svg:viewBox="0 0 87 134" draw:points="0,19 9,9 28,0 57,0 77,9 87,28 87,134">
          <text:p/>
        </draw:polyline>
        <draw:polyline draw:style-name="gr3" draw:text-style-name="P2" draw:layer="layout" svg:width="0.085cm" svg:height="0.133cm" svg:x="21.996cm" svg:y="5.127cm" svg:viewBox="0 0 86 134" draw:points="0,28 9,9 28,0 57,0 77,9 86,28 86,134">
          <text:p/>
        </draw:polyline>
        <draw:line draw:style-name="gr6" draw:text-style-name="P2" draw:layer="layout" svg:x1="16.734cm" svg:y1="16.917cm" svg:x2="16.734cm" svg:y2="16.436cm">
          <text:p/>
        </draw:line>
        <draw:line draw:style-name="gr6" draw:text-style-name="P2" draw:layer="layout" svg:x1="17.983cm" svg:y1="16.917cm" svg:x2="17.983cm" svg:y2="16.436cm">
          <text:p/>
        </draw:line>
        <draw:line draw:style-name="gr6" draw:text-style-name="P2" draw:layer="layout" svg:x1="16.734cm" svg:y1="16.494cm" svg:x2="17.983cm" svg:y2="16.494cm">
          <text:p/>
        </draw:line>
        <draw:line draw:style-name="gr6" draw:text-style-name="P2" draw:layer="layout" svg:x1="16.734cm" svg:y1="16.494cm" svg:x2="17.983cm" svg:y2="16.494cm">
          <text:p/>
        </draw:line>
        <draw:line draw:style-name="gr6" draw:text-style-name="P2" draw:layer="layout" svg:x1="16.734cm" svg:y1="16.495cm" svg:x2="16.847cm" svg:y2="16.436cm">
          <text:p/>
        </draw:line>
        <draw:line draw:style-name="gr6" draw:text-style-name="P2" draw:layer="layout" svg:x1="16.734cm" svg:y1="16.494cm" svg:x2="16.847cm" svg:y2="16.554cm">
          <text:p/>
        </draw:line>
        <draw:line draw:style-name="gr6" draw:text-style-name="P2" draw:layer="layout" svg:x1="17.984cm" svg:y1="16.494cm" svg:x2="17.871cm" svg:y2="16.554cm">
          <text:p/>
        </draw:line>
        <draw:line draw:style-name="gr6" draw:text-style-name="P2" draw:layer="layout" svg:x1="17.984cm" svg:y1="16.495cm" svg:x2="17.871cm" svg:y2="16.436cm">
          <text:p/>
        </draw:line>
        <draw:line draw:style-name="gr2" draw:text-style-name="P2" draw:layer="layout" svg:x1="16.954cm" svg:y1="16.424cm" svg:x2="16.896cm" svg:y2="16.424cm">
          <text:p/>
        </draw:line>
        <draw:polyline draw:style-name="gr2" draw:text-style-name="P2" draw:layer="layout" svg:width="0.029cm" svg:height="0.1cm" svg:x="16.896cm" svg:y="16.324cm" svg:viewBox="0 0 30 101" draw:points="30,101 30,0 20,15 11,24 0,30">
          <text:p/>
        </draw:polyline>
        <draw:polyline draw:style-name="gr2" draw:text-style-name="P2" draw:layer="layout" svg:width="0.062cm" svg:height="0.1cm" svg:x="16.987cm" svg:y="16.324cm" svg:viewBox="0 0 63 101" draw:points="6,10 10,5 20,0 44,0 53,5 58,10 63,19 63,30 58,44 0,101 63,101">
          <text:p/>
        </draw:polyline>
        <draw:polyline draw:style-name="gr2" draw:text-style-name="P2" draw:layer="layout" svg:width="0.009cm" svg:height="0.009cm" svg:x="17.087cm" svg:y="16.415cm" svg:viewBox="0 0 10 10" draw:points="5,0 10,5 5,10 0,5 5,0 5,10">
          <text:p/>
        </draw:polyline>
        <draw:polyline draw:style-name="gr2" draw:text-style-name="P2" draw:layer="layout" svg:width="0.058cm" svg:height="0.1cm" svg:x="17.134cm" svg:y="16.324cm" svg:viewBox="0 0 59 101" draw:points="54,0 5,0 0,49 5,44 15,39 39,39 48,44 54,49 59,58 59,82 54,92 48,97 39,101 15,101 5,97 0,92">
          <text:p/>
        </draw:polyline>
        <draw:polygon draw:style-name="gr2" draw:text-style-name="P2" draw:layer="layout" svg:width="0.057cm" svg:height="0.1cm" svg:x="17.23cm" svg:y="16.324cm" svg:viewBox="0 0 58 101" draw:points="25,0 34,0 44,5 48,10 53,19 58,39 58,63 53,82 48,92 44,97 34,101 25,101 15,97 9,92 4,82 0,63 0,39 4,19 9,10 15,5">
          <text:p/>
        </draw:polygon>
        <draw:polygon draw:style-name="gr2" draw:text-style-name="P2" draw:layer="layout" svg:width="0.057cm" svg:height="0.1cm" svg:x="17.325cm" svg:y="16.324cm" svg:viewBox="0 0 58 101" draw:points="24,0 34,0 44,5 49,10 53,19 58,39 58,63 53,82 49,92 44,97 34,101 24,101 14,97 10,92 5,82 0,63 0,39 5,19 10,10 14,5">
          <text:p/>
        </draw:polygon>
        <draw:polygon draw:style-name="gr2" draw:text-style-name="P2" draw:layer="layout" svg:width="0.057cm" svg:height="0.1cm" svg:x="17.42cm" svg:y="16.324cm" svg:viewBox="0 0 58 101" draw:points="24,0 34,0 43,5 48,10 54,19 58,39 58,63 54,82 48,92 43,97 34,101 24,101 14,97 10,92 5,82 0,63 0,39 5,19 10,10 14,5">
          <text:p/>
        </draw:polygon>
        <draw:line draw:style-name="gr2" draw:text-style-name="P2" draw:layer="layout" svg:x1="17.596cm" svg:y1="16.424cm" svg:x2="17.596cm" svg:y2="16.358cm">
          <text:p/>
        </draw:line>
        <draw:polyline draw:style-name="gr2" draw:text-style-name="P2" draw:layer="layout" svg:width="0.043cm" svg:height="0.066cm" svg:x="17.596cm" svg:y="16.358cm" svg:viewBox="0 0 44 67" draw:points="0,9 5,4 15,0 30,0 40,4 44,14 44,67">
          <text:p/>
        </draw:polyline>
        <draw:polyline draw:style-name="gr2" draw:text-style-name="P2" draw:layer="layout" svg:width="0.043cm" svg:height="0.066cm" svg:x="17.639cm" svg:y="16.358cm" svg:viewBox="0 0 44 67" draw:points="0,14 5,4 15,0 30,0 39,4 44,14 44,67">
          <text:p/>
        </draw:polyline>
        <draw:line draw:style-name="gr2" draw:text-style-name="P2" draw:layer="layout" svg:x1="17.73cm" svg:y1="16.424cm" svg:x2="17.73cm" svg:y2="16.358cm">
          <text:p/>
        </draw:line>
        <draw:polyline draw:style-name="gr2" draw:text-style-name="P2" draw:layer="layout" svg:width="0.043cm" svg:height="0.066cm" svg:x="17.73cm" svg:y="16.358cm" svg:viewBox="0 0 44 67" draw:points="0,9 5,4 14,0 29,0 39,4 44,14 44,67">
          <text:p/>
        </draw:polyline>
        <draw:polyline draw:style-name="gr2" draw:text-style-name="P2" draw:layer="layout" svg:width="0.042cm" svg:height="0.066cm" svg:x="17.773cm" svg:y="16.358cm" svg:viewBox="0 0 43 67" draw:points="0,14 4,4 15,0 29,0 39,4 43,14 43,67">
          <text:p/>
        </draw:polyline>
        <draw:line draw:style-name="gr8" draw:text-style-name="P2" draw:layer="layout" svg:x1="9.876cm" svg:y1="10.566cm" svg:x2="11.126cm" svg:y2="10.566cm">
          <text:p/>
        </draw:line>
        <draw:line draw:style-name="gr8" draw:text-style-name="P2" draw:layer="layout" svg:x1="11.126cm" svg:y1="10.566cm" svg:x2="11.126cm" svg:y2="12.326cm">
          <text:p/>
        </draw:line>
        <draw:line draw:style-name="gr8" draw:text-style-name="P2" draw:layer="layout" svg:x1="11.126cm" svg:y1="12.326cm" svg:x2="9.876cm" svg:y2="12.326cm">
          <text:p/>
        </draw:line>
        <draw:line draw:style-name="gr8" draw:text-style-name="P2" draw:layer="layout" svg:x1="9.876cm" svg:y1="12.326cm" svg:x2="9.876cm" svg:y2="10.566cm">
          <text:p/>
        </draw:line>
        <draw:line draw:style-name="gr8" draw:text-style-name="P2" draw:layer="layout" svg:x1="12.162cm" svg:y1="10.566cm" svg:x2="13.412cm" svg:y2="10.566cm">
          <text:p/>
        </draw:line>
        <draw:line draw:style-name="gr8" draw:text-style-name="P2" draw:layer="layout" svg:x1="13.412cm" svg:y1="10.566cm" svg:x2="13.412cm" svg:y2="12.326cm">
          <text:p/>
        </draw:line>
        <draw:line draw:style-name="gr8" draw:text-style-name="P2" draw:layer="layout" svg:x1="13.412cm" svg:y1="12.326cm" svg:x2="12.162cm" svg:y2="12.326cm">
          <text:p/>
        </draw:line>
        <draw:line draw:style-name="gr8" draw:text-style-name="P2" draw:layer="layout" svg:x1="12.162cm" svg:y1="12.326cm" svg:x2="12.162cm" svg:y2="10.566cm">
          <text:p/>
        </draw:line>
        <draw:line draw:style-name="gr8" draw:text-style-name="P2" draw:layer="layout" svg:x1="9.876cm" svg:y1="7.366cm" svg:x2="11.126cm" svg:y2="7.366cm">
          <text:p/>
        </draw:line>
        <draw:line draw:style-name="gr8" draw:text-style-name="P2" draw:layer="layout" svg:x1="11.126cm" svg:y1="7.366cm" svg:x2="11.126cm" svg:y2="9.126cm">
          <text:p/>
        </draw:line>
        <draw:line draw:style-name="gr8" draw:text-style-name="P2" draw:layer="layout" svg:x1="11.126cm" svg:y1="9.126cm" svg:x2="9.876cm" svg:y2="9.126cm">
          <text:p/>
        </draw:line>
        <draw:line draw:style-name="gr8" draw:text-style-name="P2" draw:layer="layout" svg:x1="9.876cm" svg:y1="9.126cm" svg:x2="9.876cm" svg:y2="7.366cm">
          <text:p/>
        </draw:line>
        <draw:line draw:style-name="gr6" draw:text-style-name="P2" draw:layer="layout" svg:x1="11.126cm" svg:y1="10.516cm" svg:x2="11.126cm" svg:y2="10.142cm">
          <text:p/>
        </draw:line>
        <draw:line draw:style-name="gr6" draw:text-style-name="P2" draw:layer="layout" svg:x1="12.162cm" svg:y1="10.516cm" svg:x2="12.162cm" svg:y2="10.142cm">
          <text:p/>
        </draw:line>
        <draw:line draw:style-name="gr6" draw:text-style-name="P2" draw:layer="layout" svg:x1="11.126cm" svg:y1="10.201cm" svg:x2="12.162cm" svg:y2="10.201cm">
          <text:p/>
        </draw:line>
        <draw:line draw:style-name="gr6" draw:text-style-name="P2" draw:layer="layout" svg:x1="11.126cm" svg:y1="10.201cm" svg:x2="12.162cm" svg:y2="10.201cm">
          <text:p/>
        </draw:line>
        <draw:line draw:style-name="gr6" draw:text-style-name="P2" draw:layer="layout" svg:x1="11.126cm" svg:y1="10.202cm" svg:x2="11.239cm" svg:y2="10.142cm">
          <text:p/>
        </draw:line>
        <draw:line draw:style-name="gr6" draw:text-style-name="P2" draw:layer="layout" svg:x1="11.126cm" svg:y1="10.201cm" svg:x2="11.239cm" svg:y2="10.261cm">
          <text:p/>
        </draw:line>
        <draw:line draw:style-name="gr6" draw:text-style-name="P2" draw:layer="layout" svg:x1="12.163cm" svg:y1="10.201cm" svg:x2="12.049cm" svg:y2="10.261cm">
          <text:p/>
        </draw:line>
        <draw:line draw:style-name="gr6" draw:text-style-name="P2" draw:layer="layout" svg:x1="12.163cm" svg:y1="10.202cm" svg:x2="12.049cm" svg:y2="10.142cm">
          <text:p/>
        </draw:line>
        <draw:line draw:style-name="gr2" draw:text-style-name="P2" draw:layer="layout" svg:x1="11.239cm" svg:y1="10.131cm" svg:x2="11.181cm" svg:y2="10.131cm">
          <text:p/>
        </draw:line>
        <draw:polyline draw:style-name="gr2" draw:text-style-name="P2" draw:layer="layout" svg:width="0.029cm" svg:height="0.1cm" svg:x="11.181cm" svg:y="10.031cm" svg:viewBox="0 0 30 101" draw:points="30,101 30,0 20,15 11,25 0,30">
          <text:p/>
        </draw:polyline>
        <draw:polygon draw:style-name="gr2" draw:text-style-name="P2" draw:layer="layout" svg:width="0.057cm" svg:height="0.1cm" svg:x="11.277cm" svg:y="10.031cm" svg:viewBox="0 0 58 101" draw:points="23,0 33,0 43,5 48,10 53,20 58,40 58,63 53,82 48,92 43,97 33,101 23,101 14,97 9,92 4,82 0,63 0,40 4,20 9,10 14,5">
          <text:p/>
        </draw:polygon>
        <draw:polyline draw:style-name="gr2" draw:text-style-name="P2" draw:layer="layout" svg:width="0.009cm" svg:height="0.009cm" svg:x="11.372cm" svg:y="10.122cm" svg:viewBox="0 0 10 10" draw:points="5,0 10,5 5,10 0,5 5,0 5,10">
          <text:p/>
        </draw:polyline>
        <draw:polyline draw:style-name="gr2" draw:text-style-name="P2" draw:layer="layout" svg:width="0.062cm" svg:height="0.1cm" svg:x="11.415cm" svg:y="10.031cm" svg:viewBox="0 0 63 101" draw:points="0,0 63,0 29,40 44,40 53,44 58,49 63,59 63,82 58,92 53,97 44,101 14,101 4,97 0,92">
          <text:p/>
        </draw:polyline>
        <draw:polyline draw:style-name="gr2" draw:text-style-name="P2" draw:layer="layout" svg:width="0.057cm" svg:height="0.1cm" svg:x="11.515cm" svg:y="10.031cm" svg:viewBox="0 0 58 101" draw:points="48,0 29,0 19,5 14,10 4,25 0,44 0,82 4,92 9,97 19,101 39,101 48,97 53,92 58,82 58,59 53,49 48,44 39,40 19,40 9,44 4,49 0,59">
          <text:p/>
        </draw:polyline>
        <draw:polygon draw:style-name="gr2" draw:text-style-name="P2" draw:layer="layout" svg:width="0.057cm" svg:height="0.1cm" svg:x="11.61cm" svg:y="10.031cm" svg:viewBox="0 0 58 101" draw:points="24,0 33,0 43,5 49,10 53,20 58,40 58,63 53,82 49,92 43,97 33,101 24,101 14,97 10,92 5,82 0,63 0,40 5,20 10,10 14,5">
          <text:p/>
        </draw:polygon>
        <draw:polygon draw:style-name="gr2" draw:text-style-name="P2" draw:layer="layout" svg:width="0.057cm" svg:height="0.1cm" svg:x="11.705cm" svg:y="10.031cm" svg:viewBox="0 0 58 101" draw:points="25,0 35,0 44,5 49,10 54,20 58,40 58,63 54,82 49,92 44,97 35,101 25,101 15,97 11,92 5,82 0,63 0,40 5,20 11,10 15,5">
          <text:p/>
        </draw:polygon>
        <draw:line draw:style-name="gr2" draw:text-style-name="P2" draw:layer="layout" svg:x1="11.881cm" svg:y1="10.131cm" svg:x2="11.881cm" svg:y2="10.065cm">
          <text:p/>
        </draw:line>
        <draw:polyline draw:style-name="gr2" draw:text-style-name="P2" draw:layer="layout" svg:width="0.043cm" svg:height="0.066cm" svg:x="11.881cm" svg:y="10.065cm" svg:viewBox="0 0 44 67" draw:points="0,9 5,5 15,0 30,0 40,5 44,14 44,67">
          <text:p/>
        </draw:polyline>
        <draw:polyline draw:style-name="gr2" draw:text-style-name="P2" draw:layer="layout" svg:width="0.043cm" svg:height="0.066cm" svg:x="11.924cm" svg:y="10.065cm" svg:viewBox="0 0 44 67" draw:points="0,14 5,5 15,0 30,0 39,5 44,14 44,67">
          <text:p/>
        </draw:polyline>
        <draw:line draw:style-name="gr2" draw:text-style-name="P2" draw:layer="layout" svg:x1="12.015cm" svg:y1="10.131cm" svg:x2="12.015cm" svg:y2="10.065cm">
          <text:p/>
        </draw:line>
        <draw:polyline draw:style-name="gr2" draw:text-style-name="P2" draw:layer="layout" svg:width="0.043cm" svg:height="0.066cm" svg:x="12.015cm" svg:y="10.065cm" svg:viewBox="0 0 44 67" draw:points="0,9 5,5 14,0 29,0 39,5 44,14 44,67">
          <text:p/>
        </draw:polyline>
        <draw:polyline draw:style-name="gr2" draw:text-style-name="P2" draw:layer="layout" svg:width="0.042cm" svg:height="0.066cm" svg:x="12.058cm" svg:y="10.065cm" svg:viewBox="0 0 43 67" draw:points="0,14 4,5 14,0 29,0 39,5 43,14 43,67">
          <text:p/>
        </draw:polyline>
        <draw:line draw:style-name="gr6" draw:text-style-name="P2" draw:layer="layout" svg:x1="12.162cm" svg:y1="10.516cm" svg:x2="12.162cm" svg:y2="10.138cm">
          <text:p/>
        </draw:line>
        <draw:line draw:style-name="gr6" draw:text-style-name="P2" draw:layer="layout" svg:x1="13.412cm" svg:y1="10.516cm" svg:x2="13.412cm" svg:y2="10.138cm">
          <text:p/>
        </draw:line>
        <draw:line draw:style-name="gr6" draw:text-style-name="P2" draw:layer="layout" svg:x1="12.162cm" svg:y1="10.196cm" svg:x2="13.412cm" svg:y2="10.196cm">
          <text:p/>
        </draw:line>
        <draw:line draw:style-name="gr6" draw:text-style-name="P2" draw:layer="layout" svg:x1="12.162cm" svg:y1="10.196cm" svg:x2="13.412cm" svg:y2="10.196cm">
          <text:p/>
        </draw:line>
        <draw:line draw:style-name="gr6" draw:text-style-name="P2" draw:layer="layout" svg:x1="12.162cm" svg:y1="10.197cm" svg:x2="12.275cm" svg:y2="10.138cm">
          <text:p/>
        </draw:line>
        <draw:line draw:style-name="gr6" draw:text-style-name="P2" draw:layer="layout" svg:x1="12.162cm" svg:y1="10.196cm" svg:x2="12.275cm" svg:y2="10.256cm">
          <text:p/>
        </draw:line>
        <draw:line draw:style-name="gr6" draw:text-style-name="P2" draw:layer="layout" svg:x1="13.413cm" svg:y1="10.196cm" svg:x2="13.299cm" svg:y2="10.256cm">
          <text:p/>
        </draw:line>
        <draw:line draw:style-name="gr6" draw:text-style-name="P2" draw:layer="layout" svg:x1="13.413cm" svg:y1="10.197cm" svg:x2="13.299cm" svg:y2="10.138cm">
          <text:p/>
        </draw:line>
        <draw:line draw:style-name="gr2" draw:text-style-name="P2" draw:layer="layout" svg:x1="12.381cm" svg:y1="10.126cm" svg:x2="12.324cm" svg:y2="10.126cm">
          <text:p/>
        </draw:line>
        <draw:polyline draw:style-name="gr2" draw:text-style-name="P2" draw:layer="layout" svg:width="0.029cm" svg:height="0.1cm" svg:x="12.324cm" svg:y="10.026cm" svg:viewBox="0 0 30 101" draw:points="30,101 30,0 20,14 11,25 0,30">
          <text:p/>
        </draw:polyline>
        <draw:polyline draw:style-name="gr2" draw:text-style-name="P2" draw:layer="layout" svg:width="0.062cm" svg:height="0.1cm" svg:x="12.415cm" svg:y="10.026cm" svg:viewBox="0 0 63 101" draw:points="5,10 9,5 19,0 43,0 52,5 57,10 63,19 63,30 57,44 0,101 63,101">
          <text:p/>
        </draw:polyline>
        <draw:polyline draw:style-name="gr2" draw:text-style-name="P2" draw:layer="layout" svg:width="0.009cm" svg:height="0.009cm" svg:x="12.515cm" svg:y="10.117cm" svg:viewBox="0 0 10 10" draw:points="5,0 10,5 5,10 0,5 5,0 5,10">
          <text:p/>
        </draw:polyline>
        <draw:polyline draw:style-name="gr2" draw:text-style-name="P2" draw:layer="layout" svg:width="0.058cm" svg:height="0.1cm" svg:x="12.562cm" svg:y="10.026cm" svg:viewBox="0 0 59 101" draw:points="54,0 5,0 0,49 5,44 16,39 40,39 49,44 54,49 59,58 59,82 54,92 49,96 40,101 16,101 5,96 0,92">
          <text:p/>
        </draw:polyline>
        <draw:polygon draw:style-name="gr2" draw:text-style-name="P2" draw:layer="layout" svg:width="0.057cm" svg:height="0.1cm" svg:x="12.658cm" svg:y="10.026cm" svg:viewBox="0 0 58 101" draw:points="23,0 34,0 44,5 48,10 53,19 58,39 58,63 53,82 48,92 44,96 34,101 23,101 14,96 9,92 4,82 0,63 0,39 4,19 9,10 14,5">
          <text:p/>
        </draw:polygon>
        <draw:polygon draw:style-name="gr2" draw:text-style-name="P2" draw:layer="layout" svg:width="0.057cm" svg:height="0.1cm" svg:x="12.753cm" svg:y="10.026cm" svg:viewBox="0 0 58 101" draw:points="24,0 33,0 43,5 49,10 53,19 58,39 58,63 53,82 49,92 43,96 33,101 24,101 14,96 9,92 5,82 0,63 0,39 5,19 9,10 14,5">
          <text:p/>
        </draw:polygon>
        <draw:polygon draw:style-name="gr2" draw:text-style-name="P2" draw:layer="layout" svg:width="0.057cm" svg:height="0.1cm" svg:x="12.848cm" svg:y="10.026cm" svg:viewBox="0 0 58 101" draw:points="25,0 35,0 44,5 49,10 54,19 58,39 58,63 54,82 49,92 44,96 35,101 25,101 16,96 11,92 5,82 0,63 0,39 5,19 11,10 16,5">
          <text:p/>
        </draw:polygon>
        <draw:line draw:style-name="gr2" draw:text-style-name="P2" draw:layer="layout" svg:x1="13.024cm" svg:y1="10.126cm" svg:x2="13.024cm" svg:y2="10.059cm">
          <text:p/>
        </draw:line>
        <draw:polyline draw:style-name="gr2" draw:text-style-name="P2" draw:layer="layout" svg:width="0.043cm" svg:height="0.067cm" svg:x="13.024cm" svg:y="10.059cm" svg:viewBox="0 0 44 68" draw:points="0,11 5,5 15,0 30,0 39,5 44,16 44,68">
          <text:p/>
        </draw:polyline>
        <draw:polyline draw:style-name="gr2" draw:text-style-name="P2" draw:layer="layout" svg:width="0.043cm" svg:height="0.067cm" svg:x="13.067cm" svg:y="10.059cm" svg:viewBox="0 0 44 68" draw:points="0,16 5,5 14,0 30,0 39,5 44,16 44,68">
          <text:p/>
        </draw:polyline>
        <draw:line draw:style-name="gr2" draw:text-style-name="P2" draw:layer="layout" svg:x1="13.158cm" svg:y1="10.126cm" svg:x2="13.158cm" svg:y2="10.059cm">
          <text:p/>
        </draw:line>
        <draw:polyline draw:style-name="gr2" draw:text-style-name="P2" draw:layer="layout" svg:width="0.043cm" svg:height="0.067cm" svg:x="13.158cm" svg:y="10.059cm" svg:viewBox="0 0 44 68" draw:points="0,11 5,5 15,0 29,0 39,5 44,16 44,68">
          <text:p/>
        </draw:polyline>
        <draw:polyline draw:style-name="gr2" draw:text-style-name="P2" draw:layer="layout" svg:width="0.043cm" svg:height="0.067cm" svg:x="13.201cm" svg:y="10.059cm" svg:viewBox="0 0 44 68" draw:points="0,16 4,5 14,0 29,0 39,5 44,16 44,68">
          <text:p/>
        </draw:polyline>
        <draw:line draw:style-name="gr6" draw:text-style-name="P2" draw:layer="layout" svg:x1="16.002cm" svg:y1="10cm" svg:x2="16.002cm" svg:y2="5.02cm">
          <text:p/>
        </draw:line>
        <draw:line draw:style-name="gr8" draw:text-style-name="P2" draw:layer="layout" svg:x1="14.448cm" svg:y1="7.366cm" svg:x2="15.698cm" svg:y2="7.366cm">
          <text:p/>
        </draw:line>
        <draw:line draw:style-name="gr8" draw:text-style-name="P2" draw:layer="layout" svg:x1="15.698cm" svg:y1="7.366cm" svg:x2="15.698cm" svg:y2="9.126cm">
          <text:p/>
        </draw:line>
        <draw:line draw:style-name="gr8" draw:text-style-name="P2" draw:layer="layout" svg:x1="15.698cm" svg:y1="9.126cm" svg:x2="14.448cm" svg:y2="9.126cm">
          <text:p/>
        </draw:line>
        <draw:line draw:style-name="gr8" draw:text-style-name="P2" draw:layer="layout" svg:x1="14.448cm" svg:y1="9.126cm" svg:x2="14.448cm" svg:y2="7.366cm">
          <text:p/>
        </draw:line>
        <draw:line draw:style-name="gr8" draw:text-style-name="P2" draw:layer="layout" svg:x1="12.162cm" svg:y1="7.366cm" svg:x2="13.412cm" svg:y2="7.366cm">
          <text:p/>
        </draw:line>
        <draw:line draw:style-name="gr8" draw:text-style-name="P2" draw:layer="layout" svg:x1="13.412cm" svg:y1="7.366cm" svg:x2="13.412cm" svg:y2="9.126cm">
          <text:p/>
        </draw:line>
        <draw:line draw:style-name="gr8" draw:text-style-name="P2" draw:layer="layout" svg:x1="13.412cm" svg:y1="9.126cm" svg:x2="12.162cm" svg:y2="9.126cm">
          <text:p/>
        </draw:line>
        <draw:line draw:style-name="gr8" draw:text-style-name="P2" draw:layer="layout" svg:x1="12.162cm" svg:y1="9.126cm" svg:x2="12.162cm" svg:y2="7.366cm">
          <text:p/>
        </draw:line>
        <draw:line draw:style-name="gr8" draw:text-style-name="P2" draw:layer="layout" svg:x1="14.448cm" svg:y1="10.566cm" svg:x2="15.698cm" svg:y2="10.566cm">
          <text:p/>
        </draw:line>
        <draw:line draw:style-name="gr8" draw:text-style-name="P2" draw:layer="layout" svg:x1="15.698cm" svg:y1="10.566cm" svg:x2="15.698cm" svg:y2="12.326cm">
          <text:p/>
        </draw:line>
        <draw:line draw:style-name="gr8" draw:text-style-name="P2" draw:layer="layout" svg:x1="15.698cm" svg:y1="12.326cm" svg:x2="14.448cm" svg:y2="12.326cm">
          <text:p/>
        </draw:line>
        <draw:line draw:style-name="gr8" draw:text-style-name="P2" draw:layer="layout" svg:x1="14.448cm" svg:y1="12.326cm" svg:x2="14.448cm" svg:y2="10.566cm">
          <text:p/>
        </draw:line>
        <draw:line draw:style-name="gr6" draw:text-style-name="P2" draw:layer="layout" svg:x1="12.162cm" svg:y1="13.717cm" svg:x2="12.162cm" svg:y2="13.237cm">
          <text:p/>
        </draw:line>
        <draw:line draw:style-name="gr6" draw:text-style-name="P2" draw:layer="layout" svg:x1="13.412cm" svg:y1="13.717cm" svg:x2="13.412cm" svg:y2="13.237cm">
          <text:p/>
        </draw:line>
        <draw:line draw:style-name="gr6" draw:text-style-name="P2" draw:layer="layout" svg:x1="12.162cm" svg:y1="13.296cm" svg:x2="13.412cm" svg:y2="13.296cm">
          <text:p/>
        </draw:line>
        <draw:line draw:style-name="gr6" draw:text-style-name="P2" draw:layer="layout" svg:x1="12.162cm" svg:y1="13.296cm" svg:x2="13.412cm" svg:y2="13.296cm">
          <text:p/>
        </draw:line>
        <draw:line draw:style-name="gr6" draw:text-style-name="P2" draw:layer="layout" svg:x1="12.162cm" svg:y1="13.297cm" svg:x2="12.275cm" svg:y2="13.237cm">
          <text:p/>
        </draw:line>
        <draw:line draw:style-name="gr6" draw:text-style-name="P2" draw:layer="layout" svg:x1="12.162cm" svg:y1="13.296cm" svg:x2="12.275cm" svg:y2="13.356cm">
          <text:p/>
        </draw:line>
        <draw:line draw:style-name="gr6" draw:text-style-name="P2" draw:layer="layout" svg:x1="13.413cm" svg:y1="13.296cm" svg:x2="13.299cm" svg:y2="13.356cm">
          <text:p/>
        </draw:line>
        <draw:line draw:style-name="gr6" draw:text-style-name="P2" draw:layer="layout" svg:x1="13.413cm" svg:y1="13.297cm" svg:x2="13.299cm" svg:y2="13.237cm">
          <text:p/>
        </draw:line>
        <draw:line draw:style-name="gr2" draw:text-style-name="P2" draw:layer="layout" svg:x1="12.381cm" svg:y1="13.227cm" svg:x2="12.324cm" svg:y2="13.227cm">
          <text:p/>
        </draw:line>
        <draw:polyline draw:style-name="gr2" draw:text-style-name="P2" draw:layer="layout" svg:width="0.029cm" svg:height="0.1cm" svg:x="12.324cm" svg:y="13.127cm" svg:viewBox="0 0 30 101" draw:points="30,101 30,0 20,14 11,24 0,29">
          <text:p/>
        </draw:polyline>
        <draw:polyline draw:style-name="gr2" draw:text-style-name="P2" draw:layer="layout" svg:width="0.062cm" svg:height="0.1cm" svg:x="12.415cm" svg:y="13.127cm" svg:viewBox="0 0 63 101" draw:points="5,9 9,4 19,0 43,0 52,4 57,9 63,19 63,29 57,43 0,101 63,101">
          <text:p/>
        </draw:polyline>
        <draw:polyline draw:style-name="gr2" draw:text-style-name="P2" draw:layer="layout" svg:width="0.009cm" svg:height="0.01cm" svg:x="12.515cm" svg:y="13.217cm" svg:viewBox="0 0 10 11" draw:points="5,0 10,5 5,11 0,5 5,0 5,11">
          <text:p/>
        </draw:polyline>
        <draw:polyline draw:style-name="gr2" draw:text-style-name="P2" draw:layer="layout" svg:width="0.058cm" svg:height="0.1cm" svg:x="12.562cm" svg:y="13.127cm" svg:viewBox="0 0 59 101" draw:points="54,0 5,0 0,48 5,43 16,39 40,39 49,43 54,48 59,58 59,81 54,91 49,96 40,101 16,101 5,96 0,91">
          <text:p/>
        </draw:polyline>
        <draw:polygon draw:style-name="gr2" draw:text-style-name="P2" draw:layer="layout" svg:width="0.057cm" svg:height="0.1cm" svg:x="12.658cm" svg:y="13.127cm" svg:viewBox="0 0 58 101" draw:points="23,0 34,0 44,4 48,9 53,19 58,39 58,62 53,81 48,91 44,96 34,101 23,101 14,96 9,91 4,81 0,62 0,39 4,19 9,9 14,4">
          <text:p/>
        </draw:polygon>
        <draw:polygon draw:style-name="gr2" draw:text-style-name="P2" draw:layer="layout" svg:width="0.057cm" svg:height="0.1cm" svg:x="12.753cm" svg:y="13.127cm" svg:viewBox="0 0 58 101" draw:points="24,0 33,0 43,4 49,9 53,19 58,39 58,62 53,81 49,91 43,96 33,101 24,101 14,96 9,91 5,81 0,62 0,39 5,19 9,9 14,4">
          <text:p/>
        </draw:polygon>
        <draw:polygon draw:style-name="gr2" draw:text-style-name="P2" draw:layer="layout" svg:width="0.057cm" svg:height="0.1cm" svg:x="12.848cm" svg:y="13.127cm" svg:viewBox="0 0 58 101" draw:points="25,0 35,0 44,4 49,9 54,19 58,39 58,62 54,81 49,91 44,96 35,101 25,101 16,96 11,91 5,81 0,62 0,39 5,19 11,9 16,4">
          <text:p/>
        </draw:polygon>
        <draw:line draw:style-name="gr2" draw:text-style-name="P2" draw:layer="layout" svg:x1="13.024cm" svg:y1="13.227cm" svg:x2="13.024cm" svg:y2="13.16cm">
          <text:p/>
        </draw:line>
        <draw:polyline draw:style-name="gr2" draw:text-style-name="P2" draw:layer="layout" svg:width="0.043cm" svg:height="0.067cm" svg:x="13.024cm" svg:y="13.16cm" svg:viewBox="0 0 44 68" draw:points="0,10 5,5 15,0 30,0 39,5 44,15 44,68">
          <text:p/>
        </draw:polyline>
        <draw:polyline draw:style-name="gr2" draw:text-style-name="P2" draw:layer="layout" svg:width="0.043cm" svg:height="0.067cm" svg:x="13.067cm" svg:y="13.16cm" svg:viewBox="0 0 44 68" draw:points="0,15 5,5 14,0 30,0 39,5 44,15 44,68">
          <text:p/>
        </draw:polyline>
        <draw:line draw:style-name="gr2" draw:text-style-name="P2" draw:layer="layout" svg:x1="13.158cm" svg:y1="13.227cm" svg:x2="13.158cm" svg:y2="13.16cm">
          <text:p/>
        </draw:line>
        <draw:polyline draw:style-name="gr2" draw:text-style-name="P2" draw:layer="layout" svg:width="0.043cm" svg:height="0.067cm" svg:x="13.158cm" svg:y="13.16cm" svg:viewBox="0 0 44 68" draw:points="0,10 5,5 15,0 29,0 39,5 44,15 44,68">
          <text:p/>
        </draw:polyline>
        <draw:polyline draw:style-name="gr2" draw:text-style-name="P2" draw:layer="layout" svg:width="0.043cm" svg:height="0.067cm" svg:x="13.201cm" svg:y="13.16cm" svg:viewBox="0 0 44 68" draw:points="0,15 4,5 14,0 29,0 39,5 44,15 44,68">
          <text:p/>
        </draw:polyline>
        <draw:line draw:style-name="gr6" draw:text-style-name="P2" draw:layer="layout" svg:x1="11.176cm" svg:y1="12.326cm" svg:x2="11.717cm" svg:y2="12.326cm">
          <text:p/>
        </draw:line>
        <draw:line draw:style-name="gr6" draw:text-style-name="P2" draw:layer="layout" svg:x1="11.176cm" svg:y1="13.767cm" svg:x2="11.717cm" svg:y2="13.767cm">
          <text:p/>
        </draw:line>
        <draw:line draw:style-name="gr6" draw:text-style-name="P2" draw:layer="layout" svg:x1="11.658cm" svg:y1="12.326cm" svg:x2="11.658cm" svg:y2="13.767cm">
          <text:p/>
        </draw:line>
        <draw:line draw:style-name="gr6" draw:text-style-name="P2" draw:layer="layout" svg:x1="11.658cm" svg:y1="12.326cm" svg:x2="11.658cm" svg:y2="13.767cm">
          <text:p/>
        </draw:line>
        <draw:line draw:style-name="gr6" draw:text-style-name="P2" draw:layer="layout" svg:x1="11.658cm" svg:y1="12.326cm" svg:x2="11.718cm" svg:y2="12.44cm">
          <text:p/>
        </draw:line>
        <draw:line draw:style-name="gr6" draw:text-style-name="P2" draw:layer="layout" svg:x1="11.659cm" svg:y1="12.326cm" svg:x2="11.599cm" svg:y2="12.44cm">
          <text:p/>
        </draw:line>
        <draw:line draw:style-name="gr6" draw:text-style-name="P2" draw:layer="layout" svg:x1="11.659cm" svg:y1="13.768cm" svg:x2="11.599cm" svg:y2="13.654cm">
          <text:p/>
        </draw:line>
        <draw:line draw:style-name="gr6" draw:text-style-name="P2" draw:layer="layout" svg:x1="11.658cm" svg:y1="13.768cm" svg:x2="11.718cm" svg:y2="13.654cm">
          <text:p/>
        </draw:line>
        <draw:line draw:style-name="gr2" draw:text-style-name="P2" draw:layer="layout" svg:x1="11.577cm" svg:y1="13.445cm" svg:x2="11.577cm" svg:y2="13.502cm">
          <text:p/>
        </draw:line>
        <draw:polyline draw:style-name="gr2" draw:text-style-name="P2" draw:layer="layout" svg:width="0.1cm" svg:height="0.029cm" svg:x="11.477cm" svg:y="13.473cm" svg:viewBox="0 0 101 30" draw:points="101,0 0,0 14,11 24,20 29,30">
          <text:p/>
        </draw:polyline>
        <draw:line draw:style-name="gr2" draw:text-style-name="P2" draw:layer="layout" svg:x1="11.511cm" svg:y1="13.359cm" svg:x2="11.577cm" svg:y2="13.359cm">
          <text:p/>
        </draw:line>
        <draw:polyline draw:style-name="gr2" draw:text-style-name="P2" draw:layer="layout" svg:width="0.072cm" svg:height="0.061cm" svg:x="11.472cm" svg:y="13.345cm" svg:viewBox="0 0 73 62" draw:points="0,38 73,62 73,0">
          <text:p/>
        </draw:polyline>
        <draw:polyline draw:style-name="gr2" draw:text-style-name="P2" draw:layer="layout" svg:width="0.009cm" svg:height="0.009cm" svg:x="11.568cm" svg:y="13.302cm" svg:viewBox="0 0 10 10" draw:points="0,4 5,0 10,4 5,10 0,4 10,4">
          <text:p/>
        </draw:polyline>
        <draw:line draw:style-name="gr2" draw:text-style-name="P2" draw:layer="layout" svg:x1="11.511cm" svg:y1="13.216cm" svg:x2="11.577cm" svg:y2="13.216cm">
          <text:p/>
        </draw:line>
        <draw:polyline draw:style-name="gr2" draw:text-style-name="P2" draw:layer="layout" svg:width="0.072cm" svg:height="0.062cm" svg:x="11.472cm" svg:y="13.202cm" svg:viewBox="0 0 73 63" draw:points="0,39 73,63 73,0">
          <text:p/>
        </draw:polyline>
        <draw:polygon draw:style-name="gr2" draw:text-style-name="P2" draw:layer="layout" svg:width="0.1cm" svg:height="0.057cm" svg:x="11.477cm" svg:y="13.111cm" svg:viewBox="0 0 101 58" draw:points="0,34 0,24 5,14 10,10 19,5 38,0 63,0 82,5 92,10 96,14 101,24 101,34 96,44 92,49 82,54 63,58 38,58 19,54 10,49 5,44">
          <text:p/>
        </draw:polygon>
        <draw:line draw:style-name="gr2" draw:text-style-name="P2" draw:layer="layout" svg:x1="11.511cm" svg:y1="13.025cm" svg:x2="11.577cm" svg:y2="13.025cm">
          <text:p/>
        </draw:line>
        <draw:polyline draw:style-name="gr2" draw:text-style-name="P2" draw:layer="layout" svg:width="0.072cm" svg:height="0.062cm" svg:x="11.472cm" svg:y="13.011cm" svg:viewBox="0 0 73 63" draw:points="0,39 73,63 73,0">
          <text:p/>
        </draw:polyline>
        <draw:polygon draw:style-name="gr2" draw:text-style-name="P2" draw:layer="layout" svg:width="0.1cm" svg:height="0.057cm" svg:x="11.477cm" svg:y="12.921cm" svg:viewBox="0 0 101 58" draw:points="0,33 0,24 5,14 10,9 19,4 38,0 63,0 82,4 92,9 96,14 101,24 101,33 96,43 92,48 82,53 63,58 38,58 19,53 10,48 5,43">
          <text:p/>
        </draw:polygon>
        <draw:line draw:style-name="gr2" draw:text-style-name="P2" draw:layer="layout" svg:x1="11.577cm" svg:y1="12.802cm" svg:x2="11.511cm" svg:y2="12.802cm">
          <text:p/>
        </draw:line>
        <draw:polyline draw:style-name="gr2" draw:text-style-name="P2" draw:layer="layout" svg:width="0.066cm" svg:height="0.043cm" svg:x="11.511cm" svg:y="12.759cm" svg:viewBox="0 0 67 44" draw:points="10,44 4,39 0,28 0,14 4,5 15,0 67,0">
          <text:p/>
        </draw:polyline>
        <draw:polyline draw:style-name="gr2" draw:text-style-name="P2" draw:layer="layout" svg:width="0.066cm" svg:height="0.043cm" svg:x="11.511cm" svg:y="12.716cm" svg:viewBox="0 0 67 44" draw:points="15,44 4,39 0,28 0,14 4,5 15,0 67,0">
          <text:p/>
        </draw:polyline>
        <draw:line draw:style-name="gr2" draw:text-style-name="P2" draw:layer="layout" svg:x1="11.577cm" svg:y1="12.668cm" svg:x2="11.511cm" svg:y2="12.668cm">
          <text:p/>
        </draw:line>
        <draw:polyline draw:style-name="gr2" draw:text-style-name="P2" draw:layer="layout" svg:width="0.066cm" svg:height="0.043cm" svg:x="11.511cm" svg:y="12.625cm" svg:viewBox="0 0 67 44" draw:points="10,44 4,40 0,29 0,15 4,5 15,0 67,0">
          <text:p/>
        </draw:polyline>
        <draw:polyline draw:style-name="gr2" draw:text-style-name="P2" draw:layer="layout" svg:width="0.066cm" svg:height="0.042cm" svg:x="11.511cm" svg:y="12.583cm" svg:viewBox="0 0 67 43" draw:points="15,43 4,38 0,28 0,14 4,4 15,0 67,0">
          <text:p/>
        </draw:polyline>
        <draw:line draw:style-name="gr6" draw:text-style-name="P2" draw:layer="layout" svg:x1="11.126cm" svg:y1="7.316cm" svg:x2="11.126cm" svg:y2="6.887cm">
          <text:p/>
        </draw:line>
        <draw:line draw:style-name="gr6" draw:text-style-name="P2" draw:layer="layout" svg:x1="12.162cm" svg:y1="7.316cm" svg:x2="12.162cm" svg:y2="6.887cm">
          <text:p/>
        </draw:line>
        <draw:line draw:style-name="gr6" draw:text-style-name="P2" draw:layer="layout" svg:x1="11.126cm" svg:y1="6.946cm" svg:x2="12.162cm" svg:y2="6.946cm">
          <text:p/>
        </draw:line>
        <draw:line draw:style-name="gr6" draw:text-style-name="P2" draw:layer="layout" svg:x1="11.126cm" svg:y1="6.946cm" svg:x2="12.162cm" svg:y2="6.946cm">
          <text:p/>
        </draw:line>
        <draw:line draw:style-name="gr6" draw:text-style-name="P2" draw:layer="layout" svg:x1="11.126cm" svg:y1="6.947cm" svg:x2="11.239cm" svg:y2="6.887cm">
          <text:p/>
        </draw:line>
        <draw:line draw:style-name="gr6" draw:text-style-name="P2" draw:layer="layout" svg:x1="11.126cm" svg:y1="6.946cm" svg:x2="11.239cm" svg:y2="7.005cm">
          <text:p/>
        </draw:line>
        <draw:line draw:style-name="gr6" draw:text-style-name="P2" draw:layer="layout" svg:x1="12.163cm" svg:y1="6.946cm" svg:x2="12.049cm" svg:y2="7.005cm">
          <text:p/>
        </draw:line>
        <draw:line draw:style-name="gr6" draw:text-style-name="P2" draw:layer="layout" svg:x1="12.163cm" svg:y1="6.947cm" svg:x2="12.049cm" svg:y2="6.887cm">
          <text:p/>
        </draw:line>
        <draw:line draw:style-name="gr2" draw:text-style-name="P2" draw:layer="layout" svg:x1="11.239cm" svg:y1="6.875cm" svg:x2="11.181cm" svg:y2="6.875cm">
          <text:p/>
        </draw:line>
        <draw:polyline draw:style-name="gr2" draw:text-style-name="P2" draw:layer="layout" svg:width="0.029cm" svg:height="0.1cm" svg:x="11.181cm" svg:y="6.775cm" svg:viewBox="0 0 30 101" draw:points="30,101 30,0 20,15 11,24 0,29">
          <text:p/>
        </draw:polyline>
        <draw:polygon draw:style-name="gr2" draw:text-style-name="P2" draw:layer="layout" svg:width="0.057cm" svg:height="0.1cm" svg:x="11.277cm" svg:y="6.775cm" svg:viewBox="0 0 58 101" draw:points="23,0 33,0 43,5 48,10 53,19 58,39 58,62 53,82 48,92 43,97 33,101 23,101 14,97 9,92 4,82 0,62 0,39 4,19 9,10 14,5">
          <text:p/>
        </draw:polygon>
        <draw:polyline draw:style-name="gr2" draw:text-style-name="P2" draw:layer="layout" svg:width="0.009cm" svg:height="0.009cm" svg:x="11.372cm" svg:y="6.866cm" svg:viewBox="0 0 10 10" draw:points="5,0 10,5 5,10 0,5 5,0 5,10">
          <text:p/>
        </draw:polyline>
        <draw:polyline draw:style-name="gr2" draw:text-style-name="P2" draw:layer="layout" svg:width="0.062cm" svg:height="0.1cm" svg:x="11.415cm" svg:y="6.775cm" svg:viewBox="0 0 63 101" draw:points="0,0 63,0 29,39 44,39 53,43 58,48 63,58 63,82 58,92 53,97 44,101 14,101 4,97 0,92">
          <text:p/>
        </draw:polyline>
        <draw:polyline draw:style-name="gr2" draw:text-style-name="P2" draw:layer="layout" svg:width="0.057cm" svg:height="0.1cm" svg:x="11.515cm" svg:y="6.775cm" svg:viewBox="0 0 58 101" draw:points="48,0 29,0 19,5 14,10 4,24 0,43 0,82 4,92 9,97 19,101 39,101 48,97 53,92 58,82 58,58 53,48 48,43 39,39 19,39 9,43 4,48 0,58">
          <text:p/>
        </draw:polyline>
        <draw:polygon draw:style-name="gr2" draw:text-style-name="P2" draw:layer="layout" svg:width="0.057cm" svg:height="0.1cm" svg:x="11.61cm" svg:y="6.775cm" svg:viewBox="0 0 58 101" draw:points="24,0 33,0 43,5 49,10 53,19 58,39 58,62 53,82 49,92 43,97 33,101 24,101 14,97 10,92 5,82 0,62 0,39 5,19 10,10 14,5">
          <text:p/>
        </draw:polygon>
        <draw:polygon draw:style-name="gr2" draw:text-style-name="P2" draw:layer="layout" svg:width="0.057cm" svg:height="0.1cm" svg:x="11.705cm" svg:y="6.775cm" svg:viewBox="0 0 58 101" draw:points="25,0 35,0 44,5 49,10 54,19 58,39 58,62 54,82 49,92 44,97 35,101 25,101 15,97 11,92 5,82 0,62 0,39 5,19 11,10 15,5">
          <text:p/>
        </draw:polygon>
        <draw:line draw:style-name="gr2" draw:text-style-name="P2" draw:layer="layout" svg:x1="11.881cm" svg:y1="6.875cm" svg:x2="11.881cm" svg:y2="6.809cm">
          <text:p/>
        </draw:line>
        <draw:polyline draw:style-name="gr2" draw:text-style-name="P2" draw:layer="layout" svg:width="0.043cm" svg:height="0.066cm" svg:x="11.881cm" svg:y="6.809cm" svg:viewBox="0 0 44 67" draw:points="0,9 5,5 15,0 30,0 40,5 44,14 44,67">
          <text:p/>
        </draw:polyline>
        <draw:polyline draw:style-name="gr2" draw:text-style-name="P2" draw:layer="layout" svg:width="0.043cm" svg:height="0.066cm" svg:x="11.924cm" svg:y="6.809cm" svg:viewBox="0 0 44 67" draw:points="0,14 5,5 15,0 30,0 39,5 44,14 44,67">
          <text:p/>
        </draw:polyline>
        <draw:line draw:style-name="gr2" draw:text-style-name="P2" draw:layer="layout" svg:x1="12.015cm" svg:y1="6.875cm" svg:x2="12.015cm" svg:y2="6.809cm">
          <text:p/>
        </draw:line>
        <draw:polyline draw:style-name="gr2" draw:text-style-name="P2" draw:layer="layout" svg:width="0.043cm" svg:height="0.066cm" svg:x="12.015cm" svg:y="6.809cm" svg:viewBox="0 0 44 67" draw:points="0,9 5,5 14,0 29,0 39,5 44,14 44,67">
          <text:p/>
        </draw:polyline>
        <draw:polyline draw:style-name="gr2" draw:text-style-name="P2" draw:layer="layout" svg:width="0.042cm" svg:height="0.066cm" svg:x="12.058cm" svg:y="6.809cm" svg:viewBox="0 0 43 67" draw:points="0,14 4,5 14,0 29,0 39,5 43,14 43,67">
          <text:p/>
        </draw:polyline>
        <draw:line draw:style-name="gr6" draw:text-style-name="P2" draw:layer="layout" svg:x1="9.876cm" svg:y1="7.316cm" svg:x2="9.876cm" svg:y2="6.886cm">
          <text:p/>
        </draw:line>
        <draw:line draw:style-name="gr6" draw:text-style-name="P2" draw:layer="layout" svg:x1="11.126cm" svg:y1="7.316cm" svg:x2="11.126cm" svg:y2="6.886cm">
          <text:p/>
        </draw:line>
        <draw:line draw:style-name="gr6" draw:text-style-name="P2" draw:layer="layout" svg:x1="9.876cm" svg:y1="6.945cm" svg:x2="11.126cm" svg:y2="6.945cm">
          <text:p/>
        </draw:line>
        <draw:line draw:style-name="gr6" draw:text-style-name="P2" draw:layer="layout" svg:x1="9.876cm" svg:y1="6.945cm" svg:x2="11.126cm" svg:y2="6.945cm">
          <text:p/>
        </draw:line>
        <draw:line draw:style-name="gr6" draw:text-style-name="P2" draw:layer="layout" svg:x1="9.876cm" svg:y1="6.946cm" svg:x2="9.989cm" svg:y2="6.886cm">
          <text:p/>
        </draw:line>
        <draw:line draw:style-name="gr6" draw:text-style-name="P2" draw:layer="layout" svg:x1="9.876cm" svg:y1="6.945cm" svg:x2="9.989cm" svg:y2="7.005cm">
          <text:p/>
        </draw:line>
        <draw:line draw:style-name="gr6" draw:text-style-name="P2" draw:layer="layout" svg:x1="11.127cm" svg:y1="6.945cm" svg:x2="11.013cm" svg:y2="7.005cm">
          <text:p/>
        </draw:line>
        <draw:line draw:style-name="gr6" draw:text-style-name="P2" draw:layer="layout" svg:x1="11.127cm" svg:y1="6.946cm" svg:x2="11.013cm" svg:y2="6.886cm">
          <text:p/>
        </draw:line>
        <draw:line draw:style-name="gr2" draw:text-style-name="P2" draw:layer="layout" svg:x1="10.095cm" svg:y1="6.875cm" svg:x2="10.038cm" svg:y2="6.875cm">
          <text:p/>
        </draw:line>
        <draw:polyline draw:style-name="gr2" draw:text-style-name="P2" draw:layer="layout" svg:width="0.029cm" svg:height="0.1cm" svg:x="10.038cm" svg:y="6.775cm" svg:viewBox="0 0 30 101" draw:points="30,101 30,0 19,15 10,24 0,29">
          <text:p/>
        </draw:polyline>
        <draw:polyline draw:style-name="gr2" draw:text-style-name="P2" draw:layer="layout" svg:width="0.062cm" svg:height="0.1cm" svg:x="10.129cm" svg:y="6.775cm" svg:viewBox="0 0 63 101" draw:points="5,10 10,5 20,0 44,0 53,5 58,10 63,19 63,29 58,43 0,101 63,101">
          <text:p/>
        </draw:polyline>
        <draw:polyline draw:style-name="gr2" draw:text-style-name="P2" draw:layer="layout" svg:width="0.009cm" svg:height="0.009cm" svg:x="10.229cm" svg:y="6.866cm" svg:viewBox="0 0 10 10" draw:points="5,0 10,5 5,10 0,5 5,0 5,10">
          <text:p/>
        </draw:polyline>
        <draw:polyline draw:style-name="gr2" draw:text-style-name="P2" draw:layer="layout" svg:width="0.058cm" svg:height="0.1cm" svg:x="10.276cm" svg:y="6.775cm" svg:viewBox="0 0 59 101" draw:points="54,0 5,0 0,48 5,43 16,39 40,39 49,43 54,48 59,58 59,82 54,92 49,97 40,101 16,101 5,97 0,92">
          <text:p/>
        </draw:polyline>
        <draw:polygon draw:style-name="gr2" draw:text-style-name="P2" draw:layer="layout" svg:width="0.057cm" svg:height="0.1cm" svg:x="10.372cm" svg:y="6.775cm" svg:viewBox="0 0 58 101" draw:points="24,0 34,0 44,5 48,10 53,19 58,39 58,62 53,82 48,92 44,97 34,101 24,101 14,97 9,92 4,82 0,62 0,39 4,19 9,10 14,5">
          <text:p/>
        </draw:polygon>
        <draw:polygon draw:style-name="gr2" draw:text-style-name="P2" draw:layer="layout" svg:width="0.057cm" svg:height="0.1cm" svg:x="10.467cm" svg:y="6.775cm" svg:viewBox="0 0 58 101" draw:points="24,0 33,0 43,5 48,10 53,19 58,39 58,62 53,82 48,92 43,97 33,101 24,101 14,97 9,92 5,82 0,62 0,39 5,19 9,10 14,5">
          <text:p/>
        </draw:polygon>
        <draw:polygon draw:style-name="gr2" draw:text-style-name="P2" draw:layer="layout" svg:width="0.057cm" svg:height="0.1cm" svg:x="10.562cm" svg:y="6.775cm" svg:viewBox="0 0 58 101" draw:points="25,0 34,0 44,5 49,10 54,19 58,39 58,62 54,82 49,92 44,97 34,101 25,101 15,97 10,92 5,82 0,62 0,39 5,19 10,10 15,5">
          <text:p/>
        </draw:polygon>
        <draw:line draw:style-name="gr2" draw:text-style-name="P2" draw:layer="layout" svg:x1="10.738cm" svg:y1="6.875cm" svg:x2="10.738cm" svg:y2="6.809cm">
          <text:p/>
        </draw:line>
        <draw:polyline draw:style-name="gr2" draw:text-style-name="P2" draw:layer="layout" svg:width="0.043cm" svg:height="0.066cm" svg:x="10.738cm" svg:y="6.809cm" svg:viewBox="0 0 44 67" draw:points="0,9 5,5 15,0 29,0 39,5 44,14 44,67">
          <text:p/>
        </draw:polyline>
        <draw:polyline draw:style-name="gr2" draw:text-style-name="P2" draw:layer="layout" svg:width="0.043cm" svg:height="0.066cm" svg:x="10.781cm" svg:y="6.809cm" svg:viewBox="0 0 44 67" draw:points="0,14 5,5 15,0 29,0 39,5 44,14 44,67">
          <text:p/>
        </draw:polyline>
        <draw:line draw:style-name="gr2" draw:text-style-name="P2" draw:layer="layout" svg:x1="10.872cm" svg:y1="6.875cm" svg:x2="10.872cm" svg:y2="6.809cm">
          <text:p/>
        </draw:line>
        <draw:polyline draw:style-name="gr2" draw:text-style-name="P2" draw:layer="layout" svg:width="0.043cm" svg:height="0.066cm" svg:x="10.872cm" svg:y="6.809cm" svg:viewBox="0 0 44 67" draw:points="0,9 4,5 14,0 29,0 39,5 44,14 44,67">
          <text:p/>
        </draw:polyline>
        <draw:polyline draw:style-name="gr2" draw:text-style-name="P2" draw:layer="layout" svg:width="0.043cm" svg:height="0.066cm" svg:x="10.915cm" svg:y="6.809cm" svg:viewBox="0 0 44 67" draw:points="0,14 4,5 14,0 29,0 39,5 44,14 44,67">
          <text:p/>
        </draw:polyline>
        <draw:line draw:style-name="gr9" draw:text-style-name="P2" draw:layer="layout" svg:x1="6.225cm" svg:y1="6cm" svg:x2="6.885cm" svg:y2="6cm">
          <text:p/>
        </draw:line>
        <draw:line draw:style-name="gr9" draw:text-style-name="P2" draw:layer="layout" svg:x1="7.125cm" svg:y1="6cm" svg:x2="7.785cm" svg:y2="6cm">
          <text:p/>
        </draw:line>
        <draw:line draw:style-name="gr9" draw:text-style-name="P2" draw:layer="layout" svg:x1="8.025cm" svg:y1="6cm" svg:x2="8.685cm" svg:y2="6cm">
          <text:p/>
        </draw:line>
        <draw:line draw:style-name="gr9" draw:text-style-name="P2" draw:layer="layout" svg:x1="8.925cm" svg:y1="6cm" svg:x2="9.585cm" svg:y2="6cm">
          <text:p/>
        </draw:line>
        <draw:line draw:style-name="gr9" draw:text-style-name="P2" draw:layer="layout" svg:x1="9.825cm" svg:y1="6cm" svg:x2="10.485cm" svg:y2="6cm">
          <text:p/>
        </draw:line>
        <draw:line draw:style-name="gr9" draw:text-style-name="P2" draw:layer="layout" svg:x1="10.725cm" svg:y1="6cm" svg:x2="11.385cm" svg:y2="6cm">
          <text:p/>
        </draw:line>
        <draw:line draw:style-name="gr9" draw:text-style-name="P2" draw:layer="layout" svg:x1="11.625cm" svg:y1="6cm" svg:x2="12.285cm" svg:y2="6cm">
          <text:p/>
        </draw:line>
        <draw:line draw:style-name="gr9" draw:text-style-name="P2" draw:layer="layout" svg:x1="12.525cm" svg:y1="6cm" svg:x2="13.185cm" svg:y2="6cm">
          <text:p/>
        </draw:line>
        <draw:line draw:style-name="gr9" draw:text-style-name="P2" draw:layer="layout" svg:x1="13.425cm" svg:y1="6cm" svg:x2="14.085cm" svg:y2="6cm">
          <text:p/>
        </draw:line>
        <draw:line draw:style-name="gr9" draw:text-style-name="P2" draw:layer="layout" svg:x1="14.325cm" svg:y1="6cm" svg:x2="14.985cm" svg:y2="6cm">
          <text:p/>
        </draw:line>
        <draw:line draw:style-name="gr9" draw:text-style-name="P2" draw:layer="layout" svg:x1="15.225cm" svg:y1="6cm" svg:x2="15.885cm" svg:y2="6cm">
          <text:p/>
        </draw:line>
        <draw:line draw:style-name="gr9" draw:text-style-name="P2" draw:layer="layout" svg:x1="16.125cm" svg:y1="6cm" svg:x2="16.785cm" svg:y2="6cm">
          <text:p/>
        </draw:line>
        <draw:line draw:style-name="gr9" draw:text-style-name="P2" draw:layer="layout" svg:x1="17.025cm" svg:y1="6cm" svg:x2="17.685cm" svg:y2="6cm">
          <text:p/>
        </draw:line>
        <draw:line draw:style-name="gr9" draw:text-style-name="P2" draw:layer="layout" svg:x1="17.925cm" svg:y1="6cm" svg:x2="18.585cm" svg:y2="6cm">
          <text:p/>
        </draw:line>
        <draw:line draw:style-name="gr9" draw:text-style-name="P2" draw:layer="layout" svg:x1="18.825cm" svg:y1="6cm" svg:x2="19.485cm" svg:y2="6cm">
          <text:p/>
        </draw:line>
        <draw:line draw:style-name="gr9" draw:text-style-name="P2" draw:layer="layout" svg:x1="19.725cm" svg:y1="6cm" svg:x2="20.385cm" svg:y2="6cm">
          <text:p/>
        </draw:line>
        <draw:line draw:style-name="gr9" draw:text-style-name="P2" draw:layer="layout" svg:x1="20.625cm" svg:y1="6cm" svg:x2="21.285cm" svg:y2="6cm">
          <text:p/>
        </draw:line>
        <draw:line draw:style-name="gr9" draw:text-style-name="P2" draw:layer="layout" svg:x1="21.525cm" svg:y1="6cm" svg:x2="22.185cm" svg:y2="6cm">
          <text:p/>
        </draw:line>
        <draw:line draw:style-name="gr9" draw:text-style-name="P2" draw:layer="layout" svg:x1="22.425cm" svg:y1="6cm" svg:x2="23.085cm" svg:y2="6cm">
          <text:p/>
        </draw:line>
        <draw:line draw:style-name="gr9" draw:text-style-name="P2" draw:layer="layout" svg:x1="23.325cm" svg:y1="6cm" svg:x2="23.985cm" svg:y2="6cm">
          <text:p/>
        </draw:line>
        <draw:line draw:style-name="gr9" draw:text-style-name="P2" draw:layer="layout" svg:x1="24.225cm" svg:y1="6cm" svg:x2="24.885cm" svg:y2="6cm">
          <text:p/>
        </draw:line>
        <draw:line draw:style-name="gr9" draw:text-style-name="P2" draw:layer="layout" svg:x1="25.125cm" svg:y1="6cm" svg:x2="25.785cm" svg:y2="6cm">
          <text:p/>
        </draw:line>
        <draw:line draw:style-name="gr9" draw:text-style-name="P2" draw:layer="layout" svg:x1="26.025cm" svg:y1="6cm" svg:x2="26.685cm" svg:y2="6cm">
          <text:p/>
        </draw:line>
        <draw:line draw:style-name="gr9" draw:text-style-name="P2" draw:layer="layout" svg:x1="26.925cm" svg:y1="6cm" svg:x2="27.585cm" svg:y2="6cm">
          <text:p/>
        </draw:line>
        <draw:line draw:style-name="gr9" draw:text-style-name="P2" draw:layer="layout" svg:x1="27.825cm" svg:y1="6cm" svg:x2="28.485cm" svg:y2="6cm">
          <text:p/>
        </draw:line>
        <draw:line draw:style-name="gr9" draw:text-style-name="P2" draw:layer="layout" svg:x1="28.725cm" svg:y1="6cm" svg:x2="29.385cm" svg:y2="6cm">
          <text:p/>
        </draw:line>
        <draw:line draw:style-name="gr9" draw:text-style-name="P2" draw:layer="layout" svg:x1="29.625cm" svg:y1="6cm" svg:x2="30.285cm" svg:y2="6cm">
          <text:p/>
        </draw:line>
        <draw:line draw:style-name="gr9" draw:text-style-name="P2" draw:layer="layout" svg:x1="30.525cm" svg:y1="6cm" svg:x2="31.185cm" svg:y2="6cm">
          <text:p/>
        </draw:line>
        <draw:line draw:style-name="gr9" draw:text-style-name="P2" draw:layer="layout" svg:x1="31.425cm" svg:y1="6cm" svg:x2="32.085cm" svg:y2="6cm">
          <text:p/>
        </draw:line>
        <draw:line draw:style-name="gr9" draw:text-style-name="P2" draw:layer="layout" svg:x1="32.225cm" svg:y1="6cm" svg:x2="32.225cm" svg:y2="6.66cm">
          <text:p/>
        </draw:line>
        <draw:line draw:style-name="gr9" draw:text-style-name="P2" draw:layer="layout" svg:x1="32.225cm" svg:y1="6.9cm" svg:x2="32.225cm" svg:y2="7.56cm">
          <text:p/>
        </draw:line>
        <draw:line draw:style-name="gr9" draw:text-style-name="P2" draw:layer="layout" svg:x1="32.225cm" svg:y1="7.8cm" svg:x2="32.225cm" svg:y2="8.46cm">
          <text:p/>
        </draw:line>
        <draw:line draw:style-name="gr9" draw:text-style-name="P2" draw:layer="layout" svg:x1="32.225cm" svg:y1="8.7cm" svg:x2="32.225cm" svg:y2="9.36cm">
          <text:p/>
        </draw:line>
        <draw:line draw:style-name="gr9" draw:text-style-name="P2" draw:layer="layout" svg:x1="32.225cm" svg:y1="9.6cm" svg:x2="32.225cm" svg:y2="10.26cm">
          <text:p/>
        </draw:line>
        <draw:line draw:style-name="gr9" draw:text-style-name="P2" draw:layer="layout" svg:x1="32.225cm" svg:y1="10.5cm" svg:x2="32.225cm" svg:y2="11.16cm">
          <text:p/>
        </draw:line>
        <draw:line draw:style-name="gr9" draw:text-style-name="P2" draw:layer="layout" svg:x1="32.225cm" svg:y1="11.4cm" svg:x2="32.225cm" svg:y2="12.06cm">
          <text:p/>
        </draw:line>
        <draw:line draw:style-name="gr9" draw:text-style-name="P2" draw:layer="layout" svg:x1="32.225cm" svg:y1="12.3cm" svg:x2="32.225cm" svg:y2="12.96cm">
          <text:p/>
        </draw:line>
        <draw:line draw:style-name="gr9" draw:text-style-name="P2" draw:layer="layout" svg:x1="32.225cm" svg:y1="13.2cm" svg:x2="32.225cm" svg:y2="13.86cm">
          <text:p/>
        </draw:line>
        <draw:line draw:style-name="gr9" draw:text-style-name="P2" draw:layer="layout" svg:x1="32.225cm" svg:y1="14.1cm" svg:x2="32.225cm" svg:y2="14.76cm">
          <text:p/>
        </draw:line>
        <draw:line draw:style-name="gr9" draw:text-style-name="P2" draw:layer="layout" svg:x1="32.225cm" svg:y1="15cm" svg:x2="32.225cm" svg:y2="15.661cm">
          <text:p/>
        </draw:line>
        <draw:line draw:style-name="gr9" draw:text-style-name="P2" draw:layer="layout" svg:x1="32.225cm" svg:y1="15.9cm" svg:x2="32.225cm" svg:y2="16.56cm">
          <text:p/>
        </draw:line>
        <draw:line draw:style-name="gr9" draw:text-style-name="P2" draw:layer="layout" svg:x1="32.225cm" svg:y1="16.8cm" svg:x2="32.225cm" svg:y2="17.46cm">
          <text:p/>
        </draw:line>
        <draw:line draw:style-name="gr9" draw:text-style-name="P2" draw:layer="layout" svg:x1="32.225cm" svg:y1="17.7cm" svg:x2="32.225cm" svg:y2="18.36cm">
          <text:p/>
        </draw:line>
        <draw:line draw:style-name="gr9" draw:text-style-name="P2" draw:layer="layout" svg:x1="32.225cm" svg:y1="18.6cm" svg:x2="32.225cm" svg:y2="19.26cm">
          <text:p/>
        </draw:line>
        <draw:line draw:style-name="gr9" draw:text-style-name="P2" draw:layer="layout" svg:x1="32.225cm" svg:y1="19.5cm" svg:x2="32.225cm" svg:y2="20.16cm">
          <text:p/>
        </draw:line>
        <draw:line draw:style-name="gr9" draw:text-style-name="P2" draw:layer="layout" svg:x1="32.225cm" svg:y1="20.4cm" svg:x2="32.225cm" svg:y2="21.06cm">
          <text:p/>
        </draw:line>
        <draw:line draw:style-name="gr9" draw:text-style-name="P2" draw:layer="layout" svg:x1="32.225cm" svg:y1="21.3cm" svg:x2="32.225cm" svg:y2="21.96cm">
          <text:p/>
        </draw:line>
        <draw:line draw:style-name="gr9" draw:text-style-name="P2" draw:layer="layout" svg:x1="32.225cm" svg:y1="22.2cm" svg:x2="32.225cm" svg:y2="22.86cm">
          <text:p/>
        </draw:line>
        <draw:line draw:style-name="gr9" draw:text-style-name="P2" draw:layer="layout" svg:x1="32.225cm" svg:y1="23cm" svg:x2="31.565cm" svg:y2="23cm">
          <text:p/>
        </draw:line>
        <draw:line draw:style-name="gr9" draw:text-style-name="P2" draw:layer="layout" svg:x1="31.325cm" svg:y1="23cm" svg:x2="30.665cm" svg:y2="23cm">
          <text:p/>
        </draw:line>
        <draw:line draw:style-name="gr9" draw:text-style-name="P2" draw:layer="layout" svg:x1="30.425cm" svg:y1="23cm" svg:x2="29.765cm" svg:y2="23cm">
          <text:p/>
        </draw:line>
        <draw:line draw:style-name="gr9" draw:text-style-name="P2" draw:layer="layout" svg:x1="29.525cm" svg:y1="23cm" svg:x2="28.865cm" svg:y2="23cm">
          <text:p/>
        </draw:line>
        <draw:line draw:style-name="gr9" draw:text-style-name="P2" draw:layer="layout" svg:x1="28.625cm" svg:y1="23cm" svg:x2="27.965cm" svg:y2="23cm">
          <text:p/>
        </draw:line>
        <draw:line draw:style-name="gr9" draw:text-style-name="P2" draw:layer="layout" svg:x1="27.725cm" svg:y1="23cm" svg:x2="27.065cm" svg:y2="23cm">
          <text:p/>
        </draw:line>
        <draw:line draw:style-name="gr9" draw:text-style-name="P2" draw:layer="layout" svg:x1="26.825cm" svg:y1="23cm" svg:x2="26.165cm" svg:y2="23cm">
          <text:p/>
        </draw:line>
        <draw:line draw:style-name="gr9" draw:text-style-name="P2" draw:layer="layout" svg:x1="25.925cm" svg:y1="23cm" svg:x2="25.265cm" svg:y2="23cm">
          <text:p/>
        </draw:line>
        <draw:line draw:style-name="gr9" draw:text-style-name="P2" draw:layer="layout" svg:x1="25.025cm" svg:y1="23cm" svg:x2="24.365cm" svg:y2="23cm">
          <text:p/>
        </draw:line>
        <draw:line draw:style-name="gr9" draw:text-style-name="P2" draw:layer="layout" svg:x1="24.125cm" svg:y1="23cm" svg:x2="23.465cm" svg:y2="23cm">
          <text:p/>
        </draw:line>
        <draw:line draw:style-name="gr9" draw:text-style-name="P2" draw:layer="layout" svg:x1="23.225cm" svg:y1="23cm" svg:x2="22.565cm" svg:y2="23cm">
          <text:p/>
        </draw:line>
        <draw:line draw:style-name="gr9" draw:text-style-name="P2" draw:layer="layout" svg:x1="22.325cm" svg:y1="23cm" svg:x2="21.665cm" svg:y2="23cm">
          <text:p/>
        </draw:line>
        <draw:line draw:style-name="gr9" draw:text-style-name="P2" draw:layer="layout" svg:x1="21.425cm" svg:y1="23cm" svg:x2="20.765cm" svg:y2="23cm">
          <text:p/>
        </draw:line>
        <draw:line draw:style-name="gr9" draw:text-style-name="P2" draw:layer="layout" svg:x1="20.525cm" svg:y1="23cm" svg:x2="19.865cm" svg:y2="23cm">
          <text:p/>
        </draw:line>
        <draw:line draw:style-name="gr9" draw:text-style-name="P2" draw:layer="layout" svg:x1="19.625cm" svg:y1="23cm" svg:x2="18.965cm" svg:y2="23cm">
          <text:p/>
        </draw:line>
        <draw:line draw:style-name="gr9" draw:text-style-name="P2" draw:layer="layout" svg:x1="18.725cm" svg:y1="23cm" svg:x2="18.065cm" svg:y2="23cm">
          <text:p/>
        </draw:line>
        <draw:line draw:style-name="gr9" draw:text-style-name="P2" draw:layer="layout" svg:x1="17.825cm" svg:y1="23cm" svg:x2="17.165cm" svg:y2="23cm">
          <text:p/>
        </draw:line>
        <draw:line draw:style-name="gr9" draw:text-style-name="P2" draw:layer="layout" svg:x1="16.925cm" svg:y1="23cm" svg:x2="16.265cm" svg:y2="23cm">
          <text:p/>
        </draw:line>
        <draw:line draw:style-name="gr9" draw:text-style-name="P2" draw:layer="layout" svg:x1="16.025cm" svg:y1="23cm" svg:x2="15.365cm" svg:y2="23cm">
          <text:p/>
        </draw:line>
        <draw:line draw:style-name="gr9" draw:text-style-name="P2" draw:layer="layout" svg:x1="15.125cm" svg:y1="23cm" svg:x2="14.465cm" svg:y2="23cm">
          <text:p/>
        </draw:line>
        <draw:line draw:style-name="gr9" draw:text-style-name="P2" draw:layer="layout" svg:x1="14.225cm" svg:y1="23cm" svg:x2="13.565cm" svg:y2="23cm">
          <text:p/>
        </draw:line>
        <draw:line draw:style-name="gr9" draw:text-style-name="P2" draw:layer="layout" svg:x1="13.325cm" svg:y1="23cm" svg:x2="12.665cm" svg:y2="23cm">
          <text:p/>
        </draw:line>
        <draw:line draw:style-name="gr9" draw:text-style-name="P2" draw:layer="layout" svg:x1="12.425cm" svg:y1="23cm" svg:x2="11.765cm" svg:y2="23cm">
          <text:p/>
        </draw:line>
        <draw:line draw:style-name="gr9" draw:text-style-name="P2" draw:layer="layout" svg:x1="11.525cm" svg:y1="23cm" svg:x2="10.865cm" svg:y2="23cm">
          <text:p/>
        </draw:line>
        <draw:line draw:style-name="gr9" draw:text-style-name="P2" draw:layer="layout" svg:x1="10.625cm" svg:y1="23cm" svg:x2="9.965cm" svg:y2="23cm">
          <text:p/>
        </draw:line>
        <draw:line draw:style-name="gr9" draw:text-style-name="P2" draw:layer="layout" svg:x1="9.725cm" svg:y1="23cm" svg:x2="9.065cm" svg:y2="23cm">
          <text:p/>
        </draw:line>
        <draw:line draw:style-name="gr9" draw:text-style-name="P2" draw:layer="layout" svg:x1="8.825cm" svg:y1="23cm" svg:x2="8.165cm" svg:y2="23cm">
          <text:p/>
        </draw:line>
        <draw:line draw:style-name="gr9" draw:text-style-name="P2" draw:layer="layout" svg:x1="7.925cm" svg:y1="23cm" svg:x2="7.265cm" svg:y2="23cm">
          <text:p/>
        </draw:line>
        <draw:line draw:style-name="gr9" draw:text-style-name="P2" draw:layer="layout" svg:x1="7.025cm" svg:y1="23cm" svg:x2="6.365cm" svg:y2="23cm">
          <text:p/>
        </draw:line>
        <draw:line draw:style-name="gr9" draw:text-style-name="P2" draw:layer="layout" svg:x1="6.225cm" svg:y1="23cm" svg:x2="6.225cm" svg:y2="22.34cm">
          <text:p/>
        </draw:line>
        <draw:line draw:style-name="gr9" draw:text-style-name="P2" draw:layer="layout" svg:x1="6.225cm" svg:y1="22.1cm" svg:x2="6.225cm" svg:y2="21.44cm">
          <text:p/>
        </draw:line>
        <draw:line draw:style-name="gr9" draw:text-style-name="P2" draw:layer="layout" svg:x1="6.225cm" svg:y1="21.2cm" svg:x2="6.225cm" svg:y2="20.54cm">
          <text:p/>
        </draw:line>
        <draw:line draw:style-name="gr9" draw:text-style-name="P2" draw:layer="layout" svg:x1="6.225cm" svg:y1="20.3cm" svg:x2="6.225cm" svg:y2="19.64cm">
          <text:p/>
        </draw:line>
        <draw:line draw:style-name="gr9" draw:text-style-name="P2" draw:layer="layout" svg:x1="6.225cm" svg:y1="19.4cm" svg:x2="6.225cm" svg:y2="18.74cm">
          <text:p/>
        </draw:line>
        <draw:line draw:style-name="gr9" draw:text-style-name="P2" draw:layer="layout" svg:x1="6.225cm" svg:y1="18.5cm" svg:x2="6.225cm" svg:y2="17.84cm">
          <text:p/>
        </draw:line>
        <draw:line draw:style-name="gr9" draw:text-style-name="P2" draw:layer="layout" svg:x1="6.225cm" svg:y1="17.6cm" svg:x2="6.225cm" svg:y2="16.94cm">
          <text:p/>
        </draw:line>
        <draw:line draw:style-name="gr9" draw:text-style-name="P2" draw:layer="layout" svg:x1="6.225cm" svg:y1="16.7cm" svg:x2="6.225cm" svg:y2="16.04cm">
          <text:p/>
        </draw:line>
        <draw:line draw:style-name="gr9" draw:text-style-name="P2" draw:layer="layout" svg:x1="6.225cm" svg:y1="15.8cm" svg:x2="6.225cm" svg:y2="15.14cm">
          <text:p/>
        </draw:line>
        <draw:line draw:style-name="gr9" draw:text-style-name="P2" draw:layer="layout" svg:x1="6.225cm" svg:y1="14.9cm" svg:x2="6.225cm" svg:y2="14.24cm">
          <text:p/>
        </draw:line>
        <draw:line draw:style-name="gr9" draw:text-style-name="P2" draw:layer="layout" svg:x1="6.225cm" svg:y1="14cm" svg:x2="6.225cm" svg:y2="13.34cm">
          <text:p/>
        </draw:line>
        <draw:line draw:style-name="gr9" draw:text-style-name="P2" draw:layer="layout" svg:x1="6.225cm" svg:y1="13.1cm" svg:x2="6.225cm" svg:y2="12.44cm">
          <text:p/>
        </draw:line>
        <draw:line draw:style-name="gr9" draw:text-style-name="P2" draw:layer="layout" svg:x1="6.225cm" svg:y1="12.2cm" svg:x2="6.225cm" svg:y2="11.54cm">
          <text:p/>
        </draw:line>
        <draw:line draw:style-name="gr9" draw:text-style-name="P2" draw:layer="layout" svg:x1="6.225cm" svg:y1="11.3cm" svg:x2="6.225cm" svg:y2="10.64cm">
          <text:p/>
        </draw:line>
        <draw:line draw:style-name="gr9" draw:text-style-name="P2" draw:layer="layout" svg:x1="6.225cm" svg:y1="10.4cm" svg:x2="6.225cm" svg:y2="9.74cm">
          <text:p/>
        </draw:line>
        <draw:line draw:style-name="gr9" draw:text-style-name="P2" draw:layer="layout" svg:x1="6.225cm" svg:y1="9.5cm" svg:x2="6.225cm" svg:y2="8.84cm">
          <text:p/>
        </draw:line>
        <draw:line draw:style-name="gr9" draw:text-style-name="P2" draw:layer="layout" svg:x1="6.225cm" svg:y1="8.6cm" svg:x2="6.225cm" svg:y2="7.94cm">
          <text:p/>
        </draw:line>
        <draw:line draw:style-name="gr9" draw:text-style-name="P2" draw:layer="layout" svg:x1="6.225cm" svg:y1="7.7cm" svg:x2="6.225cm" svg:y2="7.04cm">
          <text:p/>
        </draw:line>
        <draw:line draw:style-name="gr9" draw:text-style-name="P2" draw:layer="layout" svg:x1="6.225cm" svg:y1="6.8cm" svg:x2="6.225cm" svg:y2="6.14cm">
          <text:p/>
        </draw:line>
        <draw:line draw:style-name="gr6" draw:text-style-name="P2" draw:layer="layout" svg:x1="23.002cm" svg:y1="10cm" svg:x2="6.802cm" svg:y2="10cm">
          <text:p/>
        </draw:line>
        <draw:line draw:style-name="gr6" draw:text-style-name="P2" draw:layer="layout" svg:x1="6.975cm" svg:y1="6.8cm" svg:x2="6.943cm" svg:y2="6.8cm">
          <text:p/>
        </draw:line>
        <draw:line draw:style-name="gr6" draw:text-style-name="P2" draw:layer="layout" svg:x1="6.975cm" svg:y1="10cm" svg:x2="6.943cm" svg:y2="10cm">
          <text:p/>
        </draw:line>
        <draw:line draw:style-name="gr6" draw:text-style-name="P2" draw:layer="layout" svg:x1="7.002cm" svg:y1="6.8cm" svg:x2="7.002cm" svg:y2="10cm">
          <text:p/>
        </draw:line>
        <draw:line draw:style-name="gr6" draw:text-style-name="P2" draw:layer="layout" svg:x1="7.002cm" svg:y1="6.8cm" svg:x2="7.002cm" svg:y2="10cm">
          <text:p/>
        </draw:line>
        <draw:line draw:style-name="gr6" draw:text-style-name="P2" draw:layer="layout" svg:x1="7.002cm" svg:y1="6.8cm" svg:x2="7.061cm" svg:y2="6.914cm">
          <text:p/>
        </draw:line>
        <draw:line draw:style-name="gr6" draw:text-style-name="P2" draw:layer="layout" svg:x1="7.003cm" svg:y1="6.8cm" svg:x2="6.943cm" svg:y2="6.914cm">
          <text:p/>
        </draw:line>
        <draw:line draw:style-name="gr6" draw:text-style-name="P2" draw:layer="layout" svg:x1="7.003cm" svg:y1="10.001cm" svg:x2="6.943cm" svg:y2="9.888cm">
          <text:p/>
        </draw:line>
        <draw:line draw:style-name="gr6" draw:text-style-name="P2" draw:layer="layout" svg:x1="7.002cm" svg:y1="10.001cm" svg:x2="7.061cm" svg:y2="9.888cm">
          <text:p/>
        </draw:line>
        <draw:polyline draw:style-name="gr3" draw:text-style-name="P2" draw:layer="layout" svg:width="0.2cm" svg:height="0.124cm" svg:x="6.663cm" svg:y="9.21cm" svg:viewBox="0 0 201 125" draw:points="0,125 0,0 77,67 77,38 87,19 96,9 115,0 163,0 182,9 192,19 201,38 201,96 192,115 182,125">
          <text:p/>
        </draw:polyline>
        <draw:polyline draw:style-name="gr3" draw:text-style-name="P2" draw:layer="layout" svg:width="0.2cm" svg:height="0.124cm" svg:x="6.663cm" svg:y="9.019cm" svg:viewBox="0 0 201 125" draw:points="19,116 10,106 0,87 0,39 10,19 19,10 39,0 58,0 87,10 201,125 201,0">
          <text:p/>
        </draw:polyline>
        <draw:polyline draw:style-name="gr3" draw:text-style-name="P2" draw:layer="layout" svg:width="0.019cm" svg:height="0.019cm" svg:x="6.844cm" svg:y="8.924cm" svg:viewBox="0 0 20 20" draw:points="0,10 11,0 20,10 11,20 0,10 20,10">
          <text:p/>
        </draw:polyline>
        <draw:polygon draw:style-name="gr3" draw:text-style-name="P2" draw:layer="layout" svg:width="0.2cm" svg:height="0.114cm" svg:x="6.663cm" svg:y="8.734cm" svg:viewBox="0 0 201 115" draw:points="0,66 0,47 10,28 19,19 39,9 77,0 125,0 163,9 182,19 192,28 201,47 201,66 192,85 182,95 163,105 125,115 77,115 39,105 19,95 10,85">
          <text:p/>
        </draw:polygon>
        <draw:polygon draw:style-name="gr3" draw:text-style-name="P2" draw:layer="layout" svg:width="0.2cm" svg:height="0.114cm" svg:x="6.663cm" svg:y="8.543cm" svg:viewBox="0 0 201 115" draw:points="0,68 0,48 10,29 19,19 39,10 77,0 125,0 163,10 182,19 192,29 201,48 201,68 192,87 182,96 163,106 125,115 77,115 39,106 19,96 10,87">
          <text:p/>
        </draw:polygon>
        <draw:polygon draw:style-name="gr3" draw:text-style-name="P2" draw:layer="layout" svg:width="0.2cm" svg:height="0.114cm" svg:x="6.663cm" svg:y="8.353cm" svg:viewBox="0 0 201 115" draw:points="0,67 0,48 10,29 19,19 39,9 77,0 125,0 163,9 182,19 192,29 201,48 201,67 192,86 182,96 163,105 125,115 77,115 39,105 19,96 10,86">
          <text:p/>
        </draw:polygon>
        <draw:polygon draw:style-name="gr3" draw:text-style-name="P2" draw:layer="layout" svg:width="0.2cm" svg:height="0.114cm" svg:x="6.663cm" svg:y="8.162cm" svg:viewBox="0 0 201 115" draw:points="0,67 0,48 10,29 19,19 39,10 77,0 125,0 163,10 182,19 192,29 201,48 201,67 192,86 182,95 163,106 125,115 77,115 39,106 19,95 10,86">
          <text:p/>
        </draw:polygon>
        <draw:line draw:style-name="gr3" draw:text-style-name="P2" draw:layer="layout" svg:x1="6.863cm" svg:y1="7.924cm" svg:x2="6.73cm" svg:y2="7.924cm">
          <text:p/>
        </draw:line>
        <draw:polyline draw:style-name="gr3" draw:text-style-name="P2" draw:layer="layout" svg:width="0.133cm" svg:height="0.086cm" svg:x="6.73cm" svg:y="7.838cm" svg:viewBox="0 0 134 87" draw:points="19,87 9,78 0,59 0,30 9,10 28,0 134,0">
          <text:p/>
        </draw:polyline>
        <draw:polyline draw:style-name="gr3" draw:text-style-name="P2" draw:layer="layout" svg:width="0.133cm" svg:height="0.085cm" svg:x="6.73cm" svg:y="7.753cm" svg:viewBox="0 0 134 86" draw:points="28,86 9,77 0,58 0,29 9,9 28,0 134,0">
          <text:p/>
        </draw:polyline>
        <draw:line draw:style-name="gr3" draw:text-style-name="P2" draw:layer="layout" svg:x1="6.863cm" svg:y1="7.657cm" svg:x2="6.73cm" svg:y2="7.657cm">
          <text:p/>
        </draw:line>
        <draw:polyline draw:style-name="gr3" draw:text-style-name="P2" draw:layer="layout" svg:width="0.133cm" svg:height="0.085cm" svg:x="6.73cm" svg:y="7.572cm" svg:viewBox="0 0 134 86" draw:points="19,86 9,77 0,58 0,28 9,9 28,0 134,0">
          <text:p/>
        </draw:polyline>
        <draw:polyline draw:style-name="gr3" draw:text-style-name="P2" draw:layer="layout" svg:width="0.133cm" svg:height="0.086cm" svg:x="6.73cm" svg:y="7.486cm" svg:viewBox="0 0 134 87" draw:points="28,87 9,77 0,58 0,28 9,9 28,0 134,0">
          <text:p/>
        </draw:polyline>
        <draw:line draw:style-name="gr6" draw:text-style-name="P2" draw:layer="layout" svg:x1="7.022cm" svg:y1="5.908cm" svg:x2="7.022cm" svg:y2="4.282cm">
          <text:p/>
        </draw:line>
        <draw:line draw:style-name="gr6" draw:text-style-name="P2" draw:layer="layout" svg:x1="31.422cm" svg:y1="5.908cm" svg:x2="31.422cm" svg:y2="4.282cm">
          <text:p/>
        </draw:line>
        <draw:line draw:style-name="gr6" draw:text-style-name="P2" draw:layer="layout" svg:x1="7.022cm" svg:y1="4.34cm" svg:x2="31.422cm" svg:y2="4.34cm">
          <text:p/>
        </draw:line>
        <draw:line draw:style-name="gr6" draw:text-style-name="P2" draw:layer="layout" svg:x1="7.022cm" svg:y1="4.34cm" svg:x2="31.422cm" svg:y2="4.34cm">
          <text:p/>
        </draw:line>
        <draw:line draw:style-name="gr6" draw:text-style-name="P2" draw:layer="layout" svg:x1="7.022cm" svg:y1="4.341cm" svg:x2="7.136cm" svg:y2="4.282cm">
          <text:p/>
        </draw:line>
        <draw:line draw:style-name="gr6" draw:text-style-name="P2" draw:layer="layout" svg:x1="7.022cm" svg:y1="4.34cm" svg:x2="7.136cm" svg:y2="4.4cm">
          <text:p/>
        </draw:line>
        <draw:line draw:style-name="gr6" draw:text-style-name="P2" draw:layer="layout" svg:x1="31.423cm" svg:y1="4.34cm" svg:x2="31.309cm" svg:y2="4.4cm">
          <text:p/>
        </draw:line>
        <draw:line draw:style-name="gr6" draw:text-style-name="P2" draw:layer="layout" svg:x1="31.423cm" svg:y1="4.341cm" svg:x2="31.309cm" svg:y2="4.282cm">
          <text:p/>
        </draw:line>
        <draw:polyline draw:style-name="gr3" draw:text-style-name="P2" draw:layer="layout" svg:width="0.124cm" svg:height="0.201cm" svg:x="20.566cm" svg:y="3.994cm" svg:viewBox="0 0 125 202" draw:points="10,19 19,10 39,0 87,0 106,10 116,19 125,39 125,58 116,86 0,202 125,202">
          <text:p/>
        </draw:polyline>
        <draw:line draw:style-name="gr3" draw:text-style-name="P2" draw:layer="layout" svg:x1="20.862cm" svg:y1="4.061cm" svg:x2="20.862cm" svg:y2="4.195cm">
          <text:p/>
        </draw:line>
        <draw:polyline draw:style-name="gr3" draw:text-style-name="P2" draw:layer="layout" svg:width="0.124cm" svg:height="0.143cm" svg:x="20.766cm" svg:y="3.985cm" svg:viewBox="0 0 125 144" draw:points="48,0 0,144 125,144">
          <text:p/>
        </draw:polyline>
        <draw:line draw:style-name="gr3" draw:text-style-name="P2" draw:layer="layout" svg:x1="21.052cm" svg:y1="4.061cm" svg:x2="21.052cm" svg:y2="4.195cm">
          <text:p/>
        </draw:line>
        <draw:polyline draw:style-name="gr3" draw:text-style-name="P2" draw:layer="layout" svg:width="0.124cm" svg:height="0.143cm" svg:x="20.957cm" svg:y="3.985cm" svg:viewBox="0 0 125 144" draw:points="49,0 0,144 125,144">
          <text:p/>
        </draw:polyline>
        <draw:polyline draw:style-name="gr3" draw:text-style-name="P2" draw:layer="layout" svg:width="0.019cm" svg:height="0.02cm" svg:x="21.147cm" svg:y="4.175cm" svg:viewBox="0 0 20 21" draw:points="11,0 20,10 11,21 0,10 11,0 11,21">
          <text:p/>
        </draw:polyline>
        <draw:polygon draw:style-name="gr3" draw:text-style-name="P2" draw:layer="layout" svg:width="0.114cm" svg:height="0.201cm" svg:x="21.243cm" svg:y="3.994cm" svg:viewBox="0 0 115 202" draw:points="48,0 67,0 86,10 96,19 105,39 115,77 115,125 105,163 96,182 86,192 67,202 48,202 29,192 20,182 9,163 0,125 0,77 9,39 20,19 29,10">
          <text:p/>
        </draw:polygon>
        <draw:polygon draw:style-name="gr3" draw:text-style-name="P2" draw:layer="layout" svg:width="0.114cm" svg:height="0.201cm" svg:x="21.433cm" svg:y="3.994cm" svg:viewBox="0 0 115 202" draw:points="48,0 68,0 87,10 96,19 106,39 115,77 115,125 106,163 96,182 87,192 68,202 48,202 29,192 19,182 10,163 0,125 0,77 10,39 19,19 29,10">
          <text:p/>
        </draw:polygon>
        <draw:polygon draw:style-name="gr3" draw:text-style-name="P2" draw:layer="layout" svg:width="0.114cm" svg:height="0.201cm" svg:x="21.624cm" svg:y="3.994cm" svg:viewBox="0 0 115 202" draw:points="47,0 66,0 85,10 96,19 105,39 115,77 115,125 105,163 96,182 85,192 66,202 47,202 28,192 19,182 9,163 0,125 0,77 9,39 19,19 28,10">
          <text:p/>
        </draw:polygon>
        <draw:polygon draw:style-name="gr3" draw:text-style-name="P2" draw:layer="layout" svg:width="0.114cm" svg:height="0.201cm" svg:x="21.814cm" svg:y="3.994cm" svg:viewBox="0 0 115 202" draw:points="49,0 68,0 87,10 96,19 106,39 115,77 115,125 106,163 96,182 87,192 68,202 49,202 30,192 20,182 10,163 0,125 0,77 10,39 20,19 30,10">
          <text:p/>
        </draw:polygon>
        <draw:line draw:style-name="gr3" draw:text-style-name="P2" draw:layer="layout" svg:x1="22.167cm" svg:y1="4.195cm" svg:x2="22.167cm" svg:y2="4.061cm">
          <text:p/>
        </draw:line>
        <draw:polyline draw:style-name="gr3" draw:text-style-name="P2" draw:layer="layout" svg:width="0.085cm" svg:height="0.134cm" svg:x="22.167cm" svg:y="4.061cm" svg:viewBox="0 0 86 135" draw:points="0,19 9,10 28,0 57,0 77,10 86,29 86,135">
          <text:p/>
        </draw:polyline>
        <draw:polyline draw:style-name="gr3" draw:text-style-name="P2" draw:layer="layout" svg:width="0.085cm" svg:height="0.134cm" svg:x="22.252cm" svg:y="4.061cm" svg:viewBox="0 0 86 135" draw:points="0,29 10,10 29,0 57,0 77,10 86,29 86,135">
          <text:p/>
        </draw:polyline>
        <draw:line draw:style-name="gr3" draw:text-style-name="P2" draw:layer="layout" svg:x1="22.433cm" svg:y1="4.195cm" svg:x2="22.433cm" svg:y2="4.061cm">
          <text:p/>
        </draw:line>
        <draw:polyline draw:style-name="gr3" draw:text-style-name="P2" draw:layer="layout" svg:width="0.085cm" svg:height="0.134cm" svg:x="22.433cm" svg:y="4.061cm" svg:viewBox="0 0 86 135" draw:points="0,19 9,10 28,0 58,0 77,10 86,29 86,135">
          <text:p/>
        </draw:polyline>
        <draw:polyline draw:style-name="gr3" draw:text-style-name="P2" draw:layer="layout" svg:width="0.086cm" svg:height="0.134cm" svg:x="22.518cm" svg:y="4.061cm" svg:viewBox="0 0 87 135" draw:points="0,29 10,10 29,0 59,0 78,10 87,29 87,135">
          <text:p/>
        </draw:polyline>
        <draw:line draw:style-name="gr6" draw:text-style-name="P2" draw:layer="layout" svg:x1="7.025cm" svg:y1="8.32cm" svg:x2="7.025cm" svg:y2="5.412cm">
          <text:p/>
        </draw:line>
        <draw:line draw:style-name="gr6" draw:text-style-name="P2" draw:layer="layout" svg:x1="16.002cm" svg:y1="8.32cm" svg:x2="16.002cm" svg:y2="5.412cm">
          <text:p/>
        </draw:line>
        <draw:line draw:style-name="gr6" draw:text-style-name="P2" draw:layer="layout" svg:x1="7.025cm" svg:y1="5.47cm" svg:x2="16.002cm" svg:y2="5.47cm">
          <text:p/>
        </draw:line>
        <draw:line draw:style-name="gr6" draw:text-style-name="P2" draw:layer="layout" svg:x1="7.025cm" svg:y1="5.47cm" svg:x2="16.002cm" svg:y2="5.47cm">
          <text:p/>
        </draw:line>
        <draw:line draw:style-name="gr6" draw:text-style-name="P2" draw:layer="layout" svg:x1="7.025cm" svg:y1="5.471cm" svg:x2="7.139cm" svg:y2="5.412cm">
          <text:p/>
        </draw:line>
        <draw:line draw:style-name="gr6" draw:text-style-name="P2" draw:layer="layout" svg:x1="7.025cm" svg:y1="5.47cm" svg:x2="7.139cm" svg:y2="5.53cm">
          <text:p/>
        </draw:line>
        <draw:line draw:style-name="gr6" draw:text-style-name="P2" draw:layer="layout" svg:x1="16.003cm" svg:y1="5.47cm" svg:x2="15.889cm" svg:y2="5.53cm">
          <text:p/>
        </draw:line>
        <draw:line draw:style-name="gr6" draw:text-style-name="P2" draw:layer="layout" svg:x1="16.003cm" svg:y1="5.471cm" svg:x2="15.889cm" svg:y2="5.412cm">
          <text:p/>
        </draw:line>
        <draw:polyline draw:style-name="gr3" draw:text-style-name="P2" draw:layer="layout" svg:width="0.115cm" svg:height="0.2cm" svg:x="10.569cm" svg:y="5.161cm" svg:viewBox="0 0 116 201" draw:points="38,86 19,76 10,67 0,48 0,38 10,19 19,10 38,0 77,0 97,10 106,19 116,38 116,48 106,67 97,76 77,86 38,86 19,95 10,105 0,124 0,163 10,182 19,192 38,201 77,201 97,192 106,182 116,163 116,124 106,105 97,95 77,86">
          <text:p/>
        </draw:polyline>
        <draw:polyline draw:style-name="gr3" draw:text-style-name="P2" draw:layer="layout" svg:width="0.114cm" svg:height="0.2cm" svg:x="10.76cm" svg:y="5.161cm" svg:viewBox="0 0 115 201" draw:points="20,201 58,201 77,192 87,182 106,154 115,115 115,38 106,19 96,10 77,0 39,0 20,10 9,19 0,38 0,86 9,105 20,115 39,124 77,124 96,115 106,105 115,86">
          <text:p/>
        </draw:polyline>
        <draw:polyline draw:style-name="gr3" draw:text-style-name="P2" draw:layer="layout" svg:width="0.019cm" svg:height="0.019cm" svg:x="10.95cm" svg:y="5.342cm" svg:viewBox="0 0 20 20" draw:points="11,0 20,11 11,20 0,11 11,0 11,20">
          <text:p/>
        </draw:polyline>
        <draw:polyline draw:style-name="gr3" draw:text-style-name="P2" draw:layer="layout" svg:width="0.133cm" svg:height="0.2cm" svg:x="11.036cm" svg:y="5.161cm" svg:viewBox="0 0 134 201" draw:points="0,0 134,0 48,201">
          <text:p/>
        </draw:polyline>
        <draw:polyline draw:style-name="gr3" draw:text-style-name="P2" draw:layer="layout" svg:width="0.133cm" svg:height="0.2cm" svg:x="11.227cm" svg:y="5.161cm" svg:viewBox="0 0 134 201" draw:points="0,0 134,0 48,201">
          <text:p/>
        </draw:polyline>
        <draw:polygon draw:style-name="gr3" draw:text-style-name="P2" draw:layer="layout" svg:width="0.114cm" svg:height="0.2cm" svg:x="11.427cm" svg:y="5.161cm" svg:viewBox="0 0 115 201" draw:points="48,0 67,0 86,10 96,19 105,38 115,76 115,124 105,163 96,182 86,192 67,201 48,201 28,192 19,182 9,163 0,124 0,76 9,38 19,19 28,10">
          <text:p/>
        </draw:polygon>
        <draw:polygon draw:style-name="gr3" draw:text-style-name="P2" draw:layer="layout" svg:width="0.114cm" svg:height="0.2cm" svg:x="11.617cm" svg:y="5.161cm" svg:viewBox="0 0 115 201" draw:points="48,0 67,0 87,10 96,19 106,38 115,76 115,124 106,163 96,182 87,192 67,201 48,201 29,192 19,182 10,163 0,124 0,76 10,38 19,19 29,10">
          <text:p/>
        </draw:polygon>
        <draw:line draw:style-name="gr3" draw:text-style-name="P2" draw:layer="layout" svg:x1="11.97cm" svg:y1="5.361cm" svg:x2="11.97cm" svg:y2="5.228cm">
          <text:p/>
        </draw:line>
        <draw:polyline draw:style-name="gr3" draw:text-style-name="P2" draw:layer="layout" svg:width="0.085cm" svg:height="0.133cm" svg:x="11.97cm" svg:y="5.228cm" svg:viewBox="0 0 86 134" draw:points="0,19 9,9 28,0 57,0 77,9 86,29 86,134">
          <text:p/>
        </draw:polyline>
        <draw:polyline draw:style-name="gr3" draw:text-style-name="P2" draw:layer="layout" svg:width="0.086cm" svg:height="0.133cm" svg:x="12.055cm" svg:y="5.228cm" svg:viewBox="0 0 87 134" draw:points="0,29 10,9 29,0 57,0 77,9 87,29 87,134">
          <text:p/>
        </draw:polyline>
        <draw:line draw:style-name="gr3" draw:text-style-name="P2" draw:layer="layout" svg:x1="12.236cm" svg:y1="5.361cm" svg:x2="12.236cm" svg:y2="5.228cm">
          <text:p/>
        </draw:line>
        <draw:polyline draw:style-name="gr3" draw:text-style-name="P2" draw:layer="layout" svg:width="0.086cm" svg:height="0.133cm" svg:x="12.236cm" svg:y="5.228cm" svg:viewBox="0 0 87 134" draw:points="0,19 10,9 29,0 58,0 77,9 87,29 87,134">
          <text:p/>
        </draw:polyline>
        <draw:polyline draw:style-name="gr3" draw:text-style-name="P2" draw:layer="layout" svg:width="0.086cm" svg:height="0.133cm" svg:x="12.322cm" svg:y="5.228cm" svg:viewBox="0 0 87 134" draw:points="0,29 9,9 29,0 58,0 77,9 87,29 87,134">
          <text:p/>
        </draw:polyline>
        <draw:line draw:style-name="gr6" draw:text-style-name="P2" draw:layer="layout" svg:x1="16.025cm" svg:y1="22.25cm" svg:x2="16.025cm" svg:y2="24.075cm">
          <text:p/>
        </draw:line>
        <draw:line draw:style-name="gr6" draw:text-style-name="P2" draw:layer="layout" svg:x1="23.525cm" svg:y1="24.075cm" svg:x2="23.525cm" svg:y2="22.25cm">
          <text:p/>
        </draw:line>
        <draw:line draw:style-name="gr6" draw:text-style-name="P2" draw:layer="layout" svg:x1="16.025cm" svg:y1="24.016cm" svg:x2="23.525cm" svg:y2="24.016cm">
          <text:p/>
        </draw:line>
        <draw:line draw:style-name="gr6" draw:text-style-name="P2" draw:layer="layout" svg:x1="16.025cm" svg:y1="24.016cm" svg:x2="23.525cm" svg:y2="24.016cm">
          <text:p/>
        </draw:line>
        <draw:line draw:style-name="gr6" draw:text-style-name="P2" draw:layer="layout" svg:x1="16.025cm" svg:y1="24.017cm" svg:x2="16.139cm" svg:y2="23.957cm">
          <text:p/>
        </draw:line>
        <draw:line draw:style-name="gr6" draw:text-style-name="P2" draw:layer="layout" svg:x1="16.025cm" svg:y1="24.016cm" svg:x2="16.139cm" svg:y2="24.076cm">
          <text:p/>
        </draw:line>
        <draw:line draw:style-name="gr6" draw:text-style-name="P2" draw:layer="layout" svg:x1="23.526cm" svg:y1="24.016cm" svg:x2="23.412cm" svg:y2="24.076cm">
          <text:p/>
        </draw:line>
        <draw:line draw:style-name="gr6" draw:text-style-name="P2" draw:layer="layout" svg:x1="23.526cm" svg:y1="24.017cm" svg:x2="23.412cm" svg:y2="23.957cm">
          <text:p/>
        </draw:line>
        <draw:polyline draw:style-name="gr3" draw:text-style-name="P2" draw:layer="layout" svg:width="0.133cm" svg:height="0.2cm" svg:x="18.842cm" svg:y="23.677cm" svg:viewBox="0 0 134 201" draw:points="0,0 134,0 47,201">
          <text:p/>
        </draw:polyline>
        <draw:polyline draw:style-name="gr3" draw:text-style-name="P2" draw:layer="layout" svg:width="0.115cm" svg:height="0.2cm" svg:x="19.041cm" svg:y="23.677cm" svg:viewBox="0 0 116 201" draw:points="106,0 10,0 0,95 10,86 29,76 77,76 97,86 106,95 116,115 116,163 106,182 97,191 77,201 29,201 10,191 0,182">
          <text:p/>
        </draw:polyline>
        <draw:polyline draw:style-name="gr3" draw:text-style-name="P2" draw:layer="layout" svg:width="0.019cm" svg:height="0.019cm" svg:x="19.232cm" svg:y="23.858cm" svg:viewBox="0 0 20 20" draw:points="10,0 20,9 10,20 0,9 10,0 10,20">
          <text:p/>
        </draw:polyline>
        <draw:polygon draw:style-name="gr3" draw:text-style-name="P2" draw:layer="layout" svg:width="0.114cm" svg:height="0.2cm" svg:x="19.327cm" svg:y="23.677cm" svg:viewBox="0 0 115 201" draw:points="48,0 67,0 86,9 95,19 105,38 115,76 115,125 105,163 95,182 86,191 67,201 48,201 29,191 19,182 10,163 0,125 0,76 10,38 19,19 29,9">
          <text:p/>
        </draw:polygon>
        <draw:polygon draw:style-name="gr3" draw:text-style-name="P2" draw:layer="layout" svg:width="0.115cm" svg:height="0.2cm" svg:x="19.517cm" svg:y="23.677cm" svg:viewBox="0 0 116 201" draw:points="49,0 68,0 87,9 97,19 106,38 116,76 116,125 106,163 97,182 87,191 68,201 49,201 29,191 20,182 10,163 0,125 0,76 10,38 20,19 29,9">
          <text:p/>
        </draw:polygon>
        <draw:polygon draw:style-name="gr3" draw:text-style-name="P2" draw:layer="layout" svg:width="0.114cm" svg:height="0.2cm" svg:x="19.708cm" svg:y="23.677cm" svg:viewBox="0 0 115 201" draw:points="48,0 67,0 87,9 96,19 106,38 115,76 115,125 106,163 96,182 87,191 67,201 48,201 29,191 19,182 10,163 0,125 0,76 10,38 19,19 29,9">
          <text:p/>
        </draw:polygon>
        <draw:polygon draw:style-name="gr3" draw:text-style-name="P2" draw:layer="layout" svg:width="0.115cm" svg:height="0.2cm" svg:x="19.898cm" svg:y="23.677cm" svg:viewBox="0 0 116 201" draw:points="48,0 67,0 86,9 96,19 105,38 116,76 116,125 105,163 96,182 86,191 67,201 48,201 29,191 20,182 10,163 0,125 0,76 10,38 20,19 29,9">
          <text:p/>
        </draw:polygon>
        <draw:line draw:style-name="gr3" draw:text-style-name="P2" draw:layer="layout" svg:x1="20.251cm" svg:y1="23.877cm" svg:x2="20.251cm" svg:y2="23.744cm">
          <text:p/>
        </draw:line>
        <draw:polyline draw:style-name="gr3" draw:text-style-name="P2" draw:layer="layout" svg:width="0.086cm" svg:height="0.133cm" svg:x="20.251cm" svg:y="23.744cm" svg:viewBox="0 0 87 134" draw:points="0,19 10,9 30,0 58,0 77,9 87,28 87,134">
          <text:p/>
        </draw:polyline>
        <draw:polyline draw:style-name="gr3" draw:text-style-name="P2" draw:layer="layout" svg:width="0.085cm" svg:height="0.133cm" svg:x="20.337cm" svg:y="23.744cm" svg:viewBox="0 0 86 134" draw:points="0,28 9,9 29,0 58,0 77,9 86,28 86,134">
          <text:p/>
        </draw:polyline>
        <draw:line draw:style-name="gr3" draw:text-style-name="P2" draw:layer="layout" svg:x1="20.518cm" svg:y1="23.877cm" svg:x2="20.518cm" svg:y2="23.744cm">
          <text:p/>
        </draw:line>
        <draw:polyline draw:style-name="gr3" draw:text-style-name="P2" draw:layer="layout" svg:width="0.085cm" svg:height="0.133cm" svg:x="20.518cm" svg:y="23.744cm" svg:viewBox="0 0 86 134" draw:points="0,19 9,9 29,0 58,0 77,9 86,28 86,134">
          <text:p/>
        </draw:polyline>
        <draw:polyline draw:style-name="gr3" draw:text-style-name="P2" draw:layer="layout" svg:width="0.086cm" svg:height="0.133cm" svg:x="20.603cm" svg:y="23.744cm" svg:viewBox="0 0 87 134" draw:points="0,28 11,9 30,0 59,0 78,9 87,28 87,134">
          <text:p/>
        </draw:polyline>
        <draw:line draw:style-name="gr6" draw:text-style-name="P2" draw:layer="layout" svg:x1="31.425cm" svg:y1="22.25cm" svg:x2="31.425cm" svg:y2="24.399cm">
          <text:p/>
        </draw:line>
        <draw:line draw:style-name="gr6" draw:text-style-name="P2" draw:layer="layout" svg:x1="32.232cm" svg:y1="24.399cm" svg:x2="32.232cm" svg:y2="22.24cm">
          <text:p/>
        </draw:line>
        <draw:line draw:style-name="gr6" draw:text-style-name="P2" draw:layer="layout" svg:x1="31.425cm" svg:y1="24.34cm" svg:x2="32.232cm" svg:y2="24.34cm">
          <text:p/>
        </draw:line>
        <draw:line draw:style-name="gr6" draw:text-style-name="P2" draw:layer="layout" svg:x1="31.425cm" svg:y1="24.34cm" svg:x2="32.232cm" svg:y2="24.34cm">
          <text:p/>
        </draw:line>
        <draw:line draw:style-name="gr6" draw:text-style-name="P2" draw:layer="layout" svg:x1="31.425cm" svg:y1="24.341cm" svg:x2="31.539cm" svg:y2="24.282cm">
          <text:p/>
        </draw:line>
        <draw:line draw:style-name="gr6" draw:text-style-name="P2" draw:layer="layout" svg:x1="31.425cm" svg:y1="24.34cm" svg:x2="31.539cm" svg:y2="24.4cm">
          <text:p/>
        </draw:line>
        <draw:line draw:style-name="gr6" draw:text-style-name="P2" draw:layer="layout" svg:x1="32.233cm" svg:y1="24.34cm" svg:x2="32.119cm" svg:y2="24.4cm">
          <text:p/>
        </draw:line>
        <draw:line draw:style-name="gr6" draw:text-style-name="P2" draw:layer="layout" svg:x1="32.233cm" svg:y1="24.341cm" svg:x2="32.119cm" svg:y2="24.282cm">
          <text:p/>
        </draw:line>
        <draw:polyline draw:style-name="gr3" draw:text-style-name="P2" draw:layer="layout" svg:width="0.114cm" svg:height="0.2cm" svg:x="31cm" svg:y="24.591cm" svg:viewBox="0 0 115 201" draw:points="38,86 19,76 9,67 0,48 0,38 9,19 19,10 38,0 77,0 96,10 106,19 115,38 115,48 106,67 96,76 77,86 38,86 19,96 9,105 0,125 0,163 9,182 19,192 38,201 77,201 96,192 106,182 115,163 115,125 106,105 96,96 77,86">
          <text:p/>
        </draw:polyline>
        <draw:polyline draw:style-name="gr3" draw:text-style-name="P2" draw:layer="layout" svg:width="0.019cm" svg:height="0.019cm" svg:x="31.19cm" svg:y="24.772cm" svg:viewBox="0 0 20 20" draw:points="10,0 20,10 10,20 0,10 10,0 10,20">
          <text:p/>
        </draw:polyline>
        <draw:polygon draw:style-name="gr3" draw:text-style-name="P2" draw:layer="layout" svg:width="0.114cm" svg:height="0.2cm" svg:x="31.286cm" svg:y="24.591cm" svg:viewBox="0 0 115 201" draw:points="48,0 67,0 86,10 96,19 106,38 115,76 115,125 106,163 96,182 86,192 67,201 48,201 29,192 20,182 10,163 0,125 0,76 10,38 20,19 29,10">
          <text:p/>
        </draw:polygon>
        <draw:polygon draw:style-name="gr3" draw:text-style-name="P2" draw:layer="layout" svg:width="0.114cm" svg:height="0.2cm" svg:x="31.476cm" svg:y="24.591cm" svg:viewBox="0 0 115 201" draw:points="49,0 68,0 87,10 96,19 106,38 115,76 115,125 106,163 96,182 87,192 68,201 49,201 29,192 19,182 10,163 0,125 0,76 10,38 19,19 29,10">
          <text:p/>
        </draw:polygon>
        <draw:polygon draw:style-name="gr3" draw:text-style-name="P2" draw:layer="layout" svg:width="0.114cm" svg:height="0.2cm" svg:x="31.667cm" svg:y="24.591cm" svg:viewBox="0 0 115 201" draw:points="47,0 66,0 86,10 96,19 105,38 115,76 115,125 105,163 96,182 86,192 66,201 47,201 28,192 19,182 9,163 0,125 0,76 9,38 19,19 28,10">
          <text:p/>
        </draw:polygon>
        <draw:polygon draw:style-name="gr3" draw:text-style-name="P2" draw:layer="layout" svg:width="0.115cm" svg:height="0.2cm" svg:x="31.857cm" svg:y="24.591cm" svg:viewBox="0 0 116 201" draw:points="49,0 68,0 87,10 96,19 106,38 116,76 116,125 106,163 96,182 87,192 68,201 49,201 30,192 20,182 11,163 0,125 0,76 11,38 20,19 30,10">
          <text:p/>
        </draw:polygon>
        <draw:line draw:style-name="gr3" draw:text-style-name="P2" draw:layer="layout" svg:x1="32.209cm" svg:y1="24.791cm" svg:x2="32.209cm" svg:y2="24.658cm">
          <text:p/>
        </draw:line>
        <draw:polyline draw:style-name="gr3" draw:text-style-name="P2" draw:layer="layout" svg:width="0.086cm" svg:height="0.133cm" svg:x="32.209cm" svg:y="24.658cm" svg:viewBox="0 0 87 134" draw:points="0,20 10,9 29,0 58,0 77,9 87,30 87,134">
          <text:p/>
        </draw:polyline>
        <draw:polyline draw:style-name="gr3" draw:text-style-name="P2" draw:layer="layout" svg:width="0.086cm" svg:height="0.133cm" svg:x="32.295cm" svg:y="24.658cm" svg:viewBox="0 0 87 134" draw:points="0,30 9,9 28,0 58,0 77,9 87,30 87,134">
          <text:p/>
        </draw:polyline>
        <draw:line draw:style-name="gr3" draw:text-style-name="P2" draw:layer="layout" svg:x1="32.476cm" svg:y1="24.791cm" svg:x2="32.476cm" svg:y2="24.658cm">
          <text:p/>
        </draw:line>
        <draw:polyline draw:style-name="gr3" draw:text-style-name="P2" draw:layer="layout" svg:width="0.085cm" svg:height="0.133cm" svg:x="32.476cm" svg:y="24.658cm" svg:viewBox="0 0 86 134" draw:points="0,20 9,9 28,0 58,0 77,9 86,30 86,134">
          <text:p/>
        </draw:polyline>
        <draw:polyline draw:style-name="gr3" draw:text-style-name="P2" draw:layer="layout" svg:width="0.086cm" svg:height="0.133cm" svg:x="32.561cm" svg:y="24.658cm" svg:viewBox="0 0 87 134" draw:points="0,30 10,9 29,0 59,0 78,9 87,30 87,134">
          <text:p/>
        </draw:polyline>
        <draw:line draw:style-name="gr6" draw:text-style-name="P2" draw:layer="layout" svg:x1="14.554cm" svg:y1="20.508cm" svg:x2="14.554cm" svg:y2="20.15cm">
          <text:p/>
        </draw:line>
        <draw:line draw:style-name="gr6" draw:text-style-name="P2" draw:layer="layout" svg:x1="24.684cm" svg:y1="20.15cm" svg:x2="24.684cm" svg:y2="20.508cm">
          <text:p/>
        </draw:line>
        <draw:line draw:style-name="gr6" draw:text-style-name="P2" draw:layer="layout" svg:x1="14.554cm" svg:y1="20.209cm" svg:x2="24.684cm" svg:y2="20.209cm">
          <text:p/>
        </draw:line>
        <draw:line draw:style-name="gr6" draw:text-style-name="P2" draw:layer="layout" svg:x1="14.554cm" svg:y1="20.209cm" svg:x2="24.684cm" svg:y2="20.209cm">
          <text:p/>
        </draw:line>
        <draw:line draw:style-name="gr6" draw:text-style-name="P2" draw:layer="layout" svg:x1="14.554cm" svg:y1="20.21cm" svg:x2="14.668cm" svg:y2="20.15cm">
          <text:p/>
        </draw:line>
        <draw:line draw:style-name="gr6" draw:text-style-name="P2" draw:layer="layout" svg:x1="14.554cm" svg:y1="20.209cm" svg:x2="14.668cm" svg:y2="20.269cm">
          <text:p/>
        </draw:line>
        <draw:line draw:style-name="gr6" draw:text-style-name="P2" draw:layer="layout" svg:x1="24.685cm" svg:y1="20.209cm" svg:x2="24.571cm" svg:y2="20.269cm">
          <text:p/>
        </draw:line>
        <draw:line draw:style-name="gr6" draw:text-style-name="P2" draw:layer="layout" svg:x1="24.685cm" svg:y1="20.21cm" svg:x2="24.571cm" svg:y2="20.15cm">
          <text:p/>
        </draw:line>
        <draw:line draw:style-name="gr2" draw:text-style-name="P2" draw:layer="layout" svg:x1="19.166cm" svg:y1="20.14cm" svg:x2="19.109cm" svg:y2="20.14cm">
          <text:p/>
        </draw:line>
        <draw:polyline draw:style-name="gr2" draw:text-style-name="P2" draw:layer="layout" svg:width="0.03cm" svg:height="0.1cm" svg:x="19.109cm" svg:y="20.04cm" svg:viewBox="0 0 31 101" draw:points="31,101 31,0 20,15 11,24 0,29">
          <text:p/>
        </draw:polyline>
        <draw:polygon draw:style-name="gr2" draw:text-style-name="P2" draw:layer="layout" svg:width="0.057cm" svg:height="0.1cm" svg:x="19.205cm" svg:y="20.04cm" svg:viewBox="0 0 58 101" draw:points="23,0 34,0 43,4 48,10 53,20 58,39 58,62 53,81 48,91 43,96 34,101 23,101 14,96 9,91 4,81 0,62 0,39 4,20 9,10 14,4">
          <text:p/>
        </draw:polygon>
        <draw:line draw:style-name="gr2" draw:text-style-name="P2" draw:layer="layout" svg:x1="19.357cm" svg:y1="20.14cm" svg:x2="19.3cm" svg:y2="20.14cm">
          <text:p/>
        </draw:line>
        <draw:polyline draw:style-name="gr2" draw:text-style-name="P2" draw:layer="layout" svg:width="0.028cm" svg:height="0.1cm" svg:x="19.3cm" svg:y="20.04cm" svg:viewBox="0 0 29 101" draw:points="29,101 29,0 20,15 10,24 0,29">
          <text:p/>
        </draw:polyline>
        <draw:polyline draw:style-name="gr2" draw:text-style-name="P2" draw:layer="layout" svg:width="0.01cm" svg:height="0.01cm" svg:x="19.395cm" svg:y="20.13cm" svg:viewBox="0 0 11 11" draw:points="6,0 11,5 6,11 0,5 6,0 6,11">
          <text:p/>
        </draw:polyline>
        <draw:polyline draw:style-name="gr2" draw:text-style-name="P2" draw:layer="layout" svg:width="0.062cm" svg:height="0.1cm" svg:x="19.438cm" svg:y="20.04cm" svg:viewBox="0 0 63 101" draw:points="5,10 9,4 19,0 43,0 53,4 58,10 63,20 63,29 58,43 0,101 63,101">
          <text:p/>
        </draw:polyline>
        <draw:polyline draw:style-name="gr2" draw:text-style-name="P2" draw:layer="layout" svg:width="0.057cm" svg:height="0.1cm" svg:x="19.538cm" svg:y="20.04cm" svg:viewBox="0 0 58 101" draw:points="9,101 29,101 38,96 44,91 53,77 58,58 58,20 53,10 49,4 38,0 19,0 9,4 5,10 0,20 0,43 5,53 9,58 19,62 38,62 49,58 53,53 58,43">
          <text:p/>
        </draw:polyline>
        <draw:polyline draw:style-name="gr2" draw:text-style-name="P2" draw:layer="layout" svg:width="0.062cm" svg:height="0.1cm" svg:x="19.628cm" svg:y="20.04cm" svg:viewBox="0 0 63 101" draw:points="5,10 10,4 19,0 43,0 54,4 59,10 63,20 63,29 59,43 0,101 63,101">
          <text:p/>
        </draw:polyline>
        <draw:polygon draw:style-name="gr2" draw:text-style-name="P2" draw:layer="layout" svg:width="0.058cm" svg:height="0.1cm" svg:x="19.728cm" svg:y="20.04cm" svg:viewBox="0 0 59 101" draw:points="25,0 35,0 44,4 49,10 54,20 59,39 59,62 54,81 49,91 44,96 35,101 25,101 15,96 10,91 5,81 0,62 0,39 5,20 10,10 15,4">
          <text:p/>
        </draw:polygon>
        <draw:line draw:style-name="gr2" draw:text-style-name="P2" draw:layer="layout" svg:x1="19.905cm" svg:y1="20.14cm" svg:x2="19.905cm" svg:y2="20.073cm">
          <text:p/>
        </draw:line>
        <draw:polyline draw:style-name="gr2" draw:text-style-name="P2" draw:layer="layout" svg:width="0.042cm" svg:height="0.067cm" svg:x="19.905cm" svg:y="20.073cm" svg:viewBox="0 0 43 68" draw:points="0,9 4,5 14,0 29,0 39,5 43,14 43,68">
          <text:p/>
        </draw:polyline>
        <draw:polyline draw:style-name="gr2" draw:text-style-name="P2" draw:layer="layout" svg:width="0.043cm" svg:height="0.067cm" svg:x="19.947cm" svg:y="20.073cm" svg:viewBox="0 0 44 68" draw:points="0,14 5,5 15,0 30,0 40,5 44,14 44,68">
          <text:p/>
        </draw:polyline>
        <draw:line draw:style-name="gr2" draw:text-style-name="P2" draw:layer="layout" svg:x1="20.038cm" svg:y1="20.14cm" svg:x2="20.038cm" svg:y2="20.073cm">
          <text:p/>
        </draw:line>
        <draw:polyline draw:style-name="gr2" draw:text-style-name="P2" draw:layer="layout" svg:width="0.043cm" svg:height="0.067cm" svg:x="20.038cm" svg:y="20.073cm" svg:viewBox="0 0 44 68" draw:points="0,9 5,5 14,0 29,0 39,5 44,14 44,68">
          <text:p/>
        </draw:polyline>
        <draw:polyline draw:style-name="gr2" draw:text-style-name="P2" draw:layer="layout" svg:width="0.043cm" svg:height="0.067cm" svg:x="20.081cm" svg:y="20.073cm" svg:viewBox="0 0 44 68" draw:points="0,14 5,5 14,0 29,0 39,5 44,14 44,68">
          <text:p/>
        </draw:polyline>
        <draw:line draw:style-name="gr6" draw:text-style-name="P2" draw:layer="layout" svg:x1="23.525cm" svg:y1="22.25cm" svg:x2="23.525cm" svg:y2="24.075cm">
          <text:p/>
        </draw:line>
        <draw:line draw:style-name="gr6" draw:text-style-name="P2" draw:layer="layout" svg:x1="31.425cm" svg:y1="24.075cm" svg:x2="31.425cm" svg:y2="22.25cm">
          <text:p/>
        </draw:line>
        <draw:line draw:style-name="gr6" draw:text-style-name="P2" draw:layer="layout" svg:x1="23.525cm" svg:y1="24.016cm" svg:x2="31.425cm" svg:y2="24.016cm">
          <text:p/>
        </draw:line>
        <draw:line draw:style-name="gr6" draw:text-style-name="P2" draw:layer="layout" svg:x1="23.525cm" svg:y1="24.016cm" svg:x2="31.425cm" svg:y2="24.016cm">
          <text:p/>
        </draw:line>
        <draw:line draw:style-name="gr6" draw:text-style-name="P2" draw:layer="layout" svg:x1="23.525cm" svg:y1="24.017cm" svg:x2="23.639cm" svg:y2="23.957cm">
          <text:p/>
        </draw:line>
        <draw:line draw:style-name="gr6" draw:text-style-name="P2" draw:layer="layout" svg:x1="23.525cm" svg:y1="24.016cm" svg:x2="23.639cm" svg:y2="24.076cm">
          <text:p/>
        </draw:line>
        <draw:line draw:style-name="gr6" draw:text-style-name="P2" draw:layer="layout" svg:x1="31.426cm" svg:y1="24.016cm" svg:x2="31.312cm" svg:y2="24.076cm">
          <text:p/>
        </draw:line>
        <draw:line draw:style-name="gr6" draw:text-style-name="P2" draw:layer="layout" svg:x1="31.426cm" svg:y1="24.017cm" svg:x2="31.312cm" svg:y2="23.957cm">
          <text:p/>
        </draw:line>
        <draw:polyline draw:style-name="gr3" draw:text-style-name="P2" draw:layer="layout" svg:width="0.133cm" svg:height="0.2cm" svg:x="26.542cm" svg:y="23.677cm" svg:viewBox="0 0 134 201" draw:points="0,0 134,0 47,201">
          <text:p/>
        </draw:polyline>
        <draw:polyline draw:style-name="gr3" draw:text-style-name="P2" draw:layer="layout" svg:width="0.114cm" svg:height="0.2cm" svg:x="26.742cm" svg:y="23.677cm" svg:viewBox="0 0 115 201" draw:points="19,201 57,201 76,191 85,182 104,153 115,115 115,38 104,19 95,9 76,0 38,0 19,9 9,19 0,38 0,86 9,106 19,115 38,125 76,125 95,115 104,106 115,86">
          <text:p/>
        </draw:polyline>
        <draw:polyline draw:style-name="gr3" draw:text-style-name="P2" draw:layer="layout" svg:width="0.019cm" svg:height="0.019cm" svg:x="26.932cm" svg:y="23.858cm" svg:viewBox="0 0 20 20" draw:points="11,0 20,9 11,20 0,9 11,0 11,20">
          <text:p/>
        </draw:polyline>
        <draw:polygon draw:style-name="gr3" draw:text-style-name="P2" draw:layer="layout" svg:width="0.115cm" svg:height="0.2cm" svg:x="27.027cm" svg:y="23.677cm" svg:viewBox="0 0 116 201" draw:points="49,0 68,0 87,9 97,19 106,38 116,76 116,125 106,163 97,182 87,191 68,201 49,201 29,191 20,182 10,163 0,125 0,76 10,38 20,19 29,9">
          <text:p/>
        </draw:polygon>
        <draw:polygon draw:style-name="gr3" draw:text-style-name="P2" draw:layer="layout" svg:width="0.114cm" svg:height="0.2cm" svg:x="27.218cm" svg:y="23.677cm" svg:viewBox="0 0 115 201" draw:points="48,0 67,0 87,9 96,19 106,38 115,76 115,125 106,163 96,182 87,191 67,201 48,201 29,191 19,182 9,163 0,125 0,76 9,38 19,19 29,9">
          <text:p/>
        </draw:polygon>
        <draw:polygon draw:style-name="gr3" draw:text-style-name="P2" draw:layer="layout" svg:width="0.114cm" svg:height="0.2cm" svg:x="27.408cm" svg:y="23.677cm" svg:viewBox="0 0 115 201" draw:points="49,0 68,0 87,9 96,19 106,38 115,76 115,125 106,163 96,182 87,191 68,201 49,201 30,191 20,182 10,163 0,125 0,76 10,38 20,19 30,9">
          <text:p/>
        </draw:polygon>
        <draw:polygon draw:style-name="gr3" draw:text-style-name="P2" draw:layer="layout" svg:width="0.115cm" svg:height="0.2cm" svg:x="27.598cm" svg:y="23.677cm" svg:viewBox="0 0 116 201" draw:points="49,0 68,0 87,9 97,19 106,38 116,76 116,125 106,163 97,182 87,191 68,201 49,201 29,191 19,182 10,163 0,125 0,76 10,38 19,19 29,9">
          <text:p/>
        </draw:polygon>
        <draw:line draw:style-name="gr3" draw:text-style-name="P2" draw:layer="layout" svg:x1="27.951cm" svg:y1="23.877cm" svg:x2="27.951cm" svg:y2="23.744cm">
          <text:p/>
        </draw:line>
        <draw:polyline draw:style-name="gr3" draw:text-style-name="P2" draw:layer="layout" svg:width="0.086cm" svg:height="0.133cm" svg:x="27.951cm" svg:y="23.744cm" svg:viewBox="0 0 87 134" draw:points="0,19 9,9 28,0 58,0 77,9 87,28 87,134">
          <text:p/>
        </draw:polyline>
        <draw:polyline draw:style-name="gr3" draw:text-style-name="P2" draw:layer="layout" svg:width="0.085cm" svg:height="0.133cm" svg:x="28.037cm" svg:y="23.744cm" svg:viewBox="0 0 86 134" draw:points="0,28 9,9 28,0 58,0 77,9 86,28 86,134">
          <text:p/>
        </draw:polyline>
        <draw:line draw:style-name="gr3" draw:text-style-name="P2" draw:layer="layout" svg:x1="28.218cm" svg:y1="23.877cm" svg:x2="28.218cm" svg:y2="23.744cm">
          <text:p/>
        </draw:line>
        <draw:polyline draw:style-name="gr3" draw:text-style-name="P2" draw:layer="layout" svg:width="0.085cm" svg:height="0.133cm" svg:x="28.218cm" svg:y="23.744cm" svg:viewBox="0 0 86 134" draw:points="0,19 9,9 28,0 58,0 77,9 86,28 86,134">
          <text:p/>
        </draw:polyline>
        <draw:polyline draw:style-name="gr3" draw:text-style-name="P2" draw:layer="layout" svg:width="0.086cm" svg:height="0.133cm" svg:x="28.303cm" svg:y="23.744cm" svg:viewBox="0 0 87 134" draw:points="0,28 10,9 29,0 59,0 78,9 87,28 87,134">
          <text:p/>
        </draw:polyline>
        <draw:line draw:style-name="gr6" draw:text-style-name="P2" draw:layer="layout" svg:x1="23.002cm" svg:y1="10cm" svg:x2="23.002cm" svg:y2="5.01cm">
          <text:p/>
        </draw:line>
        <draw:line draw:style-name="gr8" draw:text-style-name="P2" draw:layer="layout" svg:x1="23.592cm" svg:y1="10.566cm" svg:x2="24.842cm" svg:y2="10.566cm">
          <text:p/>
        </draw:line>
        <draw:line draw:style-name="gr8" draw:text-style-name="P2" draw:layer="layout" svg:x1="24.842cm" svg:y1="10.566cm" svg:x2="24.842cm" svg:y2="12.326cm">
          <text:p/>
        </draw:line>
        <draw:line draw:style-name="gr8" draw:text-style-name="P2" draw:layer="layout" svg:x1="24.842cm" svg:y1="12.326cm" svg:x2="23.592cm" svg:y2="12.326cm">
          <text:p/>
        </draw:line>
        <draw:line draw:style-name="gr8" draw:text-style-name="P2" draw:layer="layout" svg:x1="23.592cm" svg:y1="12.326cm" svg:x2="23.592cm" svg:y2="10.566cm">
          <text:p/>
        </draw:line>
        <draw:line draw:style-name="gr6" draw:text-style-name="P2" draw:layer="layout" svg:x1="31.602cm" svg:y1="14.6cm" svg:x2="31.602cm" svg:y2="5.22cm">
          <text:p/>
        </draw:line>
        <draw:line draw:style-name="gr8" draw:text-style-name="P2" draw:layer="layout" svg:x1="25.878cm" svg:y1="10.566cm" svg:x2="27.128cm" svg:y2="10.566cm">
          <text:p/>
        </draw:line>
        <draw:line draw:style-name="gr8" draw:text-style-name="P2" draw:layer="layout" svg:x1="27.128cm" svg:y1="10.566cm" svg:x2="27.128cm" svg:y2="12.326cm">
          <text:p/>
        </draw:line>
        <draw:line draw:style-name="gr8" draw:text-style-name="P2" draw:layer="layout" svg:x1="27.128cm" svg:y1="12.326cm" svg:x2="25.878cm" svg:y2="12.326cm">
          <text:p/>
        </draw:line>
        <draw:line draw:style-name="gr8" draw:text-style-name="P2" draw:layer="layout" svg:x1="25.878cm" svg:y1="12.326cm" svg:x2="25.878cm" svg:y2="10.566cm">
          <text:p/>
        </draw:line>
        <draw:line draw:style-name="gr8" draw:text-style-name="P2" draw:layer="layout" svg:x1="25.878cm" svg:y1="7.366cm" svg:x2="27.128cm" svg:y2="7.366cm">
          <text:p/>
        </draw:line>
        <draw:line draw:style-name="gr8" draw:text-style-name="P2" draw:layer="layout" svg:x1="27.128cm" svg:y1="7.366cm" svg:x2="27.128cm" svg:y2="9.126cm">
          <text:p/>
        </draw:line>
        <draw:line draw:style-name="gr8" draw:text-style-name="P2" draw:layer="layout" svg:x1="27.128cm" svg:y1="9.126cm" svg:x2="25.878cm" svg:y2="9.126cm">
          <text:p/>
        </draw:line>
        <draw:line draw:style-name="gr8" draw:text-style-name="P2" draw:layer="layout" svg:x1="25.878cm" svg:y1="9.126cm" svg:x2="25.878cm" svg:y2="7.366cm">
          <text:p/>
        </draw:line>
        <draw:line draw:style-name="gr6" draw:text-style-name="P2" draw:layer="layout" svg:x1="31.425cm" svg:y1="6.458cm" svg:x2="31.425cm" svg:y2="5.391cm">
          <text:p/>
        </draw:line>
        <draw:line draw:style-name="gr6" draw:text-style-name="P2" draw:layer="layout" svg:x1="31.602cm" svg:y1="6.458cm" svg:x2="31.602cm" svg:y2="5.391cm">
          <text:p/>
        </draw:line>
        <draw:line draw:style-name="gr6" draw:text-style-name="P2" draw:layer="layout" svg:x1="31.425cm" svg:y1="5.45cm" svg:x2="31.602cm" svg:y2="5.45cm">
          <text:p/>
        </draw:line>
        <draw:line draw:style-name="gr6" draw:text-style-name="P2" draw:layer="layout" svg:x1="31.425cm" svg:y1="5.45cm" svg:x2="31.602cm" svg:y2="5.45cm">
          <text:p/>
        </draw:line>
        <draw:line draw:style-name="gr6" draw:text-style-name="P2" draw:layer="layout" svg:x1="31.425cm" svg:y1="5.451cm" svg:x2="31.539cm" svg:y2="5.391cm">
          <text:p/>
        </draw:line>
        <draw:line draw:style-name="gr6" draw:text-style-name="P2" draw:layer="layout" svg:x1="31.425cm" svg:y1="5.45cm" svg:x2="31.539cm" svg:y2="5.51cm">
          <text:p/>
        </draw:line>
        <draw:line draw:style-name="gr6" draw:text-style-name="P2" draw:layer="layout" svg:x1="31.603cm" svg:y1="5.45cm" svg:x2="31.489cm" svg:y2="5.51cm">
          <text:p/>
        </draw:line>
        <draw:line draw:style-name="gr6" draw:text-style-name="P2" draw:layer="layout" svg:x1="31.603cm" svg:y1="5.451cm" svg:x2="31.489cm" svg:y2="5.391cm">
          <text:p/>
        </draw:line>
        <draw:line draw:style-name="gr3" draw:text-style-name="P2" draw:layer="layout" svg:x1="31.987cm" svg:y1="5.522cm" svg:x2="31.873cm" svg:y2="5.522cm">
          <text:p/>
        </draw:line>
        <draw:polyline draw:style-name="gr3" draw:text-style-name="P2" draw:layer="layout" svg:width="0.057cm" svg:height="0.2cm" svg:x="31.873cm" svg:y="5.322cm" svg:viewBox="0 0 58 201" draw:points="58,201 58,0 39,29 20,48 0,57">
          <text:p/>
        </draw:polyline>
        <draw:polyline draw:style-name="gr3" draw:text-style-name="P2" draw:layer="layout" svg:width="0.019cm" svg:height="0.019cm" svg:x="32.064cm" svg:y="5.503cm" svg:viewBox="0 0 20 20" draw:points="9,0 20,10 9,20 0,10 9,0 9,20">
          <text:p/>
        </draw:polyline>
        <draw:polyline draw:style-name="gr3" draw:text-style-name="P2" draw:layer="layout" svg:width="0.134cm" svg:height="0.2cm" svg:x="32.149cm" svg:y="5.322cm" svg:viewBox="0 0 135 201" draw:points="0,0 135,0 48,201">
          <text:p/>
        </draw:polyline>
        <draw:polyline draw:style-name="gr3" draw:text-style-name="P2" draw:layer="layout" svg:width="0.133cm" svg:height="0.2cm" svg:x="32.34cm" svg:y="5.322cm" svg:viewBox="0 0 134 201" draw:points="0,0 134,0 48,201">
          <text:p/>
        </draw:polyline>
        <draw:polygon draw:style-name="gr3" draw:text-style-name="P2" draw:layer="layout" svg:width="0.114cm" svg:height="0.2cm" svg:x="32.54cm" svg:y="5.322cm" svg:viewBox="0 0 115 201" draw:points="48,0 68,0 87,10 96,19 106,38 115,76 115,124 106,163 96,182 87,192 68,201 48,201 29,192 20,182 10,163 0,124 0,76 10,38 20,19 29,10">
          <text:p/>
        </draw:polygon>
        <draw:polygon draw:style-name="gr3" draw:text-style-name="P2" draw:layer="layout" svg:width="0.115cm" svg:height="0.2cm" svg:x="32.73cm" svg:y="5.322cm" svg:viewBox="0 0 116 201" draw:points="49,0 68,0 87,10 97,19 106,38 116,76 116,124 106,163 97,182 87,192 68,201 49,201 29,192 19,182 10,163 0,124 0,76 10,38 19,19 29,10">
          <text:p/>
        </draw:polygon>
        <draw:line draw:style-name="gr3" draw:text-style-name="P2" draw:layer="layout" svg:x1="33.083cm" svg:y1="5.522cm" svg:x2="33.083cm" svg:y2="5.389cm">
          <text:p/>
        </draw:line>
        <draw:polyline draw:style-name="gr3" draw:text-style-name="P2" draw:layer="layout" svg:width="0.085cm" svg:height="0.133cm" svg:x="33.083cm" svg:y="5.389cm" svg:viewBox="0 0 86 134" draw:points="0,19 9,9 29,0 58,0 77,9 86,28 86,134">
          <text:p/>
        </draw:polyline>
        <draw:polyline draw:style-name="gr3" draw:text-style-name="P2" draw:layer="layout" svg:width="0.086cm" svg:height="0.133cm" svg:x="33.168cm" svg:y="5.389cm" svg:viewBox="0 0 87 134" draw:points="0,28 10,9 30,0 59,0 78,9 87,28 87,134">
          <text:p/>
        </draw:polyline>
        <draw:line draw:style-name="gr3" draw:text-style-name="P2" draw:layer="layout" svg:x1="33.349cm" svg:y1="5.522cm" svg:x2="33.349cm" svg:y2="5.389cm">
          <text:p/>
        </draw:line>
        <draw:polyline draw:style-name="gr3" draw:text-style-name="P2" draw:layer="layout" svg:width="0.086cm" svg:height="0.133cm" svg:x="33.349cm" svg:y="5.389cm" svg:viewBox="0 0 87 134" draw:points="0,19 10,9 30,0 59,0 78,9 87,28 87,134">
          <text:p/>
        </draw:polyline>
        <draw:polyline draw:style-name="gr3" draw:text-style-name="P2" draw:layer="layout" svg:width="0.086cm" svg:height="0.133cm" svg:x="33.435cm" svg:y="5.389cm" svg:viewBox="0 0 87 134" draw:points="0,28 10,9 30,0 58,0 77,9 87,28 87,134">
          <text:p/>
        </draw:polyline>
        <draw:line draw:style-name="gr6" draw:text-style-name="P2" draw:layer="layout" svg:x1="23.002cm" svg:y1="5.208cm" svg:x2="23.002cm" svg:y2="5.509cm">
          <text:p/>
        </draw:line>
        <draw:line draw:style-name="gr6" draw:text-style-name="P2" draw:layer="layout" svg:x1="31.425cm" svg:y1="5.208cm" svg:x2="31.425cm" svg:y2="5.509cm">
          <text:p/>
        </draw:line>
        <draw:line draw:style-name="gr6" draw:text-style-name="P2" draw:layer="layout" svg:x1="23.002cm" svg:y1="5.45cm" svg:x2="31.425cm" svg:y2="5.45cm">
          <text:p/>
        </draw:line>
        <draw:line draw:style-name="gr6" draw:text-style-name="P2" draw:layer="layout" svg:x1="23.002cm" svg:y1="5.45cm" svg:x2="31.425cm" svg:y2="5.45cm">
          <text:p/>
        </draw:line>
        <draw:line draw:style-name="gr6" draw:text-style-name="P2" draw:layer="layout" svg:x1="23.002cm" svg:y1="5.451cm" svg:x2="23.115cm" svg:y2="5.391cm">
          <text:p/>
        </draw:line>
        <draw:line draw:style-name="gr6" draw:text-style-name="P2" draw:layer="layout" svg:x1="23.002cm" svg:y1="5.45cm" svg:x2="23.115cm" svg:y2="5.51cm">
          <text:p/>
        </draw:line>
        <draw:line draw:style-name="gr6" draw:text-style-name="P2" draw:layer="layout" svg:x1="31.426cm" svg:y1="5.45cm" svg:x2="31.312cm" svg:y2="5.51cm">
          <text:p/>
        </draw:line>
        <draw:line draw:style-name="gr6" draw:text-style-name="P2" draw:layer="layout" svg:x1="31.426cm" svg:y1="5.451cm" svg:x2="31.312cm" svg:y2="5.391cm">
          <text:p/>
        </draw:line>
        <draw:polyline draw:style-name="gr3" draw:text-style-name="P2" draw:layer="layout" svg:width="0.114cm" svg:height="0.2cm" svg:x="26.29cm" svg:y="5.111cm" svg:viewBox="0 0 115 201" draw:points="38,86 19,76 9,67 0,48 0,38 9,19 19,10 38,0 76,0 95,10 106,19 115,38 115,48 106,67 95,76 76,86 38,86 19,95 9,105 0,124 0,162 9,181 19,192 38,201 76,201 95,192 106,181 115,162 115,124 106,105 95,95 76,86">
          <text:p/>
        </draw:polyline>
        <draw:line draw:style-name="gr3" draw:text-style-name="P2" draw:layer="layout" svg:x1="26.575cm" svg:y1="5.178cm" svg:x2="26.575cm" svg:y2="5.311cm">
          <text:p/>
        </draw:line>
        <draw:polyline draw:style-name="gr3" draw:text-style-name="P2" draw:layer="layout" svg:width="0.124cm" svg:height="0.143cm" svg:x="26.48cm" svg:y="5.101cm" svg:viewBox="0 0 125 144" draw:points="48,0 0,144 125,144">
          <text:p/>
        </draw:polyline>
        <draw:polyline draw:style-name="gr3" draw:text-style-name="P2" draw:layer="layout" svg:width="0.019cm" svg:height="0.019cm" svg:x="26.67cm" svg:y="5.292cm" svg:viewBox="0 0 20 20" draw:points="10,0 20,10 10,20 0,10 10,0 10,20">
          <text:p/>
        </draw:polyline>
        <draw:polyline draw:style-name="gr3" draw:text-style-name="P2" draw:layer="layout" svg:width="0.124cm" svg:height="0.2cm" svg:x="26.756cm" svg:y="5.111cm" svg:viewBox="0 0 125 201" draw:points="10,19 19,10 38,0 86,0 105,10 114,19 125,38 125,57 114,86 0,201 125,201">
          <text:p/>
        </draw:polyline>
        <draw:polyline draw:style-name="gr3" draw:text-style-name="P2" draw:layer="layout" svg:width="0.123cm" svg:height="0.2cm" svg:x="26.947cm" svg:y="5.111cm" svg:viewBox="0 0 124 201" draw:points="0,0 124,0 58,76 86,76 105,86 115,95 124,114 124,162 115,181 105,192 86,201 28,201 9,192 0,181">
          <text:p/>
        </draw:polyline>
        <draw:polygon draw:style-name="gr3" draw:text-style-name="P2" draw:layer="layout" svg:width="0.114cm" svg:height="0.2cm" svg:x="27.147cm" svg:y="5.111cm" svg:viewBox="0 0 115 201" draw:points="48,0 67,0 86,10 96,19 105,38 115,76 115,124 105,162 96,181 86,192 67,201 48,201 28,192 19,181 9,162 0,124 0,76 9,38 19,19 28,10">
          <text:p/>
        </draw:polygon>
        <draw:polygon draw:style-name="gr3" draw:text-style-name="P2" draw:layer="layout" svg:width="0.114cm" svg:height="0.2cm" svg:x="27.337cm" svg:y="5.111cm" svg:viewBox="0 0 115 201" draw:points="48,0 67,0 87,10 96,19 106,38 115,76 115,124 106,162 96,181 87,192 67,201 48,201 29,192 19,181 10,162 0,124 0,76 10,38 19,19 29,10">
          <text:p/>
        </draw:polygon>
        <draw:line draw:style-name="gr3" draw:text-style-name="P2" draw:layer="layout" svg:x1="27.69cm" svg:y1="5.311cm" svg:x2="27.69cm" svg:y2="5.178cm">
          <text:p/>
        </draw:line>
        <draw:polyline draw:style-name="gr3" draw:text-style-name="P2" draw:layer="layout" svg:width="0.085cm" svg:height="0.133cm" svg:x="27.69cm" svg:y="5.178cm" svg:viewBox="0 0 86 134" draw:points="0,19 9,9 28,0 57,0 77,9 86,28 86,134">
          <text:p/>
        </draw:polyline>
        <draw:polyline draw:style-name="gr3" draw:text-style-name="P2" draw:layer="layout" svg:width="0.086cm" svg:height="0.133cm" svg:x="27.775cm" svg:y="5.178cm" svg:viewBox="0 0 87 134" draw:points="0,28 10,9 29,0 57,0 77,9 87,28 87,134">
          <text:p/>
        </draw:polyline>
        <draw:line draw:style-name="gr3" draw:text-style-name="P2" draw:layer="layout" svg:x1="27.956cm" svg:y1="5.311cm" svg:x2="27.956cm" svg:y2="5.178cm">
          <text:p/>
        </draw:line>
        <draw:polyline draw:style-name="gr3" draw:text-style-name="P2" draw:layer="layout" svg:width="0.086cm" svg:height="0.133cm" svg:x="27.956cm" svg:y="5.178cm" svg:viewBox="0 0 87 134" draw:points="0,19 10,9 29,0 58,0 77,9 87,28 87,134">
          <text:p/>
        </draw:polyline>
        <draw:polyline draw:style-name="gr3" draw:text-style-name="P2" draw:layer="layout" svg:width="0.086cm" svg:height="0.133cm" svg:x="28.042cm" svg:y="5.178cm" svg:viewBox="0 0 87 134" draw:points="0,28 9,9 28,0 58,0 77,9 87,28 87,134">
          <text:p/>
        </draw:polyline>
        <draw:line draw:style-name="gr8" draw:text-style-name="P2" draw:layer="layout" svg:x1="23.592cm" svg:y1="7.366cm" svg:x2="24.842cm" svg:y2="7.366cm">
          <text:p/>
        </draw:line>
        <draw:line draw:style-name="gr8" draw:text-style-name="P2" draw:layer="layout" svg:x1="24.842cm" svg:y1="7.366cm" svg:x2="24.842cm" svg:y2="9.126cm">
          <text:p/>
        </draw:line>
        <draw:line draw:style-name="gr8" draw:text-style-name="P2" draw:layer="layout" svg:x1="24.842cm" svg:y1="9.126cm" svg:x2="23.592cm" svg:y2="9.126cm">
          <text:p/>
        </draw:line>
        <draw:line draw:style-name="gr8" draw:text-style-name="P2" draw:layer="layout" svg:x1="23.592cm" svg:y1="9.126cm" svg:x2="23.592cm" svg:y2="7.366cm">
          <text:p/>
        </draw:line>
        <draw:line draw:style-name="gr8" draw:text-style-name="P2" draw:layer="layout" svg:x1="24.684cm" svg:y1="20.558cm" svg:x2="25.934cm" svg:y2="20.558cm">
          <text:p/>
        </draw:line>
        <draw:line draw:style-name="gr8" draw:text-style-name="P2" draw:layer="layout" svg:x1="25.934cm" svg:y1="20.558cm" svg:x2="25.934cm" svg:y2="22.318cm">
          <text:p/>
        </draw:line>
        <draw:line draw:style-name="gr8" draw:text-style-name="P2" draw:layer="layout" svg:x1="25.934cm" svg:y1="22.318cm" svg:x2="24.684cm" svg:y2="22.318cm">
          <text:p/>
        </draw:line>
        <draw:line draw:style-name="gr8" draw:text-style-name="P2" draw:layer="layout" svg:x1="24.684cm" svg:y1="22.318cm" svg:x2="24.684cm" svg:y2="20.558cm">
          <text:p/>
        </draw:line>
        <draw:line draw:style-name="gr8" draw:text-style-name="P2" draw:layer="layout" svg:x1="25.878cm" svg:y1="13.767cm" svg:x2="27.128cm" svg:y2="13.767cm">
          <text:p/>
        </draw:line>
        <draw:line draw:style-name="gr8" draw:text-style-name="P2" draw:layer="layout" svg:x1="27.128cm" svg:y1="13.767cm" svg:x2="27.128cm" svg:y2="15.527cm">
          <text:p/>
        </draw:line>
        <draw:line draw:style-name="gr8" draw:text-style-name="P2" draw:layer="layout" svg:x1="27.128cm" svg:y1="15.527cm" svg:x2="25.878cm" svg:y2="15.527cm">
          <text:p/>
        </draw:line>
        <draw:line draw:style-name="gr8" draw:text-style-name="P2" draw:layer="layout" svg:x1="25.878cm" svg:y1="15.527cm" svg:x2="25.878cm" svg:y2="13.767cm">
          <text:p/>
        </draw:line>
        <draw:line draw:style-name="gr6" draw:text-style-name="P2" draw:layer="layout" svg:x1="29.302cm" svg:y1="18.1cm" svg:x2="29.302cm" svg:y2="22cm">
          <text:p/>
        </draw:line>
        <draw:line draw:style-name="gr8" draw:text-style-name="P2" draw:layer="layout" svg:x1="25.878cm" svg:y1="16.967cm" svg:x2="27.128cm" svg:y2="16.967cm">
          <text:p/>
        </draw:line>
        <draw:line draw:style-name="gr8" draw:text-style-name="P2" draw:layer="layout" svg:x1="27.128cm" svg:y1="16.967cm" svg:x2="27.128cm" svg:y2="18.727cm">
          <text:p/>
        </draw:line>
        <draw:line draw:style-name="gr8" draw:text-style-name="P2" draw:layer="layout" svg:x1="27.128cm" svg:y1="18.727cm" svg:x2="25.878cm" svg:y2="18.727cm">
          <text:p/>
        </draw:line>
        <draw:line draw:style-name="gr8" draw:text-style-name="P2" draw:layer="layout" svg:x1="25.878cm" svg:y1="18.727cm" svg:x2="25.878cm" svg:y2="16.967cm">
          <text:p/>
        </draw:line>
        <draw:line draw:style-name="gr6" draw:text-style-name="P2" draw:layer="layout" svg:x1="24.634cm" svg:y1="20.558cm" svg:x2="24.295cm" svg:y2="20.558cm">
          <text:p/>
        </draw:line>
        <draw:line draw:style-name="gr6" draw:text-style-name="P2" draw:layer="layout" svg:x1="24.295cm" svg:y1="22.318cm" svg:x2="24.634cm" svg:y2="22.318cm">
          <text:p/>
        </draw:line>
        <draw:line draw:style-name="gr6" draw:text-style-name="P2" draw:layer="layout" svg:x1="24.354cm" svg:y1="20.558cm" svg:x2="24.354cm" svg:y2="22.318cm">
          <text:p/>
        </draw:line>
        <draw:line draw:style-name="gr6" draw:text-style-name="P2" draw:layer="layout" svg:x1="24.354cm" svg:y1="20.558cm" svg:x2="24.354cm" svg:y2="22.318cm">
          <text:p/>
        </draw:line>
        <draw:line draw:style-name="gr6" draw:text-style-name="P2" draw:layer="layout" svg:x1="24.354cm" svg:y1="20.558cm" svg:x2="24.413cm" svg:y2="20.672cm">
          <text:p/>
        </draw:line>
        <draw:line draw:style-name="gr6" draw:text-style-name="P2" draw:layer="layout" svg:x1="24.355cm" svg:y1="20.558cm" svg:x2="24.295cm" svg:y2="20.672cm">
          <text:p/>
        </draw:line>
        <draw:line draw:style-name="gr6" draw:text-style-name="P2" draw:layer="layout" svg:x1="24.355cm" svg:y1="22.319cm" svg:x2="24.295cm" svg:y2="22.205cm">
          <text:p/>
        </draw:line>
        <draw:line draw:style-name="gr6" draw:text-style-name="P2" draw:layer="layout" svg:x1="24.354cm" svg:y1="22.319cm" svg:x2="24.413cm" svg:y2="22.205cm">
          <text:p/>
        </draw:line>
        <draw:line draw:style-name="gr2" draw:text-style-name="P2" draw:layer="layout" svg:x1="24.284cm" svg:y1="21.843cm" svg:x2="24.284cm" svg:y2="21.9cm">
          <text:p/>
        </draw:line>
        <draw:polyline draw:style-name="gr2" draw:text-style-name="P2" draw:layer="layout" svg:width="0.1cm" svg:height="0.029cm" svg:x="24.184cm" svg:y="21.871cm" svg:viewBox="0 0 101 30" draw:points="101,0 0,0 14,10 25,20 30,30">
          <text:p/>
        </draw:polyline>
        <draw:polyline draw:style-name="gr2" draw:text-style-name="P2" draw:layer="layout" svg:width="0.1cm" svg:height="0.067cm" svg:x="24.184cm" svg:y="21.742cm" svg:viewBox="0 0 101 68" draw:points="0,68 0,0 101,44">
          <text:p/>
        </draw:polyline>
        <draw:polyline draw:style-name="gr2" draw:text-style-name="P2" draw:layer="layout" svg:width="0.01cm" svg:height="0.009cm" svg:x="24.274cm" svg:y="21.7cm" svg:viewBox="0 0 11 10" draw:points="0,5 6,0 11,5 6,10 0,5 11,5">
          <text:p/>
        </draw:polyline>
        <draw:polyline draw:style-name="gr2" draw:text-style-name="P2" draw:layer="layout" svg:width="0.1cm" svg:height="0.057cm" svg:x="24.184cm" svg:y="21.604cm" svg:viewBox="0 0 101 58" draw:points="0,10 0,30 5,39 10,44 25,54 44,58 82,58 91,54 96,49 101,39 101,19 96,10 91,5 82,0 58,0 49,5 44,10 39,19 39,39 44,49 49,54 58,58">
          <text:p/>
        </draw:polyline>
        <draw:polygon draw:style-name="gr2" draw:text-style-name="P2" draw:layer="layout" svg:width="0.1cm" svg:height="0.057cm" svg:x="24.184cm" svg:y="21.509cm" svg:viewBox="0 0 101 58" draw:points="0,34 0,25 5,15 10,11 19,5 39,0 63,0 82,5 91,11 96,15 101,25 101,34 96,44 91,49 82,53 63,58 39,58 19,53 10,49 5,44">
          <text:p/>
        </draw:polygon>
        <draw:polygon draw:style-name="gr2" draw:text-style-name="P2" draw:layer="layout" svg:width="0.1cm" svg:height="0.057cm" svg:x="24.184cm" svg:y="21.414cm" svg:viewBox="0 0 101 58" draw:points="0,33 0,24 5,14 10,9 19,5 39,0 63,0 82,5 91,9 96,14 101,24 101,33 96,43 91,48 82,53 63,58 39,58 19,53 10,48 5,43">
          <text:p/>
        </draw:polygon>
        <draw:polygon draw:style-name="gr2" draw:text-style-name="P2" draw:layer="layout" svg:width="0.1cm" svg:height="0.057cm" svg:x="24.184cm" svg:y="21.319cm" svg:viewBox="0 0 101 58" draw:points="0,34 0,23 5,14 10,9 19,4 39,0 63,0 82,4 91,9 96,14 101,23 101,34 96,43 91,48 82,53 63,58 39,58 19,53 10,48 5,43">
          <text:p/>
        </draw:polygon>
        <draw:line draw:style-name="gr2" draw:text-style-name="P2" draw:layer="layout" svg:x1="24.284cm" svg:y1="21.2cm" svg:x2="24.217cm" svg:y2="21.2cm">
          <text:p/>
        </draw:line>
        <draw:polyline draw:style-name="gr2" draw:text-style-name="P2" draw:layer="layout" svg:width="0.067cm" svg:height="0.043cm" svg:x="24.217cm" svg:y="21.157cm" svg:viewBox="0 0 68 44" draw:points="10,44 5,39 0,28 0,14 5,4 15,0 68,0">
          <text:p/>
        </draw:polyline>
        <draw:polyline draw:style-name="gr2" draw:text-style-name="P2" draw:layer="layout" svg:width="0.067cm" svg:height="0.043cm" svg:x="24.217cm" svg:y="21.114cm" svg:viewBox="0 0 68 44" draw:points="15,44 5,39 0,28 0,14 5,4 15,0 68,0">
          <text:p/>
        </draw:polyline>
        <draw:line draw:style-name="gr2" draw:text-style-name="P2" draw:layer="layout" svg:x1="24.284cm" svg:y1="21.066cm" svg:x2="24.217cm" svg:y2="21.066cm">
          <text:p/>
        </draw:line>
        <draw:polyline draw:style-name="gr2" draw:text-style-name="P2" draw:layer="layout" svg:width="0.067cm" svg:height="0.043cm" svg:x="24.217cm" svg:y="21.023cm" svg:viewBox="0 0 68 44" draw:points="10,44 5,38 0,29 0,15 5,5 15,0 68,0">
          <text:p/>
        </draw:polyline>
        <draw:polyline draw:style-name="gr2" draw:text-style-name="P2" draw:layer="layout" svg:width="0.067cm" svg:height="0.043cm" svg:x="24.217cm" svg:y="20.98cm" svg:viewBox="0 0 68 44" draw:points="15,44 5,39 0,29 0,15 5,5 15,0 68,0">
          <text:p/>
        </draw:polyline>
        <draw:line draw:style-name="gr6" draw:text-style-name="P2" draw:layer="layout" svg:x1="24.684cm" svg:y1="20.508cm" svg:x2="24.684cm" svg:y2="20.162cm">
          <text:p/>
        </draw:line>
        <draw:line draw:style-name="gr6" draw:text-style-name="P2" draw:layer="layout" svg:x1="25.934cm" svg:y1="20.162cm" svg:x2="25.934cm" svg:y2="20.508cm">
          <text:p/>
        </draw:line>
        <draw:line draw:style-name="gr6" draw:text-style-name="P2" draw:layer="layout" svg:x1="24.684cm" svg:y1="20.22cm" svg:x2="25.934cm" svg:y2="20.22cm">
          <text:p/>
        </draw:line>
        <draw:line draw:style-name="gr6" draw:text-style-name="P2" draw:layer="layout" svg:x1="24.684cm" svg:y1="20.22cm" svg:x2="25.934cm" svg:y2="20.22cm">
          <text:p/>
        </draw:line>
        <draw:line draw:style-name="gr6" draw:text-style-name="P2" draw:layer="layout" svg:x1="24.684cm" svg:y1="20.221cm" svg:x2="24.797cm" svg:y2="20.162cm">
          <text:p/>
        </draw:line>
        <draw:line draw:style-name="gr6" draw:text-style-name="P2" draw:layer="layout" svg:x1="24.684cm" svg:y1="20.22cm" svg:x2="24.797cm" svg:y2="20.28cm">
          <text:p/>
        </draw:line>
        <draw:line draw:style-name="gr6" draw:text-style-name="P2" draw:layer="layout" svg:x1="25.935cm" svg:y1="20.22cm" svg:x2="25.821cm" svg:y2="20.28cm">
          <text:p/>
        </draw:line>
        <draw:line draw:style-name="gr6" draw:text-style-name="P2" draw:layer="layout" svg:x1="25.935cm" svg:y1="20.221cm" svg:x2="25.821cm" svg:y2="20.162cm">
          <text:p/>
        </draw:line>
        <draw:line draw:style-name="gr2" draw:text-style-name="P2" draw:layer="layout" svg:x1="24.904cm" svg:y1="20.15cm" svg:x2="24.846cm" svg:y2="20.15cm">
          <text:p/>
        </draw:line>
        <draw:polyline draw:style-name="gr2" draw:text-style-name="P2" draw:layer="layout" svg:width="0.029cm" svg:height="0.1cm" svg:x="24.846cm" svg:y="20.05cm" svg:viewBox="0 0 30 101" draw:points="30,101 30,0 21,14 11,24 0,29">
          <text:p/>
        </draw:polyline>
        <draw:polyline draw:style-name="gr2" draw:text-style-name="P2" draw:layer="layout" svg:width="0.062cm" svg:height="0.1cm" svg:x="24.937cm" svg:y="20.05cm" svg:viewBox="0 0 63 101" draw:points="5,10 10,5 19,0 44,0 53,5 58,10 63,19 63,29 58,43 0,101 63,101">
          <text:p/>
        </draw:polyline>
        <draw:polyline draw:style-name="gr2" draw:text-style-name="P2" draw:layer="layout" svg:width="0.01cm" svg:height="0.009cm" svg:x="25.037cm" svg:y="20.141cm" svg:viewBox="0 0 11 10" draw:points="5,0 11,4 5,10 0,4 5,0 5,10">
          <text:p/>
        </draw:polyline>
        <draw:polyline draw:style-name="gr2" draw:text-style-name="P2" draw:layer="layout" svg:width="0.057cm" svg:height="0.1cm" svg:x="25.085cm" svg:y="20.05cm" svg:viewBox="0 0 58 101" draw:points="53,0 4,0 0,48 4,43 14,38 39,38 48,43 53,48 58,57 58,81 53,91 48,95 39,101 14,101 4,95 0,91">
          <text:p/>
        </draw:polyline>
        <draw:polygon draw:style-name="gr2" draw:text-style-name="P2" draw:layer="layout" svg:width="0.057cm" svg:height="0.1cm" svg:x="25.18cm" svg:y="20.05cm" svg:viewBox="0 0 58 101" draw:points="24,0 33,0 44,5 49,10 53,19 58,38 58,62 53,81 49,91 44,95 33,101 24,101 14,95 9,91 5,81 0,62 0,38 5,19 9,10 14,5">
          <text:p/>
        </draw:polygon>
        <draw:polygon draw:style-name="gr2" draw:text-style-name="P2" draw:layer="layout" svg:width="0.057cm" svg:height="0.1cm" svg:x="25.275cm" svg:y="20.05cm" svg:viewBox="0 0 58 101" draw:points="25,0 35,0 44,5 49,10 54,19 58,38 58,62 54,81 49,91 44,95 35,101 25,101 15,95 11,91 6,81 0,62 0,38 6,19 11,10 15,5">
          <text:p/>
        </draw:polygon>
        <draw:polygon draw:style-name="gr2" draw:text-style-name="P2" draw:layer="layout" svg:width="0.058cm" svg:height="0.1cm" svg:x="25.37cm" svg:y="20.05cm" svg:viewBox="0 0 59 101" draw:points="25,0 35,0 44,5 49,10 54,19 59,38 59,62 54,81 49,91 44,95 35,101 25,101 15,95 10,91 5,81 0,62 0,38 5,19 10,10 15,5">
          <text:p/>
        </draw:polygon>
        <draw:line draw:style-name="gr2" draw:text-style-name="P2" draw:layer="layout" svg:x1="25.547cm" svg:y1="20.15cm" svg:x2="25.547cm" svg:y2="20.083cm">
          <text:p/>
        </draw:line>
        <draw:polyline draw:style-name="gr2" draw:text-style-name="P2" draw:layer="layout" svg:width="0.043cm" svg:height="0.067cm" svg:x="25.547cm" svg:y="20.083cm" svg:viewBox="0 0 44 68" draw:points="0,10 4,5 15,0 29,0 39,5 44,16 44,68">
          <text:p/>
        </draw:polyline>
        <draw:polyline draw:style-name="gr2" draw:text-style-name="P2" draw:layer="layout" svg:width="0.042cm" svg:height="0.067cm" svg:x="25.59cm" svg:y="20.083cm" svg:viewBox="0 0 43 68" draw:points="0,16 4,5 15,0 29,0 39,5 43,16 43,68">
          <text:p/>
        </draw:polyline>
        <draw:line draw:style-name="gr2" draw:text-style-name="P2" draw:layer="layout" svg:x1="25.68cm" svg:y1="20.15cm" svg:x2="25.68cm" svg:y2="20.083cm">
          <text:p/>
        </draw:line>
        <draw:polyline draw:style-name="gr2" draw:text-style-name="P2" draw:layer="layout" svg:width="0.043cm" svg:height="0.067cm" svg:x="25.68cm" svg:y="20.083cm" svg:viewBox="0 0 44 68" draw:points="0,10 6,5 15,0 30,0 39,5 44,16 44,68">
          <text:p/>
        </draw:polyline>
        <draw:polyline draw:style-name="gr2" draw:text-style-name="P2" draw:layer="layout" svg:width="0.043cm" svg:height="0.067cm" svg:x="25.723cm" svg:y="20.083cm" svg:viewBox="0 0 44 68" draw:points="0,16 6,5 15,0 29,0 39,5 44,16 44,68">
          <text:p/>
        </draw:polyline>
        <draw:line draw:style-name="gr8" draw:text-style-name="P2" draw:layer="layout" svg:x1="23.592cm" svg:y1="13.767cm" svg:x2="24.842cm" svg:y2="13.767cm">
          <text:p/>
        </draw:line>
        <draw:line draw:style-name="gr8" draw:text-style-name="P2" draw:layer="layout" svg:x1="24.842cm" svg:y1="13.767cm" svg:x2="24.842cm" svg:y2="15.527cm">
          <text:p/>
        </draw:line>
        <draw:line draw:style-name="gr8" draw:text-style-name="P2" draw:layer="layout" svg:x1="24.842cm" svg:y1="15.527cm" svg:x2="23.592cm" svg:y2="15.527cm">
          <text:p/>
        </draw:line>
        <draw:line draw:style-name="gr8" draw:text-style-name="P2" draw:layer="layout" svg:x1="23.592cm" svg:y1="15.527cm" svg:x2="23.592cm" svg:y2="13.767cm">
          <text:p/>
        </draw:line>
        <draw:line draw:style-name="gr8" draw:text-style-name="P2" draw:layer="layout" svg:x1="23.592cm" svg:y1="16.967cm" svg:x2="24.842cm" svg:y2="16.967cm">
          <text:p/>
        </draw:line>
        <draw:line draw:style-name="gr8" draw:text-style-name="P2" draw:layer="layout" svg:x1="24.842cm" svg:y1="16.967cm" svg:x2="24.842cm" svg:y2="18.727cm">
          <text:p/>
        </draw:line>
        <draw:line draw:style-name="gr8" draw:text-style-name="P2" draw:layer="layout" svg:x1="24.842cm" svg:y1="18.727cm" svg:x2="23.592cm" svg:y2="18.727cm">
          <text:p/>
        </draw:line>
        <draw:line draw:style-name="gr8" draw:text-style-name="P2" draw:layer="layout" svg:x1="23.592cm" svg:y1="18.727cm" svg:x2="23.592cm" svg:y2="16.967cm">
          <text:p/>
        </draw:line>
        <draw:line draw:style-name="gr8" draw:text-style-name="P2" draw:layer="layout" svg:x1="19.02cm" svg:y1="16.967cm" svg:x2="20.269cm" svg:y2="16.967cm">
          <text:p/>
        </draw:line>
        <draw:line draw:style-name="gr8" draw:text-style-name="P2" draw:layer="layout" svg:x1="20.269cm" svg:y1="16.967cm" svg:x2="20.269cm" svg:y2="18.727cm">
          <text:p/>
        </draw:line>
        <draw:line draw:style-name="gr8" draw:text-style-name="P2" draw:layer="layout" svg:x1="20.269cm" svg:y1="18.727cm" svg:x2="19.02cm" svg:y2="18.727cm">
          <text:p/>
        </draw:line>
        <draw:line draw:style-name="gr8" draw:text-style-name="P2" draw:layer="layout" svg:x1="19.02cm" svg:y1="18.727cm" svg:x2="19.02cm" svg:y2="16.967cm">
          <text:p/>
        </draw:line>
        <draw:line draw:style-name="gr8" draw:text-style-name="P2" draw:layer="layout" svg:x1="21.306cm" svg:y1="16.967cm" svg:x2="22.556cm" svg:y2="16.967cm">
          <text:p/>
        </draw:line>
        <draw:line draw:style-name="gr8" draw:text-style-name="P2" draw:layer="layout" svg:x1="22.556cm" svg:y1="16.967cm" svg:x2="22.556cm" svg:y2="18.727cm">
          <text:p/>
        </draw:line>
        <draw:line draw:style-name="gr8" draw:text-style-name="P2" draw:layer="layout" svg:x1="22.556cm" svg:y1="18.727cm" svg:x2="21.306cm" svg:y2="18.727cm">
          <text:p/>
        </draw:line>
        <draw:line draw:style-name="gr8" draw:text-style-name="P2" draw:layer="layout" svg:x1="21.306cm" svg:y1="18.727cm" svg:x2="21.306cm" svg:y2="16.967cm">
          <text:p/>
        </draw:line>
        <draw:line draw:style-name="gr2" draw:text-style-name="P2" draw:layer="layout" svg:x1="31.702cm" svg:y1="18.1cm" svg:x2="29.302cm" svg:y2="18.1cm">
          <text:p/>
        </draw:line>
        <draw:line draw:style-name="gr2" draw:text-style-name="P2" draw:layer="layout" svg:x1="33.356cm" svg:y1="6.791cm" svg:x2="34.86cm" svg:y2="6.791cm">
          <text:p/>
        </draw:line>
        <draw:line draw:style-name="gr2" draw:text-style-name="P2" draw:layer="layout" svg:x1="33.356cm" svg:y1="22.191cm" svg:x2="34.86cm" svg:y2="22.191cm">
          <text:p/>
        </draw:line>
        <draw:line draw:style-name="gr2" draw:text-style-name="P2" draw:layer="layout" svg:x1="34.802cm" svg:y1="6.791cm" svg:x2="34.802cm" svg:y2="22.191cm">
          <text:p/>
        </draw:line>
        <draw:line draw:style-name="gr2" draw:text-style-name="P2" draw:layer="layout" svg:x1="34.802cm" svg:y1="6.791cm" svg:x2="34.802cm" svg:y2="22.191cm">
          <text:p/>
        </draw:line>
        <draw:line draw:style-name="gr2" draw:text-style-name="P2" draw:layer="layout" svg:x1="34.802cm" svg:y1="6.791cm" svg:x2="34.861cm" svg:y2="6.904cm">
          <text:p/>
        </draw:line>
        <draw:line draw:style-name="gr2" draw:text-style-name="P2" draw:layer="layout" svg:x1="34.803cm" svg:y1="6.791cm" svg:x2="34.743cm" svg:y2="6.904cm">
          <text:p/>
        </draw:line>
        <draw:line draw:style-name="gr2" draw:text-style-name="P2" draw:layer="layout" svg:x1="34.803cm" svg:y1="22.192cm" svg:x2="34.743cm" svg:y2="22.078cm">
          <text:p/>
        </draw:line>
        <draw:line draw:style-name="gr2" draw:text-style-name="P2" draw:layer="layout" svg:x1="34.802cm" svg:y1="22.192cm" svg:x2="34.861cm" svg:y2="22.078cm">
          <text:p/>
        </draw:line>
        <draw:line draw:style-name="gr3" draw:text-style-name="P2" draw:layer="layout" svg:x1="34.663cm" svg:y1="14.324cm" svg:x2="34.663cm" svg:y2="14.438cm">
          <text:p/>
        </draw:line>
        <draw:polyline draw:style-name="gr3" draw:text-style-name="P2" draw:layer="layout" svg:width="0.2cm" svg:height="0.057cm" svg:x="34.463cm" svg:y="14.381cm" svg:viewBox="0 0 201 58" draw:points="201,0 0,0 28,20 47,39 57,58">
          <text:p/>
        </draw:polyline>
        <draw:polyline draw:style-name="gr3" draw:text-style-name="P2" draw:layer="layout" svg:width="0.2cm" svg:height="0.115cm" svg:x="34.463cm" svg:y="14.133cm" svg:viewBox="0 0 201 116" draw:points="0,10 0,106 96,116 87,106 77,87 77,38 87,19 96,10 115,0 163,0 182,10 191,19 201,38 201,87 191,106 182,116">
          <text:p/>
        </draw:polyline>
        <draw:line draw:style-name="gr3" draw:text-style-name="P2" draw:layer="layout" svg:x1="34.529cm" svg:y1="13.962cm" svg:x2="34.663cm" svg:y2="13.962cm">
          <text:p/>
        </draw:line>
        <draw:polyline draw:style-name="gr3" draw:text-style-name="P2" draw:layer="layout" svg:width="0.143cm" svg:height="0.124cm" svg:x="34.453cm" svg:y="13.933cm" svg:viewBox="0 0 144 125" draw:points="0,77 144,125 144,0">
          <text:p/>
        </draw:polyline>
        <draw:polyline draw:style-name="gr3" draw:text-style-name="P2" draw:layer="layout" svg:width="0.019cm" svg:height="0.019cm" svg:x="34.644cm" svg:y="13.848cm" svg:viewBox="0 0 20 20" draw:points="0,9 10,0 20,9 10,20 0,9 20,9">
          <text:p/>
        </draw:polyline>
        <draw:polygon draw:style-name="gr3" draw:text-style-name="P2" draw:layer="layout" svg:width="0.2cm" svg:height="0.114cm" svg:x="34.463cm" svg:y="13.657cm" svg:viewBox="0 0 201 115" draw:points="0,67 0,48 9,29 19,19 38,10 77,0 125,0 163,10 182,19 191,29 201,48 201,67 191,87 182,96 163,106 125,115 77,115 38,106 19,96 9,87">
          <text:p/>
        </draw:polygon>
        <draw:polygon draw:style-name="gr3" draw:text-style-name="P2" draw:layer="layout" svg:width="0.2cm" svg:height="0.114cm" svg:x="34.463cm" svg:y="13.467cm" svg:viewBox="0 0 201 115" draw:points="0,67 0,48 9,28 19,19 38,9 77,0 125,0 163,9 182,19 191,28 201,48 201,67 191,86 182,96 163,105 125,115 77,115 38,105 19,96 9,86">
          <text:p/>
        </draw:polygon>
        <draw:polygon draw:style-name="gr3" draw:text-style-name="P2" draw:layer="layout" svg:width="0.2cm" svg:height="0.114cm" svg:x="34.463cm" svg:y="13.276cm" svg:viewBox="0 0 201 115" draw:points="0,68 0,49 9,30 19,20 38,11 77,0 125,0 163,11 182,20 191,30 201,49 201,68 191,87 182,96 163,106 125,115 77,115 38,106 19,96 9,87">
          <text:p/>
        </draw:polygon>
        <draw:polygon draw:style-name="gr3" draw:text-style-name="P2" draw:layer="layout" svg:width="0.2cm" svg:height="0.115cm" svg:x="34.463cm" svg:y="13.085cm" svg:viewBox="0 0 201 116" draw:points="0,67 0,48 9,29 19,20 38,10 77,0 125,0 163,10 182,20 191,29 201,48 201,67 191,87 182,97 163,106 125,116 77,116 38,106 19,97 9,87">
          <text:p/>
        </draw:polygon>
        <draw:line draw:style-name="gr3" draw:text-style-name="P2" draw:layer="layout" svg:x1="34.663cm" svg:y1="12.848cm" svg:x2="34.529cm" svg:y2="12.848cm">
          <text:p/>
        </draw:line>
        <draw:polyline draw:style-name="gr3" draw:text-style-name="P2" draw:layer="layout" svg:width="0.134cm" svg:height="0.086cm" svg:x="34.529cm" svg:y="12.762cm" svg:viewBox="0 0 135 87" draw:points="20,87 10,77 0,58 0,29 10,10 29,0 135,0">
          <text:p/>
        </draw:polyline>
        <draw:polyline draw:style-name="gr3" draw:text-style-name="P2" draw:layer="layout" svg:width="0.134cm" svg:height="0.086cm" svg:x="34.529cm" svg:y="12.676cm" svg:viewBox="0 0 135 87" draw:points="29,87 10,78 0,59 0,29 10,10 29,0 135,0">
          <text:p/>
        </draw:polyline>
        <draw:line draw:style-name="gr3" draw:text-style-name="P2" draw:layer="layout" svg:x1="34.663cm" svg:y1="12.581cm" svg:x2="34.529cm" svg:y2="12.581cm">
          <text:p/>
        </draw:line>
        <draw:polyline draw:style-name="gr3" draw:text-style-name="P2" draw:layer="layout" svg:width="0.134cm" svg:height="0.085cm" svg:x="34.529cm" svg:y="12.496cm" svg:viewBox="0 0 135 86" draw:points="20,86 10,77 0,58 0,28 10,9 29,0 135,0">
          <text:p/>
        </draw:polyline>
        <draw:polyline draw:style-name="gr3" draw:text-style-name="P2" draw:layer="layout" svg:width="0.134cm" svg:height="0.086cm" svg:x="34.529cm" svg:y="12.41cm" svg:viewBox="0 0 135 87" draw:points="29,87 10,77 0,58 0,28 10,9 29,0 135,0">
          <text:p/>
        </draw:polyline>
        <draw:line draw:style-name="gr2" draw:text-style-name="P2" draw:layer="layout" svg:x1="31.652cm" svg:y1="14.6cm" svg:x2="34.06cm" svg:y2="14.6cm">
          <text:p/>
        </draw:line>
        <draw:line draw:style-name="gr2" draw:text-style-name="P2" draw:layer="layout" svg:x1="31.652cm" svg:y1="18.1cm" svg:x2="34.06cm" svg:y2="18.1cm">
          <text:p/>
        </draw:line>
        <draw:line draw:style-name="gr2" draw:text-style-name="P2" draw:layer="layout" svg:x1="34.002cm" svg:y1="14.6cm" svg:x2="34.002cm" svg:y2="18.1cm">
          <text:p/>
        </draw:line>
        <draw:line draw:style-name="gr2" draw:text-style-name="P2" draw:layer="layout" svg:x1="34.002cm" svg:y1="14.6cm" svg:x2="34.002cm" svg:y2="18.1cm">
          <text:p/>
        </draw:line>
        <draw:line draw:style-name="gr2" draw:text-style-name="P2" draw:layer="layout" svg:x1="34.002cm" svg:y1="14.6cm" svg:x2="34.061cm" svg:y2="14.713cm">
          <text:p/>
        </draw:line>
        <draw:line draw:style-name="gr2" draw:text-style-name="P2" draw:layer="layout" svg:x1="34.003cm" svg:y1="14.6cm" svg:x2="33.943cm" svg:y2="14.713cm">
          <text:p/>
        </draw:line>
        <draw:line draw:style-name="gr2" draw:text-style-name="P2" draw:layer="layout" svg:x1="34.003cm" svg:y1="18.101cm" svg:x2="33.943cm" svg:y2="17.987cm">
          <text:p/>
        </draw:line>
        <draw:line draw:style-name="gr2" draw:text-style-name="P2" draw:layer="layout" svg:x1="34.002cm" svg:y1="18.101cm" svg:x2="34.061cm" svg:y2="17.987cm">
          <text:p/>
        </draw:line>
        <draw:polyline draw:style-name="gr3" draw:text-style-name="P2" draw:layer="layout" svg:width="0.2cm" svg:height="0.123cm" svg:x="33.663cm" svg:y="17.16cm" svg:viewBox="0 0 201 124" draw:points="0,124 0,0 77,66 77,38 86,19 96,9 115,0 163,0 182,9 191,19 201,38 201,95 191,114 182,124">
          <text:p/>
        </draw:polyline>
        <draw:polyline draw:style-name="gr3" draw:text-style-name="P2" draw:layer="layout" svg:width="0.2cm" svg:height="0.114cm" svg:x="33.663cm" svg:y="16.969cm" svg:viewBox="0 0 201 115" draw:points="0,10 0,106 96,115 86,106 77,87 77,38 86,19 96,10 115,0 163,0 182,10 191,19 201,38 201,87 191,106 182,115">
          <text:p/>
        </draw:polyline>
        <draw:polyline draw:style-name="gr3" draw:text-style-name="P2" draw:layer="layout" svg:width="0.019cm" svg:height="0.019cm" svg:x="33.844cm" svg:y="16.874cm" svg:viewBox="0 0 20 20" draw:points="0,10 10,0 20,10 10,20 0,10 20,10">
          <text:p/>
        </draw:polyline>
        <draw:polygon draw:style-name="gr3" draw:text-style-name="P2" draw:layer="layout" svg:width="0.2cm" svg:height="0.115cm" svg:x="33.663cm" svg:y="16.683cm" svg:viewBox="0 0 201 116" draw:points="0,68 0,49 9,30 19,20 38,10 77,0 125,0 163,10 182,20 191,30 201,49 201,68 191,87 182,97 163,106 125,116 77,116 38,106 19,97 9,87">
          <text:p/>
        </draw:polygon>
        <draw:polygon draw:style-name="gr3" draw:text-style-name="P2" draw:layer="layout" svg:width="0.2cm" svg:height="0.114cm" svg:x="33.663cm" svg:y="16.493cm" svg:viewBox="0 0 201 115" draw:points="0,67 0,48 9,28 19,19 38,9 77,0 125,0 163,9 182,19 191,28 201,48 201,67 191,86 182,96 163,106 125,115 77,115 38,106 19,96 9,86">
          <text:p/>
        </draw:polygon>
        <draw:polygon draw:style-name="gr3" draw:text-style-name="P2" draw:layer="layout" svg:width="0.2cm" svg:height="0.115cm" svg:x="33.663cm" svg:y="16.302cm" svg:viewBox="0 0 201 116" draw:points="0,68 0,48 9,29 19,19 38,10 77,0 125,0 163,10 182,19 191,29 201,48 201,68 191,87 182,97 163,106 125,116 77,116 38,106 19,97 9,87">
          <text:p/>
        </draw:polygon>
        <draw:polygon draw:style-name="gr3" draw:text-style-name="P2" draw:layer="layout" svg:width="0.2cm" svg:height="0.114cm" svg:x="33.663cm" svg:y="16.112cm" svg:viewBox="0 0 201 115" draw:points="0,67 0,48 9,29 19,20 38,9 77,0 125,0 163,9 182,20 191,29 201,48 201,67 191,87 182,96 163,106 125,115 77,115 38,106 19,96 9,87">
          <text:p/>
        </draw:polygon>
        <draw:line draw:style-name="gr3" draw:text-style-name="P2" draw:layer="layout" svg:x1="33.863cm" svg:y1="15.874cm" svg:x2="33.729cm" svg:y2="15.874cm">
          <text:p/>
        </draw:line>
        <draw:polyline draw:style-name="gr3" draw:text-style-name="P2" draw:layer="layout" svg:width="0.134cm" svg:height="0.086cm" svg:x="33.729cm" svg:y="15.788cm" svg:viewBox="0 0 135 87" draw:points="19,87 10,78 0,58 0,29 10,10 29,0 135,0">
          <text:p/>
        </draw:polyline>
        <draw:polyline draw:style-name="gr3" draw:text-style-name="P2" draw:layer="layout" svg:width="0.134cm" svg:height="0.085cm" svg:x="33.729cm" svg:y="15.703cm" svg:viewBox="0 0 135 86" draw:points="29,86 10,77 0,57 0,28 10,9 29,0 135,0">
          <text:p/>
        </draw:polyline>
        <draw:line draw:style-name="gr3" draw:text-style-name="P2" draw:layer="layout" svg:x1="33.863cm" svg:y1="15.608cm" svg:x2="33.729cm" svg:y2="15.608cm">
          <text:p/>
        </draw:line>
        <draw:polyline draw:style-name="gr3" draw:text-style-name="P2" draw:layer="layout" svg:width="0.134cm" svg:height="0.086cm" svg:x="33.729cm" svg:y="15.522cm" svg:viewBox="0 0 135 87" draw:points="19,87 10,77 0,57 0,28 10,9 29,0 135,0">
          <text:p/>
        </draw:polyline>
        <draw:polyline draw:style-name="gr3" draw:text-style-name="P2" draw:layer="layout" svg:width="0.134cm" svg:height="0.086cm" svg:x="33.729cm" svg:y="15.436cm" svg:viewBox="0 0 135 87" draw:points="29,87 10,76 0,57 0,29 10,10 29,0 135,0">
          <text:p/>
        </draw:polyline>
        <draw:line draw:style-name="gr2" draw:text-style-name="P2" draw:layer="layout" svg:x1="31.475cm" svg:y1="6.8cm" svg:x2="34.06cm" svg:y2="6.8cm">
          <text:p/>
        </draw:line>
        <draw:line draw:style-name="gr2" draw:text-style-name="P2" draw:layer="layout" svg:x1="31.475cm" svg:y1="14.6cm" svg:x2="34.06cm" svg:y2="14.6cm">
          <text:p/>
        </draw:line>
        <draw:line draw:style-name="gr2" draw:text-style-name="P2" draw:layer="layout" svg:x1="34.002cm" svg:y1="6.8cm" svg:x2="34.002cm" svg:y2="14.6cm">
          <text:p/>
        </draw:line>
        <draw:line draw:style-name="gr2" draw:text-style-name="P2" draw:layer="layout" svg:x1="34.002cm" svg:y1="6.8cm" svg:x2="34.002cm" svg:y2="14.6cm">
          <text:p/>
        </draw:line>
        <draw:line draw:style-name="gr2" draw:text-style-name="P2" draw:layer="layout" svg:x1="34.002cm" svg:y1="6.8cm" svg:x2="34.061cm" svg:y2="6.914cm">
          <text:p/>
        </draw:line>
        <draw:line draw:style-name="gr2" draw:text-style-name="P2" draw:layer="layout" svg:x1="34.003cm" svg:y1="6.8cm" svg:x2="33.943cm" svg:y2="6.914cm">
          <text:p/>
        </draw:line>
        <draw:line draw:style-name="gr2" draw:text-style-name="P2" draw:layer="layout" svg:x1="34.003cm" svg:y1="14.601cm" svg:x2="33.943cm" svg:y2="14.487cm">
          <text:p/>
        </draw:line>
        <draw:line draw:style-name="gr2" draw:text-style-name="P2" draw:layer="layout" svg:x1="34.002cm" svg:y1="14.601cm" svg:x2="34.061cm" svg:y2="14.487cm">
          <text:p/>
        </draw:line>
        <draw:polyline draw:style-name="gr3" draw:text-style-name="P2" draw:layer="layout" svg:width="0.2cm" svg:height="0.133cm" svg:x="33.663cm" svg:y="11.5cm" svg:viewBox="0 0 201 134" draw:points="0,134 0,0 201,87">
          <text:p/>
        </draw:polyline>
        <draw:polyline draw:style-name="gr3" draw:text-style-name="P2" draw:layer="layout" svg:width="0.2cm" svg:height="0.114cm" svg:x="33.663cm" svg:y="11.319cm" svg:viewBox="0 0 201 115" draw:points="86,77 77,96 66,106 47,115 38,115 19,106 9,96 0,77 0,39 9,19 19,10 38,0 47,0 66,10 77,19 86,39 86,77 96,96 105,106 125,115 163,115 182,106 191,96 201,77 201,39 191,19 182,10 163,0 125,0 105,10 96,19 86,39">
          <text:p/>
        </draw:polyline>
        <draw:polyline draw:style-name="gr3" draw:text-style-name="P2" draw:layer="layout" svg:width="0.019cm" svg:height="0.019cm" svg:x="33.844cm" svg:y="11.224cm" svg:viewBox="0 0 20 20" draw:points="0,9 10,0 20,9 10,20 0,9 20,9">
          <text:p/>
        </draw:polyline>
        <draw:polygon draw:style-name="gr3" draw:text-style-name="P2" draw:layer="layout" svg:width="0.2cm" svg:height="0.115cm" svg:x="33.663cm" svg:y="11.033cm" svg:viewBox="0 0 201 116" draw:points="0,67 0,48 9,29 19,19 38,10 77,0 125,0 163,10 182,19 191,29 201,48 201,67 191,87 182,97 163,106 125,116 77,116 38,106 19,97 9,87">
          <text:p/>
        </draw:polygon>
        <draw:polygon draw:style-name="gr3" draw:text-style-name="P2" draw:layer="layout" svg:width="0.2cm" svg:height="0.114cm" svg:x="33.663cm" svg:y="10.843cm" svg:viewBox="0 0 201 115" draw:points="0,68 0,49 9,29 19,19 38,9 77,0 125,0 163,9 182,19 191,29 201,49 201,68 191,87 182,96 163,106 125,115 77,115 38,106 19,96 9,87">
          <text:p/>
        </draw:polygon>
        <draw:polygon draw:style-name="gr3" draw:text-style-name="P2" draw:layer="layout" svg:width="0.2cm" svg:height="0.115cm" svg:x="33.663cm" svg:y="10.652cm" svg:viewBox="0 0 201 116" draw:points="0,68 0,49 9,30 19,20 38,11 77,0 125,0 163,11 182,20 191,30 201,49 201,68 191,87 182,97 163,106 125,116 77,116 38,106 19,97 9,87">
          <text:p/>
        </draw:polygon>
        <draw:polygon draw:style-name="gr3" draw:text-style-name="P2" draw:layer="layout" svg:width="0.2cm" svg:height="0.114cm" svg:x="33.663cm" svg:y="10.462cm" svg:viewBox="0 0 201 115" draw:points="0,67 0,48 9,29 19,19 38,9 77,0 125,0 163,9 182,19 191,29 201,48 201,67 191,87 182,96 163,106 125,115 77,115 38,106 19,96 9,87">
          <text:p/>
        </draw:polygon>
        <draw:line draw:style-name="gr3" draw:text-style-name="P2" draw:layer="layout" svg:x1="33.863cm" svg:y1="10.224cm" svg:x2="33.729cm" svg:y2="10.224cm">
          <text:p/>
        </draw:line>
        <draw:polyline draw:style-name="gr3" draw:text-style-name="P2" draw:layer="layout" svg:width="0.134cm" svg:height="0.086cm" svg:x="33.729cm" svg:y="10.138cm" svg:viewBox="0 0 135 87" draw:points="19,87 10,77 0,58 0,30 10,10 29,0 135,0">
          <text:p/>
        </draw:polyline>
        <draw:polyline draw:style-name="gr3" draw:text-style-name="P2" draw:layer="layout" svg:width="0.134cm" svg:height="0.086cm" svg:x="33.729cm" svg:y="10.052cm" svg:viewBox="0 0 135 87" draw:points="29,87 10,77 0,58 0,30 10,10 29,0 135,0">
          <text:p/>
        </draw:polyline>
        <draw:line draw:style-name="gr3" draw:text-style-name="P2" draw:layer="layout" svg:x1="33.863cm" svg:y1="9.957cm" svg:x2="33.729cm" svg:y2="9.957cm">
          <text:p/>
        </draw:line>
        <draw:polyline draw:style-name="gr3" draw:text-style-name="P2" draw:layer="layout" svg:width="0.134cm" svg:height="0.086cm" svg:x="33.729cm" svg:y="9.871cm" svg:viewBox="0 0 135 87" draw:points="19,87 10,78 0,59 0,29 10,10 29,0 135,0">
          <text:p/>
        </draw:polyline>
        <draw:polyline draw:style-name="gr3" draw:text-style-name="P2" draw:layer="layout" svg:width="0.134cm" svg:height="0.085cm" svg:x="33.729cm" svg:y="9.786cm" svg:viewBox="0 0 135 86" draw:points="29,86 10,77 0,58 0,28 10,9 29,0 135,0">
          <text:p/>
        </draw:polyline>
        <draw:line draw:style-name="gr6" draw:text-style-name="P2" draw:layer="layout" svg:x1="34.14cm" svg:y1="22.998cm" svg:x2="32.225cm" svg:y2="23.002cm">
          <text:p/>
        </draw:line>
        <draw:line draw:style-name="gr6" draw:text-style-name="P2" draw:layer="layout" svg:x1="31.425cm" svg:y1="22.201cm" svg:x2="33.337cm" svg:y2="22.198cm">
          <text:p/>
        </draw:line>
        <draw:line draw:style-name="gr6" draw:text-style-name="P2" draw:layer="layout" svg:x1="31.425cm" svg:y1="22.2cm" svg:x2="31.425cm" svg:y2="21.405cm">
          <text:p/>
        </draw:line>
        <draw:line draw:style-name="gr6" draw:text-style-name="P2" draw:layer="layout" svg:x1="29.302cm" svg:y1="21.517cm" svg:x2="29.302cm" svg:y2="21.209cm">
          <text:p/>
        </draw:line>
        <draw:line draw:style-name="gr6" draw:text-style-name="P2" draw:layer="layout" svg:x1="31.425cm" svg:y1="21.517cm" svg:x2="31.425cm" svg:y2="21.209cm">
          <text:p/>
        </draw:line>
        <draw:line draw:style-name="gr6" draw:text-style-name="P2" draw:layer="layout" svg:x1="29.302cm" svg:y1="21.268cm" svg:x2="31.425cm" svg:y2="21.268cm">
          <text:p/>
        </draw:line>
        <draw:line draw:style-name="gr6" draw:text-style-name="P2" draw:layer="layout" svg:x1="29.302cm" svg:y1="21.268cm" svg:x2="31.425cm" svg:y2="21.268cm">
          <text:p/>
        </draw:line>
        <draw:line draw:style-name="gr6" draw:text-style-name="P2" draw:layer="layout" svg:x1="29.302cm" svg:y1="21.269cm" svg:x2="29.416cm" svg:y2="21.209cm">
          <text:p/>
        </draw:line>
        <draw:line draw:style-name="gr6" draw:text-style-name="P2" draw:layer="layout" svg:x1="29.302cm" svg:y1="21.268cm" svg:x2="29.416cm" svg:y2="21.328cm">
          <text:p/>
        </draw:line>
        <draw:line draw:style-name="gr6" draw:text-style-name="P2" draw:layer="layout" svg:x1="31.426cm" svg:y1="21.268cm" svg:x2="31.312cm" svg:y2="21.328cm">
          <text:p/>
        </draw:line>
        <draw:line draw:style-name="gr6" draw:text-style-name="P2" draw:layer="layout" svg:x1="31.426cm" svg:y1="21.269cm" svg:x2="31.312cm" svg:y2="21.209cm">
          <text:p/>
        </draw:line>
        <draw:polyline draw:style-name="gr3" draw:text-style-name="P2" draw:layer="layout" svg:width="0.124cm" svg:height="0.2cm" svg:x="29.43cm" svg:y="20.929cm" svg:viewBox="0 0 125 201" draw:points="9,19 19,10 39,0 87,0 106,10 115,19 125,38 125,57 115,87 0,201 125,201">
          <text:p/>
        </draw:polyline>
        <draw:line draw:style-name="gr3" draw:text-style-name="P2" draw:layer="layout" svg:x1="29.744cm" svg:y1="21.129cm" svg:x2="29.63cm" svg:y2="21.129cm">
          <text:p/>
        </draw:line>
        <draw:polyline draw:style-name="gr3" draw:text-style-name="P2" draw:layer="layout" svg:width="0.057cm" svg:height="0.2cm" svg:x="29.63cm" svg:y="20.929cm" svg:viewBox="0 0 58 201" draw:points="58,201 58,0 38,29 19,48 0,57">
          <text:p/>
        </draw:polyline>
        <draw:polyline draw:style-name="gr3" draw:text-style-name="P2" draw:layer="layout" svg:width="0.021cm" svg:height="0.019cm" svg:x="29.82cm" svg:y="21.11cm" svg:viewBox="0 0 22 20" draw:points="11,0 22,11 11,20 0,11 11,0 11,20">
          <text:p/>
        </draw:polyline>
        <draw:polyline draw:style-name="gr3" draw:text-style-name="P2" draw:layer="layout" svg:width="0.124cm" svg:height="0.2cm" svg:x="29.906cm" svg:y="20.929cm" svg:viewBox="0 0 125 201" draw:points="10,19 19,10 38,0 87,0 106,10 115,19 125,38 125,57 115,87 0,201 125,201">
          <text:p/>
        </draw:polyline>
        <draw:polyline draw:style-name="gr3" draw:text-style-name="P2" draw:layer="layout" svg:width="0.123cm" svg:height="0.2cm" svg:x="30.097cm" svg:y="20.929cm" svg:viewBox="0 0 124 201" draw:points="0,0 124,0 57,78 85,78 105,87 115,97 124,116 124,163 115,182 105,192 85,201 28,201 9,192 0,182">
          <text:p/>
        </draw:polyline>
        <draw:polygon draw:style-name="gr3" draw:text-style-name="P2" draw:layer="layout" svg:width="0.114cm" svg:height="0.2cm" svg:x="30.297cm" svg:y="20.929cm" svg:viewBox="0 0 115 201" draw:points="47,0 66,0 86,10 96,19 106,38 115,78 115,125 106,163 96,182 86,192 66,201 47,201 28,192 19,182 9,163 0,125 0,78 9,38 19,19 28,10">
          <text:p/>
        </draw:polygon>
        <draw:polygon draw:style-name="gr3" draw:text-style-name="P2" draw:layer="layout" svg:width="0.114cm" svg:height="0.2cm" svg:x="30.487cm" svg:y="20.929cm" svg:viewBox="0 0 115 201" draw:points="49,0 68,0 87,10 96,19 106,38 115,78 115,125 106,163 96,182 87,192 68,201 49,201 30,192 20,182 11,163 0,125 0,78 11,38 20,19 30,10">
          <text:p/>
        </draw:polygon>
        <draw:line draw:style-name="gr3" draw:text-style-name="P2" draw:layer="layout" svg:x1="30.84cm" svg:y1="21.129cm" svg:x2="30.84cm" svg:y2="20.996cm">
          <text:p/>
        </draw:line>
        <draw:polyline draw:style-name="gr3" draw:text-style-name="P2" draw:layer="layout" svg:width="0.085cm" svg:height="0.133cm" svg:x="30.84cm" svg:y="20.996cm" svg:viewBox="0 0 86 134" draw:points="0,19 9,10 28,0 57,0 77,10 86,29 86,134">
          <text:p/>
        </draw:polyline>
        <draw:polyline draw:style-name="gr3" draw:text-style-name="P2" draw:layer="layout" svg:width="0.086cm" svg:height="0.133cm" svg:x="30.925cm" svg:y="20.996cm" svg:viewBox="0 0 87 134" draw:points="0,29 10,10 29,0 57,0 78,10 87,29 87,134">
          <text:p/>
        </draw:polyline>
        <draw:line draw:style-name="gr3" draw:text-style-name="P2" draw:layer="layout" svg:x1="31.106cm" svg:y1="21.129cm" svg:x2="31.106cm" svg:y2="20.996cm">
          <text:p/>
        </draw:line>
        <draw:polyline draw:style-name="gr3" draw:text-style-name="P2" draw:layer="layout" svg:width="0.086cm" svg:height="0.133cm" svg:x="31.106cm" svg:y="20.996cm" svg:viewBox="0 0 87 134" draw:points="0,19 10,10 29,0 58,0 77,10 87,29 87,134">
          <text:p/>
        </draw:polyline>
        <draw:polyline draw:style-name="gr3" draw:text-style-name="P2" draw:layer="layout" svg:width="0.086cm" svg:height="0.133cm" svg:x="31.192cm" svg:y="20.996cm" svg:viewBox="0 0 87 134" draw:points="0,29 10,10 29,0 58,0 77,10 87,29 87,134">
          <text:p/>
        </draw:polyline>
        <draw:line draw:style-name="gr6" draw:text-style-name="P2" draw:layer="layout" svg:x1="34.189cm" svg:y1="22.998cm" svg:x2="34.893cm" svg:y2="22.998cm">
          <text:p/>
        </draw:line>
        <draw:line draw:style-name="gr6" draw:text-style-name="P2" draw:layer="layout" svg:x1="34.893cm" svg:y1="22.198cm" svg:x2="33.385cm" svg:y2="22.198cm">
          <text:p/>
        </draw:line>
        <draw:line draw:style-name="gr6" draw:text-style-name="P2" draw:layer="layout" svg:x1="34.834cm" svg:y1="22.998cm" svg:x2="34.834cm" svg:y2="22.198cm">
          <text:p/>
        </draw:line>
        <draw:line draw:style-name="gr6" draw:text-style-name="P2" draw:layer="layout" svg:x1="34.834cm" svg:y1="22.998cm" svg:x2="34.834cm" svg:y2="22.198cm">
          <text:p/>
        </draw:line>
        <draw:line draw:style-name="gr6" draw:text-style-name="P2" draw:layer="layout" svg:x1="34.835cm" svg:y1="22.999cm" svg:x2="34.776cm" svg:y2="22.886cm">
          <text:p/>
        </draw:line>
        <draw:line draw:style-name="gr6" draw:text-style-name="P2" draw:layer="layout" svg:x1="34.834cm" svg:y1="22.999cm" svg:x2="34.894cm" svg:y2="22.886cm">
          <text:p/>
        </draw:line>
        <draw:line draw:style-name="gr6" draw:text-style-name="P2" draw:layer="layout" svg:x1="34.834cm" svg:y1="22.198cm" svg:x2="34.894cm" svg:y2="22.312cm">
          <text:p/>
        </draw:line>
        <draw:line draw:style-name="gr6" draw:text-style-name="P2" draw:layer="layout" svg:x1="34.835cm" svg:y1="22.198cm" svg:x2="34.776cm" svg:y2="22.312cm">
          <text:p/>
        </draw:line>
        <draw:polyline draw:style-name="gr3" draw:text-style-name="P2" draw:layer="layout" svg:width="0.2cm" svg:height="0.114cm" svg:x="35.077cm" svg:y="23.683cm" svg:viewBox="0 0 201 115" draw:points="86,76 77,96 67,105 48,115 39,115 19,105 9,96 0,76 0,38 9,19 19,9 39,0 48,0 67,9 77,19 86,38 86,76 96,96 105,105 125,115 163,115 182,105 191,96 201,76 201,38 191,19 182,9 163,0 125,0 105,9 96,19 86,38">
          <text:p/>
        </draw:polyline>
        <draw:polyline draw:style-name="gr3" draw:text-style-name="P2" draw:layer="layout" svg:width="0.019cm" svg:height="0.019cm" svg:x="35.258cm" svg:y="23.587cm" svg:viewBox="0 0 20 20" draw:points="0,11 9,0 20,11 9,20 0,11 20,11">
          <text:p/>
        </draw:polyline>
        <draw:polygon draw:style-name="gr3" draw:text-style-name="P2" draw:layer="layout" svg:width="0.2cm" svg:height="0.114cm" svg:x="35.077cm" svg:y="23.397cm" svg:viewBox="0 0 201 115" draw:points="0,67 0,48 9,28 19,19 39,9 77,0 125,0 163,9 182,19 191,28 201,48 201,67 191,87 182,96 163,106 125,115 77,115 39,106 19,96 9,87">
          <text:p/>
        </draw:polygon>
        <draw:polygon draw:style-name="gr3" draw:text-style-name="P2" draw:layer="layout" svg:width="0.2cm" svg:height="0.115cm" svg:x="35.077cm" svg:y="23.206cm" svg:viewBox="0 0 201 116" draw:points="0,67 0,48 9,29 19,19 39,10 77,0 125,0 163,10 182,19 191,29 201,48 201,67 191,86 182,96 163,105 125,116 77,116 39,105 19,96 9,86">
          <text:p/>
        </draw:polygon>
        <draw:polygon draw:style-name="gr3" draw:text-style-name="P2" draw:layer="layout" svg:width="0.2cm" svg:height="0.114cm" svg:x="35.077cm" svg:y="23.016cm" svg:viewBox="0 0 201 115" draw:points="0,67 0,47 9,28 19,19 39,9 77,0 125,0 163,9 182,19 191,28 201,47 201,67 191,87 182,96 163,106 125,115 77,115 39,106 19,96 9,87">
          <text:p/>
        </draw:polygon>
        <draw:polygon draw:style-name="gr3" draw:text-style-name="P2" draw:layer="layout" svg:width="0.2cm" svg:height="0.115cm" svg:x="35.077cm" svg:y="22.825cm" svg:viewBox="0 0 201 116" draw:points="0,68 0,49 9,29 19,19 39,10 77,0 125,0 163,10 182,19 191,29 201,49 201,68 191,87 182,97 163,106 125,116 77,116 39,106 19,97 9,87">
          <text:p/>
        </draw:polygon>
        <draw:line draw:style-name="gr3" draw:text-style-name="P2" draw:layer="layout" svg:x1="35.277cm" svg:y1="22.587cm" svg:x2="35.143cm" svg:y2="22.587cm">
          <text:p/>
        </draw:line>
        <draw:polyline draw:style-name="gr3" draw:text-style-name="P2" draw:layer="layout" svg:width="0.134cm" svg:height="0.085cm" svg:x="35.143cm" svg:y="22.502cm" svg:viewBox="0 0 135 86" draw:points="19,86 10,77 0,57 0,28 10,9 29,0 135,0">
          <text:p/>
        </draw:polyline>
        <draw:polyline draw:style-name="gr3" draw:text-style-name="P2" draw:layer="layout" svg:width="0.134cm" svg:height="0.086cm" svg:x="35.143cm" svg:y="22.416cm" svg:viewBox="0 0 135 87" draw:points="29,87 10,77 0,57 0,28 10,9 29,0 135,0">
          <text:p/>
        </draw:polyline>
        <draw:line draw:style-name="gr3" draw:text-style-name="P2" draw:layer="layout" svg:x1="35.277cm" svg:y1="22.321cm" svg:x2="35.143cm" svg:y2="22.321cm">
          <text:p/>
        </draw:line>
        <draw:polyline draw:style-name="gr3" draw:text-style-name="P2" draw:layer="layout" svg:width="0.134cm" svg:height="0.086cm" svg:x="35.143cm" svg:y="22.235cm" svg:viewBox="0 0 135 87" draw:points="19,87 10,76 0,57 0,28 10,9 29,0 135,0">
          <text:p/>
        </draw:polyline>
        <draw:polyline draw:style-name="gr3" draw:text-style-name="P2" draw:layer="layout" svg:width="0.134cm" svg:height="0.086cm" svg:x="35.143cm" svg:y="22.149cm" svg:viewBox="0 0 135 87" draw:points="29,87 10,76 0,57 0,29 10,10 29,0 135,0">
          <text:p/>
        </draw:polyline>
        <draw:line draw:style-name="gr8" draw:text-style-name="P2" draw:layer="layout" svg:x1="19.02cm" svg:y1="13.767cm" svg:x2="20.269cm" svg:y2="13.767cm">
          <text:p/>
        </draw:line>
        <draw:line draw:style-name="gr8" draw:text-style-name="P2" draw:layer="layout" svg:x1="20.269cm" svg:y1="13.767cm" svg:x2="20.269cm" svg:y2="15.527cm">
          <text:p/>
        </draw:line>
        <draw:line draw:style-name="gr8" draw:text-style-name="P2" draw:layer="layout" svg:x1="20.269cm" svg:y1="15.527cm" svg:x2="19.02cm" svg:y2="15.527cm">
          <text:p/>
        </draw:line>
        <draw:line draw:style-name="gr8" draw:text-style-name="P2" draw:layer="layout" svg:x1="19.02cm" svg:y1="15.527cm" svg:x2="19.02cm" svg:y2="13.767cm">
          <text:p/>
        </draw:line>
        <draw:line draw:style-name="gr8" draw:text-style-name="P2" draw:layer="layout" svg:x1="16.734cm" svg:y1="13.767cm" svg:x2="17.983cm" svg:y2="13.767cm">
          <text:p/>
        </draw:line>
        <draw:line draw:style-name="gr8" draw:text-style-name="P2" draw:layer="layout" svg:x1="17.983cm" svg:y1="13.767cm" svg:x2="17.983cm" svg:y2="15.527cm">
          <text:p/>
        </draw:line>
        <draw:line draw:style-name="gr8" draw:text-style-name="P2" draw:layer="layout" svg:x1="17.983cm" svg:y1="15.527cm" svg:x2="16.734cm" svg:y2="15.527cm">
          <text:p/>
        </draw:line>
        <draw:line draw:style-name="gr8" draw:text-style-name="P2" draw:layer="layout" svg:x1="16.734cm" svg:y1="15.527cm" svg:x2="16.734cm" svg:y2="13.767cm">
          <text:p/>
        </draw:line>
        <draw:line draw:style-name="gr8" draw:text-style-name="P2" draw:layer="layout" svg:x1="12.162cm" svg:y1="13.767cm" svg:x2="13.412cm" svg:y2="13.767cm">
          <text:p/>
        </draw:line>
        <draw:line draw:style-name="gr8" draw:text-style-name="P2" draw:layer="layout" svg:x1="13.412cm" svg:y1="13.767cm" svg:x2="13.412cm" svg:y2="15.527cm">
          <text:p/>
        </draw:line>
        <draw:line draw:style-name="gr8" draw:text-style-name="P2" draw:layer="layout" svg:x1="13.412cm" svg:y1="15.527cm" svg:x2="12.162cm" svg:y2="15.527cm">
          <text:p/>
        </draw:line>
        <draw:line draw:style-name="gr8" draw:text-style-name="P2" draw:layer="layout" svg:x1="12.162cm" svg:y1="15.527cm" svg:x2="12.162cm" svg:y2="13.767cm">
          <text:p/>
        </draw:line>
        <draw:line draw:style-name="gr8" draw:text-style-name="P2" draw:layer="layout" svg:x1="9.876cm" svg:y1="13.767cm" svg:x2="11.126cm" svg:y2="13.767cm">
          <text:p/>
        </draw:line>
        <draw:line draw:style-name="gr8" draw:text-style-name="P2" draw:layer="layout" svg:x1="11.126cm" svg:y1="13.767cm" svg:x2="11.126cm" svg:y2="15.527cm">
          <text:p/>
        </draw:line>
        <draw:line draw:style-name="gr8" draw:text-style-name="P2" draw:layer="layout" svg:x1="11.126cm" svg:y1="15.527cm" svg:x2="9.876cm" svg:y2="15.527cm">
          <text:p/>
        </draw:line>
        <draw:line draw:style-name="gr8" draw:text-style-name="P2" draw:layer="layout" svg:x1="9.876cm" svg:y1="15.527cm" svg:x2="9.876cm" svg:y2="13.767cm">
          <text:p/>
        </draw:line>
        <draw:line draw:style-name="gr8" draw:text-style-name="P2" draw:layer="layout" svg:x1="14.448cm" svg:y1="13.767cm" svg:x2="15.698cm" svg:y2="13.767cm">
          <text:p/>
        </draw:line>
        <draw:line draw:style-name="gr8" draw:text-style-name="P2" draw:layer="layout" svg:x1="15.698cm" svg:y1="13.767cm" svg:x2="15.698cm" svg:y2="15.527cm">
          <text:p/>
        </draw:line>
        <draw:line draw:style-name="gr8" draw:text-style-name="P2" draw:layer="layout" svg:x1="15.698cm" svg:y1="15.527cm" svg:x2="14.448cm" svg:y2="15.527cm">
          <text:p/>
        </draw:line>
        <draw:line draw:style-name="gr8" draw:text-style-name="P2" draw:layer="layout" svg:x1="14.448cm" svg:y1="15.527cm" svg:x2="14.448cm" svg:y2="13.767cm">
          <text:p/>
        </draw:line>
        <draw:line draw:style-name="gr8" draw:text-style-name="P2" draw:layer="layout" svg:x1="13.305cm" svg:y1="20.558cm" svg:x2="14.554cm" svg:y2="20.558cm">
          <text:p/>
        </draw:line>
        <draw:line draw:style-name="gr8" draw:text-style-name="P2" draw:layer="layout" svg:x1="14.554cm" svg:y1="20.558cm" svg:x2="14.554cm" svg:y2="22.318cm">
          <text:p/>
        </draw:line>
        <draw:line draw:style-name="gr8" draw:text-style-name="P2" draw:layer="layout" svg:x1="14.554cm" svg:y1="22.318cm" svg:x2="13.305cm" svg:y2="22.318cm">
          <text:p/>
        </draw:line>
        <draw:line draw:style-name="gr8" draw:text-style-name="P2" draw:layer="layout" svg:x1="13.305cm" svg:y1="22.318cm" svg:x2="13.305cm" svg:y2="20.558cm">
          <text:p/>
        </draw:line>
        <draw:line draw:style-name="gr6" draw:text-style-name="P2" draw:layer="layout" svg:x1="13.702cm" svg:y1="16cm" svg:x2="13.702cm" svg:y2="24.76cm">
          <text:p/>
        </draw:line>
        <draw:line draw:style-name="gr8" draw:text-style-name="P2" draw:layer="layout" svg:x1="12.162cm" svg:y1="16.967cm" svg:x2="13.412cm" svg:y2="16.967cm">
          <text:p/>
        </draw:line>
        <draw:line draw:style-name="gr8" draw:text-style-name="P2" draw:layer="layout" svg:x1="13.412cm" svg:y1="16.967cm" svg:x2="13.412cm" svg:y2="18.727cm">
          <text:p/>
        </draw:line>
        <draw:line draw:style-name="gr8" draw:text-style-name="P2" draw:layer="layout" svg:x1="13.412cm" svg:y1="18.727cm" svg:x2="12.162cm" svg:y2="18.727cm">
          <text:p/>
        </draw:line>
        <draw:line draw:style-name="gr8" draw:text-style-name="P2" draw:layer="layout" svg:x1="12.162cm" svg:y1="18.727cm" svg:x2="12.162cm" svg:y2="16.967cm">
          <text:p/>
        </draw:line>
        <draw:line draw:style-name="gr6" draw:text-style-name="P2" draw:layer="layout" svg:x1="14.397cm" svg:y1="16.967cm" svg:x2="13.95cm" svg:y2="16.967cm">
          <text:p/>
        </draw:line>
        <draw:line draw:style-name="gr6" draw:text-style-name="P2" draw:layer="layout" svg:x1="14.397cm" svg:y1="18.727cm" svg:x2="13.95cm" svg:y2="18.727cm">
          <text:p/>
        </draw:line>
        <draw:line draw:style-name="gr6" draw:text-style-name="P2" draw:layer="layout" svg:x1="14.009cm" svg:y1="16.967cm" svg:x2="14.009cm" svg:y2="18.727cm">
          <text:p/>
        </draw:line>
        <draw:line draw:style-name="gr6" draw:text-style-name="P2" draw:layer="layout" svg:x1="14.009cm" svg:y1="16.967cm" svg:x2="14.009cm" svg:y2="18.727cm">
          <text:p/>
        </draw:line>
        <draw:line draw:style-name="gr6" draw:text-style-name="P2" draw:layer="layout" svg:x1="14.009cm" svg:y1="16.967cm" svg:x2="14.069cm" svg:y2="17.082cm">
          <text:p/>
        </draw:line>
        <draw:line draw:style-name="gr6" draw:text-style-name="P2" draw:layer="layout" svg:x1="14.01cm" svg:y1="16.967cm" svg:x2="13.95cm" svg:y2="17.082cm">
          <text:p/>
        </draw:line>
        <draw:line draw:style-name="gr6" draw:text-style-name="P2" draw:layer="layout" svg:x1="14.01cm" svg:y1="18.728cm" svg:x2="13.95cm" svg:y2="18.615cm">
          <text:p/>
        </draw:line>
        <draw:line draw:style-name="gr6" draw:text-style-name="P2" draw:layer="layout" svg:x1="14.009cm" svg:y1="18.728cm" svg:x2="14.069cm" svg:y2="18.615cm">
          <text:p/>
        </draw:line>
        <draw:line draw:style-name="gr2" draw:text-style-name="P2" draw:layer="layout" svg:x1="13.939cm" svg:y1="18.251cm" svg:x2="13.939cm" svg:y2="18.309cm">
          <text:p/>
        </draw:line>
        <draw:polyline draw:style-name="gr2" draw:text-style-name="P2" draw:layer="layout" svg:width="0.1cm" svg:height="0.029cm" svg:x="13.839cm" svg:y="18.28cm" svg:viewBox="0 0 101 30" draw:points="101,0 0,0 16,10 25,20 30,30">
          <text:p/>
        </draw:polyline>
        <draw:polyline draw:style-name="gr2" draw:text-style-name="P2" draw:layer="layout" svg:width="0.1cm" svg:height="0.066cm" svg:x="13.839cm" svg:y="18.152cm" svg:viewBox="0 0 101 67" draw:points="0,67 0,0 101,43">
          <text:p/>
        </draw:polyline>
        <draw:polyline draw:style-name="gr2" draw:text-style-name="P2" draw:layer="layout" svg:width="0.009cm" svg:height="0.009cm" svg:x="13.93cm" svg:y="18.109cm" svg:viewBox="0 0 10 10" draw:points="0,5 5,0 10,5 5,10 0,5 10,5">
          <text:p/>
        </draw:polyline>
        <draw:polyline draw:style-name="gr2" draw:text-style-name="P2" draw:layer="layout" svg:width="0.1cm" svg:height="0.058cm" svg:x="13.839cm" svg:y="18.013cm" svg:viewBox="0 0 101 59" draw:points="0,10 0,30 5,40 10,44 25,54 44,59 82,59 92,54 97,49 101,40 101,20 97,10 92,5 82,0 58,0 49,5 44,10 39,20 39,40 44,49 49,54 58,59">
          <text:p/>
        </draw:polyline>
        <draw:polygon draw:style-name="gr2" draw:text-style-name="P2" draw:layer="layout" svg:width="0.1cm" svg:height="0.057cm" svg:x="13.839cm" svg:y="17.918cm" svg:viewBox="0 0 101 58" draw:points="0,34 0,25 5,15 10,11 20,5 39,0 63,0 82,5 92,11 97,15 101,25 101,34 97,44 92,49 82,53 63,58 39,58 20,53 10,49 5,44">
          <text:p/>
        </draw:polygon>
        <draw:polygon draw:style-name="gr2" draw:text-style-name="P2" draw:layer="layout" svg:width="0.1cm" svg:height="0.057cm" svg:x="13.839cm" svg:y="17.823cm" svg:viewBox="0 0 101 58" draw:points="0,33 0,24 5,14 10,9 20,5 39,0 63,0 82,5 92,9 97,14 101,24 101,33 97,43 92,48 82,53 63,58 39,58 20,53 10,48 5,43">
          <text:p/>
        </draw:polygon>
        <draw:polygon draw:style-name="gr2" draw:text-style-name="P2" draw:layer="layout" svg:width="0.1cm" svg:height="0.057cm" svg:x="13.839cm" svg:y="17.728cm" svg:viewBox="0 0 101 58" draw:points="0,34 0,23 5,14 10,9 20,4 39,0 63,0 82,4 92,9 97,14 101,23 101,34 97,44 92,48 82,53 63,58 39,58 20,53 10,48 5,44">
          <text:p/>
        </draw:polygon>
        <draw:line draw:style-name="gr2" draw:text-style-name="P2" draw:layer="layout" svg:x1="13.939cm" svg:y1="17.609cm" svg:x2="13.873cm" svg:y2="17.609cm">
          <text:p/>
        </draw:line>
        <draw:polyline draw:style-name="gr2" draw:text-style-name="P2" draw:layer="layout" svg:width="0.066cm" svg:height="0.043cm" svg:x="13.873cm" svg:y="17.566cm" svg:viewBox="0 0 67 44" draw:points="9,44 4,39 0,29 0,15 4,4 14,0 67,0">
          <text:p/>
        </draw:polyline>
        <draw:polyline draw:style-name="gr2" draw:text-style-name="P2" draw:layer="layout" svg:width="0.066cm" svg:height="0.043cm" svg:x="13.873cm" svg:y="17.523cm" svg:viewBox="0 0 67 44" draw:points="14,44 4,39 0,29 0,15 4,5 14,0 67,0">
          <text:p/>
        </draw:polyline>
        <draw:line draw:style-name="gr2" draw:text-style-name="P2" draw:layer="layout" svg:x1="13.939cm" svg:y1="17.476cm" svg:x2="13.873cm" svg:y2="17.476cm">
          <text:p/>
        </draw:line>
        <draw:polyline draw:style-name="gr2" draw:text-style-name="P2" draw:layer="layout" svg:width="0.066cm" svg:height="0.043cm" svg:x="13.873cm" svg:y="17.433cm" svg:viewBox="0 0 67 44" draw:points="9,44 4,39 0,29 0,14 4,5 14,0 67,0">
          <text:p/>
        </draw:polyline>
        <draw:polyline draw:style-name="gr2" draw:text-style-name="P2" draw:layer="layout" svg:width="0.066cm" svg:height="0.043cm" svg:x="13.873cm" svg:y="17.39cm" svg:viewBox="0 0 67 44" draw:points="14,44 4,39 0,30 0,14 4,5 14,0 67,0">
          <text:p/>
        </draw:polyline>
        <draw:line draw:style-name="gr6" draw:text-style-name="P2" draw:layer="layout" svg:x1="13.412cm" svg:y1="13.717cm" svg:x2="13.412cm" svg:y2="13.237cm">
          <text:p/>
        </draw:line>
        <draw:line draw:style-name="gr6" draw:text-style-name="P2" draw:layer="layout" svg:x1="14.448cm" svg:y1="13.717cm" svg:x2="14.448cm" svg:y2="13.237cm">
          <text:p/>
        </draw:line>
        <draw:line draw:style-name="gr6" draw:text-style-name="P2" draw:layer="layout" svg:x1="13.412cm" svg:y1="13.296cm" svg:x2="14.448cm" svg:y2="13.296cm">
          <text:p/>
        </draw:line>
        <draw:line draw:style-name="gr6" draw:text-style-name="P2" draw:layer="layout" svg:x1="13.412cm" svg:y1="13.296cm" svg:x2="14.448cm" svg:y2="13.296cm">
          <text:p/>
        </draw:line>
        <draw:line draw:style-name="gr6" draw:text-style-name="P2" draw:layer="layout" svg:x1="13.412cm" svg:y1="13.297cm" svg:x2="13.525cm" svg:y2="13.237cm">
          <text:p/>
        </draw:line>
        <draw:line draw:style-name="gr6" draw:text-style-name="P2" draw:layer="layout" svg:x1="13.412cm" svg:y1="13.296cm" svg:x2="13.525cm" svg:y2="13.356cm">
          <text:p/>
        </draw:line>
        <draw:line draw:style-name="gr6" draw:text-style-name="P2" draw:layer="layout" svg:x1="14.449cm" svg:y1="13.296cm" svg:x2="14.335cm" svg:y2="13.356cm">
          <text:p/>
        </draw:line>
        <draw:line draw:style-name="gr6" draw:text-style-name="P2" draw:layer="layout" svg:x1="14.449cm" svg:y1="13.297cm" svg:x2="14.335cm" svg:y2="13.237cm">
          <text:p/>
        </draw:line>
        <draw:line draw:style-name="gr2" draw:text-style-name="P2" draw:layer="layout" svg:x1="13.525cm" svg:y1="13.227cm" svg:x2="13.467cm" svg:y2="13.227cm">
          <text:p/>
        </draw:line>
        <draw:polyline draw:style-name="gr2" draw:text-style-name="P2" draw:layer="layout" svg:width="0.029cm" svg:height="0.1cm" svg:x="13.467cm" svg:y="13.127cm" svg:viewBox="0 0 30 101" draw:points="30,101 30,0 20,14 10,24 0,29">
          <text:p/>
        </draw:polyline>
        <draw:polygon draw:style-name="gr2" draw:text-style-name="P2" draw:layer="layout" svg:width="0.057cm" svg:height="0.1cm" svg:x="13.563cm" svg:y="13.127cm" svg:viewBox="0 0 58 101" draw:points="23,0 34,0 43,4 48,9 53,19 58,39 58,62 53,81 48,91 43,96 34,101 23,101 14,96 9,91 4,81 0,62 0,39 4,19 9,9 14,4">
          <text:p/>
        </draw:polygon>
        <draw:polyline draw:style-name="gr2" draw:text-style-name="P2" draw:layer="layout" svg:width="0.009cm" svg:height="0.01cm" svg:x="13.658cm" svg:y="13.217cm" svg:viewBox="0 0 10 11" draw:points="5,0 10,5 5,11 0,5 5,0 5,11">
          <text:p/>
        </draw:polyline>
        <draw:polyline draw:style-name="gr2" draw:text-style-name="P2" draw:layer="layout" svg:width="0.062cm" svg:height="0.1cm" svg:x="13.701cm" svg:y="13.127cm" svg:viewBox="0 0 63 101" draw:points="0,0 63,0 28,39 44,39 53,43 58,48 63,58 63,81 58,91 53,96 44,101 14,101 4,96 0,91">
          <text:p/>
        </draw:polyline>
        <draw:polyline draw:style-name="gr2" draw:text-style-name="P2" draw:layer="layout" svg:width="0.057cm" svg:height="0.1cm" svg:x="13.801cm" svg:y="13.127cm" svg:viewBox="0 0 58 101" draw:points="48,0 29,0 19,4 14,9 5,24 0,43 0,81 5,91 9,96 19,101 39,101 48,96 53,91 58,81 58,58 53,48 48,43 39,39 19,39 9,43 5,48 0,58">
          <text:p/>
        </draw:polyline>
        <draw:polygon draw:style-name="gr2" draw:text-style-name="P2" draw:layer="layout" svg:width="0.057cm" svg:height="0.1cm" svg:x="13.896cm" svg:y="13.127cm" svg:viewBox="0 0 58 101" draw:points="24,0 33,0 44,4 49,9 53,19 58,39 58,62 53,81 49,91 44,96 33,101 24,101 14,96 9,91 5,81 0,62 0,39 5,19 9,9 14,4">
          <text:p/>
        </draw:polygon>
        <draw:polygon draw:style-name="gr2" draw:text-style-name="P2" draw:layer="layout" svg:width="0.057cm" svg:height="0.1cm" svg:x="13.991cm" svg:y="13.127cm" svg:viewBox="0 0 58 101" draw:points="25,0 34,0 44,4 49,9 54,19 58,39 58,62 54,81 49,91 44,96 34,101 25,101 15,96 11,91 6,81 0,62 0,39 6,19 11,9 15,4">
          <text:p/>
        </draw:polygon>
        <draw:line draw:style-name="gr2" draw:text-style-name="P2" draw:layer="layout" svg:x1="14.167cm" svg:y1="13.227cm" svg:x2="14.167cm" svg:y2="13.16cm">
          <text:p/>
        </draw:line>
        <draw:polyline draw:style-name="gr2" draw:text-style-name="P2" draw:layer="layout" svg:width="0.043cm" svg:height="0.067cm" svg:x="14.167cm" svg:y="13.16cm" svg:viewBox="0 0 44 68" draw:points="0,10 5,5 16,0 30,0 40,5 44,15 44,68">
          <text:p/>
        </draw:polyline>
        <draw:polyline draw:style-name="gr2" draw:text-style-name="P2" draw:layer="layout" svg:width="0.043cm" svg:height="0.067cm" svg:x="14.21cm" svg:y="13.16cm" svg:viewBox="0 0 44 68" draw:points="0,15 5,5 16,0 30,0 39,5 44,15 44,68">
          <text:p/>
        </draw:polyline>
        <draw:line draw:style-name="gr2" draw:text-style-name="P2" draw:layer="layout" svg:x1="14.301cm" svg:y1="13.227cm" svg:x2="14.301cm" svg:y2="13.16cm">
          <text:p/>
        </draw:line>
        <draw:polyline draw:style-name="gr2" draw:text-style-name="P2" draw:layer="layout" svg:width="0.044cm" svg:height="0.067cm" svg:x="14.301cm" svg:y="13.16cm" svg:viewBox="0 0 45 68" draw:points="0,10 5,5 15,0 29,0 39,5 45,15 45,68">
          <text:p/>
        </draw:polyline>
        <draw:polyline draw:style-name="gr2" draw:text-style-name="P2" draw:layer="layout" svg:width="0.042cm" svg:height="0.067cm" svg:x="14.344cm" svg:y="13.16cm" svg:viewBox="0 0 43 68" draw:points="0,15 4,5 14,0 28,0 38,5 43,15 43,68">
          <text:p/>
        </draw:polyline>
        <draw:line draw:style-name="gr6" draw:text-style-name="P2" draw:layer="layout" svg:x1="13.305cm" svg:y1="20.508cm" svg:x2="13.305cm" svg:y2="20.143cm">
          <text:p/>
        </draw:line>
        <draw:line draw:style-name="gr6" draw:text-style-name="P2" draw:layer="layout" svg:x1="14.554cm" svg:y1="20.143cm" svg:x2="14.554cm" svg:y2="20.508cm">
          <text:p/>
        </draw:line>
        <draw:line draw:style-name="gr6" draw:text-style-name="P2" draw:layer="layout" svg:x1="13.305cm" svg:y1="20.201cm" svg:x2="14.554cm" svg:y2="20.201cm">
          <text:p/>
        </draw:line>
        <draw:line draw:style-name="gr6" draw:text-style-name="P2" draw:layer="layout" svg:x1="13.305cm" svg:y1="20.201cm" svg:x2="14.554cm" svg:y2="20.201cm">
          <text:p/>
        </draw:line>
        <draw:line draw:style-name="gr6" draw:text-style-name="P2" draw:layer="layout" svg:x1="13.305cm" svg:y1="20.202cm" svg:x2="13.418cm" svg:y2="20.143cm">
          <text:p/>
        </draw:line>
        <draw:line draw:style-name="gr6" draw:text-style-name="P2" draw:layer="layout" svg:x1="13.305cm" svg:y1="20.201cm" svg:x2="13.418cm" svg:y2="20.261cm">
          <text:p/>
        </draw:line>
        <draw:line draw:style-name="gr6" draw:text-style-name="P2" draw:layer="layout" svg:x1="14.555cm" svg:y1="20.201cm" svg:x2="14.442cm" svg:y2="20.261cm">
          <text:p/>
        </draw:line>
        <draw:line draw:style-name="gr6" draw:text-style-name="P2" draw:layer="layout" svg:x1="14.555cm" svg:y1="20.202cm" svg:x2="14.442cm" svg:y2="20.143cm">
          <text:p/>
        </draw:line>
        <draw:line draw:style-name="gr2" draw:text-style-name="P2" draw:layer="layout" svg:x1="14.249cm" svg:y1="20.023cm" svg:x2="14.192cm" svg:y2="20.023cm">
          <text:p/>
        </draw:line>
        <draw:polyline draw:style-name="gr2" draw:text-style-name="P2" draw:layer="layout" svg:width="0.028cm" svg:height="0.1cm" svg:x="14.192cm" svg:y="19.923cm" svg:viewBox="0 0 29 101" draw:points="29,101 29,0 20,14 9,23 0,29">
          <text:p/>
        </draw:polyline>
        <draw:polyline draw:style-name="gr2" draw:text-style-name="P2" draw:layer="layout" svg:width="0.062cm" svg:height="0.1cm" svg:x="14.282cm" svg:y="19.923cm" svg:viewBox="0 0 63 101" draw:points="5,9 11,4 20,0 44,0 54,4 58,9 63,19 63,29 58,43 0,101 63,101">
          <text:p/>
        </draw:polyline>
        <draw:polyline draw:style-name="gr2" draw:text-style-name="P2" draw:layer="layout" svg:width="0.01cm" svg:height="0.01cm" svg:x="14.382cm" svg:y="20.013cm" svg:viewBox="0 0 11 11" draw:points="6,0 11,5 6,11 0,5 6,0 6,11">
          <text:p/>
        </draw:polyline>
        <draw:polyline draw:style-name="gr2" draw:text-style-name="P2" draw:layer="layout" svg:width="0.057cm" svg:height="0.1cm" svg:x="14.43cm" svg:y="19.923cm" svg:viewBox="0 0 58 101" draw:points="53,0 5,0 0,48 5,43 14,39 39,39 48,43 53,48 58,58 58,82 53,91 48,96 39,101 14,101 5,96 0,91">
          <text:p/>
        </draw:polyline>
        <draw:polygon draw:style-name="gr2" draw:text-style-name="P2" draw:layer="layout" svg:width="0.057cm" svg:height="0.1cm" svg:x="14.525cm" svg:y="19.923cm" svg:viewBox="0 0 58 101" draw:points="24,0 33,0 44,4 49,9 53,19 58,39 58,63 53,82 49,91 44,96 33,101 24,101 14,96 10,91 5,82 0,63 0,39 5,19 10,9 14,4">
          <text:p/>
        </draw:polygon>
        <draw:polygon draw:style-name="gr2" draw:text-style-name="P2" draw:layer="layout" svg:width="0.059cm" svg:height="0.1cm" svg:x="14.62cm" svg:y="19.923cm" svg:viewBox="0 0 60 101" draw:points="25,0 35,0 44,4 49,9 54,19 60,39 60,63 54,82 49,91 44,96 35,101 25,101 16,96 11,91 6,82 0,63 0,39 6,19 11,9 16,4">
          <text:p/>
        </draw:polygon>
        <draw:polygon draw:style-name="gr2" draw:text-style-name="P2" draw:layer="layout" svg:width="0.057cm" svg:height="0.1cm" svg:x="14.716cm" svg:y="19.923cm" svg:viewBox="0 0 58 101" draw:points="24,0 34,0 43,4 48,9 53,19 58,39 58,63 53,82 48,91 43,96 34,101 24,101 14,96 9,91 4,82 0,63 0,39 4,19 9,9 14,4">
          <text:p/>
        </draw:polygon>
        <draw:line draw:style-name="gr2" draw:text-style-name="P2" draw:layer="layout" svg:x1="14.892cm" svg:y1="20.023cm" svg:x2="14.892cm" svg:y2="19.956cm">
          <text:p/>
        </draw:line>
        <draw:polyline draw:style-name="gr2" draw:text-style-name="P2" draw:layer="layout" svg:width="0.043cm" svg:height="0.067cm" svg:x="14.892cm" svg:y="19.956cm" svg:viewBox="0 0 44 68" draw:points="0,10 5,5 14,0 28,0 38,5 44,15 44,68">
          <text:p/>
        </draw:polyline>
        <draw:polyline draw:style-name="gr2" draw:text-style-name="P2" draw:layer="layout" svg:width="0.043cm" svg:height="0.067cm" svg:x="14.935cm" svg:y="19.956cm" svg:viewBox="0 0 44 68" draw:points="0,15 4,5 14,0 28,0 38,5 44,15 44,68">
          <text:p/>
        </draw:polyline>
        <draw:line draw:style-name="gr2" draw:text-style-name="P2" draw:layer="layout" svg:x1="15.025cm" svg:y1="20.023cm" svg:x2="15.025cm" svg:y2="19.956cm">
          <text:p/>
        </draw:line>
        <draw:polyline draw:style-name="gr2" draw:text-style-name="P2" draw:layer="layout" svg:width="0.043cm" svg:height="0.067cm" svg:x="15.025cm" svg:y="19.956cm" svg:viewBox="0 0 44 68" draw:points="0,10 5,5 14,0 29,0 39,5 44,15 44,68">
          <text:p/>
        </draw:polyline>
        <draw:polyline draw:style-name="gr2" draw:text-style-name="P2" draw:layer="layout" svg:width="0.043cm" svg:height="0.067cm" svg:x="15.068cm" svg:y="19.956cm" svg:viewBox="0 0 44 68" draw:points="0,15 5,5 14,0 29,0 39,5 44,15 44,68">
          <text:p/>
        </draw:polyline>
        <draw:line draw:style-name="gr6" draw:text-style-name="P2" draw:layer="layout" svg:x1="14.505cm" svg:y1="20.558cm" svg:x2="13.95cm" svg:y2="20.558cm">
          <text:p/>
        </draw:line>
        <draw:polyline draw:style-name="gr6" draw:text-style-name="P2" draw:layer="layout" svg:width="0cm" svg:height="0cm" svg:x="14.009cm" svg:y="18.727cm" svg:viewBox="0 0 0 0" draw:points="0,0">
          <text:p/>
        </draw:polyline>
        <draw:line draw:style-name="gr6" draw:text-style-name="P2" draw:layer="layout" svg:x1="14.009cm" svg:y1="20.558cm" svg:x2="14.009cm" svg:y2="19.922cm">
          <text:p/>
        </draw:line>
        <draw:line draw:style-name="gr6" draw:text-style-name="P2" draw:layer="layout" svg:x1="14.009cm" svg:y1="18.835cm" svg:x2="14.009cm" svg:y2="18.727cm">
          <text:p/>
        </draw:line>
        <draw:line draw:style-name="gr6" draw:text-style-name="P2" draw:layer="layout" svg:x1="14.01cm" svg:y1="20.559cm" svg:x2="13.95cm" svg:y2="20.445cm">
          <text:p/>
        </draw:line>
        <draw:line draw:style-name="gr6" draw:text-style-name="P2" draw:layer="layout" svg:x1="14.009cm" svg:y1="20.559cm" svg:x2="14.069cm" svg:y2="20.445cm">
          <text:p/>
        </draw:line>
        <draw:line draw:style-name="gr6" draw:text-style-name="P2" draw:layer="layout" svg:x1="14.009cm" svg:y1="18.727cm" svg:x2="14.069cm" svg:y2="18.841cm">
          <text:p/>
        </draw:line>
        <draw:line draw:style-name="gr6" draw:text-style-name="P2" draw:layer="layout" svg:x1="14.01cm" svg:y1="18.727cm" svg:x2="13.95cm" svg:y2="18.841cm">
          <text:p/>
        </draw:line>
        <draw:line draw:style-name="gr2" draw:text-style-name="P2" draw:layer="layout" svg:x1="13.958cm" svg:y1="19.783cm" svg:x2="13.958cm" svg:y2="19.84cm">
          <text:p/>
        </draw:line>
        <draw:polyline draw:style-name="gr2" draw:text-style-name="P2" draw:layer="layout" svg:width="0.1cm" svg:height="0.028cm" svg:x="13.858cm" svg:y="19.812cm" svg:viewBox="0 0 101 29" draw:points="101,0 0,0 14,9 24,19 28,29">
          <text:p/>
        </draw:polyline>
        <draw:polyline draw:style-name="gr2" draw:text-style-name="P2" draw:layer="layout" svg:width="0.1cm" svg:height="0.057cm" svg:x="13.858cm" svg:y="19.688cm" svg:viewBox="0 0 101 58" draw:points="43,39 38,48 33,53 24,58 19,58 9,53 5,48 0,39 0,20 5,10 9,5 19,0 24,0 33,5 38,10 43,20 43,39 47,48 52,53 62,58 81,58 90,53 96,48 101,39 101,20 96,10 90,5 81,0 62,0 52,5 47,10 43,20">
          <text:p/>
        </draw:polyline>
        <draw:polyline draw:style-name="gr2" draw:text-style-name="P2" draw:layer="layout" svg:width="0.01cm" svg:height="0.01cm" svg:x="13.948cm" svg:y="19.64cm" svg:viewBox="0 0 11 11" draw:points="0,6 5,0 11,6 5,11 0,6 11,6">
          <text:p/>
        </draw:polyline>
        <draw:polyline draw:style-name="gr2" draw:text-style-name="P2" draw:layer="layout" svg:width="0.1cm" svg:height="0.062cm" svg:x="13.858cm" svg:y="19.545cm" svg:viewBox="0 0 101 63" draw:points="0,63 0,0 38,34 38,20 43,9 47,5 57,0 81,0 90,5 96,9 101,20 101,48 96,58 90,63">
          <text:p/>
        </draw:polyline>
        <draw:polygon draw:style-name="gr2" draw:text-style-name="P2" draw:layer="layout" svg:width="0.1cm" svg:height="0.057cm" svg:x="13.858cm" svg:y="19.45cm" svg:viewBox="0 0 101 58" draw:points="0,34 0,24 5,14 9,9 19,4 38,0 62,0 81,4 90,9 96,14 101,24 101,34 96,43 90,48 81,53 62,58 38,58 19,53 9,48 5,43">
          <text:p/>
        </draw:polygon>
        <draw:polyline draw:style-name="gr2" draw:text-style-name="P2" draw:layer="layout" svg:width="0.1cm" svg:height="0.058cm" svg:x="13.858cm" svg:y="19.354cm" svg:viewBox="0 0 101 59" draw:points="43,38 38,48 33,53 24,59 19,59 9,53 5,48 0,38 0,19 5,10 9,5 19,0 24,0 33,5 38,10 43,19 43,38 47,48 52,53 62,59 81,59 90,53 96,48 101,38 101,19 96,10 90,5 81,0 62,0 52,5 47,10 43,19">
          <text:p/>
        </draw:polyline>
        <draw:polygon draw:style-name="gr2" draw:text-style-name="P2" draw:layer="layout" svg:width="0.1cm" svg:height="0.057cm" svg:x="13.858cm" svg:y="19.259cm" svg:viewBox="0 0 101 58" draw:points="0,33 0,24 5,14 9,10 19,5 38,0 62,0 81,5 90,10 96,14 101,24 101,33 96,44 90,49 81,53 62,58 38,58 19,53 9,49 5,44">
          <text:p/>
        </draw:polygon>
        <draw:line draw:style-name="gr2" draw:text-style-name="P2" draw:layer="layout" svg:x1="13.958cm" svg:y1="19.14cm" svg:x2="13.891cm" svg:y2="19.14cm">
          <text:p/>
        </draw:line>
        <draw:polyline draw:style-name="gr2" draw:text-style-name="P2" draw:layer="layout" svg:width="0.067cm" svg:height="0.043cm" svg:x="13.891cm" svg:y="19.097cm" svg:viewBox="0 0 68 44" draw:points="11,44 6,39 0,29 0,14 6,5 15,0 68,0">
          <text:p/>
        </draw:polyline>
        <draw:polyline draw:style-name="gr2" draw:text-style-name="P2" draw:layer="layout" svg:width="0.067cm" svg:height="0.043cm" svg:x="13.891cm" svg:y="19.054cm" svg:viewBox="0 0 68 44" draw:points="15,44 6,39 0,29 0,15 6,5 15,0 68,0">
          <text:p/>
        </draw:polyline>
        <draw:line draw:style-name="gr2" draw:text-style-name="P2" draw:layer="layout" svg:x1="13.958cm" svg:y1="19.007cm" svg:x2="13.891cm" svg:y2="19.007cm">
          <text:p/>
        </draw:line>
        <draw:polyline draw:style-name="gr2" draw:text-style-name="P2" draw:layer="layout" svg:width="0.067cm" svg:height="0.043cm" svg:x="13.891cm" svg:y="18.964cm" svg:viewBox="0 0 68 44" draw:points="11,44 6,38 0,28 0,14 6,4 15,0 68,0">
          <text:p/>
        </draw:polyline>
        <draw:polyline draw:style-name="gr2" draw:text-style-name="P2" draw:layer="layout" svg:width="0.067cm" svg:height="0.043cm" svg:x="13.891cm" svg:y="18.921cm" svg:viewBox="0 0 68 44" draw:points="15,44 6,38 0,28 0,14 6,5 15,0 68,0">
          <text:p/>
        </draw:polyline>
        <draw:line draw:style-name="gr8" draw:text-style-name="P2" draw:layer="layout" svg:x1="9.876cm" svg:y1="16.967cm" svg:x2="11.126cm" svg:y2="16.967cm">
          <text:p/>
        </draw:line>
        <draw:line draw:style-name="gr8" draw:text-style-name="P2" draw:layer="layout" svg:x1="11.126cm" svg:y1="16.967cm" svg:x2="11.126cm" svg:y2="18.727cm">
          <text:p/>
        </draw:line>
        <draw:line draw:style-name="gr8" draw:text-style-name="P2" draw:layer="layout" svg:x1="11.126cm" svg:y1="18.727cm" svg:x2="9.876cm" svg:y2="18.727cm">
          <text:p/>
        </draw:line>
        <draw:line draw:style-name="gr8" draw:text-style-name="P2" draw:layer="layout" svg:x1="9.876cm" svg:y1="18.727cm" svg:x2="9.876cm" svg:y2="16.967cm">
          <text:p/>
        </draw:line>
        <draw:line draw:style-name="gr6" draw:text-style-name="P2" draw:layer="layout" svg:x1="6.975cm" svg:y1="12.8cm" svg:x2="4.972cm" svg:y2="12.8cm">
          <text:p/>
        </draw:line>
        <draw:line draw:style-name="gr6" draw:text-style-name="P2" draw:layer="layout" svg:x1="6.975cm" svg:y1="22.2cm" svg:x2="4.972cm" svg:y2="22.2cm">
          <text:p/>
        </draw:line>
        <draw:line draw:style-name="gr6" draw:text-style-name="P2" draw:layer="layout" svg:x1="5.031cm" svg:y1="12.8cm" svg:x2="5.031cm" svg:y2="22.2cm">
          <text:p/>
        </draw:line>
        <draw:line draw:style-name="gr6" draw:text-style-name="P2" draw:layer="layout" svg:x1="5.031cm" svg:y1="12.8cm" svg:x2="5.031cm" svg:y2="22.2cm">
          <text:p/>
        </draw:line>
        <draw:line draw:style-name="gr6" draw:text-style-name="P2" draw:layer="layout" svg:x1="5.031cm" svg:y1="12.8cm" svg:x2="5.091cm" svg:y2="12.914cm">
          <text:p/>
        </draw:line>
        <draw:line draw:style-name="gr6" draw:text-style-name="P2" draw:layer="layout" svg:x1="5.032cm" svg:y1="12.8cm" svg:x2="4.972cm" svg:y2="12.914cm">
          <text:p/>
        </draw:line>
        <draw:line draw:style-name="gr6" draw:text-style-name="P2" draw:layer="layout" svg:x1="5.032cm" svg:y1="22.201cm" svg:x2="4.972cm" svg:y2="22.088cm">
          <text:p/>
        </draw:line>
        <draw:line draw:style-name="gr6" draw:text-style-name="P2" draw:layer="layout" svg:x1="5.031cm" svg:y1="22.201cm" svg:x2="5.091cm" svg:y2="22.088cm">
          <text:p/>
        </draw:line>
        <draw:polyline draw:style-name="gr3" draw:text-style-name="P2" draw:layer="layout" svg:width="0.2cm" svg:height="0.115cm" svg:x="4.692cm" svg:y="18.309cm" svg:viewBox="0 0 201 116" draw:points="201,96 201,58 191,39 182,29 153,10 115,0 39,0 20,10 10,19 0,39 0,77 10,96 20,106 39,116 87,116 106,106 115,96 125,77 125,39 115,19 106,10 87,0">
          <text:p/>
        </draw:polyline>
        <draw:line draw:style-name="gr3" draw:text-style-name="P2" draw:layer="layout" svg:x1="4.759cm" svg:y1="18.138cm" svg:x2="4.892cm" svg:y2="18.138cm">
          <text:p/>
        </draw:line>
        <draw:polyline draw:style-name="gr3" draw:text-style-name="P2" draw:layer="layout" svg:width="0.143cm" svg:height="0.123cm" svg:x="4.682cm" svg:y="18.11cm" svg:viewBox="0 0 144 124" draw:points="0,77 144,124 144,0">
          <text:p/>
        </draw:polyline>
        <draw:polyline draw:style-name="gr3" draw:text-style-name="P2" draw:layer="layout" svg:width="0.019cm" svg:height="0.019cm" svg:x="4.873cm" svg:y="18.024cm" svg:viewBox="0 0 20 20" draw:points="0,10 10,0 20,10 10,20 0,10 20,10">
          <text:p/>
        </draw:polyline>
        <draw:polygon draw:style-name="gr3" draw:text-style-name="P2" draw:layer="layout" svg:width="0.2cm" svg:height="0.114cm" svg:x="4.692cm" svg:y="17.834cm" svg:viewBox="0 0 201 115" draw:points="0,67 0,48 10,29 20,20 39,10 77,0 125,0 163,10 182,20 191,29 201,48 201,67 191,87 182,96 163,106 125,115 77,115 39,106 20,96 10,87">
          <text:p/>
        </draw:polygon>
        <draw:polygon draw:style-name="gr3" draw:text-style-name="P2" draw:layer="layout" svg:width="0.2cm" svg:height="0.115cm" svg:x="4.692cm" svg:y="17.643cm" svg:viewBox="0 0 201 116" draw:points="0,67 0,48 10,29 20,19 39,10 77,0 125,0 163,10 182,19 191,29 201,48 201,67 191,87 182,96 163,106 125,116 77,116 39,106 20,96 10,87">
          <text:p/>
        </draw:polygon>
        <draw:polygon draw:style-name="gr3" draw:text-style-name="P2" draw:layer="layout" svg:width="0.2cm" svg:height="0.114cm" svg:x="4.692cm" svg:y="17.453cm" svg:viewBox="0 0 201 115" draw:points="0,67 0,48 10,28 20,19 39,9 77,0 125,0 163,9 182,19 191,28 201,48 201,67 191,86 182,96 163,105 125,115 77,115 39,105 20,96 10,86">
          <text:p/>
        </draw:polygon>
        <draw:polygon draw:style-name="gr3" draw:text-style-name="P2" draw:layer="layout" svg:width="0.2cm" svg:height="0.115cm" svg:x="4.692cm" svg:y="17.262cm" svg:viewBox="0 0 201 116" draw:points="0,68 0,49 10,30 20,20 39,11 77,0 125,0 163,11 182,20 191,30 201,49 201,68 191,87 182,97 163,106 125,116 77,116 39,106 20,97 10,87">
          <text:p/>
        </draw:polygon>
        <draw:line draw:style-name="gr3" draw:text-style-name="P2" draw:layer="layout" svg:x1="4.892cm" svg:y1="17.024cm" svg:x2="4.759cm" svg:y2="17.024cm">
          <text:p/>
        </draw:line>
        <draw:polyline draw:style-name="gr3" draw:text-style-name="P2" draw:layer="layout" svg:width="0.133cm" svg:height="0.086cm" svg:x="4.759cm" svg:y="16.938cm" svg:viewBox="0 0 134 87" draw:points="19,87 9,78 0,59 0,30 9,10 28,0 134,0">
          <text:p/>
        </draw:polyline>
        <draw:polyline draw:style-name="gr3" draw:text-style-name="P2" draw:layer="layout" svg:width="0.133cm" svg:height="0.085cm" svg:x="4.759cm" svg:y="16.853cm" svg:viewBox="0 0 134 86" draw:points="28,86 9,77 0,58 0,29 9,9 28,0 134,0">
          <text:p/>
        </draw:polyline>
        <draw:line draw:style-name="gr3" draw:text-style-name="P2" draw:layer="layout" svg:x1="4.892cm" svg:y1="16.757cm" svg:x2="4.759cm" svg:y2="16.757cm">
          <text:p/>
        </draw:line>
        <draw:polyline draw:style-name="gr3" draw:text-style-name="P2" draw:layer="layout" svg:width="0.133cm" svg:height="0.085cm" svg:x="4.759cm" svg:y="16.672cm" svg:viewBox="0 0 134 86" draw:points="19,86 9,77 0,58 0,28 9,9 28,0 134,0">
          <text:p/>
        </draw:polyline>
        <draw:polyline draw:style-name="gr3" draw:text-style-name="P2" draw:layer="layout" svg:width="0.133cm" svg:height="0.086cm" svg:x="4.759cm" svg:y="16.586cm" svg:viewBox="0 0 134 87" draw:points="28,87 9,77 0,58 0,29 9,10 28,0 134,0">
          <text:p/>
        </draw:polyline>
        <draw:line draw:style-name="gr6" draw:text-style-name="P2" draw:layer="layout" svg:x1="5.912cm" svg:y1="12.795cm" svg:x2="5.921cm" svg:y2="12.795cm">
          <text:p/>
        </draw:line>
        <draw:line draw:style-name="gr6" draw:text-style-name="P2" draw:layer="layout" svg:x1="5.912cm" svg:y1="15.995cm" svg:x2="5.921cm" svg:y2="15.995cm">
          <text:p/>
        </draw:line>
        <draw:line draw:style-name="gr6" draw:text-style-name="P2" draw:layer="layout" svg:x1="5.862cm" svg:y1="12.795cm" svg:x2="5.862cm" svg:y2="15.995cm">
          <text:p/>
        </draw:line>
        <draw:line draw:style-name="gr6" draw:text-style-name="P2" draw:layer="layout" svg:x1="5.862cm" svg:y1="12.795cm" svg:x2="5.862cm" svg:y2="15.995cm">
          <text:p/>
        </draw:line>
        <draw:line draw:style-name="gr6" draw:text-style-name="P2" draw:layer="layout" svg:x1="5.862cm" svg:y1="12.795cm" svg:x2="5.922cm" svg:y2="12.909cm">
          <text:p/>
        </draw:line>
        <draw:line draw:style-name="gr6" draw:text-style-name="P2" draw:layer="layout" svg:x1="5.863cm" svg:y1="12.795cm" svg:x2="5.803cm" svg:y2="12.909cm">
          <text:p/>
        </draw:line>
        <draw:line draw:style-name="gr6" draw:text-style-name="P2" draw:layer="layout" svg:x1="5.863cm" svg:y1="15.996cm" svg:x2="5.803cm" svg:y2="15.883cm">
          <text:p/>
        </draw:line>
        <draw:line draw:style-name="gr6" draw:text-style-name="P2" draw:layer="layout" svg:x1="5.862cm" svg:y1="15.996cm" svg:x2="5.922cm" svg:y2="15.883cm">
          <text:p/>
        </draw:line>
        <draw:polyline draw:style-name="gr3" draw:text-style-name="P2" draw:layer="layout" svg:width="0.2cm" svg:height="0.124cm" svg:x="5.533cm" svg:y="15.205cm" svg:viewBox="0 0 201 125" draw:points="0,125 0,0 76,66 76,38 85,19 95,9 114,0 163,0 182,9 191,19 201,38 201,95 191,115 182,125">
          <text:p/>
        </draw:polyline>
        <draw:polyline draw:style-name="gr3" draw:text-style-name="P2" draw:layer="layout" svg:width="0.2cm" svg:height="0.124cm" svg:x="5.533cm" svg:y="15.014cm" svg:viewBox="0 0 201 125" draw:points="19,116 9,106 0,87 0,38 9,19 19,10 38,0 57,0 85,10 201,125 201,0">
          <text:p/>
        </draw:polyline>
        <draw:polyline draw:style-name="gr3" draw:text-style-name="P2" draw:layer="layout" svg:width="0.019cm" svg:height="0.019cm" svg:x="5.714cm" svg:y="14.919cm" svg:viewBox="0 0 20 20" draw:points="0,11 9,0 20,11 9,20 0,11 20,11">
          <text:p/>
        </draw:polyline>
        <draw:polygon draw:style-name="gr3" draw:text-style-name="P2" draw:layer="layout" svg:width="0.2cm" svg:height="0.114cm" svg:x="5.533cm" svg:y="14.729cm" svg:viewBox="0 0 201 115" draw:points="0,67 0,48 9,28 19,19 38,9 76,0 124,0 163,9 182,19 191,28 201,48 201,67 191,86 182,96 163,105 124,115 76,115 38,105 19,96 9,86">
          <text:p/>
        </draw:polygon>
        <draw:polygon draw:style-name="gr3" draw:text-style-name="P2" draw:layer="layout" svg:width="0.2cm" svg:height="0.114cm" svg:x="5.533cm" svg:y="14.538cm" svg:viewBox="0 0 201 115" draw:points="0,67 0,48 9,29 19,19 38,10 76,0 124,0 163,10 182,19 191,29 201,48 201,67 191,86 182,95 163,105 124,115 76,115 38,105 19,95 9,86">
          <text:p/>
        </draw:polygon>
        <draw:polygon draw:style-name="gr3" draw:text-style-name="P2" draw:layer="layout" svg:width="0.2cm" svg:height="0.114cm" svg:x="5.533cm" svg:y="14.348cm" svg:viewBox="0 0 201 115" draw:points="0,66 0,47 9,28 19,19 38,9 76,0 124,0 163,9 182,19 191,28 201,47 201,66 191,86 182,96 163,105 124,115 76,115 38,105 19,96 9,86">
          <text:p/>
        </draw:polygon>
        <draw:polygon draw:style-name="gr3" draw:text-style-name="P2" draw:layer="layout" svg:width="0.2cm" svg:height="0.114cm" svg:x="5.533cm" svg:y="14.157cm" svg:viewBox="0 0 201 115" draw:points="0,68 0,49 9,29 19,19 38,10 76,0 124,0 163,10 182,19 191,29 201,49 201,68 191,87 182,96 163,106 124,115 76,115 38,106 19,96 9,87">
          <text:p/>
        </draw:polygon>
        <draw:line draw:style-name="gr3" draw:text-style-name="P2" draw:layer="layout" svg:x1="5.733cm" svg:y1="13.919cm" svg:x2="5.599cm" svg:y2="13.919cm">
          <text:p/>
        </draw:line>
        <draw:polyline draw:style-name="gr3" draw:text-style-name="P2" draw:layer="layout" svg:width="0.134cm" svg:height="0.086cm" svg:x="5.599cm" svg:y="13.833cm" svg:viewBox="0 0 135 87" draw:points="19,87 10,77 0,57 0,29 10,10 29,0 135,0">
          <text:p/>
        </draw:polyline>
        <draw:polyline draw:style-name="gr3" draw:text-style-name="P2" draw:layer="layout" svg:width="0.134cm" svg:height="0.086cm" svg:x="5.599cm" svg:y="13.747cm" svg:viewBox="0 0 135 87" draw:points="29,87 10,78 0,58 0,29 10,10 29,0 135,0">
          <text:p/>
        </draw:polyline>
        <draw:line draw:style-name="gr3" draw:text-style-name="P2" draw:layer="layout" svg:x1="5.733cm" svg:y1="13.652cm" svg:x2="5.599cm" svg:y2="13.652cm">
          <text:p/>
        </draw:line>
        <draw:polyline draw:style-name="gr3" draw:text-style-name="P2" draw:layer="layout" svg:width="0.134cm" svg:height="0.085cm" svg:x="5.599cm" svg:y="13.567cm" svg:viewBox="0 0 135 86" draw:points="19,86 10,77 0,57 0,28 10,9 29,0 135,0">
          <text:p/>
        </draw:polyline>
        <draw:polyline draw:style-name="gr3" draw:text-style-name="P2" draw:layer="layout" svg:width="0.134cm" svg:height="0.086cm" svg:x="5.599cm" svg:y="13.481cm" svg:viewBox="0 0 135 87" draw:points="29,87 10,76 0,57 0,28 10,9 29,0 135,0">
          <text:p/>
        </draw:polyline>
        <draw:line draw:style-name="gr6" draw:text-style-name="P2" draw:layer="layout" svg:x1="9.825cm" svg:y1="13.767cm" svg:x2="9.183cm" svg:y2="13.767cm">
          <text:p/>
        </draw:line>
        <draw:line draw:style-name="gr6" draw:text-style-name="P2" draw:layer="layout" svg:x1="9.825cm" svg:y1="15.527cm" svg:x2="9.183cm" svg:y2="15.527cm">
          <text:p/>
        </draw:line>
        <draw:line draw:style-name="gr6" draw:text-style-name="P2" draw:layer="layout" svg:x1="9.242cm" svg:y1="13.767cm" svg:x2="9.242cm" svg:y2="15.527cm">
          <text:p/>
        </draw:line>
        <draw:line draw:style-name="gr6" draw:text-style-name="P2" draw:layer="layout" svg:x1="9.242cm" svg:y1="13.767cm" svg:x2="9.242cm" svg:y2="15.527cm">
          <text:p/>
        </draw:line>
        <draw:line draw:style-name="gr6" draw:text-style-name="P2" draw:layer="layout" svg:x1="9.242cm" svg:y1="13.767cm" svg:x2="9.301cm" svg:y2="13.88cm">
          <text:p/>
        </draw:line>
        <draw:line draw:style-name="gr6" draw:text-style-name="P2" draw:layer="layout" svg:x1="9.243cm" svg:y1="13.767cm" svg:x2="9.183cm" svg:y2="13.88cm">
          <text:p/>
        </draw:line>
        <draw:line draw:style-name="gr6" draw:text-style-name="P2" draw:layer="layout" svg:x1="9.243cm" svg:y1="15.528cm" svg:x2="9.183cm" svg:y2="15.414cm">
          <text:p/>
        </draw:line>
        <draw:line draw:style-name="gr6" draw:text-style-name="P2" draw:layer="layout" svg:x1="9.242cm" svg:y1="15.528cm" svg:x2="9.301cm" svg:y2="15.414cm">
          <text:p/>
        </draw:line>
        <draw:line draw:style-name="gr2" draw:text-style-name="P2" draw:layer="layout" svg:x1="9.172cm" svg:y1="15.051cm" svg:x2="9.172cm" svg:y2="15.108cm">
          <text:p/>
        </draw:line>
        <draw:polyline draw:style-name="gr2" draw:text-style-name="P2" draw:layer="layout" svg:width="0.1cm" svg:height="0.028cm" svg:x="9.072cm" svg:y="15.08cm" svg:viewBox="0 0 101 29" draw:points="101,0 0,0 14,9 24,19 29,29">
          <text:p/>
        </draw:polyline>
        <draw:polyline draw:style-name="gr2" draw:text-style-name="P2" draw:layer="layout" svg:width="0.1cm" svg:height="0.067cm" svg:x="9.072cm" svg:y="14.951cm" svg:viewBox="0 0 101 68" draw:points="0,68 0,0 101,43">
          <text:p/>
        </draw:polyline>
        <draw:polyline draw:style-name="gr2" draw:text-style-name="P2" draw:layer="layout" svg:width="0.01cm" svg:height="0.011cm" svg:x="9.162cm" svg:y="14.908cm" svg:viewBox="0 0 11 12" draw:points="0,6 6,0 11,6 6,12 0,6 11,6">
          <text:p/>
        </draw:polyline>
        <draw:polyline draw:style-name="gr2" draw:text-style-name="P2" draw:layer="layout" svg:width="0.1cm" svg:height="0.057cm" svg:x="9.072cm" svg:y="14.813cm" svg:viewBox="0 0 101 58" draw:points="0,10 0,29 5,39 10,44 24,53 43,58 82,58 91,53 96,49 101,39 101,19 96,10 91,5 82,0 57,0 48,5 43,10 38,19 38,39 43,49 48,53 57,58">
          <text:p/>
        </draw:polyline>
        <draw:polygon draw:style-name="gr2" draw:text-style-name="P2" draw:layer="layout" svg:width="0.1cm" svg:height="0.057cm" svg:x="9.072cm" svg:y="14.718cm" svg:viewBox="0 0 101 58" draw:points="0,34 0,25 5,14 10,9 19,4 38,0 62,0 82,4 91,9 96,14 101,25 101,34 96,44 91,48 82,53 62,58 38,58 19,53 10,48 5,44">
          <text:p/>
        </draw:polygon>
        <draw:polygon draw:style-name="gr2" draw:text-style-name="P2" draw:layer="layout" svg:width="0.1cm" svg:height="0.057cm" svg:x="9.072cm" svg:y="14.623cm" svg:viewBox="0 0 101 58" draw:points="0,33 0,23 5,14 10,9 19,4 38,0 62,0 82,4 91,9 96,14 101,23 101,33 96,42 91,47 82,52 62,58 38,58 19,52 10,47 5,42">
          <text:p/>
        </draw:polygon>
        <draw:polygon draw:style-name="gr2" draw:text-style-name="P2" draw:layer="layout" svg:width="0.1cm" svg:height="0.057cm" svg:x="9.072cm" svg:y="14.527cm" svg:viewBox="0 0 101 58" draw:points="0,34 0,24 5,15 10,10 19,5 38,0 62,0 82,5 91,10 96,15 101,24 101,34 96,44 91,49 82,54 62,58 38,58 19,54 10,49 5,44">
          <text:p/>
        </draw:polygon>
        <draw:line draw:style-name="gr2" draw:text-style-name="P2" draw:layer="layout" svg:x1="9.172cm" svg:y1="14.408cm" svg:x2="9.105cm" svg:y2="14.408cm">
          <text:p/>
        </draw:line>
        <draw:polyline draw:style-name="gr2" draw:text-style-name="P2" draw:layer="layout" svg:width="0.067cm" svg:height="0.043cm" svg:x="9.105cm" svg:y="14.365cm" svg:viewBox="0 0 68 44" draw:points="10,44 5,39 0,30 0,15 5,5 15,0 68,0">
          <text:p/>
        </draw:polyline>
        <draw:polyline draw:style-name="gr2" draw:text-style-name="P2" draw:layer="layout" svg:width="0.067cm" svg:height="0.043cm" svg:x="9.105cm" svg:y="14.322cm" svg:viewBox="0 0 68 44" draw:points="15,44 5,40 0,30 0,15 5,5 15,0 68,0">
          <text:p/>
        </draw:polyline>
        <draw:line draw:style-name="gr2" draw:text-style-name="P2" draw:layer="layout" svg:x1="9.172cm" svg:y1="14.275cm" svg:x2="9.105cm" svg:y2="14.275cm">
          <text:p/>
        </draw:line>
        <draw:polyline draw:style-name="gr2" draw:text-style-name="P2" draw:layer="layout" svg:width="0.067cm" svg:height="0.043cm" svg:x="9.105cm" svg:y="14.232cm" svg:viewBox="0 0 68 44" draw:points="10,44 5,40 0,30 0,15 5,5 15,0 68,0">
          <text:p/>
        </draw:polyline>
        <draw:polyline draw:style-name="gr2" draw:text-style-name="P2" draw:layer="layout" svg:width="0.067cm" svg:height="0.042cm" svg:x="9.105cm" svg:y="14.19cm" svg:viewBox="0 0 68 43" draw:points="15,43 5,39 0,29 0,14 5,4 15,0 68,0">
          <text:p/>
        </draw:polyline>
        <draw:line draw:style-name="gr6" draw:text-style-name="P2" draw:layer="layout" svg:x1="9.825cm" svg:y1="15.527cm" svg:x2="9.183cm" svg:y2="15.527cm">
          <text:p/>
        </draw:line>
        <draw:line draw:style-name="gr6" draw:text-style-name="P2" draw:layer="layout" svg:x1="9.825cm" svg:y1="16.967cm" svg:x2="9.183cm" svg:y2="16.967cm">
          <text:p/>
        </draw:line>
        <draw:line draw:style-name="gr6" draw:text-style-name="P2" draw:layer="layout" svg:x1="9.242cm" svg:y1="15.527cm" svg:x2="9.242cm" svg:y2="16.967cm">
          <text:p/>
        </draw:line>
        <draw:line draw:style-name="gr6" draw:text-style-name="P2" draw:layer="layout" svg:x1="9.242cm" svg:y1="15.527cm" svg:x2="9.242cm" svg:y2="16.967cm">
          <text:p/>
        </draw:line>
        <draw:line draw:style-name="gr6" draw:text-style-name="P2" draw:layer="layout" svg:x1="9.242cm" svg:y1="15.527cm" svg:x2="9.301cm" svg:y2="15.64cm">
          <text:p/>
        </draw:line>
        <draw:line draw:style-name="gr6" draw:text-style-name="P2" draw:layer="layout" svg:x1="9.243cm" svg:y1="15.527cm" svg:x2="9.183cm" svg:y2="15.64cm">
          <text:p/>
        </draw:line>
        <draw:line draw:style-name="gr6" draw:text-style-name="P2" draw:layer="layout" svg:x1="9.243cm" svg:y1="16.968cm" svg:x2="9.183cm" svg:y2="16.855cm">
          <text:p/>
        </draw:line>
        <draw:line draw:style-name="gr6" draw:text-style-name="P2" draw:layer="layout" svg:x1="9.242cm" svg:y1="16.968cm" svg:x2="9.301cm" svg:y2="16.855cm">
          <text:p/>
        </draw:line>
        <draw:line draw:style-name="gr2" draw:text-style-name="P2" draw:layer="layout" svg:x1="9.172cm" svg:y1="16.651cm" svg:x2="9.172cm" svg:y2="16.709cm">
          <text:p/>
        </draw:line>
        <draw:polyline draw:style-name="gr2" draw:text-style-name="P2" draw:layer="layout" svg:width="0.1cm" svg:height="0.029cm" svg:x="9.072cm" svg:y="16.68cm" svg:viewBox="0 0 101 30" draw:points="101,0 0,0 14,9 24,19 29,30">
          <text:p/>
        </draw:polyline>
        <draw:line draw:style-name="gr2" draw:text-style-name="P2" draw:layer="layout" svg:x1="9.105cm" svg:y1="16.566cm" svg:x2="9.172cm" svg:y2="16.566cm">
          <text:p/>
        </draw:line>
        <draw:polyline draw:style-name="gr2" draw:text-style-name="P2" draw:layer="layout" svg:width="0.072cm" svg:height="0.062cm" svg:x="9.067cm" svg:y="16.551cm" svg:viewBox="0 0 73 63" draw:points="0,39 73,63 73,0">
          <text:p/>
        </draw:polyline>
        <draw:polyline draw:style-name="gr2" draw:text-style-name="P2" draw:layer="layout" svg:width="0.01cm" svg:height="0.01cm" svg:x="9.162cm" svg:y="16.508cm" svg:viewBox="0 0 11 11" draw:points="0,6 6,0 11,6 6,11 0,6 11,6">
          <text:p/>
        </draw:polyline>
        <draw:line draw:style-name="gr2" draw:text-style-name="P2" draw:layer="layout" svg:x1="9.105cm" svg:y1="16.423cm" svg:x2="9.172cm" svg:y2="16.423cm">
          <text:p/>
        </draw:line>
        <draw:polyline draw:style-name="gr2" draw:text-style-name="P2" draw:layer="layout" svg:width="0.072cm" svg:height="0.062cm" svg:x="9.067cm" svg:y="16.408cm" svg:viewBox="0 0 73 63" draw:points="0,40 73,63 73,0">
          <text:p/>
        </draw:polyline>
        <draw:polygon draw:style-name="gr2" draw:text-style-name="P2" draw:layer="layout" svg:width="0.1cm" svg:height="0.057cm" svg:x="9.072cm" svg:y="16.318cm" svg:viewBox="0 0 101 58" draw:points="0,34 0,25 5,15 10,9 19,5 38,0 62,0 82,5 91,9 96,15 101,25 101,34 96,44 91,49 82,53 62,58 38,58 19,53 10,49 5,44">
          <text:p/>
        </draw:polygon>
        <draw:line draw:style-name="gr2" draw:text-style-name="P2" draw:layer="layout" svg:x1="9.105cm" svg:y1="16.232cm" svg:x2="9.172cm" svg:y2="16.232cm">
          <text:p/>
        </draw:line>
        <draw:polyline draw:style-name="gr2" draw:text-style-name="P2" draw:layer="layout" svg:width="0.072cm" svg:height="0.062cm" svg:x="9.067cm" svg:y="16.218cm" svg:viewBox="0 0 73 63" draw:points="0,38 73,63 73,0">
          <text:p/>
        </draw:polyline>
        <draw:polygon draw:style-name="gr2" draw:text-style-name="P2" draw:layer="layout" svg:width="0.1cm" svg:height="0.057cm" svg:x="9.072cm" svg:y="16.128cm" svg:viewBox="0 0 101 58" draw:points="0,34 0,23 5,14 10,9 19,4 38,0 62,0 82,4 91,9 96,14 101,23 101,34 96,43 91,48 82,53 62,58 38,58 19,53 10,48 5,43">
          <text:p/>
        </draw:polygon>
        <draw:line draw:style-name="gr2" draw:text-style-name="P2" draw:layer="layout" svg:x1="9.172cm" svg:y1="16.008cm" svg:x2="9.105cm" svg:y2="16.008cm">
          <text:p/>
        </draw:line>
        <draw:polyline draw:style-name="gr2" draw:text-style-name="P2" draw:layer="layout" svg:width="0.067cm" svg:height="0.043cm" svg:x="9.105cm" svg:y="15.965cm" svg:viewBox="0 0 68 44" draw:points="10,44 5,40 0,30 0,16 5,5 15,0 68,0">
          <text:p/>
        </draw:polyline>
        <draw:polyline draw:style-name="gr2" draw:text-style-name="P2" draw:layer="layout" svg:width="0.067cm" svg:height="0.042cm" svg:x="9.105cm" svg:y="15.923cm" svg:viewBox="0 0 68 43" draw:points="15,43 5,39 0,29 0,14 5,4 15,0 68,0">
          <text:p/>
        </draw:polyline>
        <draw:line draw:style-name="gr2" draw:text-style-name="P2" draw:layer="layout" svg:x1="9.172cm" svg:y1="15.876cm" svg:x2="9.105cm" svg:y2="15.876cm">
          <text:p/>
        </draw:line>
        <draw:polyline draw:style-name="gr2" draw:text-style-name="P2" draw:layer="layout" svg:width="0.067cm" svg:height="0.043cm" svg:x="9.105cm" svg:y="15.833cm" svg:viewBox="0 0 68 44" draw:points="10,44 5,39 0,29 0,14 5,4 15,0 68,0">
          <text:p/>
        </draw:polyline>
        <draw:polyline draw:style-name="gr2" draw:text-style-name="P2" draw:layer="layout" svg:width="0.067cm" svg:height="0.043cm" svg:x="9.105cm" svg:y="15.79cm" svg:viewBox="0 0 68 44" draw:points="15,44 5,39 0,29 0,14 5,5 15,0 68,0">
          <text:p/>
        </draw:polyline>
        <draw:line draw:style-name="gr6" draw:text-style-name="P2" draw:layer="layout" svg:x1="9.825cm" svg:y1="18.727cm" svg:x2="9.192cm" svg:y2="18.727cm">
          <text:p/>
        </draw:line>
        <draw:line draw:style-name="gr6" draw:text-style-name="P2" draw:layer="layout" svg:x1="9.192cm" svg:y1="20.558cm" svg:x2="9.8cm" svg:y2="20.558cm">
          <text:p/>
        </draw:line>
        <draw:line draw:style-name="gr6" draw:text-style-name="P2" draw:layer="layout" svg:x1="9.251cm" svg:y1="18.727cm" svg:x2="9.251cm" svg:y2="20.558cm">
          <text:p/>
        </draw:line>
        <draw:line draw:style-name="gr6" draw:text-style-name="P2" draw:layer="layout" svg:x1="9.251cm" svg:y1="18.727cm" svg:x2="9.251cm" svg:y2="20.558cm">
          <text:p/>
        </draw:line>
        <draw:line draw:style-name="gr6" draw:text-style-name="P2" draw:layer="layout" svg:x1="9.251cm" svg:y1="18.727cm" svg:x2="9.31cm" svg:y2="18.841cm">
          <text:p/>
        </draw:line>
        <draw:line draw:style-name="gr6" draw:text-style-name="P2" draw:layer="layout" svg:x1="9.253cm" svg:y1="18.727cm" svg:x2="9.192cm" svg:y2="18.841cm">
          <text:p/>
        </draw:line>
        <draw:line draw:style-name="gr6" draw:text-style-name="P2" draw:layer="layout" svg:x1="9.253cm" svg:y1="20.559cm" svg:x2="9.192cm" svg:y2="20.445cm">
          <text:p/>
        </draw:line>
        <draw:line draw:style-name="gr6" draw:text-style-name="P2" draw:layer="layout" svg:x1="9.251cm" svg:y1="20.559cm" svg:x2="9.31cm" svg:y2="20.445cm">
          <text:p/>
        </draw:line>
        <draw:line draw:style-name="gr2" draw:text-style-name="P2" draw:layer="layout" svg:x1="9.181cm" svg:y1="20.047cm" svg:x2="9.181cm" svg:y2="20.104cm">
          <text:p/>
        </draw:line>
        <draw:polyline draw:style-name="gr2" draw:text-style-name="P2" draw:layer="layout" svg:width="0.1cm" svg:height="0.028cm" svg:x="9.081cm" svg:y="20.076cm" svg:viewBox="0 0 101 29" draw:points="101,0 0,0 14,9 24,20 29,29">
          <text:p/>
        </draw:polyline>
        <draw:polyline draw:style-name="gr2" draw:text-style-name="P2" draw:layer="layout" svg:width="0.1cm" svg:height="0.057cm" svg:x="9.081cm" svg:y="19.952cm" svg:viewBox="0 0 101 58" draw:points="43,39 38,48 33,53 24,58 19,58 10,53 5,48 0,39 0,19 5,9 10,5 19,0 24,0 33,5 38,9 43,19 43,39 48,48 52,53 62,58 82,58 92,53 96,48 101,39 101,19 96,9 92,5 82,0 62,0 52,5 48,9 43,19">
          <text:p/>
        </draw:polyline>
        <draw:polyline draw:style-name="gr2" draw:text-style-name="P2" draw:layer="layout" svg:width="0.009cm" svg:height="0.01cm" svg:x="9.172cm" svg:y="19.904cm" svg:viewBox="0 0 10 11" draw:points="0,5 5,0 10,5 5,11 0,5 10,5">
          <text:p/>
        </draw:polyline>
        <draw:polyline draw:style-name="gr2" draw:text-style-name="P2" draw:layer="layout" svg:width="0.1cm" svg:height="0.062cm" svg:x="9.081cm" svg:y="19.809cm" svg:viewBox="0 0 101 63" draw:points="0,63 0,0 38,33 38,19 43,9 48,5 57,0 82,0 92,5 96,9 101,19 101,47 96,57 92,63">
          <text:p/>
        </draw:polyline>
        <draw:polygon draw:style-name="gr2" draw:text-style-name="P2" draw:layer="layout" svg:width="0.1cm" svg:height="0.057cm" svg:x="9.081cm" svg:y="19.714cm" svg:viewBox="0 0 101 58" draw:points="0,33 0,23 5,14 10,9 19,4 38,0 62,0 82,4 92,9 96,14 101,23 101,33 96,43 92,48 82,53 62,58 38,58 19,53 10,48 5,43">
          <text:p/>
        </draw:polygon>
        <draw:polyline draw:style-name="gr2" draw:text-style-name="P2" draw:layer="layout" svg:width="0.1cm" svg:height="0.058cm" svg:x="9.081cm" svg:y="19.618cm" svg:viewBox="0 0 101 59" draw:points="43,39 38,49 33,54 24,59 19,59 10,54 5,49 0,39 0,20 5,10 10,5 19,0 24,0 33,5 38,10 43,20 43,39 48,49 52,54 62,59 82,59 92,54 96,49 101,39 101,20 96,10 92,5 82,0 62,0 52,5 48,10 43,20">
          <text:p/>
        </draw:polyline>
        <draw:polygon draw:style-name="gr2" draw:text-style-name="P2" draw:layer="layout" svg:width="0.1cm" svg:height="0.057cm" svg:x="9.081cm" svg:y="19.523cm" svg:viewBox="0 0 101 58" draw:points="0,33 0,24 5,14 10,10 19,5 38,0 62,0 82,5 92,10 96,14 101,24 101,33 96,43 92,48 82,52 62,58 38,58 19,52 10,48 5,43">
          <text:p/>
        </draw:polygon>
        <draw:line draw:style-name="gr2" draw:text-style-name="P2" draw:layer="layout" svg:x1="9.181cm" svg:y1="19.404cm" svg:x2="9.114cm" svg:y2="19.404cm">
          <text:p/>
        </draw:line>
        <draw:polyline draw:style-name="gr2" draw:text-style-name="P2" draw:layer="layout" svg:width="0.067cm" svg:height="0.043cm" svg:x="9.114cm" svg:y="19.361cm" svg:viewBox="0 0 68 44" draw:points="10,44 5,39 0,30 0,14 5,5 15,0 68,0">
          <text:p/>
        </draw:polyline>
        <draw:polyline draw:style-name="gr2" draw:text-style-name="P2" draw:layer="layout" svg:width="0.067cm" svg:height="0.043cm" svg:x="9.114cm" svg:y="19.318cm" svg:viewBox="0 0 68 44" draw:points="15,44 5,39 0,30 0,15 5,5 15,0 68,0">
          <text:p/>
        </draw:polyline>
        <draw:line draw:style-name="gr2" draw:text-style-name="P2" draw:layer="layout" svg:x1="9.181cm" svg:y1="19.271cm" svg:x2="9.114cm" svg:y2="19.271cm">
          <text:p/>
        </draw:line>
        <draw:polyline draw:style-name="gr2" draw:text-style-name="P2" draw:layer="layout" svg:width="0.067cm" svg:height="0.043cm" svg:x="9.114cm" svg:y="19.228cm" svg:viewBox="0 0 68 44" draw:points="10,44 5,39 0,28 0,14 5,5 15,0 68,0">
          <text:p/>
        </draw:polyline>
        <draw:polyline draw:style-name="gr2" draw:text-style-name="P2" draw:layer="layout" svg:width="0.067cm" svg:height="0.043cm" svg:x="9.114cm" svg:y="19.185cm" svg:viewBox="0 0 68 44" draw:points="15,44 5,39 0,28 0,14 5,5 15,0 68,0">
          <text:p/>
        </draw:polyline>
        <draw:line draw:style-name="gr6" draw:text-style-name="P2" draw:layer="layout" svg:x1="9.8cm" svg:y1="20.558cm" svg:x2="6.966cm" svg:y2="20.558cm">
          <text:p/>
        </draw:line>
        <draw:line draw:style-name="gr6" draw:text-style-name="P2" draw:layer="layout" svg:x1="9.8cm" svg:y1="22.2cm" svg:x2="6.966cm" svg:y2="22.2cm">
          <text:p/>
        </draw:line>
        <draw:line draw:style-name="gr6" draw:text-style-name="P2" draw:layer="layout" svg:x1="7.025cm" svg:y1="20.558cm" svg:x2="7.025cm" svg:y2="22.2cm">
          <text:p/>
        </draw:line>
        <draw:line draw:style-name="gr6" draw:text-style-name="P2" draw:layer="layout" svg:x1="7.025cm" svg:y1="20.558cm" svg:x2="7.025cm" svg:y2="22.2cm">
          <text:p/>
        </draw:line>
        <draw:line draw:style-name="gr6" draw:text-style-name="P2" draw:layer="layout" svg:x1="7.025cm" svg:y1="20.558cm" svg:x2="7.085cm" svg:y2="20.672cm">
          <text:p/>
        </draw:line>
        <draw:line draw:style-name="gr6" draw:text-style-name="P2" draw:layer="layout" svg:x1="7.026cm" svg:y1="20.558cm" svg:x2="6.966cm" svg:y2="20.672cm">
          <text:p/>
        </draw:line>
        <draw:line draw:style-name="gr6" draw:text-style-name="P2" draw:layer="layout" svg:x1="7.026cm" svg:y1="22.201cm" svg:x2="6.966cm" svg:y2="22.088cm">
          <text:p/>
        </draw:line>
        <draw:line draw:style-name="gr6" draw:text-style-name="P2" draw:layer="layout" svg:x1="7.025cm" svg:y1="22.201cm" svg:x2="7.085cm" svg:y2="22.088cm">
          <text:p/>
        </draw:line>
        <draw:line draw:style-name="gr3" draw:text-style-name="P2" draw:layer="layout" svg:x1="6.886cm" svg:y1="21.379cm" svg:x2="6.886cm" svg:y2="21.493cm">
          <text:p/>
        </draw:line>
        <draw:polyline draw:style-name="gr3" draw:text-style-name="P2" draw:layer="layout" svg:width="0.2cm" svg:height="0.057cm" svg:x="6.686cm" svg:y="21.436cm" svg:viewBox="0 0 201 58" draw:points="201,0 0,0 29,19 48,39 58,58">
          <text:p/>
        </draw:polyline>
        <draw:polyline draw:style-name="gr3" draw:text-style-name="P2" draw:layer="layout" svg:width="0.2cm" svg:height="0.114cm" svg:x="6.686cm" svg:y="21.189cm" svg:viewBox="0 0 201 115" draw:points="0,19 0,57 9,77 20,86 48,105 86,115 163,115 182,105 191,96 201,77 201,38 191,19 182,9 163,0 115,0 96,9 86,19 77,38 77,77 86,96 96,105 115,115">
          <text:p/>
        </draw:polyline>
        <draw:polyline draw:style-name="gr3" draw:text-style-name="P2" draw:layer="layout" svg:width="0.019cm" svg:height="0.019cm" svg:x="6.867cm" svg:y="21.093cm" svg:viewBox="0 0 20 20" draw:points="0,11 10,0 20,11 10,20 0,11 20,11">
          <text:p/>
        </draw:polyline>
        <draw:line draw:style-name="gr3" draw:text-style-name="P2" draw:layer="layout" svg:x1="6.752cm" svg:y1="20.922cm" svg:x2="6.886cm" svg:y2="20.922cm">
          <text:p/>
        </draw:line>
        <draw:polyline draw:style-name="gr3" draw:text-style-name="P2" draw:layer="layout" svg:width="0.143cm" svg:height="0.124cm" svg:x="6.676cm" svg:y="20.893cm" svg:viewBox="0 0 144 125" draw:points="0,77 144,125 144,0">
          <text:p/>
        </draw:polyline>
        <draw:polyline draw:style-name="gr3" draw:text-style-name="P2" draw:layer="layout" svg:width="0.2cm" svg:height="0.124cm" svg:x="6.686cm" svg:y="20.712cm" svg:viewBox="0 0 201 125" draw:points="0,125 0,0 77,68 77,40 86,20 96,10 115,0 163,0 182,10 191,20 201,40 201,97 191,116 182,125">
          <text:p/>
        </draw:polyline>
        <draw:line draw:style-name="gr3" draw:text-style-name="P2" draw:layer="layout" svg:x1="6.886cm" svg:y1="20.474cm" svg:x2="6.752cm" svg:y2="20.474cm">
          <text:p/>
        </draw:line>
        <draw:polyline draw:style-name="gr3" draw:text-style-name="P2" draw:layer="layout" svg:width="0.134cm" svg:height="0.085cm" svg:x="6.752cm" svg:y="20.389cm" svg:viewBox="0 0 135 86" draw:points="19,86 10,77 0,58 0,28 10,9 29,0 135,0">
          <text:p/>
        </draw:polyline>
        <draw:polyline draw:style-name="gr3" draw:text-style-name="P2" draw:layer="layout" svg:width="0.134cm" svg:height="0.086cm" svg:x="6.752cm" svg:y="20.303cm" svg:viewBox="0 0 135 87" draw:points="29,87 10,77 0,58 0,28 10,9 29,0 135,0">
          <text:p/>
        </draw:polyline>
        <draw:line draw:style-name="gr3" draw:text-style-name="P2" draw:layer="layout" svg:x1="6.886cm" svg:y1="20.208cm" svg:x2="6.752cm" svg:y2="20.208cm">
          <text:p/>
        </draw:line>
        <draw:polyline draw:style-name="gr3" draw:text-style-name="P2" draw:layer="layout" svg:width="0.134cm" svg:height="0.086cm" svg:x="6.752cm" svg:y="20.122cm" svg:viewBox="0 0 135 87" draw:points="19,87 10,77 0,57 0,28 10,9 29,0 135,0">
          <text:p/>
        </draw:polyline>
        <draw:polyline draw:style-name="gr3" draw:text-style-name="P2" draw:layer="layout" svg:width="0.134cm" svg:height="0.086cm" svg:x="6.752cm" svg:y="20.036cm" svg:viewBox="0 0 135 87" draw:points="29,87 10,77 0,57 0,29 10,10 29,0 135,0">
          <text:p/>
        </draw:polyline>
        <draw:line draw:style-name="gr6" draw:text-style-name="P2" draw:layer="layout" svg:x1="9.825cm" svg:y1="7.366cm" svg:x2="9.286cm" svg:y2="7.366cm">
          <text:p/>
        </draw:line>
        <draw:line draw:style-name="gr6" draw:text-style-name="P2" draw:layer="layout" svg:x1="9.825cm" svg:y1="9.126cm" svg:x2="9.286cm" svg:y2="9.126cm">
          <text:p/>
        </draw:line>
        <draw:line draw:style-name="gr6" draw:text-style-name="P2" draw:layer="layout" svg:x1="9.345cm" svg:y1="7.366cm" svg:x2="9.345cm" svg:y2="9.126cm">
          <text:p/>
        </draw:line>
        <draw:line draw:style-name="gr6" draw:text-style-name="P2" draw:layer="layout" svg:x1="9.345cm" svg:y1="7.366cm" svg:x2="9.345cm" svg:y2="9.126cm">
          <text:p/>
        </draw:line>
        <draw:line draw:style-name="gr6" draw:text-style-name="P2" draw:layer="layout" svg:x1="9.345cm" svg:y1="7.366cm" svg:x2="9.405cm" svg:y2="7.48cm">
          <text:p/>
        </draw:line>
        <draw:line draw:style-name="gr6" draw:text-style-name="P2" draw:layer="layout" svg:x1="9.346cm" svg:y1="7.366cm" svg:x2="9.286cm" svg:y2="7.48cm">
          <text:p/>
        </draw:line>
        <draw:line draw:style-name="gr6" draw:text-style-name="P2" draw:layer="layout" svg:x1="9.346cm" svg:y1="9.127cm" svg:x2="9.286cm" svg:y2="9.014cm">
          <text:p/>
        </draw:line>
        <draw:line draw:style-name="gr6" draw:text-style-name="P2" draw:layer="layout" svg:x1="9.345cm" svg:y1="9.127cm" svg:x2="9.405cm" svg:y2="9.014cm">
          <text:p/>
        </draw:line>
        <draw:line draw:style-name="gr2" draw:text-style-name="P2" draw:layer="layout" svg:x1="9.414cm" svg:y1="7.841cm" svg:x2="9.414cm" svg:y2="7.784cm">
          <text:p/>
        </draw:line>
        <draw:polyline draw:style-name="gr2" draw:text-style-name="P2" draw:layer="layout" svg:width="0.1cm" svg:height="0.029cm" svg:x="9.414cm" svg:y="7.784cm" svg:viewBox="0 0 101 30" draw:points="0,30 101,30 87,20 77,10 72,0">
          <text:p/>
        </draw:polyline>
        <draw:polyline draw:style-name="gr2" draw:text-style-name="P2" draw:layer="layout" svg:width="0.1cm" svg:height="0.067cm" svg:x="9.414cm" svg:y="7.874cm" svg:viewBox="0 0 101 68" draw:points="101,0 101,68 0,25">
          <text:p/>
        </draw:polyline>
        <draw:polyline draw:style-name="gr2" draw:text-style-name="P2" draw:layer="layout" svg:width="0.009cm" svg:height="0.01cm" svg:x="9.414cm" svg:y="7.974cm" svg:viewBox="0 0 10 11" draw:points="10,6 6,11 0,6 6,0 10,6 0,6">
          <text:p/>
        </draw:polyline>
        <draw:polyline draw:style-name="gr2" draw:text-style-name="P2" draw:layer="layout" svg:width="0.1cm" svg:height="0.057cm" svg:x="9.414cm" svg:y="8.022cm" svg:viewBox="0 0 101 58" draw:points="101,48 101,28 96,19 91,14 77,4 58,0 19,0 9,4 5,9 0,19 0,38 5,48 9,53 19,58 44,58 53,53 58,48 63,38 63,19 58,9 53,4 44,0">
          <text:p/>
        </draw:polyline>
        <draw:polygon draw:style-name="gr2" draw:text-style-name="P2" draw:layer="layout" svg:width="0.1cm" svg:height="0.057cm" svg:x="9.414cm" svg:y="8.117cm" svg:viewBox="0 0 101 58" draw:points="101,25 101,34 96,44 91,49 82,53 63,58 39,58 19,53 9,49 5,44 0,34 0,25 5,15 9,10 19,5 39,0 63,0 82,5 91,10 96,15">
          <text:p/>
        </draw:polygon>
        <draw:polygon draw:style-name="gr2" draw:text-style-name="P2" draw:layer="layout" svg:width="0.1cm" svg:height="0.057cm" svg:x="9.414cm" svg:y="8.212cm" svg:viewBox="0 0 101 58" draw:points="101,24 101,35 96,44 91,49 82,54 63,58 39,58 19,54 9,49 5,44 0,35 0,24 5,14 9,10 19,5 39,0 63,0 82,5 91,10 96,14">
          <text:p/>
        </draw:polygon>
        <draw:polygon draw:style-name="gr2" draw:text-style-name="P2" draw:layer="layout" svg:width="0.1cm" svg:height="0.058cm" svg:x="9.414cm" svg:y="8.307cm" svg:viewBox="0 0 101 59" draw:points="101,24 101,34 96,43 91,49 82,54 63,59 39,59 19,54 9,49 5,43 0,34 0,24 5,15 9,10 19,5 39,0 63,0 82,5 91,10 96,15">
          <text:p/>
        </draw:polygon>
        <draw:line draw:style-name="gr2" draw:text-style-name="P2" draw:layer="layout" svg:x1="9.414cm" svg:y1="8.484cm" svg:x2="9.481cm" svg:y2="8.484cm">
          <text:p/>
        </draw:line>
        <draw:polyline draw:style-name="gr2" draw:text-style-name="P2" draw:layer="layout" svg:width="0.067cm" svg:height="0.043cm" svg:x="9.414cm" svg:y="8.484cm" svg:viewBox="0 0 68 44" draw:points="58,0 63,4 68,14 68,29 63,39 52,44 0,44">
          <text:p/>
        </draw:polyline>
        <draw:polyline draw:style-name="gr2" draw:text-style-name="P2" draw:layer="layout" svg:width="0.067cm" svg:height="0.042cm" svg:x="9.414cm" svg:y="8.527cm" svg:viewBox="0 0 68 43" draw:points="52,0 63,4 68,14 68,29 63,39 52,43 0,43">
          <text:p/>
        </draw:polyline>
        <draw:line draw:style-name="gr2" draw:text-style-name="P2" draw:layer="layout" svg:x1="9.414cm" svg:y1="8.617cm" svg:x2="9.481cm" svg:y2="8.617cm">
          <text:p/>
        </draw:line>
        <draw:polyline draw:style-name="gr2" draw:text-style-name="P2" draw:layer="layout" svg:width="0.067cm" svg:height="0.043cm" svg:x="9.414cm" svg:y="8.617cm" svg:viewBox="0 0 68 44" draw:points="58,0 63,5 68,15 68,30 63,39 52,44 0,44">
          <text:p/>
        </draw:polyline>
        <draw:polyline draw:style-name="gr2" draw:text-style-name="P2" draw:layer="layout" svg:width="0.067cm" svg:height="0.043cm" svg:x="9.414cm" svg:y="8.66cm" svg:viewBox="0 0 68 44" draw:points="52,0 63,5 68,15 68,29 63,39 52,44 0,44">
          <text:p/>
        </draw:polyline>
        <draw:line draw:style-name="gr6" draw:text-style-name="P2" draw:layer="layout" svg:x1="9.825cm" svg:y1="10.566cm" svg:x2="9.293cm" svg:y2="10.566cm">
          <text:p/>
        </draw:line>
        <draw:line draw:style-name="gr6" draw:text-style-name="P2" draw:layer="layout" svg:x1="9.825cm" svg:y1="12.326cm" svg:x2="9.293cm" svg:y2="12.326cm">
          <text:p/>
        </draw:line>
        <draw:line draw:style-name="gr6" draw:text-style-name="P2" draw:layer="layout" svg:x1="9.352cm" svg:y1="10.566cm" svg:x2="9.352cm" svg:y2="12.326cm">
          <text:p/>
        </draw:line>
        <draw:line draw:style-name="gr6" draw:text-style-name="P2" draw:layer="layout" svg:x1="9.352cm" svg:y1="10.566cm" svg:x2="9.352cm" svg:y2="12.326cm">
          <text:p/>
        </draw:line>
        <draw:line draw:style-name="gr6" draw:text-style-name="P2" draw:layer="layout" svg:x1="9.352cm" svg:y1="10.566cm" svg:x2="9.411cm" svg:y2="10.68cm">
          <text:p/>
        </draw:line>
        <draw:line draw:style-name="gr6" draw:text-style-name="P2" draw:layer="layout" svg:x1="9.353cm" svg:y1="10.566cm" svg:x2="9.293cm" svg:y2="10.68cm">
          <text:p/>
        </draw:line>
        <draw:line draw:style-name="gr6" draw:text-style-name="P2" draw:layer="layout" svg:x1="9.353cm" svg:y1="12.327cm" svg:x2="9.293cm" svg:y2="12.214cm">
          <text:p/>
        </draw:line>
        <draw:line draw:style-name="gr6" draw:text-style-name="P2" draw:layer="layout" svg:x1="9.352cm" svg:y1="12.327cm" svg:x2="9.411cm" svg:y2="12.214cm">
          <text:p/>
        </draw:line>
        <draw:line draw:style-name="gr2" draw:text-style-name="P2" draw:layer="layout" svg:x1="9.282cm" svg:y1="11.851cm" svg:x2="9.282cm" svg:y2="11.908cm">
          <text:p/>
        </draw:line>
        <draw:polyline draw:style-name="gr2" draw:text-style-name="P2" draw:layer="layout" svg:width="0.1cm" svg:height="0.029cm" svg:x="9.182cm" svg:y="11.879cm" svg:viewBox="0 0 101 30" draw:points="101,0 0,0 14,11 24,20 29,30">
          <text:p/>
        </draw:polyline>
        <draw:polyline draw:style-name="gr2" draw:text-style-name="P2" draw:layer="layout" svg:width="0.1cm" svg:height="0.066cm" svg:x="9.182cm" svg:y="11.751cm" svg:viewBox="0 0 101 67" draw:points="0,67 0,0 101,44">
          <text:p/>
        </draw:polyline>
        <draw:polyline draw:style-name="gr2" draw:text-style-name="P2" draw:layer="layout" svg:width="0.009cm" svg:height="0.009cm" svg:x="9.273cm" svg:y="11.708cm" svg:viewBox="0 0 10 10" draw:points="0,5 5,0 10,5 5,10 0,5 10,5">
          <text:p/>
        </draw:polyline>
        <draw:polyline draw:style-name="gr2" draw:text-style-name="P2" draw:layer="layout" svg:width="0.1cm" svg:height="0.057cm" svg:x="9.182cm" svg:y="11.613cm" svg:viewBox="0 0 101 58" draw:points="0,9 0,28 5,38 10,42 24,53 43,58 82,58 92,53 96,48 101,38 101,19 96,9 92,4 82,0 57,0 48,4 43,9 38,19 38,38 43,48 48,53 57,58">
          <text:p/>
        </draw:polyline>
        <draw:polygon draw:style-name="gr2" draw:text-style-name="P2" draw:layer="layout" svg:width="0.1cm" svg:height="0.057cm" svg:x="9.182cm" svg:y="11.517cm" svg:viewBox="0 0 101 58" draw:points="0,35 0,24 5,15 10,10 19,5 38,0 62,0 82,5 92,10 96,15 101,24 101,35 96,44 92,49 82,54 62,58 38,58 19,54 10,49 5,44">
          <text:p/>
        </draw:polygon>
        <draw:polygon draw:style-name="gr2" draw:text-style-name="P2" draw:layer="layout" svg:width="0.1cm" svg:height="0.057cm" svg:x="9.182cm" svg:y="11.422cm" svg:viewBox="0 0 101 58" draw:points="0,34 0,25 5,15 10,11 19,5 38,0 62,0 82,5 92,11 96,15 101,25 101,34 96,44 92,49 82,53 62,58 38,58 19,53 10,49 5,44">
          <text:p/>
        </draw:polygon>
        <draw:polygon draw:style-name="gr2" draw:text-style-name="P2" draw:layer="layout" svg:width="0.1cm" svg:height="0.057cm" svg:x="9.182cm" svg:y="11.327cm" svg:viewBox="0 0 101 58" draw:points="0,33 0,24 5,14 10,9 19,5 38,0 62,0 82,5 92,9 96,14 101,24 101,33 96,43 92,49 82,53 62,58 38,58 19,53 10,49 5,43">
          <text:p/>
        </draw:polygon>
        <draw:line draw:style-name="gr2" draw:text-style-name="P2" draw:layer="layout" svg:x1="9.282cm" svg:y1="11.208cm" svg:x2="9.215cm" svg:y2="11.208cm">
          <text:p/>
        </draw:line>
        <draw:polyline draw:style-name="gr2" draw:text-style-name="P2" draw:layer="layout" svg:width="0.067cm" svg:height="0.043cm" svg:x="9.215cm" svg:y="11.165cm" svg:viewBox="0 0 68 44" draw:points="10,44 5,39 0,28 0,14 5,5 15,0 68,0">
          <text:p/>
        </draw:polyline>
        <draw:polyline draw:style-name="gr2" draw:text-style-name="P2" draw:layer="layout" svg:width="0.067cm" svg:height="0.043cm" svg:x="9.215cm" svg:y="11.122cm" svg:viewBox="0 0 68 44" draw:points="15,44 5,39 0,29 0,14 5,5 15,0 68,0">
          <text:p/>
        </draw:polyline>
        <draw:line draw:style-name="gr2" draw:text-style-name="P2" draw:layer="layout" svg:x1="9.282cm" svg:y1="11.075cm" svg:x2="9.215cm" svg:y2="11.075cm">
          <text:p/>
        </draw:line>
        <draw:polyline draw:style-name="gr2" draw:text-style-name="P2" draw:layer="layout" svg:width="0.067cm" svg:height="0.043cm" svg:x="9.215cm" svg:y="11.032cm" svg:viewBox="0 0 68 44" draw:points="10,44 5,39 0,29 0,14 5,5 15,0 68,0">
          <text:p/>
        </draw:polyline>
        <draw:polyline draw:style-name="gr2" draw:text-style-name="P2" draw:layer="layout" svg:width="0.067cm" svg:height="0.043cm" svg:x="9.215cm" svg:y="10.989cm" svg:viewBox="0 0 68 44" draw:points="15,44 5,39 0,29 0,15 5,5 15,0 68,0">
          <text:p/>
        </draw:polyline>
        <draw:line draw:style-name="gr6" draw:text-style-name="P2" draw:layer="layout" svg:x1="9.825cm" svg:y1="9.126cm" svg:x2="9.286cm" svg:y2="9.126cm">
          <text:p/>
        </draw:line>
        <draw:line draw:style-name="gr6" draw:text-style-name="P2" draw:layer="layout" svg:x1="9.825cm" svg:y1="10.566cm" svg:x2="9.286cm" svg:y2="10.566cm">
          <text:p/>
        </draw:line>
        <draw:line draw:style-name="gr6" draw:text-style-name="P2" draw:layer="layout" svg:x1="9.345cm" svg:y1="9.126cm" svg:x2="9.345cm" svg:y2="10.566cm">
          <text:p/>
        </draw:line>
        <draw:line draw:style-name="gr6" draw:text-style-name="P2" draw:layer="layout" svg:x1="9.345cm" svg:y1="9.126cm" svg:x2="9.345cm" svg:y2="10.566cm">
          <text:p/>
        </draw:line>
        <draw:line draw:style-name="gr6" draw:text-style-name="P2" draw:layer="layout" svg:x1="9.345cm" svg:y1="9.126cm" svg:x2="9.405cm" svg:y2="9.239cm">
          <text:p/>
        </draw:line>
        <draw:line draw:style-name="gr6" draw:text-style-name="P2" draw:layer="layout" svg:x1="9.346cm" svg:y1="9.126cm" svg:x2="9.286cm" svg:y2="9.239cm">
          <text:p/>
        </draw:line>
        <draw:line draw:style-name="gr6" draw:text-style-name="P2" draw:layer="layout" svg:x1="9.346cm" svg:y1="10.567cm" svg:x2="9.286cm" svg:y2="10.454cm">
          <text:p/>
        </draw:line>
        <draw:line draw:style-name="gr6" draw:text-style-name="P2" draw:layer="layout" svg:x1="9.345cm" svg:y1="10.567cm" svg:x2="9.405cm" svg:y2="10.454cm">
          <text:p/>
        </draw:line>
        <draw:line draw:style-name="gr2" draw:text-style-name="P2" draw:layer="layout" svg:x1="9.414cm" svg:y1="9.441cm" svg:x2="9.414cm" svg:y2="9.384cm">
          <text:p/>
        </draw:line>
        <draw:polyline draw:style-name="gr2" draw:text-style-name="P2" draw:layer="layout" svg:width="0.1cm" svg:height="0.029cm" svg:x="9.414cm" svg:y="9.384cm" svg:viewBox="0 0 101 30" draw:points="0,30 101,30 87,20 77,11 72,0">
          <text:p/>
        </draw:polyline>
        <draw:line draw:style-name="gr2" draw:text-style-name="P2" draw:layer="layout" svg:x1="9.481cm" svg:y1="9.527cm" svg:x2="9.414cm" svg:y2="9.527cm">
          <text:p/>
        </draw:line>
        <draw:polyline draw:style-name="gr2" draw:text-style-name="P2" draw:layer="layout" svg:width="0.072cm" svg:height="0.062cm" svg:x="9.447cm" svg:y="9.479cm" svg:viewBox="0 0 73 63" draw:points="73,25 0,0 0,63">
          <text:p/>
        </draw:polyline>
        <draw:polyline draw:style-name="gr2" draw:text-style-name="P2" draw:layer="layout" svg:width="0.009cm" svg:height="0.01cm" svg:x="9.414cm" svg:y="9.574cm" svg:viewBox="0 0 10 11" draw:points="10,5 6,11 0,5 6,0 10,5 0,5">
          <text:p/>
        </draw:polyline>
        <draw:line draw:style-name="gr2" draw:text-style-name="P2" draw:layer="layout" svg:x1="9.481cm" svg:y1="9.669cm" svg:x2="9.414cm" svg:y2="9.669cm">
          <text:p/>
        </draw:line>
        <draw:polyline draw:style-name="gr2" draw:text-style-name="P2" draw:layer="layout" svg:width="0.072cm" svg:height="0.062cm" svg:x="9.447cm" svg:y="9.622cm" svg:viewBox="0 0 73 63" draw:points="73,24 0,0 0,63">
          <text:p/>
        </draw:polyline>
        <draw:polygon draw:style-name="gr2" draw:text-style-name="P2" draw:layer="layout" svg:width="0.1cm" svg:height="0.057cm" svg:x="9.414cm" svg:y="9.717cm" svg:viewBox="0 0 101 58" draw:points="101,25 101,34 96,44 91,49 82,54 63,58 39,58 19,54 9,49 5,44 0,34 0,25 5,15 9,11 19,6 39,0 63,0 82,6 91,11 96,15">
          <text:p/>
        </draw:polygon>
        <draw:line draw:style-name="gr2" draw:text-style-name="P2" draw:layer="layout" svg:x1="9.481cm" svg:y1="9.86cm" svg:x2="9.414cm" svg:y2="9.86cm">
          <text:p/>
        </draw:line>
        <draw:polyline draw:style-name="gr2" draw:text-style-name="P2" draw:layer="layout" svg:width="0.072cm" svg:height="0.062cm" svg:x="9.447cm" svg:y="9.812cm" svg:viewBox="0 0 73 63" draw:points="73,24 0,0 0,63">
          <text:p/>
        </draw:polyline>
        <draw:polygon draw:style-name="gr2" draw:text-style-name="P2" draw:layer="layout" svg:width="0.1cm" svg:height="0.057cm" svg:x="9.414cm" svg:y="9.908cm" svg:viewBox="0 0 101 58" draw:points="101,23 101,33 96,43 91,48 82,53 63,58 39,58 19,53 9,48 5,43 0,33 0,23 5,14 9,9 19,4 39,0 63,0 82,4 91,9 96,14">
          <text:p/>
        </draw:polygon>
        <draw:line draw:style-name="gr2" draw:text-style-name="P2" draw:layer="layout" svg:x1="9.414cm" svg:y1="10.084cm" svg:x2="9.481cm" svg:y2="10.084cm">
          <text:p/>
        </draw:line>
        <draw:polyline draw:style-name="gr2" draw:text-style-name="P2" draw:layer="layout" svg:width="0.067cm" svg:height="0.043cm" svg:x="9.414cm" svg:y="10.084cm" svg:viewBox="0 0 68 44" draw:points="58,0 63,5 68,14 68,29 63,39 52,44 0,44">
          <text:p/>
        </draw:polyline>
        <draw:polyline draw:style-name="gr2" draw:text-style-name="P2" draw:layer="layout" svg:width="0.067cm" svg:height="0.043cm" svg:x="9.414cm" svg:y="10.127cm" svg:viewBox="0 0 68 44" draw:points="52,0 63,4 68,14 68,29 63,39 52,44 0,44">
          <text:p/>
        </draw:polyline>
        <draw:line draw:style-name="gr2" draw:text-style-name="P2" draw:layer="layout" svg:x1="9.414cm" svg:y1="10.217cm" svg:x2="9.481cm" svg:y2="10.217cm">
          <text:p/>
        </draw:line>
        <draw:polyline draw:style-name="gr2" draw:text-style-name="P2" draw:layer="layout" svg:width="0.067cm" svg:height="0.043cm" svg:x="9.414cm" svg:y="10.217cm" svg:viewBox="0 0 68 44" draw:points="58,0 63,5 68,15 68,30 63,39 52,44 0,44">
          <text:p/>
        </draw:polyline>
        <draw:polyline draw:style-name="gr2" draw:text-style-name="P2" draw:layer="layout" svg:width="0.067cm" svg:height="0.043cm" svg:x="9.414cm" svg:y="10.26cm" svg:viewBox="0 0 68 44" draw:points="52,0 63,5 68,15 68,30 63,39 52,44 0,44">
          <text:p/>
        </draw:polyline>
        <draw:line draw:style-name="gr6" draw:text-style-name="P2" draw:layer="layout" svg:x1="9.876cm" svg:y1="7.366cm" svg:x2="9.876cm" svg:y2="6cm">
          <text:p/>
        </draw:line>
        <draw:line draw:style-name="gr6" draw:text-style-name="P2" draw:layer="layout" svg:x1="9.876cm" svg:y1="6cm" svg:x2="9.876cm" svg:y2="7.366cm">
          <text:p/>
        </draw:line>
        <draw:line draw:style-name="gr8" draw:text-style-name="P2" draw:layer="layout" svg:x1="9.85cm" svg:y1="20.558cm" svg:x2="11.1cm" svg:y2="20.558cm">
          <text:p/>
        </draw:line>
        <draw:line draw:style-name="gr8" draw:text-style-name="P2" draw:layer="layout" svg:x1="11.1cm" svg:y1="20.558cm" svg:x2="11.1cm" svg:y2="22.318cm">
          <text:p/>
        </draw:line>
        <draw:line draw:style-name="gr8" draw:text-style-name="P2" draw:layer="layout" svg:x1="11.1cm" svg:y1="22.318cm" svg:x2="9.85cm" svg:y2="22.318cm">
          <text:p/>
        </draw:line>
        <draw:line draw:style-name="gr8" draw:text-style-name="P2" draw:layer="layout" svg:x1="9.85cm" svg:y1="22.318cm" svg:x2="9.85cm" svg:y2="20.558cm">
          <text:p/>
        </draw:line>
        <draw:line draw:style-name="gr6" draw:text-style-name="P2" draw:layer="layout" svg:x1="7.025cm" svg:y1="22.25cm" svg:x2="7.025cm" svg:y2="24.819cm">
          <text:p/>
        </draw:line>
        <draw:line draw:style-name="gr6" draw:text-style-name="P2" draw:layer="layout" svg:x1="13.702cm" svg:y1="22.25cm" svg:x2="13.702cm" svg:y2="24.819cm">
          <text:p/>
        </draw:line>
        <draw:line draw:style-name="gr6" draw:text-style-name="P2" draw:layer="layout" svg:x1="7.025cm" svg:y1="24.76cm" svg:x2="13.702cm" svg:y2="24.76cm">
          <text:p/>
        </draw:line>
        <draw:line draw:style-name="gr6" draw:text-style-name="P2" draw:layer="layout" svg:x1="7.025cm" svg:y1="24.76cm" svg:x2="13.702cm" svg:y2="24.76cm">
          <text:p/>
        </draw:line>
        <draw:line draw:style-name="gr6" draw:text-style-name="P2" draw:layer="layout" svg:x1="7.025cm" svg:y1="24.761cm" svg:x2="7.139cm" svg:y2="24.702cm">
          <text:p/>
        </draw:line>
        <draw:line draw:style-name="gr6" draw:text-style-name="P2" draw:layer="layout" svg:x1="7.025cm" svg:y1="24.76cm" svg:x2="7.139cm" svg:y2="24.82cm">
          <text:p/>
        </draw:line>
        <draw:line draw:style-name="gr6" draw:text-style-name="P2" draw:layer="layout" svg:x1="13.703cm" svg:y1="24.76cm" svg:x2="13.589cm" svg:y2="24.82cm">
          <text:p/>
        </draw:line>
        <draw:line draw:style-name="gr6" draw:text-style-name="P2" draw:layer="layout" svg:x1="13.703cm" svg:y1="24.761cm" svg:x2="13.589cm" svg:y2="24.702cm">
          <text:p/>
        </draw:line>
        <draw:polyline draw:style-name="gr3" draw:text-style-name="P2" draw:layer="layout" svg:width="0.114cm" svg:height="0.2cm" svg:x="9.44cm" svg:y="24.421cm" svg:viewBox="0 0 115 201" draw:points="96,0 57,0 38,10 28,19 9,48 0,86 0,163 9,182 19,192 38,201 76,201 96,192 105,182 115,163 115,115 105,96 96,86 76,77 38,77 19,86 9,96 0,115">
          <text:p/>
        </draw:polyline>
        <draw:polyline draw:style-name="gr3" draw:text-style-name="P2" draw:layer="layout" svg:width="0.114cm" svg:height="0.2cm" svg:x="9.63cm" svg:y="24.421cm" svg:viewBox="0 0 115 201" draw:points="96,0 58,0 39,10 30,19 11,48 0,86 0,163 11,182 20,192 39,201 77,201 96,192 106,182 115,163 115,115 106,96 96,86 77,77 39,77 20,86 11,96 0,115">
          <text:p/>
        </draw:polyline>
        <draw:polyline draw:style-name="gr3" draw:text-style-name="P2" draw:layer="layout" svg:width="0.019cm" svg:height="0.019cm" svg:x="9.821cm" svg:y="24.602cm" svg:viewBox="0 0 20 20" draw:points="9,0 20,10 9,20 0,10 9,0 9,20">
          <text:p/>
        </draw:polyline>
        <draw:polyline draw:style-name="gr3" draw:text-style-name="P2" draw:layer="layout" svg:width="0.134cm" svg:height="0.2cm" svg:x="9.906cm" svg:y="24.421cm" svg:viewBox="0 0 135 201" draw:points="0,0 135,0 49,201">
          <text:p/>
        </draw:polyline>
        <draw:polyline draw:style-name="gr3" draw:text-style-name="P2" draw:layer="layout" svg:width="0.133cm" svg:height="0.2cm" svg:x="10.097cm" svg:y="24.421cm" svg:viewBox="0 0 134 201" draw:points="0,0 134,0 47,201">
          <text:p/>
        </draw:polyline>
        <draw:polygon draw:style-name="gr3" draw:text-style-name="P2" draw:layer="layout" svg:width="0.114cm" svg:height="0.2cm" svg:x="10.297cm" svg:y="24.421cm" svg:viewBox="0 0 115 201" draw:points="48,0 67,0 87,10 96,19 106,38 115,77 115,124 106,163 96,182 87,192 67,201 48,201 29,192 19,182 9,163 0,124 0,77 9,38 19,19 29,10">
          <text:p/>
        </draw:polygon>
        <draw:polygon draw:style-name="gr3" draw:text-style-name="P2" draw:layer="layout" svg:width="0.115cm" svg:height="0.2cm" svg:x="10.487cm" svg:y="24.421cm" svg:viewBox="0 0 116 201" draw:points="48,0 68,0 87,10 97,19 106,38 116,77 116,124 106,163 97,182 87,192 68,201 48,201 29,192 19,182 10,163 0,124 0,77 10,38 19,19 29,10">
          <text:p/>
        </draw:polygon>
        <draw:line draw:style-name="gr3" draw:text-style-name="P2" draw:layer="layout" svg:x1="10.84cm" svg:y1="24.621cm" svg:x2="10.84cm" svg:y2="24.488cm">
          <text:p/>
        </draw:line>
        <draw:polyline draw:style-name="gr3" draw:text-style-name="P2" draw:layer="layout" svg:width="0.085cm" svg:height="0.133cm" svg:x="10.84cm" svg:y="24.488cm" svg:viewBox="0 0 86 134" draw:points="0,19 9,10 28,0 57,0 76,10 86,29 86,134">
          <text:p/>
        </draw:polyline>
        <draw:polyline draw:style-name="gr3" draw:text-style-name="P2" draw:layer="layout" svg:width="0.086cm" svg:height="0.133cm" svg:x="10.925cm" svg:y="24.488cm" svg:viewBox="0 0 87 134" draw:points="0,29 10,10 29,0 58,0 77,10 87,29 87,134">
          <text:p/>
        </draw:polyline>
        <draw:line draw:style-name="gr3" draw:text-style-name="P2" draw:layer="layout" svg:x1="11.106cm" svg:y1="24.621cm" svg:x2="11.106cm" svg:y2="24.488cm">
          <text:p/>
        </draw:line>
        <draw:polyline draw:style-name="gr3" draw:text-style-name="P2" draw:layer="layout" svg:width="0.086cm" svg:height="0.133cm" svg:x="11.106cm" svg:y="24.488cm" svg:viewBox="0 0 87 134" draw:points="0,19 10,10 29,0 58,0 78,10 87,29 87,134">
          <text:p/>
        </draw:polyline>
        <draw:polyline draw:style-name="gr3" draw:text-style-name="P2" draw:layer="layout" svg:width="0.086cm" svg:height="0.133cm" svg:x="11.192cm" svg:y="24.488cm" svg:viewBox="0 0 87 134" draw:points="0,29 10,10 29,0 57,0 77,10 87,29 87,134">
          <text:p/>
        </draw:polyline>
        <draw:line draw:style-name="gr6" draw:text-style-name="P2" draw:layer="layout" svg:x1="9.8cm" svg:y1="20.558cm" svg:x2="9.183cm" svg:y2="20.558cm">
          <text:p/>
        </draw:line>
        <draw:line draw:style-name="gr6" draw:text-style-name="P2" draw:layer="layout" svg:x1="9.183cm" svg:y1="22.318cm" svg:x2="9.8cm" svg:y2="22.318cm">
          <text:p/>
        </draw:line>
        <draw:line draw:style-name="gr6" draw:text-style-name="P2" draw:layer="layout" svg:x1="9.242cm" svg:y1="20.558cm" svg:x2="9.242cm" svg:y2="22.318cm">
          <text:p/>
        </draw:line>
        <draw:line draw:style-name="gr6" draw:text-style-name="P2" draw:layer="layout" svg:x1="9.242cm" svg:y1="20.558cm" svg:x2="9.242cm" svg:y2="22.318cm">
          <text:p/>
        </draw:line>
        <draw:line draw:style-name="gr6" draw:text-style-name="P2" draw:layer="layout" svg:x1="9.242cm" svg:y1="20.558cm" svg:x2="9.301cm" svg:y2="20.672cm">
          <text:p/>
        </draw:line>
        <draw:line draw:style-name="gr6" draw:text-style-name="P2" draw:layer="layout" svg:x1="9.243cm" svg:y1="20.558cm" svg:x2="9.183cm" svg:y2="20.672cm">
          <text:p/>
        </draw:line>
        <draw:line draw:style-name="gr6" draw:text-style-name="P2" draw:layer="layout" svg:x1="9.243cm" svg:y1="22.319cm" svg:x2="9.183cm" svg:y2="22.205cm">
          <text:p/>
        </draw:line>
        <draw:line draw:style-name="gr6" draw:text-style-name="P2" draw:layer="layout" svg:x1="9.242cm" svg:y1="22.319cm" svg:x2="9.301cm" svg:y2="22.205cm">
          <text:p/>
        </draw:line>
        <draw:line draw:style-name="gr2" draw:text-style-name="P2" draw:layer="layout" svg:x1="9.172cm" svg:y1="21.843cm" svg:x2="9.172cm" svg:y2="21.9cm">
          <text:p/>
        </draw:line>
        <draw:polyline draw:style-name="gr2" draw:text-style-name="P2" draw:layer="layout" svg:width="0.1cm" svg:height="0.029cm" svg:x="9.072cm" svg:y="21.871cm" svg:viewBox="0 0 101 30" draw:points="101,0 0,0 14,10 24,20 29,30">
          <text:p/>
        </draw:polyline>
        <draw:polyline draw:style-name="gr2" draw:text-style-name="P2" draw:layer="layout" svg:width="0.1cm" svg:height="0.067cm" svg:x="9.072cm" svg:y="21.742cm" svg:viewBox="0 0 101 68" draw:points="0,68 0,0 101,44">
          <text:p/>
        </draw:polyline>
        <draw:polyline draw:style-name="gr2" draw:text-style-name="P2" draw:layer="layout" svg:width="0.01cm" svg:height="0.009cm" svg:x="9.162cm" svg:y="21.7cm" svg:viewBox="0 0 11 10" draw:points="0,5 6,0 11,5 6,10 0,5 11,5">
          <text:p/>
        </draw:polyline>
        <draw:polyline draw:style-name="gr2" draw:text-style-name="P2" draw:layer="layout" svg:width="0.1cm" svg:height="0.057cm" svg:x="9.072cm" svg:y="21.604cm" svg:viewBox="0 0 101 58" draw:points="0,10 0,30 5,39 10,44 24,54 43,58 82,58 91,54 96,49 101,39 101,19 96,10 91,5 82,0 57,0 48,5 43,10 38,19 38,39 43,49 48,54 57,58">
          <text:p/>
        </draw:polyline>
        <draw:polygon draw:style-name="gr2" draw:text-style-name="P2" draw:layer="layout" svg:width="0.1cm" svg:height="0.057cm" svg:x="9.072cm" svg:y="21.509cm" svg:viewBox="0 0 101 58" draw:points="0,34 0,25 5,15 10,11 19,5 38,0 62,0 82,5 91,11 96,15 101,25 101,34 96,44 91,49 82,53 62,58 38,58 19,53 10,49 5,44">
          <text:p/>
        </draw:polygon>
        <draw:polygon draw:style-name="gr2" draw:text-style-name="P2" draw:layer="layout" svg:width="0.1cm" svg:height="0.057cm" svg:x="9.072cm" svg:y="21.414cm" svg:viewBox="0 0 101 58" draw:points="0,33 0,24 5,14 10,9 19,5 38,0 62,0 82,5 91,9 96,14 101,24 101,33 96,43 91,48 82,53 62,58 38,58 19,53 10,48 5,43">
          <text:p/>
        </draw:polygon>
        <draw:polygon draw:style-name="gr2" draw:text-style-name="P2" draw:layer="layout" svg:width="0.1cm" svg:height="0.057cm" svg:x="9.072cm" svg:y="21.319cm" svg:viewBox="0 0 101 58" draw:points="0,34 0,23 5,14 10,9 19,4 38,0 62,0 82,4 91,9 96,14 101,23 101,34 96,43 91,48 82,53 62,58 38,58 19,53 10,48 5,43">
          <text:p/>
        </draw:polygon>
        <draw:line draw:style-name="gr2" draw:text-style-name="P2" draw:layer="layout" svg:x1="9.172cm" svg:y1="21.2cm" svg:x2="9.105cm" svg:y2="21.2cm">
          <text:p/>
        </draw:line>
        <draw:polyline draw:style-name="gr2" draw:text-style-name="P2" draw:layer="layout" svg:width="0.067cm" svg:height="0.043cm" svg:x="9.105cm" svg:y="21.157cm" svg:viewBox="0 0 68 44" draw:points="10,44 5,39 0,28 0,14 5,4 15,0 68,0">
          <text:p/>
        </draw:polyline>
        <draw:polyline draw:style-name="gr2" draw:text-style-name="P2" draw:layer="layout" svg:width="0.067cm" svg:height="0.043cm" svg:x="9.105cm" svg:y="21.114cm" svg:viewBox="0 0 68 44" draw:points="15,44 5,39 0,28 0,14 5,4 15,0 68,0">
          <text:p/>
        </draw:polyline>
        <draw:line draw:style-name="gr2" draw:text-style-name="P2" draw:layer="layout" svg:x1="9.172cm" svg:y1="21.066cm" svg:x2="9.105cm" svg:y2="21.066cm">
          <text:p/>
        </draw:line>
        <draw:polyline draw:style-name="gr2" draw:text-style-name="P2" draw:layer="layout" svg:width="0.067cm" svg:height="0.043cm" svg:x="9.105cm" svg:y="21.023cm" svg:viewBox="0 0 68 44" draw:points="10,44 5,38 0,29 0,15 5,5 15,0 68,0">
          <text:p/>
        </draw:polyline>
        <draw:polyline draw:style-name="gr2" draw:text-style-name="P2" draw:layer="layout" svg:width="0.067cm" svg:height="0.043cm" svg:x="9.105cm" svg:y="20.98cm" svg:viewBox="0 0 68 44" draw:points="15,44 5,39 0,29 0,15 5,5 15,0 68,0">
          <text:p/>
        </draw:polyline>
        <draw:line draw:style-name="gr6" draw:text-style-name="P2" draw:layer="layout" svg:x1="7.025cm" svg:y1="22.25cm" svg:x2="7.025cm" svg:y2="24.062cm">
          <text:p/>
        </draw:line>
        <draw:line draw:style-name="gr6" draw:text-style-name="P2" draw:layer="layout" svg:x1="16.025cm" svg:y1="24.062cm" svg:x2="16.025cm" svg:y2="22.25cm">
          <text:p/>
        </draw:line>
        <draw:line draw:style-name="gr6" draw:text-style-name="P2" draw:layer="layout" svg:x1="7.025cm" svg:y1="24.003cm" svg:x2="16.025cm" svg:y2="24.003cm">
          <text:p/>
        </draw:line>
        <draw:line draw:style-name="gr6" draw:text-style-name="P2" draw:layer="layout" svg:x1="7.025cm" svg:y1="24.003cm" svg:x2="16.025cm" svg:y2="24.003cm">
          <text:p/>
        </draw:line>
        <draw:line draw:style-name="gr6" draw:text-style-name="P2" draw:layer="layout" svg:x1="7.025cm" svg:y1="24.004cm" svg:x2="7.139cm" svg:y2="23.945cm">
          <text:p/>
        </draw:line>
        <draw:line draw:style-name="gr6" draw:text-style-name="P2" draw:layer="layout" svg:x1="7.025cm" svg:y1="24.003cm" svg:x2="7.139cm" svg:y2="24.063cm">
          <text:p/>
        </draw:line>
        <draw:line draw:style-name="gr6" draw:text-style-name="P2" draw:layer="layout" svg:x1="16.026cm" svg:y1="24.003cm" svg:x2="15.912cm" svg:y2="24.063cm">
          <text:p/>
        </draw:line>
        <draw:line draw:style-name="gr6" draw:text-style-name="P2" draw:layer="layout" svg:x1="16.026cm" svg:y1="24.004cm" svg:x2="15.912cm" svg:y2="23.945cm">
          <text:p/>
        </draw:line>
        <draw:polyline draw:style-name="gr3" draw:text-style-name="P2" draw:layer="layout" svg:width="0.114cm" svg:height="0.2cm" svg:x="7.663cm" svg:y="23.666cm" svg:viewBox="0 0 115 201" draw:points="19,201 58,201 77,192 87,182 106,154 115,116 115,39 106,19 96,10 77,0 39,0 19,10 10,19 0,39 0,87 10,106 19,116 39,125 77,125 96,116 106,106 115,87">
          <text:p/>
        </draw:polyline>
        <draw:polygon draw:style-name="gr3" draw:text-style-name="P2" draw:layer="layout" svg:width="0.114cm" svg:height="0.2cm" svg:x="7.854cm" svg:y="23.666cm" svg:viewBox="0 0 115 201" draw:points="47,0 66,0 86,10 96,19 105,39 115,77 115,125 105,163 96,182 86,192 66,201 47,201 28,192 19,182 9,163 0,125 0,77 9,39 19,19 28,10">
          <text:p/>
        </draw:polygon>
        <draw:polyline draw:style-name="gr3" draw:text-style-name="P2" draw:layer="layout" svg:width="0.019cm" svg:height="0.019cm" svg:x="8.044cm" svg:y="23.847cm" svg:viewBox="0 0 20 20" draw:points="11,0 20,11 11,20 0,11 11,0 11,20">
          <text:p/>
        </draw:polyline>
        <draw:polygon draw:style-name="gr3" draw:text-style-name="P2" draw:layer="layout" svg:width="0.115cm" svg:height="0.2cm" svg:x="8.139cm" svg:y="23.666cm" svg:viewBox="0 0 116 201" draw:points="49,0 68,0 87,10 97,19 106,39 116,77 116,125 106,163 97,182 87,192 68,201 49,201 30,192 20,182 10,163 0,125 0,77 10,39 20,19 30,10">
          <text:p/>
        </draw:polygon>
        <draw:polygon draw:style-name="gr3" draw:text-style-name="P2" draw:layer="layout" svg:width="0.114cm" svg:height="0.2cm" svg:x="8.33cm" svg:y="23.666cm" svg:viewBox="0 0 115 201" draw:points="48,0 68,0 87,10 96,19 106,39 115,77 115,125 106,163 96,182 87,192 68,201 48,201 29,192 19,182 9,163 0,125 0,77 9,39 19,19 29,10">
          <text:p/>
        </draw:polygon>
        <draw:polygon draw:style-name="gr3" draw:text-style-name="P2" draw:layer="layout" svg:width="0.115cm" svg:height="0.2cm" svg:x="8.52cm" svg:y="23.666cm" svg:viewBox="0 0 116 201" draw:points="48,0 67,0 86,10 97,19 106,39 116,77 116,125 106,163 97,182 86,192 67,201 48,201 29,192 19,182 10,163 0,125 0,77 10,39 19,19 29,10">
          <text:p/>
        </draw:polygon>
        <draw:polygon draw:style-name="gr3" draw:text-style-name="P2" draw:layer="layout" svg:width="0.114cm" svg:height="0.2cm" svg:x="8.711cm" svg:y="23.666cm" svg:viewBox="0 0 115 201" draw:points="49,0 68,0 87,10 96,19 106,39 115,77 115,125 106,163 96,182 87,192 68,201 49,201 29,192 20,182 9,163 0,125 0,77 9,39 20,19 29,10">
          <text:p/>
        </draw:polygon>
        <draw:line draw:style-name="gr3" draw:text-style-name="P2" draw:layer="layout" svg:x1="9.063cm" svg:y1="23.866cm" svg:x2="9.063cm" svg:y2="23.733cm">
          <text:p/>
        </draw:line>
        <draw:polyline draw:style-name="gr3" draw:text-style-name="P2" draw:layer="layout" svg:width="0.086cm" svg:height="0.133cm" svg:x="9.063cm" svg:y="23.733cm" svg:viewBox="0 0 87 134" draw:points="0,20 10,10 29,0 57,0 77,10 87,29 87,134">
          <text:p/>
        </draw:polyline>
        <draw:polyline draw:style-name="gr3" draw:text-style-name="P2" draw:layer="layout" svg:width="0.085cm" svg:height="0.133cm" svg:x="9.149cm" svg:y="23.733cm" svg:viewBox="0 0 86 134" draw:points="0,29 9,10 28,0 57,0 77,10 86,29 86,134">
          <text:p/>
        </draw:polyline>
        <draw:line draw:style-name="gr3" draw:text-style-name="P2" draw:layer="layout" svg:x1="9.33cm" svg:y1="23.866cm" svg:x2="9.33cm" svg:y2="23.733cm">
          <text:p/>
        </draw:line>
        <draw:polyline draw:style-name="gr3" draw:text-style-name="P2" draw:layer="layout" svg:width="0.085cm" svg:height="0.133cm" svg:x="9.33cm" svg:y="23.733cm" svg:viewBox="0 0 86 134" draw:points="0,20 9,10 28,0 57,0 77,10 86,29 86,134">
          <text:p/>
        </draw:polyline>
        <draw:polyline draw:style-name="gr3" draw:text-style-name="P2" draw:layer="layout" svg:width="0.086cm" svg:height="0.133cm" svg:x="9.415cm" svg:y="23.733cm" svg:viewBox="0 0 87 134" draw:points="0,29 10,10 29,0 57,0 77,10 87,29 87,134">
          <text:p/>
        </draw:polyline>
        <draw:line draw:style-name="gr6" draw:text-style-name="P2" draw:layer="layout" svg:x1="7.025cm" svg:y1="22.25cm" svg:x2="7.025cm" svg:y2="22.734cm">
          <text:p/>
        </draw:line>
        <draw:line draw:style-name="gr6" draw:text-style-name="P2" draw:layer="layout" svg:x1="9.85cm" svg:y1="22.25cm" svg:x2="9.85cm" svg:y2="22.734cm">
          <text:p/>
        </draw:line>
        <draw:line draw:style-name="gr6" draw:text-style-name="P2" draw:layer="layout" svg:x1="7.025cm" svg:y1="22.675cm" svg:x2="9.85cm" svg:y2="22.675cm">
          <text:p/>
        </draw:line>
        <draw:line draw:style-name="gr6" draw:text-style-name="P2" draw:layer="layout" svg:x1="7.025cm" svg:y1="22.675cm" svg:x2="9.85cm" svg:y2="22.675cm">
          <text:p/>
        </draw:line>
        <draw:line draw:style-name="gr6" draw:text-style-name="P2" draw:layer="layout" svg:x1="7.025cm" svg:y1="22.676cm" svg:x2="7.139cm" svg:y2="22.616cm">
          <text:p/>
        </draw:line>
        <draw:line draw:style-name="gr6" draw:text-style-name="P2" draw:layer="layout" svg:x1="7.025cm" svg:y1="22.675cm" svg:x2="7.139cm" svg:y2="22.735cm">
          <text:p/>
        </draw:line>
        <draw:line draw:style-name="gr6" draw:text-style-name="P2" draw:layer="layout" svg:x1="9.851cm" svg:y1="22.675cm" svg:x2="9.738cm" svg:y2="22.735cm">
          <text:p/>
        </draw:line>
        <draw:line draw:style-name="gr6" draw:text-style-name="P2" draw:layer="layout" svg:x1="9.851cm" svg:y1="22.676cm" svg:x2="9.738cm" svg:y2="22.616cm">
          <text:p/>
        </draw:line>
        <draw:polyline draw:style-name="gr3" draw:text-style-name="P2" draw:layer="layout" svg:width="0.124cm" svg:height="0.2cm" svg:x="7.695cm" svg:y="22.336cm" svg:viewBox="0 0 125 201" draw:points="9,19 19,9 38,0 86,0 105,9 114,19 125,38 125,57 114,86 0,201 125,201">
          <text:p/>
        </draw:polyline>
        <draw:polyline draw:style-name="gr3" draw:text-style-name="P2" draw:layer="layout" svg:width="0.114cm" svg:height="0.2cm" svg:x="7.895cm" svg:y="22.336cm" svg:viewBox="0 0 115 201" draw:points="38,86 19,76 9,67 0,48 0,38 9,19 19,9 38,0 77,0 96,9 105,19 115,38 115,48 105,67 96,76 77,86 38,86 19,95 9,105 0,124 0,162 9,182 19,191 38,201 77,201 96,191 105,182 115,162 115,124 105,105 96,95 77,86">
          <text:p/>
        </draw:polyline>
        <draw:polyline draw:style-name="gr3" draw:text-style-name="P2" draw:layer="layout" svg:width="0.019cm" svg:height="0.019cm" svg:x="8.085cm" svg:y="22.517cm" svg:viewBox="0 0 20 20" draw:points="9,0 20,10 9,20 0,10 9,0 9,20">
          <text:p/>
        </draw:polyline>
        <draw:polyline draw:style-name="gr3" draw:text-style-name="P2" draw:layer="layout" svg:width="0.123cm" svg:height="0.2cm" svg:x="8.171cm" svg:y="22.336cm" svg:viewBox="0 0 124 201" draw:points="10,19 20,9 39,0 86,0 105,9 115,19 124,38 124,57 115,86 0,201 124,201">
          <text:p/>
        </draw:polyline>
        <draw:polyline draw:style-name="gr3" draw:text-style-name="P2" draw:layer="layout" svg:width="0.114cm" svg:height="0.2cm" svg:x="8.371cm" svg:y="22.336cm" svg:viewBox="0 0 115 201" draw:points="105,0 10,0 0,95 10,86 29,76 77,76 96,86 105,95 115,114 115,162 105,182 96,191 77,201 29,201 10,191 0,182">
          <text:p/>
        </draw:polyline>
        <draw:line draw:style-name="gr3" draw:text-style-name="P2" draw:layer="layout" svg:x1="8.723cm" svg:y1="22.536cm" svg:x2="8.723cm" svg:y2="22.403cm">
          <text:p/>
        </draw:line>
        <draw:polyline draw:style-name="gr3" draw:text-style-name="P2" draw:layer="layout" svg:width="0.086cm" svg:height="0.133cm" svg:x="8.723cm" svg:y="22.403cm" svg:viewBox="0 0 87 134" draw:points="0,20 10,10 29,0 57,0 77,10 87,29 87,134">
          <text:p/>
        </draw:polyline>
        <draw:polyline draw:style-name="gr3" draw:text-style-name="P2" draw:layer="layout" svg:width="0.085cm" svg:height="0.133cm" svg:x="8.809cm" svg:y="22.403cm" svg:viewBox="0 0 86 134" draw:points="0,29 9,10 28,0 57,0 77,10 86,29 86,134">
          <text:p/>
        </draw:polyline>
        <draw:line draw:style-name="gr3" draw:text-style-name="P2" draw:layer="layout" svg:x1="8.99cm" svg:y1="22.536cm" svg:x2="8.99cm" svg:y2="22.403cm">
          <text:p/>
        </draw:line>
        <draw:polyline draw:style-name="gr3" draw:text-style-name="P2" draw:layer="layout" svg:width="0.086cm" svg:height="0.133cm" svg:x="8.99cm" svg:y="22.403cm" svg:viewBox="0 0 87 134" draw:points="0,20 9,10 28,0 57,0 77,10 87,29 87,134">
          <text:p/>
        </draw:polyline>
        <draw:polyline draw:style-name="gr3" draw:text-style-name="P2" draw:layer="layout" svg:width="0.085cm" svg:height="0.133cm" svg:x="9.076cm" svg:y="22.403cm" svg:viewBox="0 0 86 134" draw:points="0,29 9,10 28,0 57,0 77,10 86,29 86,134">
          <text:p/>
        </draw:polyline>
        <draw:line draw:style-name="gr6" draw:text-style-name="P2" draw:layer="layout" svg:x1="6.975cm" svg:y1="6.8cm" svg:x2="4.972cm" svg:y2="6.8cm">
          <text:p/>
        </draw:line>
        <draw:line draw:style-name="gr6" draw:text-style-name="P2" draw:layer="layout" svg:x1="6.975cm" svg:y1="12.8cm" svg:x2="4.972cm" svg:y2="12.8cm">
          <text:p/>
        </draw:line>
        <draw:line draw:style-name="gr6" draw:text-style-name="P2" draw:layer="layout" svg:x1="5.031cm" svg:y1="6.8cm" svg:x2="5.031cm" svg:y2="12.8cm">
          <text:p/>
        </draw:line>
        <draw:line draw:style-name="gr6" draw:text-style-name="P2" draw:layer="layout" svg:x1="5.031cm" svg:y1="6.8cm" svg:x2="5.031cm" svg:y2="12.8cm">
          <text:p/>
        </draw:line>
        <draw:line draw:style-name="gr6" draw:text-style-name="P2" draw:layer="layout" svg:x1="5.031cm" svg:y1="6.8cm" svg:x2="5.091cm" svg:y2="6.914cm">
          <text:p/>
        </draw:line>
        <draw:line draw:style-name="gr6" draw:text-style-name="P2" draw:layer="layout" svg:x1="5.032cm" svg:y1="6.8cm" svg:x2="4.972cm" svg:y2="6.914cm">
          <text:p/>
        </draw:line>
        <draw:line draw:style-name="gr6" draw:text-style-name="P2" draw:layer="layout" svg:x1="5.032cm" svg:y1="12.801cm" svg:x2="4.972cm" svg:y2="12.688cm">
          <text:p/>
        </draw:line>
        <draw:line draw:style-name="gr6" draw:text-style-name="P2" draw:layer="layout" svg:x1="5.031cm" svg:y1="12.801cm" svg:x2="5.091cm" svg:y2="12.688cm">
          <text:p/>
        </draw:line>
        <draw:polyline draw:style-name="gr3" draw:text-style-name="P2" draw:layer="layout" svg:width="0.2cm" svg:height="0.114cm" svg:x="4.692cm" svg:y="10.61cm" svg:viewBox="0 0 201 115" draw:points="0,19 0,58 10,77 20,86 49,105 87,115 163,115 182,105 191,96 201,77 201,38 191,19 182,9 163,0 115,0 96,9 87,19 77,38 77,77 87,96 96,105 115,115">
          <text:p/>
        </draw:polyline>
        <draw:polygon draw:style-name="gr3" draw:text-style-name="P2" draw:layer="layout" svg:width="0.2cm" svg:height="0.114cm" svg:x="4.692cm" svg:y="10.419cm" svg:viewBox="0 0 201 115" draw:points="0,68 0,49 10,30 20,20 39,10 77,0 125,0 163,10 182,20 191,30 201,49 201,68 191,87 182,96 163,106 125,115 77,115 39,106 20,96 10,87">
          <text:p/>
        </draw:polygon>
        <draw:polyline draw:style-name="gr3" draw:text-style-name="P2" draw:layer="layout" svg:width="0.019cm" svg:height="0.019cm" svg:x="4.873cm" svg:y="10.324cm" svg:viewBox="0 0 20 20" draw:points="0,10 10,0 20,10 10,20 0,10 20,10">
          <text:p/>
        </draw:polyline>
        <draw:polygon draw:style-name="gr3" draw:text-style-name="P2" draw:layer="layout" svg:width="0.2cm" svg:height="0.115cm" svg:x="4.692cm" svg:y="10.133cm" svg:viewBox="0 0 201 116" draw:points="0,67 0,48 10,29 20,19 39,10 77,0 125,0 163,10 182,19 191,29 201,48 201,67 191,87 182,97 163,106 125,116 77,116 39,106 20,97 10,87">
          <text:p/>
        </draw:polygon>
        <draw:polygon draw:style-name="gr3" draw:text-style-name="P2" draw:layer="layout" svg:width="0.2cm" svg:height="0.114cm" svg:x="4.692cm" svg:y="9.943cm" svg:viewBox="0 0 201 115" draw:points="0,67 0,48 10,28 20,19 39,9 77,0 125,0 163,9 182,19 191,28 201,48 201,67 191,87 182,96 163,106 125,115 77,115 39,106 20,96 10,87">
          <text:p/>
        </draw:polygon>
        <draw:polygon draw:style-name="gr3" draw:text-style-name="P2" draw:layer="layout" svg:width="0.2cm" svg:height="0.115cm" svg:x="4.692cm" svg:y="9.752cm" svg:viewBox="0 0 201 116" draw:points="0,67 0,48 10,29 20,19 39,10 77,0 125,0 163,10 182,19 191,29 201,48 201,67 191,86 182,96 163,105 125,116 77,116 39,105 20,96 10,86">
          <text:p/>
        </draw:polygon>
        <draw:polygon draw:style-name="gr3" draw:text-style-name="P2" draw:layer="layout" svg:width="0.2cm" svg:height="0.115cm" svg:x="4.692cm" svg:y="9.562cm" svg:viewBox="0 0 201 116" draw:points="0,67 0,48 10,29 20,19 39,10 77,0 125,0 163,10 182,19 191,29 201,48 201,67 191,87 182,97 163,106 125,116 77,116 39,106 20,97 10,87">
          <text:p/>
        </draw:polygon>
        <draw:line draw:style-name="gr3" draw:text-style-name="P2" draw:layer="layout" svg:x1="4.892cm" svg:y1="9.324cm" svg:x2="4.759cm" svg:y2="9.324cm">
          <text:p/>
        </draw:line>
        <draw:polyline draw:style-name="gr3" draw:text-style-name="P2" draw:layer="layout" svg:width="0.133cm" svg:height="0.086cm" svg:x="4.759cm" svg:y="9.238cm" svg:viewBox="0 0 134 87" draw:points="19,87 9,78 0,58 0,29 9,10 28,0 134,0">
          <text:p/>
        </draw:polyline>
        <draw:polyline draw:style-name="gr3" draw:text-style-name="P2" draw:layer="layout" svg:width="0.133cm" svg:height="0.085cm" svg:x="4.759cm" svg:y="9.153cm" svg:viewBox="0 0 134 86" draw:points="28,86 9,77 0,57 0,28 9,9 28,0 134,0">
          <text:p/>
        </draw:polyline>
        <draw:line draw:style-name="gr3" draw:text-style-name="P2" draw:layer="layout" svg:x1="4.892cm" svg:y1="9.057cm" svg:x2="4.759cm" svg:y2="9.057cm">
          <text:p/>
        </draw:line>
        <draw:polyline draw:style-name="gr3" draw:text-style-name="P2" draw:layer="layout" svg:width="0.133cm" svg:height="0.085cm" svg:x="4.759cm" svg:y="8.972cm" svg:viewBox="0 0 134 86" draw:points="19,86 9,76 0,57 0,28 9,9 28,0 134,0">
          <text:p/>
        </draw:polyline>
        <draw:polyline draw:style-name="gr3" draw:text-style-name="P2" draw:layer="layout" svg:width="0.133cm" svg:height="0.086cm" svg:x="4.759cm" svg:y="8.886cm" svg:viewBox="0 0 134 87" draw:points="28,87 9,76 0,57 0,29 9,10 28,0 134,0">
          <text:p/>
        </draw:polyline>
        <draw:line draw:style-name="gr6" draw:text-style-name="P2" draw:layer="layout" svg:x1="6.404cm" svg:y1="5.995cm" svg:x2="4.972cm" svg:y2="5.995cm">
          <text:p/>
        </draw:line>
        <draw:line draw:style-name="gr6" draw:text-style-name="P2" draw:layer="layout" svg:x1="4.972cm" svg:y1="6.8cm" svg:x2="6.975cm" svg:y2="6.8cm">
          <text:p/>
        </draw:line>
        <draw:line draw:style-name="gr6" draw:text-style-name="P2" draw:layer="layout" svg:x1="5.031cm" svg:y1="5.995cm" svg:x2="5.031cm" svg:y2="6.8cm">
          <text:p/>
        </draw:line>
        <draw:line draw:style-name="gr6" draw:text-style-name="P2" draw:layer="layout" svg:x1="5.031cm" svg:y1="5.995cm" svg:x2="5.031cm" svg:y2="6.8cm">
          <text:p/>
        </draw:line>
        <draw:line draw:style-name="gr6" draw:text-style-name="P2" draw:layer="layout" svg:x1="5.031cm" svg:y1="5.995cm" svg:x2="5.091cm" svg:y2="6.108cm">
          <text:p/>
        </draw:line>
        <draw:line draw:style-name="gr6" draw:text-style-name="P2" draw:layer="layout" svg:x1="5.032cm" svg:y1="5.995cm" svg:x2="4.972cm" svg:y2="6.108cm">
          <text:p/>
        </draw:line>
        <draw:line draw:style-name="gr6" draw:text-style-name="P2" draw:layer="layout" svg:x1="5.032cm" svg:y1="6.801cm" svg:x2="4.972cm" svg:y2="6.687cm">
          <text:p/>
        </draw:line>
        <draw:line draw:style-name="gr6" draw:text-style-name="P2" draw:layer="layout" svg:x1="5.031cm" svg:y1="6.801cm" svg:x2="5.091cm" svg:y2="6.687cm">
          <text:p/>
        </draw:line>
        <draw:polyline draw:style-name="gr3" draw:text-style-name="P2" draw:layer="layout" svg:width="0.2cm" svg:height="0.114cm" svg:x="4.692cm" svg:y="7.112cm" svg:viewBox="0 0 201 115" draw:points="87,77 77,96 68,106 49,115 39,115 20,106 10,96 0,77 0,39 10,20 20,9 39,0 49,0 68,9 77,20 87,39 87,77 96,96 106,106 125,115 163,115 182,106 191,96 201,77 201,39 191,20 182,9 163,0 125,0 106,9 96,20 87,39">
          <text:p/>
        </draw:polyline>
        <draw:polyline draw:style-name="gr3" draw:text-style-name="P2" draw:layer="layout" svg:width="0.019cm" svg:height="0.02cm" svg:x="4.873cm" svg:y="7.016cm" svg:viewBox="0 0 20 21" draw:points="0,11 10,0 20,11 10,21 0,11 20,11">
          <text:p/>
        </draw:polyline>
        <draw:polygon draw:style-name="gr3" draw:text-style-name="P2" draw:layer="layout" svg:width="0.2cm" svg:height="0.114cm" svg:x="4.692cm" svg:y="6.826cm" svg:viewBox="0 0 201 115" draw:points="0,67 0,48 10,29 20,19 39,10 77,0 125,0 163,10 182,19 191,29 201,48 201,67 191,87 182,96 163,106 125,115 77,115 39,106 20,96 10,87">
          <text:p/>
        </draw:polygon>
        <draw:polygon draw:style-name="gr3" draw:text-style-name="P2" draw:layer="layout" svg:width="0.2cm" svg:height="0.114cm" svg:x="4.692cm" svg:y="6.636cm" svg:viewBox="0 0 201 115" draw:points="0,67 0,48 10,28 20,19 39,9 77,0 125,0 163,9 182,19 191,28 201,48 201,67 191,86 182,96 163,105 125,115 77,115 39,105 20,96 10,86">
          <text:p/>
        </draw:polygon>
        <draw:polygon draw:style-name="gr3" draw:text-style-name="P2" draw:layer="layout" svg:width="0.2cm" svg:height="0.114cm" svg:x="4.692cm" svg:y="6.445cm" svg:viewBox="0 0 201 115" draw:points="0,67 0,48 10,29 20,19 39,10 77,0 125,0 163,10 182,19 191,29 201,48 201,67 191,86 182,95 163,105 125,115 77,115 39,105 20,95 10,86">
          <text:p/>
        </draw:polygon>
        <draw:polygon draw:style-name="gr3" draw:text-style-name="P2" draw:layer="layout" svg:width="0.2cm" svg:height="0.114cm" svg:x="4.692cm" svg:y="6.255cm" svg:viewBox="0 0 201 115" draw:points="0,66 0,47 10,28 20,19 39,9 77,0 125,0 163,9 182,19 191,28 201,47 201,66 191,86 182,96 163,105 125,115 77,115 39,105 20,96 10,86">
          <text:p/>
        </draw:polygon>
        <draw:line draw:style-name="gr3" draw:text-style-name="P2" draw:layer="layout" svg:x1="4.892cm" svg:y1="6.016cm" svg:x2="4.759cm" svg:y2="6.016cm">
          <text:p/>
        </draw:line>
        <draw:polyline draw:style-name="gr3" draw:text-style-name="P2" draw:layer="layout" svg:width="0.133cm" svg:height="0.085cm" svg:x="4.759cm" svg:y="5.931cm" svg:viewBox="0 0 134 86" draw:points="19,86 9,77 0,57 0,28 9,9 28,0 134,0">
          <text:p/>
        </draw:polyline>
        <draw:polyline draw:style-name="gr3" draw:text-style-name="P2" draw:layer="layout" svg:width="0.133cm" svg:height="0.086cm" svg:x="4.759cm" svg:y="5.845cm" svg:viewBox="0 0 134 87" draw:points="28,87 9,77 0,57 0,29 9,10 28,0 134,0">
          <text:p/>
        </draw:polyline>
        <draw:line draw:style-name="gr3" draw:text-style-name="P2" draw:layer="layout" svg:x1="4.892cm" svg:y1="5.75cm" svg:x2="4.759cm" svg:y2="5.75cm">
          <text:p/>
        </draw:line>
        <draw:polyline draw:style-name="gr3" draw:text-style-name="P2" draw:layer="layout" svg:width="0.133cm" svg:height="0.086cm" svg:x="4.759cm" svg:y="5.664cm" svg:viewBox="0 0 134 87" draw:points="19,87 9,77 0,57 0,29 9,9 28,0 134,0">
          <text:p/>
        </draw:polyline>
        <draw:polyline draw:style-name="gr3" draw:text-style-name="P2" draw:layer="layout" svg:width="0.133cm" svg:height="0.086cm" svg:x="4.759cm" svg:y="5.578cm" svg:viewBox="0 0 134 87" draw:points="28,87 9,77 0,57 0,29 9,10 28,0 134,0">
          <text:p/>
        </draw:polyline>
        <draw:line draw:style-name="gr6" draw:text-style-name="P2" draw:layer="layout" svg:x1="7.012cm" svg:y1="7.039cm" svg:x2="7.012cm" svg:y2="5.412cm">
          <text:p/>
        </draw:line>
        <draw:line draw:style-name="gr6" draw:text-style-name="P2" draw:layer="layout" svg:x1="6.212cm" svg:y1="5.412cm" svg:x2="6.212cm" svg:y2="7.046cm">
          <text:p/>
        </draw:line>
        <draw:line draw:style-name="gr6" draw:text-style-name="P2" draw:layer="layout" svg:x1="7.012cm" svg:y1="5.47cm" svg:x2="6.212cm" svg:y2="5.47cm">
          <text:p/>
        </draw:line>
        <draw:line draw:style-name="gr6" draw:text-style-name="P2" draw:layer="layout" svg:x1="7.012cm" svg:y1="5.47cm" svg:x2="6.212cm" svg:y2="5.47cm">
          <text:p/>
        </draw:line>
        <draw:line draw:style-name="gr6" draw:text-style-name="P2" draw:layer="layout" svg:x1="7.013cm" svg:y1="5.47cm" svg:x2="6.899cm" svg:y2="5.53cm">
          <text:p/>
        </draw:line>
        <draw:line draw:style-name="gr6" draw:text-style-name="P2" draw:layer="layout" svg:x1="7.013cm" svg:y1="5.471cm" svg:x2="6.899cm" svg:y2="5.412cm">
          <text:p/>
        </draw:line>
        <draw:line draw:style-name="gr6" draw:text-style-name="P2" draw:layer="layout" svg:x1="6.212cm" svg:y1="5.471cm" svg:x2="6.325cm" svg:y2="5.412cm">
          <text:p/>
        </draw:line>
        <draw:line draw:style-name="gr6" draw:text-style-name="P2" draw:layer="layout" svg:x1="6.212cm" svg:y1="5.47cm" svg:x2="6.325cm" svg:y2="5.53cm">
          <text:p/>
        </draw:line>
        <draw:polyline draw:style-name="gr3" draw:text-style-name="P2" draw:layer="layout" svg:width="0.114cm" svg:height="0.2cm" svg:x="5.16cm" svg:y="5.131cm" svg:viewBox="0 0 115 201" draw:points="39,86 19,76 10,67 0,48 0,38 10,19 19,10 39,0 77,0 96,10 106,19 115,38 115,48 106,67 96,76 77,86 39,86 19,95 10,105 0,124 0,162 10,182 19,192 39,201 77,201 96,192 106,182 115,162 115,124 106,105 96,95 77,86">
          <text:p/>
        </draw:polyline>
        <draw:polyline draw:style-name="gr3" draw:text-style-name="P2" draw:layer="layout" svg:width="0.019cm" svg:height="0.019cm" svg:x="5.351cm" svg:y="5.312cm" svg:viewBox="0 0 20 20" draw:points="9,0 20,10 9,20 0,10 9,0 9,20">
          <text:p/>
        </draw:polyline>
        <draw:polygon draw:style-name="gr3" draw:text-style-name="P2" draw:layer="layout" svg:width="0.114cm" svg:height="0.2cm" svg:x="5.446cm" svg:y="5.131cm" svg:viewBox="0 0 115 201" draw:points="48,0 67,0 87,10 96,19 106,38 115,76 115,124 106,162 96,182 87,192 67,201 48,201 29,192 19,182 9,162 0,124 0,76 9,38 19,19 29,10">
          <text:p/>
        </draw:polygon>
        <draw:polygon draw:style-name="gr3" draw:text-style-name="P2" draw:layer="layout" svg:width="0.114cm" svg:height="0.2cm" svg:x="5.637cm" svg:y="5.131cm" svg:viewBox="0 0 115 201" draw:points="48,0 67,0 86,10 96,19 105,38 115,76 115,124 105,162 96,182 86,192 67,201 48,201 29,192 20,182 10,162 0,124 0,76 10,38 20,19 29,10">
          <text:p/>
        </draw:polygon>
        <draw:polygon draw:style-name="gr3" draw:text-style-name="P2" draw:layer="layout" svg:width="0.114cm" svg:height="0.2cm" svg:x="5.827cm" svg:y="5.131cm" svg:viewBox="0 0 115 201" draw:points="49,0 68,0 87,10 96,19 106,38 115,76 115,124 106,162 96,182 87,192 68,201 49,201 28,192 19,182 9,162 0,124 0,76 9,38 19,19 28,10">
          <text:p/>
        </draw:polygon>
        <draw:polygon draw:style-name="gr3" draw:text-style-name="P2" draw:layer="layout" svg:width="0.115cm" svg:height="0.2cm" svg:x="6.017cm" svg:y="5.131cm" svg:viewBox="0 0 116 201" draw:points="48,0 67,0 87,10 97,19 106,38 116,76 116,124 106,162 97,182 87,192 67,201 48,201 29,192 20,182 10,162 0,124 0,76 10,38 20,19 29,10">
          <text:p/>
        </draw:polygon>
        <draw:line draw:style-name="gr3" draw:text-style-name="P2" draw:layer="layout" svg:x1="6.37cm" svg:y1="5.331cm" svg:x2="6.37cm" svg:y2="5.198cm">
          <text:p/>
        </draw:line>
        <draw:polyline draw:style-name="gr3" draw:text-style-name="P2" draw:layer="layout" svg:width="0.086cm" svg:height="0.133cm" svg:x="6.37cm" svg:y="5.198cm" svg:viewBox="0 0 87 134" draw:points="0,19 9,9 28,0 58,0 77,9 87,28 87,134">
          <text:p/>
        </draw:polyline>
        <draw:polyline draw:style-name="gr3" draw:text-style-name="P2" draw:layer="layout" svg:width="0.085cm" svg:height="0.133cm" svg:x="6.456cm" svg:y="5.198cm" svg:viewBox="0 0 86 134" draw:points="0,28 9,9 28,0 58,0 77,9 86,28 86,134">
          <text:p/>
        </draw:polyline>
        <draw:line draw:style-name="gr3" draw:text-style-name="P2" draw:layer="layout" svg:x1="6.637cm" svg:y1="5.331cm" svg:x2="6.637cm" svg:y2="5.198cm">
          <text:p/>
        </draw:line>
        <draw:polyline draw:style-name="gr3" draw:text-style-name="P2" draw:layer="layout" svg:width="0.085cm" svg:height="0.133cm" svg:x="6.637cm" svg:y="5.198cm" svg:viewBox="0 0 86 134" draw:points="0,19 9,9 28,0 58,0 77,9 86,28 86,134">
          <text:p/>
        </draw:polyline>
        <draw:polyline draw:style-name="gr3" draw:text-style-name="P2" draw:layer="layout" svg:width="0.086cm" svg:height="0.133cm" svg:x="6.722cm" svg:y="5.198cm" svg:viewBox="0 0 87 134" draw:points="0,28 10,9 29,0 58,0 77,9 87,28 87,134">
          <text:p/>
        </draw:polyline>
        <draw:line draw:style-name="gr6" draw:text-style-name="P2" draw:layer="layout" svg:x1="7.002cm" svg:y1="6.81cm" svg:x2="7.002cm" svg:y2="6.859cm">
          <text:p/>
        </draw:line>
        <draw:line draw:style-name="gr6" draw:text-style-name="P2" draw:layer="layout" svg:x1="9.876cm" svg:y1="6.81cm" svg:x2="9.876cm" svg:y2="6.859cm">
          <text:p/>
        </draw:line>
        <draw:line draw:style-name="gr6" draw:text-style-name="P2" draw:layer="layout" svg:x1="7.002cm" svg:y1="6.8cm" svg:x2="9.876cm" svg:y2="6.8cm">
          <text:p/>
        </draw:line>
        <draw:line draw:style-name="gr6" draw:text-style-name="P2" draw:layer="layout" svg:x1="7.002cm" svg:y1="6.8cm" svg:x2="9.876cm" svg:y2="6.8cm">
          <text:p/>
        </draw:line>
        <draw:line draw:style-name="gr6" draw:text-style-name="P2" draw:layer="layout" svg:x1="7.002cm" svg:y1="6.801cm" svg:x2="7.115cm" svg:y2="6.741cm">
          <text:p/>
        </draw:line>
        <draw:line draw:style-name="gr6" draw:text-style-name="P2" draw:layer="layout" svg:x1="7.002cm" svg:y1="6.8cm" svg:x2="7.115cm" svg:y2="6.86cm">
          <text:p/>
        </draw:line>
        <draw:line draw:style-name="gr6" draw:text-style-name="P2" draw:layer="layout" svg:x1="9.877cm" svg:y1="6.8cm" svg:x2="9.763cm" svg:y2="6.86cm">
          <text:p/>
        </draw:line>
        <draw:line draw:style-name="gr6" draw:text-style-name="P2" draw:layer="layout" svg:x1="9.877cm" svg:y1="6.801cm" svg:x2="9.763cm" svg:y2="6.741cm">
          <text:p/>
        </draw:line>
        <draw:polyline draw:style-name="gr3" draw:text-style-name="P2" draw:layer="layout" svg:width="0.124cm" svg:height="0.2cm" svg:x="7.696cm" svg:y="6.461cm" svg:viewBox="0 0 125 201" draw:points="10,19 19,9 38,0 86,0 105,9 114,19 125,38 125,58 114,87 0,201 125,201">
          <text:p/>
        </draw:polyline>
        <draw:polyline draw:style-name="gr3" draw:text-style-name="P2" draw:layer="layout" svg:width="0.114cm" svg:height="0.2cm" svg:x="7.896cm" svg:y="6.461cm" svg:viewBox="0 0 115 201" draw:points="39,87 19,77 10,68 0,49 0,38 10,19 19,9 39,0 77,0 96,9 106,19 115,38 115,49 106,68 96,77 77,87 39,87 19,96 10,106 0,125 0,163 10,182 19,191 39,201 77,201 96,191 106,182 115,163 115,125 106,106 96,96 77,87">
          <text:p/>
        </draw:polyline>
        <draw:polyline draw:style-name="gr3" draw:text-style-name="P2" draw:layer="layout" svg:width="0.019cm" svg:height="0.019cm" svg:x="8.087cm" svg:y="6.642cm" svg:viewBox="0 0 20 20" draw:points="9,0 20,9 9,20 0,9 9,0 9,20">
          <text:p/>
        </draw:polyline>
        <draw:polyline draw:style-name="gr3" draw:text-style-name="P2" draw:layer="layout" svg:width="0.134cm" svg:height="0.2cm" svg:x="8.172cm" svg:y="6.461cm" svg:viewBox="0 0 135 201" draw:points="0,0 135,0 49,201">
          <text:p/>
        </draw:polyline>
        <draw:polygon draw:style-name="gr3" draw:text-style-name="P2" draw:layer="layout" svg:width="0.115cm" svg:height="0.2cm" svg:x="8.372cm" svg:y="6.461cm" svg:viewBox="0 0 116 201" draw:points="49,0 68,0 87,9 97,19 106,38 116,77 116,125 106,163 97,182 87,191 68,201 49,201 30,191 20,182 11,163 0,125 0,77 11,38 20,19 30,9">
          <text:p/>
        </draw:polygon>
        <draw:line draw:style-name="gr3" draw:text-style-name="P2" draw:layer="layout" svg:x1="8.725cm" svg:y1="6.661cm" svg:x2="8.725cm" svg:y2="6.528cm">
          <text:p/>
        </draw:line>
        <draw:polyline draw:style-name="gr3" draw:text-style-name="P2" draw:layer="layout" svg:width="0.085cm" svg:height="0.133cm" svg:x="8.725cm" svg:y="6.528cm" svg:viewBox="0 0 86 134" draw:points="0,19 9,9 28,0 57,0 77,9 86,28 86,134">
          <text:p/>
        </draw:polyline>
        <draw:polyline draw:style-name="gr3" draw:text-style-name="P2" draw:layer="layout" svg:width="0.086cm" svg:height="0.133cm" svg:x="8.81cm" svg:y="6.528cm" svg:viewBox="0 0 87 134" draw:points="0,28 10,9 29,0 58,0 78,9 87,28 87,134">
          <text:p/>
        </draw:polyline>
        <draw:line draw:style-name="gr3" draw:text-style-name="P2" draw:layer="layout" svg:x1="8.991cm" svg:y1="6.661cm" svg:x2="8.991cm" svg:y2="6.528cm">
          <text:p/>
        </draw:line>
        <draw:polyline draw:style-name="gr3" draw:text-style-name="P2" draw:layer="layout" svg:width="0.086cm" svg:height="0.133cm" svg:x="8.991cm" svg:y="6.528cm" svg:viewBox="0 0 87 134" draw:points="0,19 10,9 29,0 58,0 78,9 87,28 87,134">
          <text:p/>
        </draw:polyline>
        <draw:polyline draw:style-name="gr3" draw:text-style-name="P2" draw:layer="layout" svg:width="0.085cm" svg:height="0.133cm" svg:x="9.077cm" svg:y="6.528cm" svg:viewBox="0 0 86 134" draw:points="0,28 9,9 28,0 57,0 77,9 86,28 86,134">
          <text:p/>
        </draw:polyline>
        <draw:line draw:style-name="gr6" draw:text-style-name="P2" draw:layer="layout" svg:x1="9.392cm" svg:y1="6.8cm" svg:x2="9.4cm" svg:y2="6.8cm">
          <text:p/>
        </draw:line>
        <draw:line draw:style-name="gr6" draw:text-style-name="P2" draw:layer="layout" svg:x1="9.392cm" svg:y1="7.359cm" svg:x2="9.4cm" svg:y2="7.359cm">
          <text:p/>
        </draw:line>
        <draw:line draw:style-name="gr6" draw:text-style-name="P2" draw:layer="layout" svg:x1="9.342cm" svg:y1="6.8cm" svg:x2="9.342cm" svg:y2="7.359cm">
          <text:p/>
        </draw:line>
        <draw:line draw:style-name="gr6" draw:text-style-name="P2" draw:layer="layout" svg:x1="9.342cm" svg:y1="6.8cm" svg:x2="9.342cm" svg:y2="7.359cm">
          <text:p/>
        </draw:line>
        <draw:line draw:style-name="gr6" draw:text-style-name="P2" draw:layer="layout" svg:x1="9.342cm" svg:y1="6.8cm" svg:x2="9.401cm" svg:y2="6.914cm">
          <text:p/>
        </draw:line>
        <draw:line draw:style-name="gr6" draw:text-style-name="P2" draw:layer="layout" svg:x1="9.343cm" svg:y1="6.8cm" svg:x2="9.283cm" svg:y2="6.914cm">
          <text:p/>
        </draw:line>
        <draw:line draw:style-name="gr6" draw:text-style-name="P2" draw:layer="layout" svg:x1="9.343cm" svg:y1="7.36cm" svg:x2="9.283cm" svg:y2="7.247cm">
          <text:p/>
        </draw:line>
        <draw:line draw:style-name="gr6" draw:text-style-name="P2" draw:layer="layout" svg:x1="9.342cm" svg:y1="7.36cm" svg:x2="9.401cm" svg:y2="7.247cm">
          <text:p/>
        </draw:line>
        <draw:polyline draw:style-name="gr3" draw:text-style-name="P2" draw:layer="layout" svg:width="0.201cm" svg:height="0.115cm" svg:x="8.739cm" svg:y="8.147cm" svg:viewBox="0 0 202 116" draw:points="0,11 0,106 96,116 86,106 77,87 77,39 86,20 96,11 115,0 163,0 183,11 192,20 202,39 202,87 192,106 183,116">
          <text:p/>
        </draw:polyline>
        <draw:polyline draw:style-name="gr3" draw:text-style-name="P2" draw:layer="layout" svg:width="0.019cm" svg:height="0.019cm" svg:x="8.921cm" svg:y="8.052cm" svg:viewBox="0 0 20 20" draw:points="0,10 9,0 20,10 9,20 0,10 20,10">
          <text:p/>
        </draw:polyline>
        <draw:polyline draw:style-name="gr3" draw:text-style-name="P2" draw:layer="layout" svg:width="0.201cm" svg:height="0.114cm" svg:x="8.739cm" svg:y="7.862cm" svg:viewBox="0 0 202 115" draw:points="0,9 0,105 96,115 86,105 77,86 77,38 86,19 96,9 115,0 163,0 183,9 192,19 202,38 202,86 192,105 183,115">
          <text:p/>
        </draw:polyline>
        <draw:polyline draw:style-name="gr3" draw:text-style-name="P2" draw:layer="layout" svg:width="0.201cm" svg:height="0.114cm" svg:x="8.739cm" svg:y="7.671cm" svg:viewBox="0 0 202 115" draw:points="0,10 0,106 96,115 86,106 77,87 77,39 86,19 96,10 115,0 163,0 183,10 192,19 202,39 202,87 192,106 183,115">
          <text:p/>
        </draw:polyline>
        <draw:line draw:style-name="gr3" draw:text-style-name="P2" draw:layer="layout" svg:x1="8.94cm" svg:y1="7.433cm" svg:x2="8.806cm" svg:y2="7.433cm">
          <text:p/>
        </draw:line>
        <draw:polyline draw:style-name="gr3" draw:text-style-name="P2" draw:layer="layout" svg:width="0.134cm" svg:height="0.086cm" svg:x="8.806cm" svg:y="7.347cm" svg:viewBox="0 0 135 87" draw:points="19,87 10,77 0,58 0,30 10,11 29,0 135,0">
          <text:p/>
        </draw:polyline>
        <draw:polyline draw:style-name="gr3" draw:text-style-name="P2" draw:layer="layout" svg:width="0.134cm" svg:height="0.085cm" svg:x="8.806cm" svg:y="7.262cm" svg:viewBox="0 0 135 86" draw:points="29,86 10,77 0,58 0,29 10,10 29,0 135,0">
          <text:p/>
        </draw:polyline>
        <draw:line draw:style-name="gr3" draw:text-style-name="P2" draw:layer="layout" svg:x1="8.94cm" svg:y1="7.166cm" svg:x2="8.806cm" svg:y2="7.166cm">
          <text:p/>
        </draw:line>
        <draw:polyline draw:style-name="gr3" draw:text-style-name="P2" draw:layer="layout" svg:width="0.134cm" svg:height="0.085cm" svg:x="8.806cm" svg:y="7.081cm" svg:viewBox="0 0 135 86" draw:points="19,86 10,77 0,58 0,29 10,9 29,0 135,0">
          <text:p/>
        </draw:polyline>
        <draw:polyline draw:style-name="gr3" draw:text-style-name="P2" draw:layer="layout" svg:width="0.134cm" svg:height="0.086cm" svg:x="8.806cm" svg:y="6.995cm" svg:viewBox="0 0 135 87" draw:points="29,87 10,77 0,58 0,29 10,9 29,0 135,0">
          <text:p/>
        </draw:polyline>
        <draw:line draw:style-name="gr6" draw:text-style-name="P2" draw:layer="layout" svg:x1="13.702cm" svg:y1="16cm" svg:x2="5.682cm" svg:y2="16cm">
          <text:p/>
        </draw:line>
        <draw:line draw:style-name="gr6" draw:text-style-name="P2" draw:layer="layout" svg:x1="12.111cm" svg:y1="16.967cm" svg:x2="11.735cm" svg:y2="16.967cm">
          <text:p/>
        </draw:line>
        <draw:line draw:style-name="gr6" draw:text-style-name="P2" draw:layer="layout" svg:x1="11.735cm" svg:y1="18.727cm" svg:x2="12.274cm" svg:y2="18.727cm">
          <text:p/>
        </draw:line>
        <draw:line draw:style-name="gr6" draw:text-style-name="P2" draw:layer="layout" svg:x1="11.794cm" svg:y1="16.967cm" svg:x2="11.794cm" svg:y2="18.727cm">
          <text:p/>
        </draw:line>
        <draw:line draw:style-name="gr6" draw:text-style-name="P2" draw:layer="layout" svg:x1="11.794cm" svg:y1="16.967cm" svg:x2="11.794cm" svg:y2="18.727cm">
          <text:p/>
        </draw:line>
        <draw:line draw:style-name="gr6" draw:text-style-name="P2" draw:layer="layout" svg:x1="11.794cm" svg:y1="16.967cm" svg:x2="11.854cm" svg:y2="17.082cm">
          <text:p/>
        </draw:line>
        <draw:line draw:style-name="gr6" draw:text-style-name="P2" draw:layer="layout" svg:x1="11.795cm" svg:y1="16.967cm" svg:x2="11.735cm" svg:y2="17.082cm">
          <text:p/>
        </draw:line>
        <draw:line draw:style-name="gr6" draw:text-style-name="P2" draw:layer="layout" svg:x1="11.795cm" svg:y1="18.728cm" svg:x2="11.735cm" svg:y2="18.615cm">
          <text:p/>
        </draw:line>
        <draw:line draw:style-name="gr6" draw:text-style-name="P2" draw:layer="layout" svg:x1="11.794cm" svg:y1="18.728cm" svg:x2="11.854cm" svg:y2="18.615cm">
          <text:p/>
        </draw:line>
        <draw:line draw:style-name="gr2" draw:text-style-name="P2" draw:layer="layout" svg:x1="11.724cm" svg:y1="18.251cm" svg:x2="11.724cm" svg:y2="18.309cm">
          <text:p/>
        </draw:line>
        <draw:polyline draw:style-name="gr2" draw:text-style-name="P2" draw:layer="layout" svg:width="0.1cm" svg:height="0.029cm" svg:x="11.624cm" svg:y="18.28cm" svg:viewBox="0 0 101 30" draw:points="101,0 0,0 15,10 24,20 30,30">
          <text:p/>
        </draw:polyline>
        <draw:polyline draw:style-name="gr2" draw:text-style-name="P2" draw:layer="layout" svg:width="0.1cm" svg:height="0.066cm" svg:x="11.624cm" svg:y="18.152cm" svg:viewBox="0 0 101 67" draw:points="0,67 0,0 101,43">
          <text:p/>
        </draw:polyline>
        <draw:polyline draw:style-name="gr2" draw:text-style-name="P2" draw:layer="layout" svg:width="0.009cm" svg:height="0.009cm" svg:x="11.715cm" svg:y="18.109cm" svg:viewBox="0 0 10 10" draw:points="0,5 4,0 10,5 4,10 0,5 10,5">
          <text:p/>
        </draw:polyline>
        <draw:polyline draw:style-name="gr2" draw:text-style-name="P2" draw:layer="layout" svg:width="0.1cm" svg:height="0.058cm" svg:x="11.624cm" svg:y="18.013cm" svg:viewBox="0 0 101 59" draw:points="0,10 0,30 5,40 10,44 24,54 44,59 82,59 92,54 96,49 101,40 101,20 96,10 92,5 82,0 58,0 49,5 44,10 39,20 39,40 44,49 49,54 58,59">
          <text:p/>
        </draw:polyline>
        <draw:polygon draw:style-name="gr2" draw:text-style-name="P2" draw:layer="layout" svg:width="0.1cm" svg:height="0.057cm" svg:x="11.624cm" svg:y="17.918cm" svg:viewBox="0 0 101 58" draw:points="0,34 0,25 5,15 10,11 19,5 39,0 63,0 82,5 92,11 96,15 101,25 101,34 96,44 92,49 82,53 63,58 39,58 19,53 10,49 5,44">
          <text:p/>
        </draw:polygon>
        <draw:polygon draw:style-name="gr2" draw:text-style-name="P2" draw:layer="layout" svg:width="0.1cm" svg:height="0.057cm" svg:x="11.624cm" svg:y="17.823cm" svg:viewBox="0 0 101 58" draw:points="0,33 0,24 5,14 10,9 19,5 39,0 63,0 82,5 92,9 96,14 101,24 101,33 96,43 92,48 82,53 63,58 39,58 19,53 10,48 5,43">
          <text:p/>
        </draw:polygon>
        <draw:polygon draw:style-name="gr2" draw:text-style-name="P2" draw:layer="layout" svg:width="0.1cm" svg:height="0.057cm" svg:x="11.624cm" svg:y="17.728cm" svg:viewBox="0 0 101 58" draw:points="0,34 0,23 5,14 10,9 19,4 39,0 63,0 82,4 92,9 96,14 101,23 101,34 96,44 92,48 82,53 63,58 39,58 19,53 10,48 5,44">
          <text:p/>
        </draw:polygon>
        <draw:line draw:style-name="gr2" draw:text-style-name="P2" draw:layer="layout" svg:x1="11.724cm" svg:y1="17.609cm" svg:x2="11.658cm" svg:y2="17.609cm">
          <text:p/>
        </draw:line>
        <draw:polyline draw:style-name="gr2" draw:text-style-name="P2" draw:layer="layout" svg:width="0.066cm" svg:height="0.043cm" svg:x="11.658cm" svg:y="17.566cm" svg:viewBox="0 0 67 44" draw:points="9,44 4,39 0,29 0,15 4,4 14,0 67,0">
          <text:p/>
        </draw:polyline>
        <draw:polyline draw:style-name="gr2" draw:text-style-name="P2" draw:layer="layout" svg:width="0.066cm" svg:height="0.043cm" svg:x="11.658cm" svg:y="17.523cm" svg:viewBox="0 0 67 44" draw:points="14,44 4,39 0,29 0,15 4,5 14,0 67,0">
          <text:p/>
        </draw:polyline>
        <draw:line draw:style-name="gr2" draw:text-style-name="P2" draw:layer="layout" svg:x1="11.724cm" svg:y1="17.476cm" svg:x2="11.658cm" svg:y2="17.476cm">
          <text:p/>
        </draw:line>
        <draw:polyline draw:style-name="gr2" draw:text-style-name="P2" draw:layer="layout" svg:width="0.066cm" svg:height="0.043cm" svg:x="11.658cm" svg:y="17.433cm" svg:viewBox="0 0 67 44" draw:points="9,44 4,39 0,29 0,14 4,5 14,0 67,0">
          <text:p/>
        </draw:polyline>
        <draw:polyline draw:style-name="gr2" draw:text-style-name="P2" draw:layer="layout" svg:width="0.066cm" svg:height="0.043cm" svg:x="11.658cm" svg:y="17.39cm" svg:viewBox="0 0 67 44" draw:points="14,44 4,39 0,30 0,14 4,5 14,0 67,0">
          <text:p/>
        </draw:polyline>
        <draw:line draw:style-name="gr6" draw:text-style-name="P2" draw:layer="layout" svg:x1="9.85cm" svg:y1="20.508cm" svg:x2="9.85cm" svg:y2="20.143cm">
          <text:p/>
        </draw:line>
        <draw:line draw:style-name="gr6" draw:text-style-name="P2" draw:layer="layout" svg:x1="11.1cm" svg:y1="20.143cm" svg:x2="11.1cm" svg:y2="20.508cm">
          <text:p/>
        </draw:line>
        <draw:line draw:style-name="gr6" draw:text-style-name="P2" draw:layer="layout" svg:x1="9.85cm" svg:y1="20.201cm" svg:x2="11.1cm" svg:y2="20.201cm">
          <text:p/>
        </draw:line>
        <draw:line draw:style-name="gr6" draw:text-style-name="P2" draw:layer="layout" svg:x1="9.85cm" svg:y1="20.201cm" svg:x2="11.1cm" svg:y2="20.201cm">
          <text:p/>
        </draw:line>
        <draw:line draw:style-name="gr6" draw:text-style-name="P2" draw:layer="layout" svg:x1="9.85cm" svg:y1="20.202cm" svg:x2="9.964cm" svg:y2="20.143cm">
          <text:p/>
        </draw:line>
        <draw:line draw:style-name="gr6" draw:text-style-name="P2" draw:layer="layout" svg:x1="9.85cm" svg:y1="20.201cm" svg:x2="9.964cm" svg:y2="20.261cm">
          <text:p/>
        </draw:line>
        <draw:line draw:style-name="gr6" draw:text-style-name="P2" draw:layer="layout" svg:x1="11.101cm" svg:y1="20.201cm" svg:x2="10.987cm" svg:y2="20.261cm">
          <text:p/>
        </draw:line>
        <draw:line draw:style-name="gr6" draw:text-style-name="P2" draw:layer="layout" svg:x1="11.101cm" svg:y1="20.202cm" svg:x2="10.987cm" svg:y2="20.143cm">
          <text:p/>
        </draw:line>
        <draw:line draw:style-name="gr2" draw:text-style-name="P2" draw:layer="layout" svg:x1="10.07cm" svg:y1="20.132cm" svg:x2="10.013cm" svg:y2="20.132cm">
          <text:p/>
        </draw:line>
        <draw:polyline draw:style-name="gr2" draw:text-style-name="P2" draw:layer="layout" svg:width="0.029cm" svg:height="0.1cm" svg:x="10.013cm" svg:y="20.032cm" svg:viewBox="0 0 30 101" draw:points="30,101 30,0 19,14 9,24 0,29">
          <text:p/>
        </draw:polyline>
        <draw:polyline draw:style-name="gr2" draw:text-style-name="P2" draw:layer="layout" svg:width="0.062cm" svg:height="0.1cm" svg:x="10.103cm" svg:y="20.032cm" svg:viewBox="0 0 63 101" draw:points="5,9 10,4 19,0 43,0 53,4 59,9 63,20 63,29 59,43 0,101 63,101">
          <text:p/>
        </draw:polyline>
        <draw:polyline draw:style-name="gr2" draw:text-style-name="P2" draw:layer="layout" svg:width="0.01cm" svg:height="0.01cm" svg:x="10.203cm" svg:y="20.122cm" svg:viewBox="0 0 11 11" draw:points="5,0 11,5 5,11 0,5 5,0 5,11">
          <text:p/>
        </draw:polyline>
        <draw:polyline draw:style-name="gr2" draw:text-style-name="P2" draw:layer="layout" svg:width="0.057cm" svg:height="0.1cm" svg:x="10.251cm" svg:y="20.032cm" svg:viewBox="0 0 58 101" draw:points="53,0 5,0 0,48 5,43 14,39 39,39 49,43 53,48 58,58 58,82 53,91 49,96 39,101 14,101 5,96 0,91">
          <text:p/>
        </draw:polyline>
        <draw:polygon draw:style-name="gr2" draw:text-style-name="P2" draw:layer="layout" svg:width="0.057cm" svg:height="0.1cm" svg:x="10.346cm" svg:y="20.032cm" svg:viewBox="0 0 58 101" draw:points="24,0 34,0 43,4 48,9 53,20 58,39 58,63 53,82 48,91 43,96 34,101 24,101 15,96 10,91 5,82 0,63 0,39 5,20 10,9 15,4">
          <text:p/>
        </draw:polygon>
        <draw:polygon draw:style-name="gr2" draw:text-style-name="P2" draw:layer="layout" svg:width="0.057cm" svg:height="0.1cm" svg:x="10.442cm" svg:y="20.032cm" svg:viewBox="0 0 58 101" draw:points="24,0 34,0 43,4 48,9 53,20 58,39 58,63 53,82 48,91 43,96 34,101 24,101 14,96 9,91 4,82 0,63 0,39 4,20 9,9 14,4">
          <text:p/>
        </draw:polygon>
        <draw:polygon draw:style-name="gr2" draw:text-style-name="P2" draw:layer="layout" svg:width="0.057cm" svg:height="0.1cm" svg:x="10.537cm" svg:y="20.032cm" svg:viewBox="0 0 58 101" draw:points="24,0 33,0 44,4 48,9 53,20 58,39 58,63 53,82 48,91 44,96 33,101 24,101 14,96 9,91 4,82 0,63 0,39 4,20 9,9 14,4">
          <text:p/>
        </draw:polygon>
        <draw:line draw:style-name="gr2" draw:text-style-name="P2" draw:layer="layout" svg:x1="10.713cm" svg:y1="20.132cm" svg:x2="10.713cm" svg:y2="20.065cm">
          <text:p/>
        </draw:line>
        <draw:polyline draw:style-name="gr2" draw:text-style-name="P2" draw:layer="layout" svg:width="0.043cm" svg:height="0.067cm" svg:x="10.713cm" svg:y="20.065cm" svg:viewBox="0 0 44 68" draw:points="0,9 5,5 14,0 30,0 39,5 44,14 44,68">
          <text:p/>
        </draw:polyline>
        <draw:polyline draw:style-name="gr2" draw:text-style-name="P2" draw:layer="layout" svg:width="0.043cm" svg:height="0.067cm" svg:x="10.756cm" svg:y="20.065cm" svg:viewBox="0 0 44 68" draw:points="0,14 5,5 14,0 29,0 39,5 44,14 44,68">
          <text:p/>
        </draw:polyline>
        <draw:line draw:style-name="gr2" draw:text-style-name="P2" draw:layer="layout" svg:x1="10.846cm" svg:y1="20.132cm" svg:x2="10.846cm" svg:y2="20.065cm">
          <text:p/>
        </draw:line>
        <draw:polyline draw:style-name="gr2" draw:text-style-name="P2" draw:layer="layout" svg:width="0.043cm" svg:height="0.067cm" svg:x="10.846cm" svg:y="20.065cm" svg:viewBox="0 0 44 68" draw:points="0,9 5,5 16,0 30,0 39,5 44,14 44,68">
          <text:p/>
        </draw:polyline>
        <draw:polyline draw:style-name="gr2" draw:text-style-name="P2" draw:layer="layout" svg:width="0.043cm" svg:height="0.067cm" svg:x="10.889cm" svg:y="20.065cm" svg:viewBox="0 0 44 68" draw:points="0,14 5,5 16,0 30,0 39,5 44,14 44,68">
          <text:p/>
        </draw:polyline>
        <draw:line draw:style-name="gr6" draw:text-style-name="P2" draw:layer="layout" svg:x1="11.1cm" svg:y1="20.508cm" svg:x2="11.1cm" svg:y2="20.143cm">
          <text:p/>
        </draw:line>
        <draw:line draw:style-name="gr6" draw:text-style-name="P2" draw:layer="layout" svg:x1="13.305cm" svg:y1="20.143cm" svg:x2="13.305cm" svg:y2="20.508cm">
          <text:p/>
        </draw:line>
        <draw:line draw:style-name="gr6" draw:text-style-name="P2" draw:layer="layout" svg:x1="11.1cm" svg:y1="20.201cm" svg:x2="13.305cm" svg:y2="20.201cm">
          <text:p/>
        </draw:line>
        <draw:line draw:style-name="gr6" draw:text-style-name="P2" draw:layer="layout" svg:x1="11.1cm" svg:y1="20.201cm" svg:x2="13.305cm" svg:y2="20.201cm">
          <text:p/>
        </draw:line>
        <draw:line draw:style-name="gr6" draw:text-style-name="P2" draw:layer="layout" svg:x1="11.1cm" svg:y1="20.202cm" svg:x2="11.214cm" svg:y2="20.143cm">
          <text:p/>
        </draw:line>
        <draw:line draw:style-name="gr6" draw:text-style-name="P2" draw:layer="layout" svg:x1="11.1cm" svg:y1="20.201cm" svg:x2="11.214cm" svg:y2="20.261cm">
          <text:p/>
        </draw:line>
        <draw:line draw:style-name="gr6" draw:text-style-name="P2" draw:layer="layout" svg:x1="13.306cm" svg:y1="20.201cm" svg:x2="13.192cm" svg:y2="20.261cm">
          <text:p/>
        </draw:line>
        <draw:line draw:style-name="gr6" draw:text-style-name="P2" draw:layer="layout" svg:x1="13.306cm" svg:y1="20.202cm" svg:x2="13.192cm" svg:y2="20.143cm">
          <text:p/>
        </draw:line>
        <draw:polyline draw:style-name="gr2" draw:text-style-name="P2" draw:layer="layout" svg:width="0.062cm" svg:height="0.1cm" svg:x="11.735cm" svg:y="20.032cm" svg:viewBox="0 0 63 101" draw:points="5,9 11,4 20,0 44,0 54,4 58,9 63,20 63,29 58,43 0,101 63,101">
          <text:p/>
        </draw:polyline>
        <draw:polyline draw:style-name="gr2" draw:text-style-name="P2" draw:layer="layout" svg:width="0.062cm" svg:height="0.1cm" svg:x="11.831cm" svg:y="20.032cm" svg:viewBox="0 0 63 101" draw:points="4,9 9,4 19,0 44,0 53,4 58,9 63,20 63,29 58,43 0,101 63,101">
          <text:p/>
        </draw:polyline>
        <draw:polyline draw:style-name="gr2" draw:text-style-name="P2" draw:layer="layout" svg:width="0.009cm" svg:height="0.01cm" svg:x="11.931cm" svg:y="20.122cm" svg:viewBox="0 0 10 11" draw:points="4,0 10,5 4,11 0,5 4,0 4,11">
          <text:p/>
        </draw:polyline>
        <draw:polygon draw:style-name="gr2" draw:text-style-name="P2" draw:layer="layout" svg:width="0.057cm" svg:height="0.1cm" svg:x="11.978cm" svg:y="20.032cm" svg:viewBox="0 0 58 101" draw:points="25,0 35,0 44,4 49,9 54,20 58,39 58,63 54,82 49,91 44,96 35,101 25,101 15,96 10,91 5,82 0,63 0,39 5,20 10,9 15,4">
          <text:p/>
        </draw:polygon>
        <draw:line draw:style-name="gr2" draw:text-style-name="P2" draw:layer="layout" svg:x1="12.121cm" svg:y1="20.065cm" svg:x2="12.121cm" svg:y2="20.132cm">
          <text:p/>
        </draw:line>
        <draw:polyline draw:style-name="gr2" draw:text-style-name="P2" draw:layer="layout" svg:width="0.062cm" svg:height="0.071cm" svg:x="12.073cm" svg:y="20.027cm" svg:viewBox="0 0 63 72" draw:points="24,0 0,72 63,72">
          <text:p/>
        </draw:polyline>
        <draw:line draw:style-name="gr2" draw:text-style-name="P2" draw:layer="layout" svg:x1="12.216cm" svg:y1="20.065cm" svg:x2="12.216cm" svg:y2="20.132cm">
          <text:p/>
        </draw:line>
        <draw:polyline draw:style-name="gr2" draw:text-style-name="P2" draw:layer="layout" svg:width="0.062cm" svg:height="0.071cm" svg:x="12.169cm" svg:y="20.027cm" svg:viewBox="0 0 63 72" draw:points="25,0 0,72 63,72">
          <text:p/>
        </draw:polyline>
        <draw:polygon draw:style-name="gr2" draw:text-style-name="P2" draw:layer="layout" svg:width="0.057cm" svg:height="0.1cm" svg:x="12.264cm" svg:y="20.032cm" svg:viewBox="0 0 58 101" draw:points="25,0 34,0 44,4 49,9 53,20 58,39 58,63 53,82 49,91 44,96 34,101 25,101 14,96 10,91 5,82 0,63 0,39 5,20 10,9 14,4">
          <text:p/>
        </draw:polygon>
        <draw:line draw:style-name="gr2" draw:text-style-name="P2" draw:layer="layout" svg:x1="12.44cm" svg:y1="20.132cm" svg:x2="12.44cm" svg:y2="20.065cm">
          <text:p/>
        </draw:line>
        <draw:polyline draw:style-name="gr2" draw:text-style-name="P2" draw:layer="layout" svg:width="0.043cm" svg:height="0.067cm" svg:x="12.44cm" svg:y="20.065cm" svg:viewBox="0 0 44 68" draw:points="0,9 5,5 15,0 30,0 39,5 44,14 44,68">
          <text:p/>
        </draw:polyline>
        <draw:polyline draw:style-name="gr2" draw:text-style-name="P2" draw:layer="layout" svg:width="0.043cm" svg:height="0.067cm" svg:x="12.483cm" svg:y="20.065cm" svg:viewBox="0 0 44 68" draw:points="0,14 5,5 15,0 30,0 39,5 44,14 44,68">
          <text:p/>
        </draw:polyline>
        <draw:line draw:style-name="gr2" draw:text-style-name="P2" draw:layer="layout" svg:x1="12.574cm" svg:y1="20.132cm" svg:x2="12.574cm" svg:y2="20.065cm">
          <text:p/>
        </draw:line>
        <draw:polyline draw:style-name="gr2" draw:text-style-name="P2" draw:layer="layout" svg:width="0.042cm" svg:height="0.067cm" svg:x="12.574cm" svg:y="20.065cm" svg:viewBox="0 0 43 68" draw:points="0,9 4,5 15,0 29,0 39,5 43,14 43,68">
          <text:p/>
        </draw:polyline>
        <draw:polyline draw:style-name="gr2" draw:text-style-name="P2" draw:layer="layout" svg:width="0.043cm" svg:height="0.067cm" svg:x="12.616cm" svg:y="20.065cm" svg:viewBox="0 0 44 68" draw:points="0,14 5,5 16,0 30,0 40,5 44,14 44,68">
          <text:p/>
        </draw:polyline>
        <draw:custom-shape draw:style-name="gr10" draw:text-style-name="P3" draw:layer="layout" svg:width="1.75cm" svg:height="0.5cm" svg:x="7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75cm" svg:height="1.5cm" svg:x="8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cm" svg:height="0.5cm" svg:x="9.6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75cm" svg:height="1.5cm" svg:x="6.401cm" svg:y="2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75cm" svg:height="0.75cm" svg:x="7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49cm" svg:height="0.549cm" svg:x="9.601cm" svg:y="2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999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15:56:05.215130133</dc:date>
    <meta:editing-duration>PT8M55S</meta:editing-duration>
    <meta:editing-cycles>1</meta:editing-cycles>
    <meta:document-statistic meta:object-count="1964"/>
    <meta:generator>LibreOffice/24.8.4.2$Linux_X86_64 LibreOffice_project/3e97788786b20d724e2ed0ea7a111abce73cab63</meta:generator>
  </office:meta>
</office:document-meta>
</file>